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8mm" svg:height="90.04mm" svg:x="284.09mm" svg:y="15.41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  <table:table-cell table:number-columns-repeated="4"/>
        </table:table-row>
        <table:table-row table:style-name="ro1">
          <table:table-cell office:value-type="float" office:value="0.00006858308" calcext:value-type="float">
            <text:p>6.858308E-05</text:p>
          </table:table-cell>
          <table:table-cell office:value-type="float" office:value="0.9923095" calcext:value-type="float">
            <text:p>0.9923095</text:p>
          </table:table-cell>
          <table:table-cell office:value-type="float" office:value="0.00006858308" calcext:value-type="float">
            <text:p>6.858308E-05</text:p>
          </table:table-cell>
          <table:table-cell office:value-type="float" office:value="0.000002985714" calcext:value-type="float">
            <text:p>2.985714E-06</text:p>
          </table:table-cell>
          <table:table-cell office:value-type="float" office:value="0.00000199382" calcext:value-type="float">
            <text:p>1.99382E-06</text:p>
          </table:table-cell>
          <table:table-cell office:value-type="float" office:value="0.00001584197" calcext:value-type="float">
            <text:p>0.000015842</text:p>
          </table:table-cell>
          <table:table-cell office:value-type="float" office:value="0.0002620796" calcext:value-type="float">
            <text:p>0.0002620796</text:p>
          </table:table-cell>
          <table:table-cell office:value-type="float" office:value="0.00005095893" calcext:value-type="float">
            <text:p>5.095893E-05</text:p>
          </table:table-cell>
          <table:table-cell office:value-type="float" office:value="0.000009717892" calcext:value-type="float">
            <text:p>9.717892E-06</text:p>
          </table:table-cell>
          <table:table-cell office:value-type="float" office:value="0.0002953338" calcext:value-type="float">
            <text:p>0.0002953338</text:p>
          </table:table-cell>
          <table:table-cell office:value-type="float" office:value="0.0003403144" calcext:value-type="float">
            <text:p>0.0003403144</text:p>
          </table:table-cell>
          <table:table-cell office:value-type="float" office:value="0.000003788301" calcext:value-type="float">
            <text:p>3.788301E-06</text:p>
          </table:table-cell>
          <table:table-cell office:value-type="float" office:value="0.00003186285" calcext:value-type="float">
            <text:p>3.186285E-05</text:p>
          </table:table-cell>
          <table:table-cell office:value-type="float" office:value="0.00002391793" calcext:value-type="float">
            <text:p>2.391793E-05</text:p>
          </table:table-cell>
          <table:table-cell office:value-type="float" office:value="0.000001586798" calcext:value-type="float">
            <text:p>1.586798E-06</text:p>
          </table:table-cell>
          <table:table-cell office:value-type="float" office:value="0.00002709015" calcext:value-type="float">
            <text:p>2.709015E-05</text:p>
          </table:table-cell>
          <table:table-cell office:value-type="float" office:value="0.000002044767" calcext:value-type="float">
            <text:p>2.044767E-06</text:p>
          </table:table-cell>
          <table:table-cell office:value-type="float" office:value="0.0000003424646" calcext:value-type="float">
            <text:p>3.424646E-07</text:p>
          </table:table-cell>
          <table:table-cell office:value-type="float" office:value="0.00001465981" calcext:value-type="float">
            <text:p>1.465981E-05</text:p>
          </table:table-cell>
          <table:table-cell office:value-type="float" office:value="0.00008041554" calcext:value-type="float">
            <text:p>8.041554E-05</text:p>
          </table:table-cell>
          <table:table-cell office:value-type="float" office:value="0.00003650728" calcext:value-type="float">
            <text:p>3.650728E-05</text:p>
          </table:table-cell>
          <table:table-cell office:value-type="float" office:value="0.000008004809" calcext:value-type="float">
            <text:p>8.004809E-06</text:p>
          </table:table-cell>
          <table:table-cell office:value-type="float" office:value="0.0000415448" calcext:value-type="float">
            <text:p>4.15448E-05</text:p>
          </table:table-cell>
          <table:table-cell office:value-type="float" office:value="0.00001635403" calcext:value-type="float">
            <text:p>0.000016354</text:p>
          </table:table-cell>
          <table:table-cell office:value-type="float" office:value="0.00001637947" calcext:value-type="float">
            <text:p>1.637947E-05</text:p>
          </table:table-cell>
          <table:table-cell office:value-type="float" office:value="0.00001150316" calcext:value-type="float">
            <text:p>1.150316E-05</text:p>
          </table:table-cell>
          <table:table-cell office:value-type="float" office:value="0.0000158238" calcext:value-type="float">
            <text:p>1.58238E-05</text:p>
          </table:table-cell>
          <table:table-cell office:value-type="float" office:value="0.00002987865" calcext:value-type="float">
            <text:p>2.987865E-05</text:p>
          </table:table-cell>
          <table:table-cell office:value-type="float" office:value="0.00001299492" calcext:value-type="float">
            <text:p>1.299492E-05</text:p>
          </table:table-cell>
          <table:table-cell office:value-type="float" office:value="0.0004657021" calcext:value-type="float">
            <text:p>0.0004657021</text:p>
          </table:table-cell>
          <table:table-cell office:value-type="float" office:value="0.000006799122" calcext:value-type="float">
            <text:p>6.799122E-06</text:p>
          </table:table-cell>
          <table:table-cell office:value-type="float" office:value="0.00008564527" calcext:value-type="float">
            <text:p>8.5645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9998655" calcext:value-type="float">
            <text:p>0.9998655</text:p>
          </table:table-cell>
          <table:table-cell office:value-type="float" office:value="0.0002812342" calcext:value-type="float">
            <text:p>0.0002812342</text:p>
          </table:table-cell>
          <table:table-cell office:value-type="float" office:value="0.9998655" calcext:value-type="float">
            <text:p>0.9998655</text:p>
          </table:table-cell>
          <table:table-cell office:value-type="float" office:value="0.000002144659" calcext:value-type="float">
            <text:p>2.144659E-06</text:p>
          </table:table-cell>
          <table:table-cell office:value-type="float" office:value="0.000009142881" calcext:value-type="float">
            <text:p>9.142881E-06</text:p>
          </table:table-cell>
          <table:table-cell office:value-type="float" office:value="0.00002767452" calcext:value-type="float">
            <text:p>2.767452E-05</text:p>
          </table:table-cell>
          <table:table-cell office:value-type="float" office:value="0.00003758217" calcext:value-type="float">
            <text:p>3.758217E-05</text:p>
          </table:table-cell>
          <table:table-cell office:value-type="float" office:value="0.00003756433" calcext:value-type="float">
            <text:p>3.756433E-05</text:p>
          </table:table-cell>
          <table:table-cell office:value-type="float" office:value="0.00001873411" calcext:value-type="float">
            <text:p>1.873411E-05</text:p>
          </table:table-cell>
          <table:table-cell office:value-type="float" office:value="0.0001775077" calcext:value-type="float">
            <text:p>0.0001775077</text:p>
          </table:table-cell>
          <table:table-cell office:value-type="float" office:value="0.0001468573" calcext:value-type="float">
            <text:p>0.0001468573</text:p>
          </table:table-cell>
          <table:table-cell office:value-type="float" office:value="0.00004977061" calcext:value-type="float">
            <text:p>4.977061E-05</text:p>
          </table:table-cell>
          <table:table-cell office:value-type="float" office:value="0.0000283469" calcext:value-type="float">
            <text:p>2.83469E-05</text:p>
          </table:table-cell>
          <table:table-cell office:value-type="float" office:value="0.0001783206" calcext:value-type="float">
            <text:p>0.0001783206</text:p>
          </table:table-cell>
          <table:table-cell office:value-type="float" office:value="0.00001346652" calcext:value-type="float">
            <text:p>1.346652E-05</text:p>
          </table:table-cell>
          <table:table-cell office:value-type="float" office:value="0.00006163842" calcext:value-type="float">
            <text:p>6.163842E-05</text:p>
          </table:table-cell>
          <table:table-cell office:value-type="float" office:value="0.00002758887" calcext:value-type="float">
            <text:p>2.758887E-05</text:p>
          </table:table-cell>
          <table:table-cell office:value-type="float" office:value="0.00000134358" calcext:value-type="float">
            <text:p>1.34358E-06</text:p>
          </table:table-cell>
          <table:table-cell office:value-type="float" office:value="0.000003100747" calcext:value-type="float">
            <text:p>3.100747E-06</text:p>
          </table:table-cell>
          <table:table-cell office:value-type="float" office:value="0.0001705575" calcext:value-type="float">
            <text:p>0.0001705575</text:p>
          </table:table-cell>
          <table:table-cell office:value-type="float" office:value="0.00003600254" calcext:value-type="float">
            <text:p>3.600254E-05</text:p>
          </table:table-cell>
          <table:table-cell office:value-type="float" office:value="0.00000461659" calcext:value-type="float">
            <text:p>4.61659E-06</text:p>
          </table:table-cell>
          <table:table-cell office:value-type="float" office:value="0.000007433778" calcext:value-type="float">
            <text:p>7.433778E-06</text:p>
          </table:table-cell>
          <table:table-cell office:value-type="float" office:value="0.000001037968" calcext:value-type="float">
            <text:p>0.000001038</text:p>
          </table:table-cell>
          <table:table-cell office:value-type="float" office:value="0.00005656044" calcext:value-type="float">
            <text:p>5.656044E-05</text:p>
          </table:table-cell>
          <table:table-cell office:value-type="float" office:value="0.000009751694" calcext:value-type="float">
            <text:p>9.751694E-06</text:p>
          </table:table-cell>
          <table:table-cell office:value-type="float" office:value="0.0000203006" calcext:value-type="float">
            <text:p>2.03006E-05</text:p>
          </table:table-cell>
          <table:table-cell office:value-type="float" office:value="0.000005548542" calcext:value-type="float">
            <text:p>5.548542E-06</text:p>
          </table:table-cell>
          <table:table-cell office:value-type="float" office:value="0.00003710197" calcext:value-type="float">
            <text:p>0.000037102</text:p>
          </table:table-cell>
          <table:table-cell office:value-type="float" office:value="0.00006346214" calcext:value-type="float">
            <text:p>6.346214E-05</text:p>
          </table:table-cell>
          <table:table-cell office:value-type="float" office:value="0.000003892305" calcext:value-type="float">
            <text:p>3.892305E-06</text:p>
          </table:table-cell>
          <table:table-cell office:value-type="float" office:value="0.0001417745" calcext:value-type="float">
            <text:p>0.0001417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1627361" calcext:value-type="float">
            <text:p>0.1627361</text:p>
          </table:table-cell>
          <table:table-cell office:value-type="float" office:value="0.5988245" calcext:value-type="float">
            <text:p>0.5988245</text:p>
          </table:table-cell>
          <table:table-cell office:value-type="float" office:value="0.1627361" calcext:value-type="float">
            <text:p>0.1627361</text:p>
          </table:table-cell>
          <table:table-cell office:value-type="float" office:value="0.00002896954" calcext:value-type="float">
            <text:p>2.896954E-05</text:p>
          </table:table-cell>
          <table:table-cell office:value-type="float" office:value="0.00005640914" calcext:value-type="float">
            <text:p>5.640914E-05</text:p>
          </table:table-cell>
          <table:table-cell office:value-type="float" office:value="0.0000295624" calcext:value-type="float">
            <text:p>2.95624E-05</text:p>
          </table:table-cell>
          <table:table-cell office:value-type="float" office:value="0.00005713151" calcext:value-type="float">
            <text:p>5.713151E-05</text:p>
          </table:table-cell>
          <table:table-cell office:value-type="float" office:value="0.000009591347" calcext:value-type="float">
            <text:p>9.591347E-06</text:p>
          </table:table-cell>
          <table:table-cell office:value-type="float" office:value="0.00001332728" calcext:value-type="float">
            <text:p>1.332728E-05</text:p>
          </table:table-cell>
          <table:table-cell office:value-type="float" office:value="0.0003060698" calcext:value-type="float">
            <text:p>0.0003060698</text:p>
          </table:table-cell>
          <table:table-cell office:value-type="float" office:value="0.001240799" calcext:value-type="float">
            <text:p>0.001240799</text:p>
          </table:table-cell>
          <table:table-cell office:value-type="float" office:value="0.00007808157" calcext:value-type="float">
            <text:p>7.808157E-05</text:p>
          </table:table-cell>
          <table:table-cell office:value-type="float" office:value="0.000833057" calcext:value-type="float">
            <text:p>0.000833057</text:p>
          </table:table-cell>
          <table:table-cell office:value-type="float" office:value="0.0002178164" calcext:value-type="float">
            <text:p>0.0002178164</text:p>
          </table:table-cell>
          <table:table-cell office:value-type="float" office:value="0.00002674799" calcext:value-type="float">
            <text:p>0.000026748</text:p>
          </table:table-cell>
          <table:table-cell office:value-type="float" office:value="0.0001724597" calcext:value-type="float">
            <text:p>0.0001724597</text:p>
          </table:table-cell>
          <table:table-cell office:value-type="float" office:value="0.003665683" calcext:value-type="float">
            <text:p>0.003665683</text:p>
          </table:table-cell>
          <table:table-cell office:value-type="float" office:value="0.0002329949" calcext:value-type="float">
            <text:p>0.0002329949</text:p>
          </table:table-cell>
          <table:table-cell office:value-type="float" office:value="0.00002467577" calcext:value-type="float">
            <text:p>2.467577E-05</text:p>
          </table:table-cell>
          <table:table-cell office:value-type="float" office:value="0.0001961924" calcext:value-type="float">
            <text:p>0.0001961924</text:p>
          </table:table-cell>
          <table:table-cell office:value-type="float" office:value="0.000001323244" calcext:value-type="float">
            <text:p>1.323244E-06</text:p>
          </table:table-cell>
          <table:table-cell office:value-type="float" office:value="0.00004951702" calcext:value-type="float">
            <text:p>0.000049517</text:p>
          </table:table-cell>
          <table:table-cell office:value-type="float" office:value="0.0001842528" calcext:value-type="float">
            <text:p>0.0001842528</text:p>
          </table:table-cell>
          <table:table-cell office:value-type="float" office:value="0.0007200397" calcext:value-type="float">
            <text:p>0.0007200397</text:p>
          </table:table-cell>
          <table:table-cell office:value-type="float" office:value="0.0000374015" calcext:value-type="float">
            <text:p>3.74015E-05</text:p>
          </table:table-cell>
          <table:table-cell office:value-type="float" office:value="0.00001354594" calcext:value-type="float">
            <text:p>1.354594E-05</text:p>
          </table:table-cell>
          <table:table-cell office:value-type="float" office:value="0.00006025553" calcext:value-type="float">
            <text:p>6.025553E-05</text:p>
          </table:table-cell>
          <table:table-cell office:value-type="float" office:value="0.00007296417" calcext:value-type="float">
            <text:p>7.296417E-05</text:p>
          </table:table-cell>
          <table:table-cell office:value-type="float" office:value="0.00004060658" calcext:value-type="float">
            <text:p>4.060658E-05</text:p>
          </table:table-cell>
          <table:table-cell office:value-type="float" office:value="0.0004782833" calcext:value-type="float">
            <text:p>0.0004782833</text:p>
          </table:table-cell>
          <table:table-cell office:value-type="float" office:value="0.000006124559" calcext:value-type="float">
            <text:p>6.124559E-06</text:p>
          </table:table-cell>
          <table:table-cell office:value-type="float" office:value="0.0001459396" calcext:value-type="float">
            <text:p>0.0001459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81428" calcext:value-type="float">
            <text:p>0.03281428</text:p>
          </table:table-cell>
        </table:table-row>
        <table:table-row table:style-name="ro1">
          <table:table-cell office:value-type="float" office:value="0.04041945" calcext:value-type="float">
            <text:p>0.04041945</text:p>
          </table:table-cell>
          <table:table-cell office:value-type="float" office:value="0.7992898" calcext:value-type="float">
            <text:p>0.7992898</text:p>
          </table:table-cell>
          <table:table-cell office:value-type="float" office:value="0.04041945" calcext:value-type="float">
            <text:p>0.04041945</text:p>
          </table:table-cell>
          <table:table-cell office:value-type="float" office:value="0.000005307145" calcext:value-type="float">
            <text:p>5.307145E-06</text:p>
          </table:table-cell>
          <table:table-cell office:value-type="float" office:value="0.000002587113" calcext:value-type="float">
            <text:p>2.587113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0588156" calcext:value-type="float">
            <text:p>5.88156E-0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86112" calcext:value-type="float">
            <text:p>0.0001986112</text:p>
          </table:table-cell>
          <table:table-cell office:value-type="float" office:value="0.00002450832" calcext:value-type="float">
            <text:p>2.450832E-05</text:p>
          </table:table-cell>
          <table:table-cell office:value-type="float" office:value="0.00001576199" calcext:value-type="float">
            <text:p>0.000015762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05628" calcext:value-type="float">
            <text:p>2.505628E-05</text:p>
          </table:table-cell>
          <table:table-cell office:value-type="float" office:value="0.0000185179" calcext:value-type="float">
            <text:p>1.85179E-05</text:p>
          </table:table-cell>
          <table:table-cell office:value-type="float" office:value="0.0000404423" calcext:value-type="float">
            <text:p>4.04423E-05</text:p>
          </table:table-cell>
          <table:table-cell office:value-type="float" office:value="0.00005443742" calcext:value-type="float">
            <text:p>5.443742E-05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004987609" calcext:value-type="float">
            <text:p>4.987609E-06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06669629" calcext:value-type="float">
            <text:p>6.669629E-06</text:p>
          </table:table-cell>
          <table:table-cell office:value-type="float" office:value="0.0000127732" calcext:value-type="float">
            <text:p>1.27732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2543101" calcext:value-type="float">
            <text:p>0.000025431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3415017" calcext:value-type="float">
            <text:p>3.415017E-05</text:p>
          </table:table-cell>
          <table:table-cell office:value-type="float" office:value="0.0003188211" calcext:value-type="float">
            <text:p>0.0003188211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19481" calcext:value-type="float">
            <text:p>0.03119481</text:p>
          </table:table-cell>
        </table:table-row>
        <table:table-row table:style-name="ro1">
          <table:table-cell office:value-type="float" office:value="0.7100524" calcext:value-type="float">
            <text:p>0.7100524</text:p>
          </table:table-cell>
          <table:table-cell office:value-type="float" office:value="0.1578752" calcext:value-type="float">
            <text:p>0.1578752</text:p>
          </table:table-cell>
          <table:table-cell office:value-type="float" office:value="0.7100524" calcext:value-type="float">
            <text:p>0.7100524</text:p>
          </table:table-cell>
          <table:table-cell office:value-type="float" office:value="0.00002557216" calcext:value-type="float">
            <text:p>2.557216E-05</text:p>
          </table:table-cell>
          <table:table-cell office:value-type="float" office:value="0.000002611749" calcext:value-type="float">
            <text:p>2.611749E-06</text:p>
          </table:table-cell>
          <table:table-cell office:value-type="float" office:value="0.00007233079" calcext:value-type="float">
            <text:p>7.233079E-05</text:p>
          </table:table-cell>
          <table:table-cell office:value-type="float" office:value="0.0005127016" calcext:value-type="float">
            <text:p>0.0005127016</text:p>
          </table:table-cell>
          <table:table-cell office:value-type="float" office:value="0.0000283072" calcext:value-type="float">
            <text:p>2.83072E-05</text:p>
          </table:table-cell>
          <table:table-cell office:value-type="float" office:value="0.00001807904" calcext:value-type="float">
            <text:p>0.000018079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09326356" calcext:value-type="float">
            <text:p>9.326356E-05</text:p>
          </table:table-cell>
          <table:table-cell office:value-type="float" office:value="0.00003099406" calcext:value-type="float">
            <text:p>3.099406E-05</text:p>
          </table:table-cell>
          <table:table-cell office:value-type="float" office:value="0.00009856242" calcext:value-type="float">
            <text:p>9.856242E-05</text:p>
          </table:table-cell>
          <table:table-cell office:value-type="float" office:value="0.0002473507" calcext:value-type="float">
            <text:p>0.0002473507</text:p>
          </table:table-cell>
          <table:table-cell office:value-type="float" office:value="0.0000288732" calcext:value-type="float">
            <text:p>2.88732E-05</text:p>
          </table:table-cell>
          <table:table-cell office:value-type="float" office:value="0.00007237153" calcext:value-type="float">
            <text:p>7.237153E-05</text:p>
          </table:table-cell>
          <table:table-cell office:value-type="float" office:value="0.000006225924" calcext:value-type="float">
            <text:p>6.225924E-06</text:p>
          </table:table-cell>
          <table:table-cell office:value-type="float" office:value="0.0000004261923" calcext:value-type="float">
            <text:p>4.261923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004179577" calcext:value-type="float">
            <text:p>4.179577E-05</text:p>
          </table:table-cell>
          <table:table-cell office:value-type="float" office:value="0.00008331867" calcext:value-type="float">
            <text:p>8.331867E-05</text:p>
          </table:table-cell>
          <table:table-cell office:value-type="float" office:value="0.00001796894" calcext:value-type="float">
            <text:p>1.796894E-05</text:p>
          </table:table-cell>
          <table:table-cell office:value-type="float" office:value="0.00004799857" calcext:value-type="float">
            <text:p>4.799857E-05</text:p>
          </table:table-cell>
          <table:table-cell office:value-type="float" office:value="0.000001802071" calcext:value-type="float">
            <text:p>1.802071E-06</text:p>
          </table:table-cell>
          <table:table-cell office:value-type="float" office:value="0.0002891087" calcext:value-type="float">
            <text:p>0.0002891087</text:p>
          </table:table-cell>
          <table:table-cell office:value-type="float" office:value="0.000003970526" calcext:value-type="float">
            <text:p>3.970526E-06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205068" calcext:value-type="float">
            <text:p>0.000205068</text:p>
          </table:table-cell>
          <table:table-cell office:value-type="float" office:value="0.00002290927" calcext:value-type="float">
            <text:p>2.290927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4777448" calcext:value-type="float">
            <text:p>4.777448E-06</text:p>
          </table:table-cell>
          <table:table-cell office:value-type="float" office:value="0.0002101678" calcext:value-type="float">
            <text:p>0.0002101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94353" calcext:value-type="float">
            <text:p>0.02994353</text:p>
          </table:table-cell>
        </table:table-row>
        <table:table-row table:style-name="ro1">
          <table:table-cell office:value-type="float" office:value="0.9127494" calcext:value-type="float">
            <text:p>0.9127494</text:p>
          </table:table-cell>
          <table:table-cell office:value-type="float" office:value="0.0449681" calcext:value-type="float">
            <text:p>0.0449681</text:p>
          </table:table-cell>
          <table:table-cell office:value-type="float" office:value="0.9127494" calcext:value-type="float">
            <text:p>0.9127494</text:p>
          </table:table-cell>
          <table:table-cell office:value-type="float" office:value="0.00002519883" calcext:value-type="float">
            <text:p>2.519883E-05</text:p>
          </table:table-cell>
          <table:table-cell office:value-type="float" office:value="0.00002564984" calcext:value-type="float">
            <text:p>2.564984E-05</text:p>
          </table:table-cell>
          <table:table-cell office:value-type="float" office:value="0.000255205" calcext:value-type="float">
            <text:p>0.000255205</text:p>
          </table:table-cell>
          <table:table-cell office:value-type="float" office:value="0.0001693597" calcext:value-type="float">
            <text:p>0.0001693597</text:p>
          </table:table-cell>
          <table:table-cell office:value-type="float" office:value="0.00006877951" calcext:value-type="float">
            <text:p>6.877951E-05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7243097" calcext:value-type="float">
            <text:p>0.000072431</text:p>
          </table:table-cell>
          <table:table-cell office:value-type="float" office:value="0.00006327517" calcext:value-type="float">
            <text:p>6.327517E-05</text:p>
          </table:table-cell>
          <table:table-cell office:value-type="float" office:value="0.00009750876" calcext:value-type="float">
            <text:p>9.750876E-05</text:p>
          </table:table-cell>
          <table:table-cell office:value-type="float" office:value="0.0002703468" calcext:value-type="float">
            <text:p>0.0002703468</text:p>
          </table:table-cell>
          <table:table-cell office:value-type="float" office:value="0.000006511769" calcext:value-type="float">
            <text:p>6.511769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03020757" calcext:value-type="float">
            <text:p>3.020757E-05</text:p>
          </table:table-cell>
          <table:table-cell office:value-type="float" office:value="0.000003408243" calcext:value-type="float">
            <text:p>3.408243E-06</text:p>
          </table:table-cell>
          <table:table-cell office:value-type="float" office:value="0.00001126584" calcext:value-type="float">
            <text:p>1.126584E-05</text:p>
          </table:table-cell>
          <table:table-cell office:value-type="float" office:value="0.0002426191" calcext:value-type="float">
            <text:p>0.0002426191</text:p>
          </table:table-cell>
          <table:table-cell office:value-type="float" office:value="0.00003959789" calcext:value-type="float">
            <text:p>3.959789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2868242" calcext:value-type="float">
            <text:p>2.868242E-05</text:p>
          </table:table-cell>
          <table:table-cell office:value-type="float" office:value="0.00001371122" calcext:value-type="float">
            <text:p>1.371122E-05</text:p>
          </table:table-cell>
          <table:table-cell office:value-type="float" office:value="0.000009711042" calcext:value-type="float">
            <text:p>0.000009711</text:p>
          </table:table-cell>
          <table:table-cell office:value-type="float" office:value="0.00002034809" calcext:value-type="float">
            <text:p>2.034809E-05</text:p>
          </table:table-cell>
          <table:table-cell office:value-type="float" office:value="0.00002552008" calcext:value-type="float">
            <text:p>2.552008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4044494" calcext:value-type="float">
            <text:p>4.044494E-05</text:p>
          </table:table-cell>
          <table:table-cell office:value-type="float" office:value="0.0002578863" calcext:value-type="float">
            <text:p>0.0002578863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629887" calcext:value-type="float">
            <text:p>8.62988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9838" calcext:value-type="float">
            <text:p>0.02829838</text:p>
          </table:table-cell>
        </table:table-row>
        <table:table-row table:style-name="ro1">
          <table:table-cell office:value-type="float" office:value="0.1069263" calcext:value-type="float">
            <text:p>0.1069263</text:p>
          </table:table-cell>
          <table:table-cell office:value-type="float" office:value="0.6733887" calcext:value-type="float">
            <text:p>0.6733887</text:p>
          </table:table-cell>
          <table:table-cell office:value-type="float" office:value="0.1069263" calcext:value-type="float">
            <text:p>0.1069263</text:p>
          </table:table-cell>
          <table:table-cell office:value-type="float" office:value="0.00003767783" calcext:value-type="float">
            <text:p>3.767783E-05</text:p>
          </table:table-cell>
          <table:table-cell office:value-type="float" office:value="0.000003065012" calcext:value-type="float">
            <text:p>0.000003065</text:p>
          </table:table-cell>
          <table:table-cell office:value-type="float" office:value="0.00001876903" calcext:value-type="float">
            <text:p>0.000018769</text:p>
          </table:table-cell>
          <table:table-cell office:value-type="float" office:value="0.00005220521" calcext:value-type="float">
            <text:p>5.220521E-05</text:p>
          </table:table-cell>
          <table:table-cell office:value-type="float" office:value="0.0000550683" calcext:value-type="float">
            <text:p>5.50683E-05</text:p>
          </table:table-cell>
          <table:table-cell office:value-type="float" office:value="0.00001289071" calcext:value-type="float">
            <text:p>1.289071E-05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0.0002551735" calcext:value-type="float">
            <text:p>0.0002551735</text:p>
          </table:table-cell>
          <table:table-cell office:value-type="float" office:value="0.00006150473" calcext:value-type="float">
            <text:p>6.150473E-05</text:p>
          </table:table-cell>
          <table:table-cell office:value-type="float" office:value="0.00002535569" calcext:value-type="float">
            <text:p>2.535569E-05</text:p>
          </table:table-cell>
          <table:table-cell office:value-type="float" office:value="0.00003149339" calcext:value-type="float">
            <text:p>3.149339E-05</text:p>
          </table:table-cell>
          <table:table-cell office:value-type="float" office:value="0.00004939641" calcext:value-type="float">
            <text:p>4.939641E-05</text:p>
          </table:table-cell>
          <table:table-cell office:value-type="float" office:value="0.00008746599" calcext:value-type="float">
            <text:p>0.000087466</text:p>
          </table:table-cell>
          <table:table-cell office:value-type="float" office:value="0.00001010025" calcext:value-type="float">
            <text:p>1.010025E-05</text:p>
          </table:table-cell>
          <table:table-cell office:value-type="float" office:value="0.000002500287" calcext:value-type="float">
            <text:p>2.500287E-06</text:p>
          </table:table-cell>
          <table:table-cell office:value-type="float" office:value="0.00001256328" calcext:value-type="float">
            <text:p>1.256328E-05</text:p>
          </table:table-cell>
          <table:table-cell office:value-type="float" office:value="0.00004098031" calcext:value-type="float">
            <text:p>4.098031E-05</text:p>
          </table:table-cell>
          <table:table-cell office:value-type="float" office:value="0.00002372033" calcext:value-type="float">
            <text:p>2.372033E-05</text:p>
          </table:table-cell>
          <table:table-cell office:value-type="float" office:value="0.00001467797" calcext:value-type="float">
            <text:p>0.000014678</text:p>
          </table:table-cell>
          <table:table-cell office:value-type="float" office:value="0.000001651854" calcext:value-type="float">
            <text:p>1.651854E-06</text:p>
          </table:table-cell>
          <table:table-cell office:value-type="float" office:value="0.00001686084" calcext:value-type="float">
            <text:p>1.686084E-05</text:p>
          </table:table-cell>
          <table:table-cell office:value-type="float" office:value="0.000008782809" calcext:value-type="float">
            <text:p>8.782809E-06</text:p>
          </table:table-cell>
          <table:table-cell office:value-type="float" office:value="0.000006394536" calcext:value-type="float">
            <text:p>6.394536E-06</text:p>
          </table:table-cell>
          <table:table-cell office:value-type="float" office:value="0.000006134304" calcext:value-type="float">
            <text:p>6.134304E-06</text:p>
          </table:table-cell>
          <table:table-cell office:value-type="float" office:value="0.00004655224" calcext:value-type="float">
            <text:p>4.655224E-05</text:p>
          </table:table-cell>
          <table:table-cell office:value-type="float" office:value="0.00004461924" calcext:value-type="float">
            <text:p>4.461924E-05</text:p>
          </table:table-cell>
          <table:table-cell office:value-type="float" office:value="0.0001167674" calcext:value-type="float">
            <text:p>0.0001167674</text:p>
          </table:table-cell>
          <table:table-cell office:value-type="float" office:value="0.000002709891" calcext:value-type="float">
            <text:p>2.709891E-06</text:p>
          </table:table-cell>
          <table:table-cell office:value-type="float" office:value="0.0002575482" calcext:value-type="float">
            <text:p>0.0002575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8681" calcext:value-type="float">
            <text:p>0.02828681</text:p>
          </table:table-cell>
        </table:table-row>
        <table:table-row table:style-name="ro1">
          <table:table-cell office:value-type="float" office:value="0.1997949" calcext:value-type="float">
            <text:p>0.1997949</text:p>
          </table:table-cell>
          <table:table-cell office:value-type="float" office:value="0.5560473" calcext:value-type="float">
            <text:p>0.5560473</text:p>
          </table:table-cell>
          <table:table-cell office:value-type="float" office:value="0.1997949" calcext:value-type="float">
            <text:p>0.1997949</text:p>
          </table:table-cell>
          <table:table-cell office:value-type="float" office:value="0.00003335271" calcext:value-type="float">
            <text:p>3.335271E-05</text:p>
          </table:table-cell>
          <table:table-cell office:value-type="float" office:value="0.00003687495" calcext:value-type="float">
            <text:p>0.000036875</text:p>
          </table:table-cell>
          <table:table-cell office:value-type="float" office:value="0.0002554121" calcext:value-type="float">
            <text:p>0.0002554121</text:p>
          </table:table-cell>
          <table:table-cell office:value-type="float" office:value="0.002934739" calcext:value-type="float">
            <text:p>0.002934739</text:p>
          </table:table-cell>
          <table:table-cell office:value-type="float" office:value="0.00005886532" calcext:value-type="float">
            <text:p>5.886532E-05</text:p>
          </table:table-cell>
          <table:table-cell office:value-type="float" office:value="0.00004877049" calcext:value-type="float">
            <text:p>4.877049E-05</text:p>
          </table:table-cell>
          <table:table-cell office:value-type="float" office:value="0.0002915783" calcext:value-type="float">
            <text:p>0.0002915783</text:p>
          </table:table-cell>
          <table:table-cell office:value-type="float" office:value="0.0003154755" calcext:value-type="float">
            <text:p>0.0003154755</text:p>
          </table:table-cell>
          <table:table-cell office:value-type="float" office:value="0.0001617212" calcext:value-type="float">
            <text:p>0.0001617212</text:p>
          </table:table-cell>
          <table:table-cell office:value-type="float" office:value="0.0002731569" calcext:value-type="float">
            <text:p>0.0002731569</text:p>
          </table:table-cell>
          <table:table-cell office:value-type="float" office:value="0.001331523" calcext:value-type="float">
            <text:p>0.001331523</text:p>
          </table:table-cell>
          <table:table-cell office:value-type="float" office:value="0.00007943359" calcext:value-type="float">
            <text:p>7.943359E-05</text:p>
          </table:table-cell>
          <table:table-cell office:value-type="float" office:value="0.0001237709" calcext:value-type="float">
            <text:p>0.0001237709</text:p>
          </table:table-cell>
          <table:table-cell office:value-type="float" office:value="0.00001143033" calcext:value-type="float">
            <text:p>1.143033E-05</text:p>
          </table:table-cell>
          <table:table-cell office:value-type="float" office:value="0.0001313862" calcext:value-type="float">
            <text:p>0.0001313862</text:p>
          </table:table-cell>
          <table:table-cell office:value-type="float" office:value="0.00008403812" calcext:value-type="float">
            <text:p>8.403812E-05</text:p>
          </table:table-cell>
          <table:table-cell office:value-type="float" office:value="0.0005304698" calcext:value-type="float">
            <text:p>0.0005304698</text:p>
          </table:table-cell>
          <table:table-cell office:value-type="float" office:value="0.001769103" calcext:value-type="float">
            <text:p>0.001769103</text:p>
          </table:table-cell>
          <table:table-cell office:value-type="float" office:value="0.00002802628" calcext:value-type="float">
            <text:p>2.802628E-05</text:p>
          </table:table-cell>
          <table:table-cell office:value-type="float" office:value="0.001246174" calcext:value-type="float">
            <text:p>0.001246174</text:p>
          </table:table-cell>
          <table:table-cell office:value-type="float" office:value="0.00003589172" calcext:value-type="float">
            <text:p>3.589172E-05</text:p>
          </table:table-cell>
          <table:table-cell office:value-type="float" office:value="0.0001392536" calcext:value-type="float">
            <text:p>0.0001392536</text:p>
          </table:table-cell>
          <table:table-cell office:value-type="float" office:value="0.0001178816" calcext:value-type="float">
            <text:p>0.0001178816</text:p>
          </table:table-cell>
          <table:table-cell office:value-type="float" office:value="0.0002993841" calcext:value-type="float">
            <text:p>0.0002993841</text:p>
          </table:table-cell>
          <table:table-cell office:value-type="float" office:value="0.0006284993" calcext:value-type="float">
            <text:p>0.0006284993</text:p>
          </table:table-cell>
          <table:table-cell office:value-type="float" office:value="0.0001260386" calcext:value-type="float">
            <text:p>0.0001260386</text:p>
          </table:table-cell>
          <table:table-cell office:value-type="float" office:value="0.0002499841" calcext:value-type="float">
            <text:p>0.0002499841</text:p>
          </table:table-cell>
          <table:table-cell office:value-type="float" office:value="0.00004259666" calcext:value-type="float">
            <text:p>4.259666E-05</text:p>
          </table:table-cell>
          <table:table-cell office:value-type="float" office:value="0.001191691" calcext:value-type="float">
            <text:p>0.001191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13537" calcext:value-type="float">
            <text:p>0.02813537</text:p>
          </table:table-cell>
        </table:table-row>
        <table:table-row table:style-name="ro1">
          <table:table-cell office:value-type="float" office:value="0.02979528" calcext:value-type="float">
            <text:p>0.02979528</text:p>
          </table:table-cell>
          <table:table-cell office:value-type="float" office:value="0.8279037" calcext:value-type="float">
            <text:p>0.8279037</text:p>
          </table:table-cell>
          <table:table-cell office:value-type="float" office:value="0.02979528" calcext:value-type="float">
            <text:p>0.02979528</text:p>
          </table:table-cell>
          <table:table-cell office:value-type="float" office:value="0.00002118165" calcext:value-type="float">
            <text:p>2.118165E-05</text:p>
          </table:table-cell>
          <table:table-cell office:value-type="float" office:value="0.000003664109" calcext:value-type="float">
            <text:p>3.664109E-06</text:p>
          </table:table-cell>
          <table:table-cell office:value-type="float" office:value="0.000007868075" calcext:value-type="float">
            <text:p>7.868075E-06</text:p>
          </table:table-cell>
          <table:table-cell office:value-type="float" office:value="0.0002390927" calcext:value-type="float">
            <text:p>0.0002390927</text:p>
          </table:table-cell>
          <table:table-cell office:value-type="float" office:value="0.00002893444" calcext:value-type="float">
            <text:p>2.893444E-05</text:p>
          </table:table-cell>
          <table:table-cell office:value-type="float" office:value="0.0000186696" calcext:value-type="float">
            <text:p>1.86696E-05</text:p>
          </table:table-cell>
          <table:table-cell office:value-type="float" office:value="0.0002232863" calcext:value-type="float">
            <text:p>0.0002232863</text:p>
          </table:table-cell>
          <table:table-cell office:value-type="float" office:value="0.00004771788" calcext:value-type="float">
            <text:p>4.771788E-05</text:p>
          </table:table-cell>
          <table:table-cell office:value-type="float" office:value="0.00001587815" calcext:value-type="float">
            <text:p>1.587815E-05</text:p>
          </table:table-cell>
          <table:table-cell office:value-type="float" office:value="0.0000916939" calcext:value-type="float">
            <text:p>9.16939E-05</text:p>
          </table:table-cell>
          <table:table-cell office:value-type="float" office:value="0.00003031676" calcext:value-type="float">
            <text:p>3.031676E-05</text:p>
          </table:table-cell>
          <table:table-cell office:value-type="float" office:value="0.00002843278" calcext:value-type="float">
            <text:p>2.843278E-05</text:p>
          </table:table-cell>
          <table:table-cell office:value-type="float" office:value="0.00007591721" calcext:value-type="float">
            <text:p>7.591721E-05</text:p>
          </table:table-cell>
          <table:table-cell office:value-type="float" office:value="0.000005093286" calcext:value-type="float">
            <text:p>5.093286E-06</text:p>
          </table:table-cell>
          <table:table-cell office:value-type="float" office:value="0.000003952309" calcext:value-type="float">
            <text:p>3.952309E-06</text:p>
          </table:table-cell>
          <table:table-cell office:value-type="float" office:value="0.000007009755" calcext:value-type="float">
            <text:p>7.009755E-06</text:p>
          </table:table-cell>
          <table:table-cell office:value-type="float" office:value="0.00002764951" calcext:value-type="float">
            <text:p>2.764951E-05</text:p>
          </table:table-cell>
          <table:table-cell office:value-type="float" office:value="0.00008266246" calcext:value-type="float">
            <text:p>8.266246E-05</text:p>
          </table:table-cell>
          <table:table-cell office:value-type="float" office:value="0.0000001043499" calcext:value-type="float">
            <text:p>1.043499E-07</text:p>
          </table:table-cell>
          <table:table-cell office:value-type="float" office:value="0.00007141021" calcext:value-type="float">
            <text:p>7.141021E-05</text:p>
          </table:table-cell>
          <table:table-cell office:value-type="float" office:value="0.000001435661" calcext:value-type="float">
            <text:p>1.435661E-06</text:p>
          </table:table-cell>
          <table:table-cell office:value-type="float" office:value="0.00001234115" calcext:value-type="float">
            <text:p>1.234115E-05</text:p>
          </table:table-cell>
          <table:table-cell office:value-type="float" office:value="0.000003455551" calcext:value-type="float">
            <text:p>3.455551E-06</text:p>
          </table:table-cell>
          <table:table-cell office:value-type="float" office:value="0.00003751856" calcext:value-type="float">
            <text:p>3.751856E-05</text:p>
          </table:table-cell>
          <table:table-cell office:value-type="float" office:value="0.000002180678" calcext:value-type="float">
            <text:p>2.180678E-06</text:p>
          </table:table-cell>
          <table:table-cell office:value-type="float" office:value="0.00001199344" calcext:value-type="float">
            <text:p>1.199344E-05</text:p>
          </table:table-cell>
          <table:table-cell office:value-type="float" office:value="0.0005188019" calcext:value-type="float">
            <text:p>0.0005188019</text:p>
          </table:table-cell>
          <table:table-cell office:value-type="float" office:value="0.000004200142" calcext:value-type="float">
            <text:p>4.200142E-06</text:p>
          </table:table-cell>
          <table:table-cell office:value-type="float" office:value="0.0002000137" calcext:value-type="float">
            <text:p>0.0002000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96388" calcext:value-type="float">
            <text:p>0.02696388</text:p>
          </table:table-cell>
        </table:table-row>
        <table:table-row table:style-name="ro1">
          <table:table-cell office:value-type="float" office:value="0.5702104" calcext:value-type="float">
            <text:p>0.5702104</text:p>
          </table:table-cell>
          <table:table-cell office:value-type="float" office:value="0.2456169" calcext:value-type="float">
            <text:p>0.2456169</text:p>
          </table:table-cell>
          <table:table-cell office:value-type="float" office:value="0.5702104" calcext:value-type="float">
            <text:p>0.5702104</text:p>
          </table:table-cell>
          <table:table-cell office:value-type="float" office:value="0.00000670426" calcext:value-type="float">
            <text:p>6.70426E-06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145316" calcext:value-type="float">
            <text:p>0.000145316</text:p>
          </table:table-cell>
          <table:table-cell office:value-type="float" office:value="0.0001532232" calcext:value-type="float">
            <text:p>0.0001532232</text:p>
          </table:table-cell>
          <table:table-cell office:value-type="float" office:value="0.00004366498" calcext:value-type="float">
            <text:p>0.000043665</text:p>
          </table:table-cell>
          <table:table-cell office:value-type="float" office:value="0.0000262272" calcext:value-type="float">
            <text:p>2.62272E-05</text:p>
          </table:table-cell>
          <table:table-cell office:value-type="float" office:value="0.0002383139" calcext:value-type="float">
            <text:p>0.0002383139</text:p>
          </table:table-cell>
          <table:table-cell office:value-type="float" office:value="0.0002719447" calcext:value-type="float">
            <text:p>0.0002719447</text:p>
          </table:table-cell>
          <table:table-cell office:value-type="float" office:value="0.000004979686" calcext:value-type="float">
            <text:p>4.979686E-06</text:p>
          </table:table-cell>
          <table:table-cell office:value-type="float" office:value="0.00009898764" calcext:value-type="float">
            <text:p>9.898764E-05</text:p>
          </table:table-cell>
          <table:table-cell office:value-type="float" office:value="0.0002110841" calcext:value-type="float">
            <text:p>0.0002110841</text:p>
          </table:table-cell>
          <table:table-cell office:value-type="float" office:value="0.0001282058" calcext:value-type="float">
            <text:p>0.0001282058</text:p>
          </table:table-cell>
          <table:table-cell office:value-type="float" office:value="0.0001725271" calcext:value-type="float">
            <text:p>0.0001725271</text:p>
          </table:table-cell>
          <table:table-cell office:value-type="float" office:value="0.00003588198" calcext:value-type="float">
            <text:p>0.000035882</text:p>
          </table:table-cell>
          <table:table-cell office:value-type="float" office:value="0.000008478897" calcext:value-type="float">
            <text:p>8.478897E-06</text:p>
          </table:table-cell>
          <table:table-cell office:value-type="float" office:value="0.00000499565" calcext:value-type="float">
            <text:p>4.99565E-06</text:p>
          </table:table-cell>
          <table:table-cell office:value-type="float" office:value="0.0004568495" calcext:value-type="float">
            <text:p>0.0004568495</text:p>
          </table:table-cell>
          <table:table-cell office:value-type="float" office:value="0.00007211802" calcext:value-type="float">
            <text:p>0.000072118</text:p>
          </table:table-cell>
          <table:table-cell office:value-type="float" office:value="0.00001818091" calcext:value-type="float">
            <text:p>1.818091E-05</text:p>
          </table:table-cell>
          <table:table-cell office:value-type="float" office:value="0.000002531334" calcext:value-type="float">
            <text:p>2.531334E-06</text:p>
          </table:table-cell>
          <table:table-cell office:value-type="float" office:value="0.000043397" calcext:value-type="float">
            <text:p>0.000043397</text:p>
          </table:table-cell>
          <table:table-cell office:value-type="float" office:value="0.00003102794" calcext:value-type="float">
            <text:p>3.102794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02888933" calcext:value-type="float">
            <text:p>2.888933E-06</text:p>
          </table:table-cell>
          <table:table-cell office:value-type="float" office:value="0.0001616749" calcext:value-type="float">
            <text:p>0.0001616749</text:p>
          </table:table-cell>
          <table:table-cell office:value-type="float" office:value="0.00004971936" calcext:value-type="float">
            <text:p>4.971936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3647123" calcext:value-type="float">
            <text:p>0.0003647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40031" calcext:value-type="float">
            <text:p>0.02640031</text:p>
          </table:table-cell>
        </table:table-row>
        <table:table-row table:style-name="ro1">
          <table:table-cell office:value-type="float" office:value="0.3586347" calcext:value-type="float">
            <text:p>0.3586347</text:p>
          </table:table-cell>
          <table:table-cell office:value-type="float" office:value="0.4016944" calcext:value-type="float">
            <text:p>0.4016944</text:p>
          </table:table-cell>
          <table:table-cell office:value-type="float" office:value="0.3586347" calcext:value-type="float">
            <text:p>0.3586347</text:p>
          </table:table-cell>
          <table:table-cell office:value-type="float" office:value="0.00000888647" calcext:value-type="float">
            <text:p>8.88647E-06</text:p>
          </table:table-cell>
          <table:table-cell office:value-type="float" office:value="0.000001486979" calcext:value-type="float">
            <text:p>0.000001487</text:p>
          </table:table-cell>
          <table:table-cell office:value-type="float" office:value="0.00001236218" calcext:value-type="float">
            <text:p>1.236218E-05</text:p>
          </table:table-cell>
          <table:table-cell office:value-type="float" office:value="0.0003867339" calcext:value-type="float">
            <text:p>0.0003867339</text:p>
          </table:table-cell>
          <table:table-cell office:value-type="float" office:value="0.00007486373" calcext:value-type="float">
            <text:p>7.486373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3743378" calcext:value-type="float">
            <text:p>0.0003743378</text:p>
          </table:table-cell>
          <table:table-cell office:value-type="float" office:value="0.00009219352" calcext:value-type="float">
            <text:p>9.219352E-05</text:p>
          </table:table-cell>
          <table:table-cell office:value-type="float" office:value="0.00006336084" calcext:value-type="float">
            <text:p>6.336084E-05</text:p>
          </table:table-cell>
          <table:table-cell office:value-type="float" office:value="0.00002256848" calcext:value-type="float">
            <text:p>2.256848E-05</text:p>
          </table:table-cell>
          <table:table-cell office:value-type="float" office:value="0.0000829905" calcext:value-type="float">
            <text:p>8.29905E-05</text:p>
          </table:table-cell>
          <table:table-cell office:value-type="float" office:value="0.000008352171" calcext:value-type="float">
            <text:p>8.352171E-06</text:p>
          </table:table-cell>
          <table:table-cell office:value-type="float" office:value="0.00001077033" calcext:value-type="float">
            <text:p>1.077033E-05</text:p>
          </table:table-cell>
          <table:table-cell office:value-type="float" office:value="0.00001281418" calcext:value-type="float">
            <text:p>1.281418E-05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5740246" calcext:value-type="float">
            <text:p>5.740246E-06</text:p>
          </table:table-cell>
          <table:table-cell office:value-type="float" office:value="0.0002259109" calcext:value-type="float">
            <text:p>0.0002259109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2024436" calcext:value-type="float">
            <text:p>2.024436E-05</text:p>
          </table:table-cell>
          <table:table-cell office:value-type="float" office:value="0.00001186722" calcext:value-type="float">
            <text:p>1.186722E-05</text:p>
          </table:table-cell>
          <table:table-cell office:value-type="float" office:value="0.000001516555" calcext:value-type="float">
            <text:p>1.516555E-06</text:p>
          </table:table-cell>
          <table:table-cell office:value-type="float" office:value="0.0001861851" calcext:value-type="float">
            <text:p>0.0001861851</text:p>
          </table:table-cell>
          <table:table-cell office:value-type="float" office:value="0.00001402111" calcext:value-type="float">
            <text:p>1.402111E-05</text:p>
          </table:table-cell>
          <table:table-cell office:value-type="float" office:value="0.00004064762" calcext:value-type="float">
            <text:p>4.064762E-05</text:p>
          </table:table-cell>
          <table:table-cell office:value-type="float" office:value="0.00008421778" calcext:value-type="float">
            <text:p>8.421778E-05</text:p>
          </table:table-cell>
          <table:table-cell office:value-type="float" office:value="0.00004245347" calcext:value-type="float">
            <text:p>4.245347E-05</text:p>
          </table:table-cell>
          <table:table-cell office:value-type="float" office:value="0.0002277322" calcext:value-type="float">
            <text:p>0.0002277322</text:p>
          </table:table-cell>
          <table:table-cell office:value-type="float" office:value="0.00000313502" calcext:value-type="float">
            <text:p>0.000003135</text:p>
          </table:table-cell>
          <table:table-cell office:value-type="float" office:value="0.0004408934" calcext:value-type="float">
            <text:p>0.0004408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79145" calcext:value-type="float">
            <text:p>0.02579145</text:p>
          </table:table-cell>
        </table:table-row>
        <table:table-row table:style-name="ro1">
          <table:table-cell office:value-type="float" office:value="0.8216512" calcext:value-type="float">
            <text:p>0.8216512</text:p>
          </table:table-cell>
          <table:table-cell office:value-type="float" office:value="0.09418941" calcext:value-type="float">
            <text:p>0.09418941</text:p>
          </table:table-cell>
          <table:table-cell office:value-type="float" office:value="0.8216512" calcext:value-type="float">
            <text:p>0.8216512</text:p>
          </table:table-cell>
          <table:table-cell office:value-type="float" office:value="0.00001536309" calcext:value-type="float">
            <text:p>1.536309E-05</text:p>
          </table:table-cell>
          <table:table-cell office:value-type="float" office:value="0.00001870581" calcext:value-type="float">
            <text:p>1.870581E-05</text:p>
          </table:table-cell>
          <table:table-cell office:value-type="float" office:value="0.00003007857" calcext:value-type="float">
            <text:p>3.007857E-05</text:p>
          </table:table-cell>
          <table:table-cell office:value-type="float" office:value="0.00004775803" calcext:value-type="float">
            <text:p>0.000047758</text:p>
          </table:table-cell>
          <table:table-cell office:value-type="float" office:value="0.0002565016" calcext:value-type="float">
            <text:p>0.0002565016</text:p>
          </table:table-cell>
          <table:table-cell office:value-type="float" office:value="0.00002370914" calcext:value-type="float">
            <text:p>2.370914E-05</text:p>
          </table:table-cell>
          <table:table-cell office:value-type="float" office:value="0.0004621867" calcext:value-type="float">
            <text:p>0.0004621867</text:p>
          </table:table-cell>
          <table:table-cell office:value-type="float" office:value="0.0003499319" calcext:value-type="float">
            <text:p>0.0003499319</text:p>
          </table:table-cell>
          <table:table-cell office:value-type="float" office:value="0.00004431638" calcext:value-type="float">
            <text:p>4.431638E-05</text:p>
          </table:table-cell>
          <table:table-cell office:value-type="float" office:value="0.0003119695" calcext:value-type="float">
            <text:p>0.0003119695</text:p>
          </table:table-cell>
          <table:table-cell office:value-type="float" office:value="0.00004295679" calcext:value-type="float">
            <text:p>4.295679E-05</text:p>
          </table:table-cell>
          <table:table-cell office:value-type="float" office:value="0.00003446212" calcext:value-type="float">
            <text:p>3.446212E-05</text:p>
          </table:table-cell>
          <table:table-cell office:value-type="float" office:value="0.0003071261" calcext:value-type="float">
            <text:p>0.0003071261</text:p>
          </table:table-cell>
          <table:table-cell office:value-type="float" office:value="0.00001173365" calcext:value-type="float">
            <text:p>1.173365E-05</text:p>
          </table:table-cell>
          <table:table-cell office:value-type="float" office:value="0.000007214209" calcext:value-type="float">
            <text:p>7.214209E-06</text:p>
          </table:table-cell>
          <table:table-cell office:value-type="float" office:value="0.00006697404" calcext:value-type="float">
            <text:p>0.000066974</text:p>
          </table:table-cell>
          <table:table-cell office:value-type="float" office:value="0.0002288266" calcext:value-type="float">
            <text:p>0.0002288266</text:p>
          </table:table-cell>
          <table:table-cell office:value-type="float" office:value="0.00003404739" calcext:value-type="float">
            <text:p>3.404739E-05</text:p>
          </table:table-cell>
          <table:table-cell office:value-type="float" office:value="0.00001884506" calcext:value-type="float">
            <text:p>1.884506E-05</text:p>
          </table:table-cell>
          <table:table-cell office:value-type="float" office:value="0.0004055485" calcext:value-type="float">
            <text:p>0.0004055485</text:p>
          </table:table-cell>
          <table:table-cell office:value-type="float" office:value="0.000006509351" calcext:value-type="float">
            <text:p>6.509351E-06</text:p>
          </table:table-cell>
          <table:table-cell office:value-type="float" office:value="0.000006368122" calcext:value-type="float">
            <text:p>6.368122E-06</text:p>
          </table:table-cell>
          <table:table-cell office:value-type="float" office:value="0.000001399107" calcext:value-type="float">
            <text:p>1.399107E-06</text:p>
          </table:table-cell>
          <table:table-cell office:value-type="float" office:value="0.00003703344" calcext:value-type="float">
            <text:p>3.703344E-05</text:p>
          </table:table-cell>
          <table:table-cell office:value-type="float" office:value="0.00005544568" calcext:value-type="float">
            <text:p>5.544568E-05</text:p>
          </table:table-cell>
          <table:table-cell office:value-type="float" office:value="0.00004432726" calcext:value-type="float">
            <text:p>4.432726E-05</text:p>
          </table:table-cell>
          <table:table-cell office:value-type="float" office:value="0.0002929817" calcext:value-type="float">
            <text:p>0.0002929817</text:p>
          </table:table-cell>
          <table:table-cell office:value-type="float" office:value="0.000005741003" calcext:value-type="float">
            <text:p>0.000005741</text:p>
          </table:table-cell>
          <table:table-cell office:value-type="float" office:value="0.0005978865" calcext:value-type="float">
            <text:p>0.0005978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7189" calcext:value-type="float">
            <text:p>0.02467189</text:p>
          </table:table-cell>
        </table:table-row>
        <table:table-row table:style-name="ro1">
          <table:table-cell office:value-type="float" office:value="0.8888971" calcext:value-type="float">
            <text:p>0.8888971</text:p>
          </table:table-cell>
          <table:table-cell office:value-type="float" office:value="0.05808613" calcext:value-type="float">
            <text:p>0.05808613</text:p>
          </table:table-cell>
          <table:table-cell office:value-type="float" office:value="0.8888971" calcext:value-type="float">
            <text:p>0.8888971</text:p>
          </table:table-cell>
          <table:table-cell office:value-type="float" office:value="0.00002212012" calcext:value-type="float">
            <text:p>2.212012E-05</text:p>
          </table:table-cell>
          <table:table-cell office:value-type="float" office:value="0.001654589" calcext:value-type="float">
            <text:p>0.001654589</text:p>
          </table:table-cell>
          <table:table-cell office:value-type="float" office:value="0.00007170738" calcext:value-type="float">
            <text:p>7.170738E-05</text:p>
          </table:table-cell>
          <table:table-cell office:value-type="float" office:value="0.0003005231" calcext:value-type="float">
            <text:p>0.0003005231</text:p>
          </table:table-cell>
          <table:table-cell office:value-type="float" office:value="0.0001187658" calcext:value-type="float">
            <text:p>0.0001187658</text:p>
          </table:table-cell>
          <table:table-cell office:value-type="float" office:value="0.000001416126" calcext:value-type="float">
            <text:p>1.416126E-06</text:p>
          </table:table-cell>
          <table:table-cell office:value-type="float" office:value="0.0001473163" calcext:value-type="float">
            <text:p>0.0001473163</text:p>
          </table:table-cell>
          <table:table-cell office:value-type="float" office:value="0.001151015" calcext:value-type="float">
            <text:p>0.001151015</text:p>
          </table:table-cell>
          <table:table-cell office:value-type="float" office:value="0.00003034537" calcext:value-type="float">
            <text:p>3.034537E-05</text:p>
          </table:table-cell>
          <table:table-cell office:value-type="float" office:value="0.00002880205" calcext:value-type="float">
            <text:p>2.880205E-05</text:p>
          </table:table-cell>
          <table:table-cell office:value-type="float" office:value="0.00003910668" calcext:value-type="float">
            <text:p>3.910668E-05</text:p>
          </table:table-cell>
          <table:table-cell office:value-type="float" office:value="0.000005587614" calcext:value-type="float">
            <text:p>5.587614E-06</text:p>
          </table:table-cell>
          <table:table-cell office:value-type="float" office:value="0.0001106641" calcext:value-type="float">
            <text:p>0.0001106641</text:p>
          </table:table-cell>
          <table:table-cell office:value-type="float" office:value="0.00003633825" calcext:value-type="float">
            <text:p>3.633825E-05</text:p>
          </table:table-cell>
          <table:table-cell office:value-type="float" office:value="0.00001488411" calcext:value-type="float">
            <text:p>1.488411E-05</text:p>
          </table:table-cell>
          <table:table-cell office:value-type="float" office:value="0.00003244347" calcext:value-type="float">
            <text:p>3.244347E-05</text:p>
          </table:table-cell>
          <table:table-cell office:value-type="float" office:value="0.0003222024" calcext:value-type="float">
            <text:p>0.0003222024</text:p>
          </table:table-cell>
          <table:table-cell office:value-type="float" office:value="0.000001819476" calcext:value-type="float">
            <text:p>1.819476E-06</text:p>
          </table:table-cell>
          <table:table-cell office:value-type="float" office:value="0.00004348105" calcext:value-type="float">
            <text:p>4.348105E-05</text:p>
          </table:table-cell>
          <table:table-cell office:value-type="float" office:value="0.000009650756" calcext:value-type="float">
            <text:p>9.650756E-06</text:p>
          </table:table-cell>
          <table:table-cell office:value-type="float" office:value="0.000009333062" calcext:value-type="float">
            <text:p>9.333062E-06</text:p>
          </table:table-cell>
          <table:table-cell office:value-type="float" office:value="0.00004671902" calcext:value-type="float">
            <text:p>0.000046719</text:p>
          </table:table-cell>
          <table:table-cell office:value-type="float" office:value="0.000006568709" calcext:value-type="float">
            <text:p>6.568709E-06</text:p>
          </table:table-cell>
          <table:table-cell office:value-type="float" office:value="0.0001228358" calcext:value-type="float">
            <text:p>0.0001228358</text:p>
          </table:table-cell>
          <table:table-cell office:value-type="float" office:value="0.00006221554" calcext:value-type="float">
            <text:p>6.221554E-05</text:p>
          </table:table-cell>
          <table:table-cell office:value-type="float" office:value="0.00008048703" calcext:value-type="float">
            <text:p>0.000080487</text:p>
          </table:table-cell>
          <table:table-cell office:value-type="float" office:value="0.000908281" calcext:value-type="float">
            <text:p>0.000908281</text:p>
          </table:table-cell>
          <table:table-cell office:value-type="float" office:value="0.000004314196" calcext:value-type="float">
            <text:p>4.314196E-06</text:p>
          </table:table-cell>
          <table:table-cell office:value-type="float" office:value="0.0000978205" calcext:value-type="float">
            <text:p>9.7820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9992" calcext:value-type="float">
            <text:p>0.02429992</text:p>
          </table:table-cell>
        </table:table-row>
        <table:table-row table:style-name="ro1">
          <table:table-cell office:value-type="float" office:value="0.00145051" calcext:value-type="float">
            <text:p>0.00145051</text:p>
          </table:table-cell>
          <table:table-cell office:value-type="float" office:value="0.9625048" calcext:value-type="float">
            <text:p>0.9625048</text:p>
          </table:table-cell>
          <table:table-cell office:value-type="float" office:value="0.00145051" calcext:value-type="float">
            <text:p>0.00145051</text:p>
          </table:table-cell>
          <table:table-cell office:value-type="float" office:value="0.00002582953" calcext:value-type="float">
            <text:p>2.582953E-05</text:p>
          </table:table-cell>
          <table:table-cell office:value-type="float" office:value="0.000003647685" calcext:value-type="float">
            <text:p>3.647685E-06</text:p>
          </table:table-cell>
          <table:table-cell office:value-type="float" office:value="0.00003113778" calcext:value-type="float">
            <text:p>3.113778E-05</text:p>
          </table:table-cell>
          <table:table-cell office:value-type="float" office:value="0.0002555868" calcext:value-type="float">
            <text:p>0.0002555868</text:p>
          </table:table-cell>
          <table:table-cell office:value-type="float" office:value="0.00006126748" calcext:value-type="float">
            <text:p>6.126748E-05</text:p>
          </table:table-cell>
          <table:table-cell office:value-type="float" office:value="0.0000239366" calcext:value-type="float">
            <text:p>2.39366E-05</text:p>
          </table:table-cell>
          <table:table-cell office:value-type="float" office:value="0.0001813759" calcext:value-type="float">
            <text:p>0.0001813759</text:p>
          </table:table-cell>
          <table:table-cell office:value-type="float" office:value="0.00005359192" calcext:value-type="float">
            <text:p>5.359192E-05</text:p>
          </table:table-cell>
          <table:table-cell office:value-type="float" office:value="0.00004279699" calcext:value-type="float">
            <text:p>0.000042797</text:p>
          </table:table-cell>
          <table:table-cell office:value-type="float" office:value="0.00009847354" calcext:value-type="float">
            <text:p>9.847354E-05</text:p>
          </table:table-cell>
          <table:table-cell office:value-type="float" office:value="0.0000342596" calcext:value-type="float">
            <text:p>3.42596E-05</text:p>
          </table:table-cell>
          <table:table-cell office:value-type="float" office:value="0.000009809146" calcext:value-type="float">
            <text:p>9.809146E-06</text:p>
          </table:table-cell>
          <table:table-cell office:value-type="float" office:value="0.00007326056" calcext:value-type="float">
            <text:p>7.326056E-05</text:p>
          </table:table-cell>
          <table:table-cell office:value-type="float" office:value="0.00001151196" calcext:value-type="float">
            <text:p>0.000011512</text:p>
          </table:table-cell>
          <table:table-cell office:value-type="float" office:value="0.00000298491" calcext:value-type="float">
            <text:p>2.98491E-06</text:p>
          </table:table-cell>
          <table:table-cell office:value-type="float" office:value="0.00001164525" calcext:value-type="float">
            <text:p>1.164525E-05</text:p>
          </table:table-cell>
          <table:table-cell office:value-type="float" office:value="0.00005964818" calcext:value-type="float">
            <text:p>5.964818E-05</text:p>
          </table:table-cell>
          <table:table-cell office:value-type="float" office:value="0.0001622401" calcext:value-type="float">
            <text:p>0.0001622401</text:p>
          </table:table-cell>
          <table:table-cell office:value-type="float" office:value="0.000005190001" calcext:value-type="float">
            <text:p>0.00000519</text:p>
          </table:table-cell>
          <table:table-cell office:value-type="float" office:value="0.00002635229" calcext:value-type="float">
            <text:p>2.635229E-05</text:p>
          </table:table-cell>
          <table:table-cell office:value-type="float" office:value="0.000005673306" calcext:value-type="float">
            <text:p>5.673306E-06</text:p>
          </table:table-cell>
          <table:table-cell office:value-type="float" office:value="0.000009634591" calcext:value-type="float">
            <text:p>9.634591E-06</text:p>
          </table:table-cell>
          <table:table-cell office:value-type="float" office:value="0.000001380193" calcext:value-type="float">
            <text:p>1.380193E-06</text:p>
          </table:table-cell>
          <table:table-cell office:value-type="float" office:value="0.00002450264" calcext:value-type="float">
            <text:p>2.450264E-05</text:p>
          </table:table-cell>
          <table:table-cell office:value-type="float" office:value="0.000005546121" calcext:value-type="float">
            <text:p>5.546121E-06</text:p>
          </table:table-cell>
          <table:table-cell office:value-type="float" office:value="0.00005714134" calcext:value-type="float">
            <text:p>5.714134E-05</text:p>
          </table:table-cell>
          <table:table-cell office:value-type="float" office:value="0.0002721469" calcext:value-type="float">
            <text:p>0.0002721469</text:p>
          </table:table-cell>
          <table:table-cell office:value-type="float" office:value="0.000008177236" calcext:value-type="float">
            <text:p>8.177236E-06</text:p>
          </table:table-cell>
          <table:table-cell office:value-type="float" office:value="0.0003802876" calcext:value-type="float">
            <text:p>0.0003802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4236" calcext:value-type="float">
            <text:p>0.02424236</text:p>
          </table:table-cell>
        </table:table-row>
        <table:table-row table:style-name="ro1">
          <table:table-cell office:value-type="float" office:value="0.3044026" calcext:value-type="float">
            <text:p>0.3044026</text:p>
          </table:table-cell>
          <table:table-cell office:value-type="float" office:value="0.4494162" calcext:value-type="float">
            <text:p>0.4494162</text:p>
          </table:table-cell>
          <table:table-cell office:value-type="float" office:value="0.3044026" calcext:value-type="float">
            <text:p>0.3044026</text:p>
          </table:table-cell>
          <table:table-cell office:value-type="float" office:value="0.00002128956" calcext:value-type="float">
            <text:p>2.128956E-05</text:p>
          </table:table-cell>
          <table:table-cell office:value-type="float" office:value="0.000003796082" calcext:value-type="float">
            <text:p>3.796082E-06</text:p>
          </table:table-cell>
          <table:table-cell office:value-type="float" office:value="0.00002623914" calcext:value-type="float">
            <text:p>2.623914E-05</text:p>
          </table:table-cell>
          <table:table-cell office:value-type="float" office:value="0.0001353943" calcext:value-type="float">
            <text:p>0.0001353943</text:p>
          </table:table-cell>
          <table:table-cell office:value-type="float" office:value="0.000005583784" calcext:value-type="float">
            <text:p>5.583784E-06</text:p>
          </table:table-cell>
          <table:table-cell office:value-type="float" office:value="0.00002178673" calcext:value-type="float">
            <text:p>2.178673E-05</text:p>
          </table:table-cell>
          <table:table-cell office:value-type="float" office:value="0.001016471" calcext:value-type="float">
            <text:p>0.001016471</text:p>
          </table:table-cell>
          <table:table-cell office:value-type="float" office:value="0.0003446242" calcext:value-type="float">
            <text:p>0.0003446242</text:p>
          </table:table-cell>
          <table:table-cell office:value-type="float" office:value="0.00004556709" calcext:value-type="float">
            <text:p>4.556709E-05</text:p>
          </table:table-cell>
          <table:table-cell office:value-type="float" office:value="0.00003732639" calcext:value-type="float">
            <text:p>3.732639E-05</text:p>
          </table:table-cell>
          <table:table-cell office:value-type="float" office:value="0.00008994998" calcext:value-type="float">
            <text:p>0.00008995</text:p>
          </table:table-cell>
          <table:table-cell office:value-type="float" office:value="0.00001678915" calcext:value-type="float">
            <text:p>1.678915E-05</text:p>
          </table:table-cell>
          <table:table-cell office:value-type="float" office:value="0.0001756602" calcext:value-type="float">
            <text:p>0.0001756602</text:p>
          </table:table-cell>
          <table:table-cell office:value-type="float" office:value="0.0003585462" calcext:value-type="float">
            <text:p>0.0003585462</text:p>
          </table:table-cell>
          <table:table-cell office:value-type="float" office:value="0.000001820262" calcext:value-type="float">
            <text:p>1.820262E-06</text:p>
          </table:table-cell>
          <table:table-cell office:value-type="float" office:value="0.000005606259" calcext:value-type="float">
            <text:p>5.606259E-06</text:p>
          </table:table-cell>
          <table:table-cell office:value-type="float" office:value="0.00002931063" calcext:value-type="float">
            <text:p>2.931063E-05</text:p>
          </table:table-cell>
          <table:table-cell office:value-type="float" office:value="0.000346348" calcext:value-type="float">
            <text:p>0.000346348</text:p>
          </table:table-cell>
          <table:table-cell office:value-type="float" office:value="0.00001282343" calcext:value-type="float">
            <text:p>1.282343E-05</text:p>
          </table:table-cell>
          <table:table-cell office:value-type="float" office:value="0.00007989401" calcext:value-type="float">
            <text:p>0.000079894</text:p>
          </table:table-cell>
          <table:table-cell office:value-type="float" office:value="0.0000304612" calcext:value-type="float">
            <text:p>3.04612E-05</text:p>
          </table:table-cell>
          <table:table-cell office:value-type="float" office:value="0.0002340621" calcext:value-type="float">
            <text:p>0.0002340621</text:p>
          </table:table-cell>
          <table:table-cell office:value-type="float" office:value="0.00003646819" calcext:value-type="float">
            <text:p>3.646819E-05</text:p>
          </table:table-cell>
          <table:table-cell office:value-type="float" office:value="0.0000591534" calcext:value-type="float">
            <text:p>5.91534E-05</text:p>
          </table:table-cell>
          <table:table-cell office:value-type="float" office:value="0.0009913588" calcext:value-type="float">
            <text:p>0.0009913588</text:p>
          </table:table-cell>
          <table:table-cell office:value-type="float" office:value="0.000007932987" calcext:value-type="float">
            <text:p>0.000007933</text:p>
          </table:table-cell>
          <table:table-cell office:value-type="float" office:value="0.0002928568" calcext:value-type="float">
            <text:p>0.0002928568</text:p>
          </table:table-cell>
          <table:table-cell office:value-type="float" office:value="0.000002639969" calcext:value-type="float">
            <text:p>0.00000264</text:p>
          </table:table-cell>
          <table:table-cell office:value-type="float" office:value="0.0006563625" calcext:value-type="float">
            <text:p>0.000656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4277" calcext:value-type="float">
            <text:p>0.02404277</text:p>
          </table:table-cell>
        </table:table-row>
        <table:table-row table:style-name="ro1">
          <table:table-cell office:value-type="float" office:value="0.4759878" calcext:value-type="float">
            <text:p>0.4759878</text:p>
          </table:table-cell>
          <table:table-cell office:value-type="float" office:value="0.3207699" calcext:value-type="float">
            <text:p>0.3207699</text:p>
          </table:table-cell>
          <table:table-cell office:value-type="float" office:value="0.4759878" calcext:value-type="float">
            <text:p>0.4759878</text:p>
          </table:table-cell>
          <table:table-cell office:value-type="float" office:value="0.00001558991" calcext:value-type="float">
            <text:p>1.558991E-05</text:p>
          </table:table-cell>
          <table:table-cell office:value-type="float" office:value="0.000002534264" calcext:value-type="float">
            <text:p>2.534264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37985" calcext:value-type="float">
            <text:p>0.0003798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2147" calcext:value-type="float">
            <text:p>1.082147E-05</text:p>
          </table:table-cell>
          <table:table-cell office:value-type="float" office:value="0.0001989568" calcext:value-type="float">
            <text:p>0.0001989568</text:p>
          </table:table-cell>
          <table:table-cell office:value-type="float" office:value="0.0003018245" calcext:value-type="float">
            <text:p>0.0003018245</text:p>
          </table:table-cell>
          <table:table-cell office:value-type="float" office:value="0.00009718716" calcext:value-type="float">
            <text:p>9.718716E-05</text:p>
          </table:table-cell>
          <table:table-cell office:value-type="float" office:value="0.0001351477" calcext:value-type="float">
            <text:p>0.0001351477</text:p>
          </table:table-cell>
          <table:table-cell office:value-type="float" office:value="0.000242141" calcext:value-type="float">
            <text:p>0.000242141</text:p>
          </table:table-cell>
          <table:table-cell office:value-type="float" office:value="0.00002722472" calcext:value-type="float">
            <text:p>2.722472E-05</text:p>
          </table:table-cell>
          <table:table-cell office:value-type="float" office:value="0.00006760821" calcext:value-type="float">
            <text:p>6.760821E-05</text:p>
          </table:table-cell>
          <table:table-cell office:value-type="float" office:value="0.0002171571" calcext:value-type="float">
            <text:p>0.0002171571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487668" calcext:value-type="float">
            <text:p>0.0487668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3315785" calcext:value-type="float">
            <text:p>3.315785E-05</text:p>
          </table:table-cell>
          <table:table-cell office:value-type="float" office:value="0.00002145508" calcext:value-type="float">
            <text:p>2.145508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4445561" calcext:value-type="float">
            <text:p>4.445561E-05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9566683" calcext:value-type="float">
            <text:p>9.566683E-05</text:p>
          </table:table-cell>
          <table:table-cell office:value-type="float" office:value="0.001197342" calcext:value-type="float">
            <text:p>0.001197342</text:p>
          </table:table-cell>
          <table:table-cell office:value-type="float" office:value="0.0000105784" calcext:value-type="float">
            <text:p>1.05784E-05</text:p>
          </table:table-cell>
          <table:table-cell office:value-type="float" office:value="0.0002215962" calcext:value-type="float">
            <text:p>0.000221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94117" calcext:value-type="float">
            <text:p>0.02394117</text:p>
          </table:table-cell>
        </table:table-row>
        <table:table-row table:style-name="ro1">
          <table:table-cell office:value-type="float" office:value="0.04711718" calcext:value-type="float">
            <text:p>0.04711718</text:p>
          </table:table-cell>
          <table:table-cell office:value-type="float" office:value="0.7831987" calcext:value-type="float">
            <text:p>0.7831987</text:p>
          </table:table-cell>
          <table:table-cell office:value-type="float" office:value="0.04711718" calcext:value-type="float">
            <text:p>0.04711718</text:p>
          </table:table-cell>
          <table:table-cell office:value-type="float" office:value="0.000007879571" calcext:value-type="float">
            <text:p>7.879571E-06</text:p>
          </table:table-cell>
          <table:table-cell office:value-type="float" office:value="0.000005486284" calcext:value-type="float">
            <text:p>5.486284E-06</text:p>
          </table:table-cell>
          <table:table-cell office:value-type="float" office:value="0.00001347012" calcext:value-type="float">
            <text:p>1.347012E-05</text:p>
          </table:table-cell>
          <table:table-cell office:value-type="float" office:value="0.0000588156" calcext:value-type="float">
            <text:p>5.88156E-05</text:p>
          </table:table-cell>
          <table:table-cell office:value-type="float" office:value="0.00002292188" calcext:value-type="float">
            <text:p>2.292188E-05</text:p>
          </table:table-cell>
          <table:table-cell office:value-type="float" office:value="0.00001111441" calcext:value-type="float">
            <text:p>1.111441E-05</text:p>
          </table:table-cell>
          <table:table-cell office:value-type="float" office:value="0.0000829148" calcext:value-type="float">
            <text:p>8.29148E-05</text:p>
          </table:table-cell>
          <table:table-cell office:value-type="float" office:value="0.00002689086" calcext:value-type="float">
            <text:p>2.689086E-05</text:p>
          </table:table-cell>
          <table:table-cell office:value-type="float" office:value="0.00004471381" calcext:value-type="float">
            <text:p>4.47138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3661536" calcext:value-type="float">
            <text:p>3.661536E-05</text:p>
          </table:table-cell>
          <table:table-cell office:value-type="float" office:value="0.000006041524" calcext:value-type="float">
            <text:p>6.041524E-06</text:p>
          </table:table-cell>
          <table:table-cell office:value-type="float" office:value="0.00004464234" calcext:value-type="float">
            <text:p>4.464234E-05</text:p>
          </table:table-cell>
          <table:table-cell office:value-type="float" office:value="0.000005566277" calcext:value-type="float">
            <text:p>5.566277E-06</text:p>
          </table:table-cell>
          <table:table-cell office:value-type="float" office:value="0.0000009605933" calcext:value-type="float">
            <text:p>9.605933E-07</text:p>
          </table:table-cell>
          <table:table-cell office:value-type="float" office:value="0.00001104456" calcext:value-type="float">
            <text:p>1.104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0103751" calcext:value-type="float">
            <text:p>1.03751E-05</text:p>
          </table:table-cell>
          <table:table-cell office:value-type="float" office:value="0.000001147557" calcext:value-type="float">
            <text:p>1.147557E-06</text:p>
          </table:table-cell>
          <table:table-cell office:value-type="float" office:value="0.00002750842" calcext:value-type="float">
            <text:p>2.750842E-05</text:p>
          </table:table-cell>
          <table:table-cell office:value-type="float" office:value="0.000009839217" calcext:value-type="float">
            <text:p>9.839217E-06</text:p>
          </table:table-cell>
          <table:table-cell office:value-type="float" office:value="0.00001915146" calcext:value-type="float">
            <text:p>1.915146E-05</text:p>
          </table:table-cell>
          <table:table-cell office:value-type="float" office:value="0.00002025525" calcext:value-type="float">
            <text:p>2.025525E-05</text:p>
          </table:table-cell>
          <table:table-cell office:value-type="float" office:value="0.00002659675" calcext:value-type="float">
            <text:p>2.659675E-05</text:p>
          </table:table-cell>
          <table:table-cell office:value-type="float" office:value="0.000007686703" calcext:value-type="float">
            <text:p>7.686703E-06</text:p>
          </table:table-cell>
          <table:table-cell office:value-type="float" office:value="0.00003338765" calcext:value-type="float">
            <text:p>3.338765E-05</text:p>
          </table:table-cell>
          <table:table-cell office:value-type="float" office:value="0.000160307" calcext:value-type="float">
            <text:p>0.000160307</text:p>
          </table:table-cell>
          <table:table-cell office:value-type="float" office:value="0.000004933822" calcext:value-type="float">
            <text:p>4.933822E-06</text:p>
          </table:table-cell>
          <table:table-cell office:value-type="float" office:value="0.0001513333" calcext:value-type="float">
            <text:p>0.000151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5484" calcext:value-type="float">
            <text:p>0.02375484</text:p>
          </table:table-cell>
        </table:table-row>
        <table:table-row table:style-name="ro1">
          <table:table-cell office:value-type="float" office:value="0.005813005" calcext:value-type="float">
            <text:p>0.005813005</text:p>
          </table:table-cell>
          <table:table-cell office:value-type="float" office:value="0.92589" calcext:value-type="float">
            <text:p>0.92589</text:p>
          </table:table-cell>
          <table:table-cell office:value-type="float" office:value="0.005813005" calcext:value-type="float">
            <text:p>0.005813005</text:p>
          </table:table-cell>
          <table:table-cell office:value-type="float" office:value="0.000005261942" calcext:value-type="float">
            <text:p>5.261942E-06</text:p>
          </table:table-cell>
          <table:table-cell office:value-type="float" office:value="0.00005931482" calcext:value-type="float">
            <text:p>5.931482E-05</text:p>
          </table:table-cell>
          <table:table-cell office:value-type="float" office:value="0.005607539" calcext:value-type="float">
            <text:p>0.005607539</text:p>
          </table:table-cell>
          <table:table-cell office:value-type="float" office:value="0.00006957161" calcext:value-type="float">
            <text:p>6.957161E-05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06408107" calcext:value-type="float">
            <text:p>6.408107E-06</text:p>
          </table:table-cell>
          <table:table-cell office:value-type="float" office:value="0.0002558479" calcext:value-type="float">
            <text:p>0.0002558479</text:p>
          </table:table-cell>
          <table:table-cell office:value-type="float" office:value="0.00004610289" calcext:value-type="float">
            <text:p>4.610289E-05</text:p>
          </table:table-cell>
          <table:table-cell office:value-type="float" office:value="0.000008868204" calcext:value-type="float">
            <text:p>8.868204E-06</text:p>
          </table:table-cell>
          <table:table-cell office:value-type="float" office:value="0.00006616734" calcext:value-type="float">
            <text:p>6.616734E-05</text:p>
          </table:table-cell>
          <table:table-cell office:value-type="float" office:value="0.00002570258" calcext:value-type="float">
            <text:p>2.570258E-05</text:p>
          </table:table-cell>
          <table:table-cell office:value-type="float" office:value="0.00001925942" calcext:value-type="float">
            <text:p>1.925942E-05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03729675" calcext:value-type="float">
            <text:p>3.729675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1958384" calcext:value-type="float">
            <text:p>0.0001958384</text:p>
          </table:table-cell>
          <table:table-cell office:value-type="float" office:value="0.0000130662" calcext:value-type="float">
            <text:p>1.30662E-05</text:p>
          </table:table-cell>
          <table:table-cell office:value-type="float" office:value="0.000008160366" calcext:value-type="float">
            <text:p>8.160366E-06</text:p>
          </table:table-cell>
          <table:table-cell office:value-type="float" office:value="0.000005178774" calcext:value-type="float">
            <text:p>5.178774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321278" calcext:value-type="float">
            <text:p>2.321278E-05</text:p>
          </table:table-cell>
          <table:table-cell office:value-type="float" office:value="0.000006306094" calcext:value-type="float">
            <text:p>6.306094E-06</text:p>
          </table:table-cell>
          <table:table-cell office:value-type="float" office:value="0.00001334149" calcext:value-type="float">
            <text:p>1.334149E-05</text:p>
          </table:table-cell>
          <table:table-cell office:value-type="float" office:value="0.0000266778" calcext:value-type="float">
            <text:p>2.66778E-05</text:p>
          </table:table-cell>
          <table:table-cell office:value-type="float" office:value="0.00003412" calcext:value-type="float">
            <text:p>0.00003412</text:p>
          </table:table-cell>
          <table:table-cell office:value-type="float" office:value="0.000275728" calcext:value-type="float">
            <text:p>0.000275728</text:p>
          </table:table-cell>
          <table:table-cell office:value-type="float" office:value="0.000005959617" calcext:value-type="float">
            <text:p>5.959617E-06</text:p>
          </table:table-cell>
          <table:table-cell office:value-type="float" office:value="0.0001312234" calcext:value-type="float">
            <text:p>0.0001312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7494" calcext:value-type="float">
            <text:p>0.02317494</text:p>
          </table:table-cell>
        </table:table-row>
        <table:table-row table:style-name="ro1">
          <table:table-cell office:value-type="float" office:value="0.4332195" calcext:value-type="float">
            <text:p>0.4332195</text:p>
          </table:table-cell>
          <table:table-cell office:value-type="float" office:value="0.3427393" calcext:value-type="float">
            <text:p>0.3427393</text:p>
          </table:table-cell>
          <table:table-cell office:value-type="float" office:value="0.4332195" calcext:value-type="float">
            <text:p>0.4332195</text:p>
          </table:table-cell>
          <table:table-cell office:value-type="float" office:value="0.00002267091" calcext:value-type="float">
            <text:p>2.267091E-05</text:p>
          </table:table-cell>
          <table:table-cell office:value-type="float" office:value="0.00003079813" calcext:value-type="float">
            <text:p>3.079813E-05</text:p>
          </table:table-cell>
          <table:table-cell office:value-type="float" office:value="0.00005070615" calcext:value-type="float">
            <text:p>5.070615E-05</text:p>
          </table:table-cell>
          <table:table-cell office:value-type="float" office:value="0.0002599031" calcext:value-type="float">
            <text:p>0.0002599031</text:p>
          </table:table-cell>
          <table:table-cell office:value-type="float" office:value="0.00005972028" calcext:value-type="float">
            <text:p>5.972028E-05</text:p>
          </table:table-cell>
          <table:table-cell office:value-type="float" office:value="0.00002451971" calcext:value-type="float">
            <text:p>2.451971E-05</text:p>
          </table:table-cell>
          <table:table-cell office:value-type="float" office:value="0.0002622557" calcext:value-type="float">
            <text:p>0.0002622557</text:p>
          </table:table-cell>
          <table:table-cell office:value-type="float" office:value="0.0002827973" calcext:value-type="float">
            <text:p>0.0002827973</text:p>
          </table:table-cell>
          <table:table-cell office:value-type="float" office:value="0.000113697" calcext:value-type="float">
            <text:p>0.000113697</text:p>
          </table:table-cell>
          <table:table-cell office:value-type="float" office:value="0.0001001578" calcext:value-type="float">
            <text:p>0.0001001578</text:p>
          </table:table-cell>
          <table:table-cell office:value-type="float" office:value="0.0009796622" calcext:value-type="float">
            <text:p>0.0009796622</text:p>
          </table:table-cell>
          <table:table-cell office:value-type="float" office:value="0.00003858384" calcext:value-type="float">
            <text:p>3.858384E-05</text:p>
          </table:table-cell>
          <table:table-cell office:value-type="float" office:value="0.00001645524" calcext:value-type="float">
            <text:p>1.645524E-05</text:p>
          </table:table-cell>
          <table:table-cell office:value-type="float" office:value="0.00005949267" calcext:value-type="float">
            <text:p>5.949267E-05</text:p>
          </table:table-cell>
          <table:table-cell office:value-type="float" office:value="0.000001037604" calcext:value-type="float">
            <text:p>1.037604E-06</text:p>
          </table:table-cell>
          <table:table-cell office:value-type="float" office:value="0.00008834157" calcext:value-type="float">
            <text:p>8.834157E-05</text:p>
          </table:table-cell>
          <table:table-cell office:value-type="float" office:value="0.0004391824" calcext:value-type="float">
            <text:p>0.0004391824</text:p>
          </table:table-cell>
          <table:table-cell office:value-type="float" office:value="0.0001141268" calcext:value-type="float">
            <text:p>0.0001141268</text:p>
          </table:table-cell>
          <table:table-cell office:value-type="float" office:value="0.00001149097" calcext:value-type="float">
            <text:p>0.000011491</text:p>
          </table:table-cell>
          <table:table-cell office:value-type="float" office:value="0.00007120271" calcext:value-type="float">
            <text:p>7.120271E-05</text:p>
          </table:table-cell>
          <table:table-cell office:value-type="float" office:value="0.00001698094" calcext:value-type="float">
            <text:p>1.698094E-05</text:p>
          </table:table-cell>
          <table:table-cell office:value-type="float" office:value="0.000008259788" calcext:value-type="float">
            <text:p>8.259788E-06</text:p>
          </table:table-cell>
          <table:table-cell office:value-type="float" office:value="0.0000639746" calcext:value-type="float">
            <text:p>6.39746E-05</text:p>
          </table:table-cell>
          <table:table-cell office:value-type="float" office:value="0.0000849348" calcext:value-type="float">
            <text:p>8.49348E-05</text:p>
          </table:table-cell>
          <table:table-cell office:value-type="float" office:value="0.0009884647" calcext:value-type="float">
            <text:p>0.0009884647</text:p>
          </table:table-cell>
          <table:table-cell office:value-type="float" office:value="0.000004200295" calcext:value-type="float">
            <text:p>4.200295E-06</text:p>
          </table:table-cell>
          <table:table-cell office:value-type="float" office:value="0.00005688839" calcext:value-type="float">
            <text:p>5.688839E-05</text:p>
          </table:table-cell>
          <table:table-cell office:value-type="float" office:value="0.000008884227" calcext:value-type="float">
            <text:p>8.884227E-06</text:p>
          </table:table-cell>
          <table:table-cell office:value-type="float" office:value="0.0002232054" calcext:value-type="float">
            <text:p>0.0002232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2432" calcext:value-type="float">
            <text:p>0.02312432</text:p>
          </table:table-cell>
        </table:table-row>
        <table:table-row table:style-name="ro1">
          <table:table-cell office:value-type="float" office:value="0.7342678" calcext:value-type="float">
            <text:p>0.7342678</text:p>
          </table:table-cell>
          <table:table-cell office:value-type="float" office:value="0.1437053" calcext:value-type="float">
            <text:p>0.1437053</text:p>
          </table:table-cell>
          <table:table-cell office:value-type="float" office:value="0.7342678" calcext:value-type="float">
            <text:p>0.7342678</text:p>
          </table:table-cell>
          <table:table-cell office:value-type="float" office:value="0.0000357103" calcext:value-type="float">
            <text:p>3.57103E-05</text:p>
          </table:table-cell>
          <table:table-cell office:value-type="float" office:value="0.00003708533" calcext:value-type="float">
            <text:p>3.708533E-05</text:p>
          </table:table-cell>
          <table:table-cell office:value-type="float" office:value="0.0004439542" calcext:value-type="float">
            <text:p>0.0004439542</text:p>
          </table:table-cell>
          <table:table-cell office:value-type="float" office:value="0.0005146822" calcext:value-type="float">
            <text:p>0.0005146822</text:p>
          </table:table-cell>
          <table:table-cell office:value-type="float" office:value="0.00001197001" calcext:value-type="float">
            <text:p>0.00001197</text:p>
          </table:table-cell>
          <table:table-cell office:value-type="float" office:value="0.000006306186" calcext:value-type="float">
            <text:p>6.306186E-06</text:p>
          </table:table-cell>
          <table:table-cell office:value-type="float" office:value="0.0002498999" calcext:value-type="float">
            <text:p>0.0002498999</text:p>
          </table:table-cell>
          <table:table-cell office:value-type="float" office:value="0.0000666868" calcext:value-type="float">
            <text:p>6.66868E-05</text:p>
          </table:table-cell>
          <table:table-cell office:value-type="float" office:value="0.00005838772" calcext:value-type="float">
            <text:p>5.838772E-05</text:p>
          </table:table-cell>
          <table:table-cell office:value-type="float" office:value="0.00003166813" calcext:value-type="float">
            <text:p>3.166813E-05</text:p>
          </table:table-cell>
          <table:table-cell office:value-type="float" office:value="0.00002558367" calcext:value-type="float">
            <text:p>2.558367E-05</text:p>
          </table:table-cell>
          <table:table-cell office:value-type="float" office:value="0.00002700707" calcext:value-type="float">
            <text:p>2.700707E-05</text:p>
          </table:table-cell>
          <table:table-cell office:value-type="float" office:value="0.00009221034" calcext:value-type="float">
            <text:p>9.221034E-05</text:p>
          </table:table-cell>
          <table:table-cell office:value-type="float" office:value="0.00003323742" calcext:value-type="float">
            <text:p>3.323742E-05</text:p>
          </table:table-cell>
          <table:table-cell office:value-type="float" office:value="0.000001813191" calcext:value-type="float">
            <text:p>1.813191E-06</text:p>
          </table:table-cell>
          <table:table-cell office:value-type="float" office:value="0.00002431353" calcext:value-type="float">
            <text:p>2.431353E-05</text:p>
          </table:table-cell>
          <table:table-cell office:value-type="float" office:value="0.0001876254" calcext:value-type="float">
            <text:p>0.0001876254</text:p>
          </table:table-cell>
          <table:table-cell office:value-type="float" office:value="0.00001129359" calcext:value-type="float">
            <text:p>1.129359E-05</text:p>
          </table:table-cell>
          <table:table-cell office:value-type="float" office:value="0.000006541475" calcext:value-type="float">
            <text:p>6.541475E-06</text:p>
          </table:table-cell>
          <table:table-cell office:value-type="float" office:value="0.000005664887" calcext:value-type="float">
            <text:p>5.664887E-06</text:p>
          </table:table-cell>
          <table:table-cell office:value-type="float" office:value="0.00007327513" calcext:value-type="float">
            <text:p>7.327513E-05</text:p>
          </table:table-cell>
          <table:table-cell office:value-type="float" office:value="0.000009669276" calcext:value-type="float">
            <text:p>9.669276E-06</text:p>
          </table:table-cell>
          <table:table-cell office:value-type="float" office:value="0.00000732147" calcext:value-type="float">
            <text:p>7.32147E-06</text:p>
          </table:table-cell>
          <table:table-cell office:value-type="float" office:value="0.0000513076" calcext:value-type="float">
            <text:p>5.13076E-05</text:p>
          </table:table-cell>
          <table:table-cell office:value-type="float" office:value="0.00008928683" calcext:value-type="float">
            <text:p>8.928683E-05</text:p>
          </table:table-cell>
          <table:table-cell office:value-type="float" office:value="0.00003326441" calcext:value-type="float">
            <text:p>3.326441E-05</text:p>
          </table:table-cell>
          <table:table-cell office:value-type="float" office:value="0.0005005694" calcext:value-type="float">
            <text:p>0.0005005694</text:p>
          </table:table-cell>
          <table:table-cell office:value-type="float" office:value="0.00002581757" calcext:value-type="float">
            <text:p>2.581757E-05</text:p>
          </table:table-cell>
          <table:table-cell office:value-type="float" office:value="0.0007173595" calcext:value-type="float">
            <text:p>0.0007173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73392" calcext:value-type="float">
            <text:p>0.02273392</text:p>
          </table:table-cell>
        </table:table-row>
        <table:table-row table:style-name="ro1">
          <table:table-cell office:value-type="float" office:value="0.2852077" calcext:value-type="float">
            <text:p>0.2852077</text:p>
          </table:table-cell>
          <table:table-cell office:value-type="float" office:value="0.4662771" calcext:value-type="float">
            <text:p>0.4662771</text:p>
          </table:table-cell>
          <table:table-cell office:value-type="float" office:value="0.2852077" calcext:value-type="float">
            <text:p>0.2852077</text:p>
          </table:table-cell>
          <table:table-cell office:value-type="float" office:value="0.0000009476236" calcext:value-type="float">
            <text:p>9.476236E-07</text:p>
          </table:table-cell>
          <table:table-cell office:value-type="float" office:value="0.000002751623" calcext:value-type="float">
            <text:p>2.751623E-06</text:p>
          </table:table-cell>
          <table:table-cell office:value-type="float" office:value="0.00006734288" calcext:value-type="float">
            <text:p>6.734288E-05</text:p>
          </table:table-cell>
          <table:table-cell office:value-type="float" office:value="0.0001392372" calcext:value-type="float">
            <text:p>0.0001392372</text:p>
          </table:table-cell>
          <table:table-cell office:value-type="float" office:value="0.00001482382" calcext:value-type="float">
            <text:p>1.482382E-05</text:p>
          </table:table-cell>
          <table:table-cell office:value-type="float" office:value="0.000009445903" calcext:value-type="float">
            <text:p>9.445903E-06</text:p>
          </table:table-cell>
          <table:table-cell office:value-type="float" office:value="0.0001488372" calcext:value-type="float">
            <text:p>0.0001488372</text:p>
          </table:table-cell>
          <table:table-cell office:value-type="float" office:value="0.00004387044" calcext:value-type="float">
            <text:p>4.387044E-05</text:p>
          </table:table-cell>
          <table:table-cell office:value-type="float" office:value="0.0000001075564" calcext:value-type="float">
            <text:p>1.075564E-07</text:p>
          </table:table-cell>
          <table:table-cell office:value-type="float" office:value="0.00009224099" calcext:value-type="float">
            <text:p>0.000092241</text:p>
          </table:table-cell>
          <table:table-cell office:value-type="float" office:value="0.00006338714" calcext:value-type="float">
            <text:p>6.338714E-05</text:p>
          </table:table-cell>
          <table:table-cell office:value-type="float" office:value="0.0000175525" calcext:value-type="float">
            <text:p>1.75525E-05</text:p>
          </table:table-cell>
          <table:table-cell office:value-type="float" office:value="0.00006766534" calcext:value-type="float">
            <text:p>6.766534E-05</text:p>
          </table:table-cell>
          <table:table-cell office:value-type="float" office:value="0.00001320032" calcext:value-type="float">
            <text:p>1.320032E-05</text:p>
          </table:table-cell>
          <table:table-cell office:value-type="float" office:value="0.000007418755" calcext:value-type="float">
            <text:p>7.418755E-06</text:p>
          </table:table-cell>
          <table:table-cell office:value-type="float" office:value="0.00000947353" calcext:value-type="float">
            <text:p>9.47353E-06</text:p>
          </table:table-cell>
          <table:table-cell office:value-type="float" office:value="0.0004329245" calcext:value-type="float">
            <text:p>0.0004329245</text:p>
          </table:table-cell>
          <table:table-cell office:value-type="float" office:value="0.00002596295" calcext:value-type="float">
            <text:p>0.000025963</text:p>
          </table:table-cell>
          <table:table-cell office:value-type="float" office:value="0.0000140834" calcext:value-type="float">
            <text:p>1.40834E-05</text:p>
          </table:table-cell>
          <table:table-cell office:value-type="float" office:value="0.00000178375" calcext:value-type="float">
            <text:p>1.78375E-06</text:p>
          </table:table-cell>
          <table:table-cell office:value-type="float" office:value="0.000003971113" calcext:value-type="float">
            <text:p>3.971113E-06</text:p>
          </table:table-cell>
          <table:table-cell office:value-type="float" office:value="0.000001497512" calcext:value-type="float">
            <text:p>1.497512E-06</text:p>
          </table:table-cell>
          <table:table-cell office:value-type="float" office:value="0.000008476056" calcext:value-type="float">
            <text:p>8.476056E-06</text:p>
          </table:table-cell>
          <table:table-cell office:value-type="float" office:value="0.00005477978" calcext:value-type="float">
            <text:p>5.477978E-05</text:p>
          </table:table-cell>
          <table:table-cell office:value-type="float" office:value="0.0000410961" calcext:value-type="float">
            <text:p>4.10961E-05</text:p>
          </table:table-cell>
          <table:table-cell office:value-type="float" office:value="0.0000000641184" calcext:value-type="float">
            <text:p>6.41184E-08</text:p>
          </table:table-cell>
          <table:table-cell office:value-type="float" office:value="0.00006440733" calcext:value-type="float">
            <text:p>6.440733E-05</text:p>
          </table:table-cell>
          <table:table-cell office:value-type="float" office:value="0.000003440903" calcext:value-type="float">
            <text:p>3.440903E-06</text:p>
          </table:table-cell>
          <table:table-cell office:value-type="float" office:value="0.00008029035" calcext:value-type="float">
            <text:p>8.02903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9686" calcext:value-type="float">
            <text:p>0.02239686</text:p>
          </table:table-cell>
        </table:table-row>
        <table:table-row table:style-name="ro1">
          <table:table-cell office:value-type="float" office:value="0.546997" calcext:value-type="float">
            <text:p>0.546997</text:p>
          </table:table-cell>
          <table:table-cell office:value-type="float" office:value="0.2608859" calcext:value-type="float">
            <text:p>0.2608859</text:p>
          </table:table-cell>
          <table:table-cell office:value-type="float" office:value="0.546997" calcext:value-type="float">
            <text:p>0.546997</text:p>
          </table:table-cell>
          <table:table-cell office:value-type="float" office:value="0.0000006190536" calcext:value-type="float">
            <text:p>6.190536E-07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00282259" calcext:value-type="float">
            <text:p>2.82259E-06</text:p>
          </table:table-cell>
          <table:table-cell office:value-type="float" office:value="0.0003998868" calcext:value-type="float">
            <text:p>0.0003998868</text:p>
          </table:table-cell>
          <table:table-cell office:value-type="float" office:value="0.00002829043" calcext:value-type="float">
            <text:p>2.829043E-05</text:p>
          </table:table-cell>
          <table:table-cell office:value-type="float" office:value="0.000001475359" calcext:value-type="float">
            <text:p>1.475359E-06</text:p>
          </table:table-cell>
          <table:table-cell office:value-type="float" office:value="0.0001782784" calcext:value-type="float">
            <text:p>0.0001782784</text:p>
          </table:table-cell>
          <table:table-cell office:value-type="float" office:value="0.0002797356" calcext:value-type="float">
            <text:p>0.0002797356</text:p>
          </table:table-cell>
          <table:table-cell office:value-type="float" office:value="0.0000853087" calcext:value-type="float">
            <text:p>8.53087E-05</text:p>
          </table:table-cell>
          <table:table-cell office:value-type="float" office:value="0.00010367" calcext:value-type="float">
            <text:p>0.00010367</text:p>
          </table:table-cell>
          <table:table-cell office:value-type="float" office:value="0.00009076335" calcext:value-type="float">
            <text:p>9.076335E-05</text:p>
          </table:table-cell>
          <table:table-cell office:value-type="float" office:value="0.00003045966" calcext:value-type="float">
            <text:p>3.045966E-05</text:p>
          </table:table-cell>
          <table:table-cell office:value-type="float" office:value="0.00001256709" calcext:value-type="float">
            <text:p>1.256709E-05</text:p>
          </table:table-cell>
          <table:table-cell office:value-type="float" office:value="0.000006015067" calcext:value-type="float">
            <text:p>6.015067E-06</text:p>
          </table:table-cell>
          <table:table-cell office:value-type="float" office:value="0.00000226182" calcext:value-type="float">
            <text:p>2.26182E-06</text:p>
          </table:table-cell>
          <table:table-cell office:value-type="float" office:value="0.0000005952945" calcext:value-type="float">
            <text:p>5.952945E-07</text:p>
          </table:table-cell>
          <table:table-cell office:value-type="float" office:value="0.0003335139" calcext:value-type="float">
            <text:p>0.0003335139</text:p>
          </table:table-cell>
          <table:table-cell office:value-type="float" office:value="0.000003817411" calcext:value-type="float">
            <text:p>3.817411E-06</text:p>
          </table:table-cell>
          <table:table-cell office:value-type="float" office:value="0.00001940919" calcext:value-type="float">
            <text:p>1.940919E-05</text:p>
          </table:table-cell>
          <table:table-cell office:value-type="float" office:value="0.0000008826141" calcext:value-type="float">
            <text:p>8.826141E-07</text:p>
          </table:table-cell>
          <table:table-cell office:value-type="float" office:value="0.000007896262" calcext:value-type="float">
            <text:p>7.896262E-06</text:p>
          </table:table-cell>
          <table:table-cell office:value-type="float" office:value="0.000004360203" calcext:value-type="float">
            <text:p>4.360203E-06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5745999" calcext:value-type="float">
            <text:p>0.000005746</text:p>
          </table:table-cell>
          <table:table-cell office:value-type="float" office:value="0.0005816845" calcext:value-type="float">
            <text:p>0.0005816845</text:p>
          </table:table-cell>
          <table:table-cell office:value-type="float" office:value="0.000001873526" calcext:value-type="float">
            <text:p>1.873526E-06</text:p>
          </table:table-cell>
          <table:table-cell office:value-type="float" office:value="0.00008753165" calcext:value-type="float">
            <text:p>8.75316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7487" calcext:value-type="float">
            <text:p>0.02237487</text:p>
          </table:table-cell>
        </table:table-row>
        <table:table-row table:style-name="ro1">
          <table:table-cell office:value-type="float" office:value="0.2363274" calcext:value-type="float">
            <text:p>0.2363274</text:p>
          </table:table-cell>
          <table:table-cell office:value-type="float" office:value="0.5141499" calcext:value-type="float">
            <text:p>0.5141499</text:p>
          </table:table-cell>
          <table:table-cell office:value-type="float" office:value="0.2363274" calcext:value-type="float">
            <text:p>0.2363274</text:p>
          </table:table-cell>
          <table:table-cell office:value-type="float" office:value="0.00001127078" calcext:value-type="float">
            <text:p>1.127078E-05</text:p>
          </table:table-cell>
          <table:table-cell office:value-type="float" office:value="0.000005337555" calcext:value-type="float">
            <text:p>5.337555E-06</text:p>
          </table:table-cell>
          <table:table-cell office:value-type="float" office:value="0.00003279611" calcext:value-type="float">
            <text:p>3.279611E-05</text:p>
          </table:table-cell>
          <table:table-cell office:value-type="float" office:value="0.00003185911" calcext:value-type="float">
            <text:p>3.185911E-05</text:p>
          </table:table-cell>
          <table:table-cell office:value-type="float" office:value="0.000008061837" calcext:value-type="float">
            <text:p>8.061837E-06</text:p>
          </table:table-cell>
          <table:table-cell office:value-type="float" office:value="0.0000000795849" calcext:value-type="float">
            <text:p>7.95849E-08</text:p>
          </table:table-cell>
          <table:table-cell office:value-type="float" office:value="0.000117745" calcext:value-type="float">
            <text:p>0.000117745</text:p>
          </table:table-cell>
          <table:table-cell office:value-type="float" office:value="0.00009968962" calcext:value-type="float">
            <text:p>9.968962E-05</text:p>
          </table:table-cell>
          <table:table-cell office:value-type="float" office:value="0.0000560298" calcext:value-type="float">
            <text:p>5.60298E-05</text:p>
          </table:table-cell>
          <table:table-cell office:value-type="float" office:value="0.000009886744" calcext:value-type="float">
            <text:p>9.886744E-06</text:p>
          </table:table-cell>
          <table:table-cell office:value-type="float" office:value="0.00004994032" calcext:value-type="float">
            <text:p>4.994032E-05</text:p>
          </table:table-cell>
          <table:table-cell office:value-type="float" office:value="0.000004573623" calcext:value-type="float">
            <text:p>4.573623E-06</text:p>
          </table:table-cell>
          <table:table-cell office:value-type="float" office:value="0.0000198929" calcext:value-type="float">
            <text:p>1.98929E-05</text:p>
          </table:table-cell>
          <table:table-cell office:value-type="float" office:value="0.00001233582" calcext:value-type="float">
            <text:p>1.233582E-05</text:p>
          </table:table-cell>
          <table:table-cell office:value-type="float" office:value="0.000002051207" calcext:value-type="float">
            <text:p>2.051207E-06</text:p>
          </table:table-cell>
          <table:table-cell office:value-type="float" office:value="0.000001021548" calcext:value-type="float">
            <text:p>1.021548E-06</text:p>
          </table:table-cell>
          <table:table-cell office:value-type="float" office:value="0.000006530357" calcext:value-type="float">
            <text:p>6.530357E-06</text:p>
          </table:table-cell>
          <table:table-cell office:value-type="float" office:value="0.00002964735" calcext:value-type="float">
            <text:p>2.964735E-05</text:p>
          </table:table-cell>
          <table:table-cell office:value-type="float" office:value="0.000002042056" calcext:value-type="float">
            <text:p>2.042056E-06</text:p>
          </table:table-cell>
          <table:table-cell office:value-type="float" office:value="0.00000766992" calcext:value-type="float">
            <text:p>7.66992E-06</text:p>
          </table:table-cell>
          <table:table-cell office:value-type="float" office:value="0.0001489155" calcext:value-type="float">
            <text:p>0.0001489155</text:p>
          </table:table-cell>
          <table:table-cell office:value-type="float" office:value="0.000002408678" calcext:value-type="float">
            <text:p>2.408678E-06</text:p>
          </table:table-cell>
          <table:table-cell office:value-type="float" office:value="0.00001755202" calcext:value-type="float">
            <text:p>0.000017552</text:p>
          </table:table-cell>
          <table:table-cell office:value-type="float" office:value="0.00001192234" calcext:value-type="float">
            <text:p>1.192234E-05</text:p>
          </table:table-cell>
          <table:table-cell office:value-type="float" office:value="0.00001182785" calcext:value-type="float">
            <text:p>1.182785E-05</text:p>
          </table:table-cell>
          <table:table-cell office:value-type="float" office:value="0.000003263401" calcext:value-type="float">
            <text:p>3.263401E-06</text:p>
          </table:table-cell>
          <table:table-cell office:value-type="float" office:value="0.0004521931" calcext:value-type="float">
            <text:p>0.0004521931</text:p>
          </table:table-cell>
          <table:table-cell office:value-type="float" office:value="0.000001185647" calcext:value-type="float">
            <text:p>1.185647E-06</text:p>
          </table:table-cell>
          <table:table-cell office:value-type="float" office:value="0.00005540294" calcext:value-type="float">
            <text:p>5.54029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23113" calcext:value-type="float">
            <text:p>0.02223113</text:p>
          </table:table-cell>
        </table:table-row>
        <table:table-row table:style-name="ro1">
          <table:table-cell office:value-type="float" office:value="0.5936161" calcext:value-type="float">
            <text:p>0.5936161</text:p>
          </table:table-cell>
          <table:table-cell office:value-type="float" office:value="0.2306051" calcext:value-type="float">
            <text:p>0.2306051</text:p>
          </table:table-cell>
          <table:table-cell office:value-type="float" office:value="0.5936161" calcext:value-type="float">
            <text:p>0.5936161</text:p>
          </table:table-cell>
          <table:table-cell office:value-type="float" office:value="0.00002221181" calcext:value-type="float">
            <text:p>2.221181E-05</text:p>
          </table:table-cell>
          <table:table-cell office:value-type="float" office:value="0.000001468823" calcext:value-type="float">
            <text:p>1.468823E-06</text:p>
          </table:table-cell>
          <table:table-cell office:value-type="float" office:value="0.00005190405" calcext:value-type="float">
            <text:p>5.190405E-05</text:p>
          </table:table-cell>
          <table:table-cell office:value-type="float" office:value="0.0002977693" calcext:value-type="float">
            <text:p>0.0002977693</text:p>
          </table:table-cell>
          <table:table-cell office:value-type="float" office:value="0.0001535668" calcext:value-type="float">
            <text:p>0.0001535668</text:p>
          </table:table-cell>
          <table:table-cell office:value-type="float" office:value="0.00002727672" calcext:value-type="float">
            <text:p>2.727672E-05</text:p>
          </table:table-cell>
          <table:table-cell office:value-type="float" office:value="0.0003758674" calcext:value-type="float">
            <text:p>0.0003758674</text:p>
          </table:table-cell>
          <table:table-cell office:value-type="float" office:value="0.00005936769" calcext:value-type="float">
            <text:p>5.936769E-05</text:p>
          </table:table-cell>
          <table:table-cell office:value-type="float" office:value="0.0002073931" calcext:value-type="float">
            <text:p>0.0002073931</text:p>
          </table:table-cell>
          <table:table-cell office:value-type="float" office:value="0.00007518022" calcext:value-type="float">
            <text:p>7.51802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6373388" calcext:value-type="float">
            <text:p>6.373388E-06</text:p>
          </table:table-cell>
          <table:table-cell office:value-type="float" office:value="0.0006355055" calcext:value-type="float">
            <text:p>0.0006355055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299854" calcext:value-type="float">
            <text:p>2.99854E-05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915633" calcext:value-type="float">
            <text:p>0.0008915633</text:p>
          </table:table-cell>
          <table:table-cell office:value-type="float" office:value="0.00007893031" calcext:value-type="float">
            <text:p>7.893031E-05</text:p>
          </table:table-cell>
          <table:table-cell office:value-type="float" office:value="0.0001074205" calcext:value-type="float">
            <text:p>0.0001074205</text:p>
          </table:table-cell>
          <table:table-cell office:value-type="float" office:value="0.0000870831" calcext:value-type="float">
            <text:p>8.70831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349044" calcext:value-type="float">
            <text:p>3.49044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421781" calcext:value-type="float">
            <text:p>4.21781E-05</text:p>
          </table:table-cell>
          <table:table-cell office:value-type="float" office:value="0.0001058767" calcext:value-type="float">
            <text:p>0.0001058767</text:p>
          </table:table-cell>
          <table:table-cell office:value-type="float" office:value="0.00003265902" calcext:value-type="float">
            <text:p>0.000032659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9100179" calcext:value-type="float">
            <text:p>9.100179E-0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02272" calcext:value-type="float">
            <text:p>0.02202272</text:p>
          </table:table-cell>
        </table:table-row>
        <table:table-row table:style-name="ro1">
          <table:table-cell office:value-type="float" office:value="0.4506776" calcext:value-type="float">
            <text:p>0.4506776</text:p>
          </table:table-cell>
          <table:table-cell office:value-type="float" office:value="0.3297136" calcext:value-type="float">
            <text:p>0.3297136</text:p>
          </table:table-cell>
          <table:table-cell office:value-type="float" office:value="0.4506776" calcext:value-type="float">
            <text:p>0.4506776</text:p>
          </table:table-cell>
          <table:table-cell office:value-type="float" office:value="0.00000478395" calcext:value-type="float">
            <text:p>0.000004784</text:p>
          </table:table-cell>
          <table:table-cell office:value-type="float" office:value="0.000005028866" calcext:value-type="float">
            <text:p>5.028866E-06</text:p>
          </table:table-cell>
          <table:table-cell office:value-type="float" office:value="0.00005450404" calcext:value-type="float">
            <text:p>0.000054504</text:p>
          </table:table-cell>
          <table:table-cell office:value-type="float" office:value="0.000306992" calcext:value-type="float">
            <text:p>0.000306992</text:p>
          </table:table-cell>
          <table:table-cell office:value-type="float" office:value="0.00005794407" calcext:value-type="float">
            <text:p>5.794407E-05</text:p>
          </table:table-cell>
          <table:table-cell office:value-type="float" office:value="0.00003177087" calcext:value-type="float">
            <text:p>3.177087E-05</text:p>
          </table:table-cell>
          <table:table-cell office:value-type="float" office:value="0.0003151263" calcext:value-type="float">
            <text:p>0.0003151263</text:p>
          </table:table-cell>
          <table:table-cell office:value-type="float" office:value="0.00005848061" calcext:value-type="float">
            <text:p>5.848061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1272076" calcext:value-type="float">
            <text:p>1.272076E-06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422846" calcext:value-type="float">
            <text:p>0.0008422846</text:p>
          </table:table-cell>
          <table:table-cell office:value-type="float" office:value="0.00008507284" calcext:value-type="float">
            <text:p>8.507284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2681379" calcext:value-type="float">
            <text:p>2.681379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8650961" calcext:value-type="float">
            <text:p>8.650961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3859528" calcext:value-type="float">
            <text:p>3.859528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08921857" calcext:value-type="float">
            <text:p>8.921857E-06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88609" calcext:value-type="float">
            <text:p>0.02188609</text:p>
          </table:table-cell>
        </table:table-row>
        <table:table-row table:style-name="ro1">
          <table:table-cell office:value-type="float" office:value="0.2185141" calcext:value-type="float">
            <text:p>0.2185141</text:p>
          </table:table-cell>
          <table:table-cell office:value-type="float" office:value="0.5337856" calcext:value-type="float">
            <text:p>0.5337856</text:p>
          </table:table-cell>
          <table:table-cell office:value-type="float" office:value="0.2185141" calcext:value-type="float">
            <text:p>0.2185141</text:p>
          </table:table-cell>
          <table:table-cell office:value-type="float" office:value="0.00002330379" calcext:value-type="float">
            <text:p>2.330379E-05</text:p>
          </table:table-cell>
          <table:table-cell office:value-type="float" office:value="0.001351719" calcext:value-type="float">
            <text:p>0.001351719</text:p>
          </table:table-cell>
          <table:table-cell office:value-type="float" office:value="0.00007460591" calcext:value-type="float">
            <text:p>7.460591E-05</text:p>
          </table:table-cell>
          <table:table-cell office:value-type="float" office:value="0.0002461683" calcext:value-type="float">
            <text:p>0.0002461683</text:p>
          </table:table-cell>
          <table:table-cell office:value-type="float" office:value="0.0001167544" calcext:value-type="float">
            <text:p>0.0001167544</text:p>
          </table:table-cell>
          <table:table-cell office:value-type="float" office:value="0.000008175608" calcext:value-type="float">
            <text:p>8.175608E-06</text:p>
          </table:table-cell>
          <table:table-cell office:value-type="float" office:value="0.000290093" calcext:value-type="float">
            <text:p>0.000290093</text:p>
          </table:table-cell>
          <table:table-cell office:value-type="float" office:value="0.0008149329" calcext:value-type="float">
            <text:p>0.0008149329</text:p>
          </table:table-cell>
          <table:table-cell office:value-type="float" office:value="0.00006958525" calcext:value-type="float">
            <text:p>6.958525E-05</text:p>
          </table:table-cell>
          <table:table-cell office:value-type="float" office:value="0.0001347694" calcext:value-type="float">
            <text:p>0.0001347694</text:p>
          </table:table-cell>
          <table:table-cell office:value-type="float" office:value="0.0001966643" calcext:value-type="float">
            <text:p>0.0001966643</text:p>
          </table:table-cell>
          <table:table-cell office:value-type="float" office:value="0.000005025953" calcext:value-type="float">
            <text:p>0.000005026</text:p>
          </table:table-cell>
          <table:table-cell office:value-type="float" office:value="0.0001134643" calcext:value-type="float">
            <text:p>0.0001134643</text:p>
          </table:table-cell>
          <table:table-cell office:value-type="float" office:value="0.00003431438" calcext:value-type="float">
            <text:p>3.431438E-05</text:p>
          </table:table-cell>
          <table:table-cell office:value-type="float" office:value="0.000002811685" calcext:value-type="float">
            <text:p>2.811685E-06</text:p>
          </table:table-cell>
          <table:table-cell office:value-type="float" office:value="0.00001688163" calcext:value-type="float">
            <text:p>1.688163E-05</text:p>
          </table:table-cell>
          <table:table-cell office:value-type="float" office:value="0.0003350875" calcext:value-type="float">
            <text:p>0.0003350875</text:p>
          </table:table-cell>
          <table:table-cell office:value-type="float" office:value="0.0001048777" calcext:value-type="float">
            <text:p>0.0001048777</text:p>
          </table:table-cell>
          <table:table-cell office:value-type="float" office:value="0.0000008096078" calcext:value-type="float">
            <text:p>8.096078E-07</text:p>
          </table:table-cell>
          <table:table-cell office:value-type="float" office:value="0.0001119907" calcext:value-type="float">
            <text:p>0.0001119907</text:p>
          </table:table-cell>
          <table:table-cell office:value-type="float" office:value="0.00001501084" calcext:value-type="float">
            <text:p>1.501084E-05</text:p>
          </table:table-cell>
          <table:table-cell office:value-type="float" office:value="0.0000216244" calcext:value-type="float">
            <text:p>2.16244E-05</text:p>
          </table:table-cell>
          <table:table-cell office:value-type="float" office:value="0.000007238193" calcext:value-type="float">
            <text:p>7.238193E-06</text:p>
          </table:table-cell>
          <table:table-cell office:value-type="float" office:value="0.0001182983" calcext:value-type="float">
            <text:p>0.0001182983</text:p>
          </table:table-cell>
          <table:table-cell office:value-type="float" office:value="0.00003099714" calcext:value-type="float">
            <text:p>3.099714E-05</text:p>
          </table:table-cell>
          <table:table-cell office:value-type="float" office:value="0.0000866766" calcext:value-type="float">
            <text:p>8.66766E-05</text:p>
          </table:table-cell>
          <table:table-cell office:value-type="float" office:value="0.0008571309" calcext:value-type="float">
            <text:p>0.0008571309</text:p>
          </table:table-cell>
          <table:table-cell office:value-type="float" office:value="0.00001285914" calcext:value-type="float">
            <text:p>1.285914E-05</text:p>
          </table:table-cell>
          <table:table-cell office:value-type="float" office:value="0.00001393283" calcext:value-type="float">
            <text:p>1.39328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59549" calcext:value-type="float">
            <text:p>0.02159549</text:p>
          </table:table-cell>
        </table:table-row>
        <table:table-row table:style-name="ro1">
          <table:table-cell office:value-type="float" office:value="0.5189986" calcext:value-type="float">
            <text:p>0.5189986</text:p>
          </table:table-cell>
          <table:table-cell office:value-type="float" office:value="0.2805936" calcext:value-type="float">
            <text:p>0.2805936</text:p>
          </table:table-cell>
          <table:table-cell office:value-type="float" office:value="0.5189986" calcext:value-type="float">
            <text:p>0.5189986</text:p>
          </table:table-cell>
          <table:table-cell office:value-type="float" office:value="0.000003262627" calcext:value-type="float">
            <text:p>3.262627E-06</text:p>
          </table:table-cell>
          <table:table-cell office:value-type="float" office:value="0.000001308594" calcext:value-type="float">
            <text:p>1.308594E-06</text:p>
          </table:table-cell>
          <table:table-cell office:value-type="float" office:value="0.00005450404" calcext:value-type="float">
            <text:p>0.000054504</text:p>
          </table:table-cell>
          <table:table-cell office:value-type="float" office:value="0.0002977693" calcext:value-type="float">
            <text:p>0.0002977693</text:p>
          </table:table-cell>
          <table:table-cell office:value-type="float" office:value="0.00004236624" calcext:value-type="float">
            <text:p>4.236624E-05</text:p>
          </table:table-cell>
          <table:table-cell office:value-type="float" office:value="0.00002727672" calcext:value-type="float">
            <text:p>2.727672E-05</text:p>
          </table:table-cell>
          <table:table-cell office:value-type="float" office:value="0.0003792036" calcext:value-type="float">
            <text:p>0.0003792036</text:p>
          </table:table-cell>
          <table:table-cell office:value-type="float" office:value="0.00005848061" calcext:value-type="float">
            <text:p>5.848061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6373388" calcext:value-type="float">
            <text:p>6.373388E-06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915633" calcext:value-type="float">
            <text:p>0.0008915633</text:p>
          </table:table-cell>
          <table:table-cell office:value-type="float" office:value="0.00008507284" calcext:value-type="float">
            <text:p>8.507284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3438633" calcext:value-type="float">
            <text:p>3.438633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1210034" calcext:value-type="float">
            <text:p>1.210034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421781" calcext:value-type="float">
            <text:p>4.21781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3154633" calcext:value-type="float">
            <text:p>3.154633E-05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0303" calcext:value-type="float">
            <text:p>0.02140303</text:p>
          </table:table-cell>
        </table:table-row>
        <table:table-row table:style-name="ro1">
          <table:table-cell office:value-type="float" office:value="0.1801288" calcext:value-type="float">
            <text:p>0.1801288</text:p>
          </table:table-cell>
          <table:table-cell office:value-type="float" office:value="0.5761294" calcext:value-type="float">
            <text:p>0.5761294</text:p>
          </table:table-cell>
          <table:table-cell office:value-type="float" office:value="0.1801288" calcext:value-type="float">
            <text:p>0.1801288</text:p>
          </table:table-cell>
          <table:table-cell office:value-type="float" office:value="0.000001331664" calcext:value-type="float">
            <text:p>1.331664E-06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1450826" calcext:value-type="float">
            <text:p>0.0001450826</text:p>
          </table:table-cell>
          <table:table-cell office:value-type="float" office:value="0.0001532232" calcext:value-type="float">
            <text:p>0.0001532232</text:p>
          </table:table-cell>
          <table:table-cell office:value-type="float" office:value="0.00003838704" calcext:value-type="float">
            <text:p>0.000038387</text:p>
          </table:table-cell>
          <table:table-cell office:value-type="float" office:value="0.0000009152582" calcext:value-type="float">
            <text:p>9.152582E-07</text:p>
          </table:table-cell>
          <table:table-cell office:value-type="float" office:value="0.0002268889" calcext:value-type="float">
            <text:p>0.0002268889</text:p>
          </table:table-cell>
          <table:table-cell office:value-type="float" office:value="0.0002709687" calcext:value-type="float">
            <text:p>0.0002709687</text:p>
          </table:table-cell>
          <table:table-cell office:value-type="float" office:value="0.000004979686" calcext:value-type="float">
            <text:p>4.979686E-06</text:p>
          </table:table-cell>
          <table:table-cell office:value-type="float" office:value="0.00002234504" calcext:value-type="float">
            <text:p>0.000022345</text:p>
          </table:table-cell>
          <table:table-cell office:value-type="float" office:value="0.000008766551" calcext:value-type="float">
            <text:p>8.766551E-06</text:p>
          </table:table-cell>
          <table:table-cell office:value-type="float" office:value="0.0001282058" calcext:value-type="float">
            <text:p>0.0001282058</text:p>
          </table:table-cell>
          <table:table-cell office:value-type="float" office:value="0.0001643989" calcext:value-type="float">
            <text:p>0.0001643989</text:p>
          </table:table-cell>
          <table:table-cell office:value-type="float" office:value="0.00002825296" calcext:value-type="float">
            <text:p>0.000028253</text:p>
          </table:table-cell>
          <table:table-cell office:value-type="float" office:value="0.000003640609" calcext:value-type="float">
            <text:p>3.640609E-06</text:p>
          </table:table-cell>
          <table:table-cell office:value-type="float" office:value="0.00000876477" calcext:value-type="float">
            <text:p>8.76477E-06</text:p>
          </table:table-cell>
          <table:table-cell office:value-type="float" office:value="0.0003238851" calcext:value-type="float">
            <text:p>0.0003238851</text:p>
          </table:table-cell>
          <table:table-cell office:value-type="float" office:value="0.00002170953" calcext:value-type="float">
            <text:p>2.170953E-05</text:p>
          </table:table-cell>
          <table:table-cell office:value-type="float" office:value="0.00001504027" calcext:value-type="float">
            <text:p>1.504027E-05</text:p>
          </table:table-cell>
          <table:table-cell office:value-type="float" office:value="0.000002549878" calcext:value-type="float">
            <text:p>2.549878E-06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784234" calcext:value-type="float">
            <text:p>1.784234E-05</text:p>
          </table:table-cell>
          <table:table-cell office:value-type="float" office:value="0.000008741278" calcext:value-type="float">
            <text:p>8.741278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2483521" calcext:value-type="float">
            <text:p>2.483521E-06</text:p>
          </table:table-cell>
          <table:table-cell office:value-type="float" office:value="0.0001301789" calcext:value-type="float">
            <text:p>0.0001301789</text:p>
          </table:table-cell>
          <table:table-cell office:value-type="float" office:value="0.000001616973" calcext:value-type="float">
            <text:p>0.000001617</text:p>
          </table:table-cell>
          <table:table-cell office:value-type="float" office:value="0.0003007631" calcext:value-type="float">
            <text:p>0.0003007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8194" calcext:value-type="float">
            <text:p>0.02138194</text:p>
          </table:table-cell>
        </table:table-row>
        <table:table-row table:style-name="ro1">
          <table:table-cell office:value-type="float" office:value="0.5082216" calcext:value-type="float">
            <text:p>0.5082216</text:p>
          </table:table-cell>
          <table:table-cell office:value-type="float" office:value="0.2882438" calcext:value-type="float">
            <text:p>0.2882438</text:p>
          </table:table-cell>
          <table:table-cell office:value-type="float" office:value="0.5082216" calcext:value-type="float">
            <text:p>0.5082216</text:p>
          </table:table-cell>
          <table:table-cell office:value-type="float" office:value="0.000007928806" calcext:value-type="float">
            <text:p>7.928806E-06</text:p>
          </table:table-cell>
          <table:table-cell office:value-type="float" office:value="0.0000005349738" calcext:value-type="float">
            <text:p>0.000000535</text:p>
          </table:table-cell>
          <table:table-cell office:value-type="float" office:value="0.00008284665" calcext:value-type="float">
            <text:p>8.284665E-05</text:p>
          </table:table-cell>
          <table:table-cell office:value-type="float" office:value="0.0002868577" calcext:value-type="float">
            <text:p>0.0002868577</text:p>
          </table:table-cell>
          <table:table-cell office:value-type="float" office:value="0.0006388907" calcext:value-type="float">
            <text:p>0.0006388907</text:p>
          </table:table-cell>
          <table:table-cell office:value-type="float" office:value="0.00001219976" calcext:value-type="float">
            <text:p>1.219976E-05</text:p>
          </table:table-cell>
          <table:table-cell office:value-type="float" office:value="0.0001755173" calcext:value-type="float">
            <text:p>0.0001755173</text:p>
          </table:table-cell>
          <table:table-cell office:value-type="float" office:value="0.0003554521" calcext:value-type="float">
            <text:p>0.0003554521</text:p>
          </table:table-cell>
          <table:table-cell office:value-type="float" office:value="0.000003484729" calcext:value-type="float">
            <text:p>3.484729E-06</text:p>
          </table:table-cell>
          <table:table-cell office:value-type="float" office:value="0.00002046094" calcext:value-type="float">
            <text:p>2.046094E-05</text:p>
          </table:table-cell>
          <table:table-cell office:value-type="float" office:value="0.00002165044" calcext:value-type="float">
            <text:p>2.165044E-05</text:p>
          </table:table-cell>
          <table:table-cell office:value-type="float" office:value="0.00008140199" calcext:value-type="float">
            <text:p>0.000081402</text:p>
          </table:table-cell>
          <table:table-cell office:value-type="float" office:value="0.00001298811" calcext:value-type="float">
            <text:p>1.298811E-05</text:p>
          </table:table-cell>
          <table:table-cell office:value-type="float" office:value="0.000317205" calcext:value-type="float">
            <text:p>0.000317205</text:p>
          </table:table-cell>
          <table:table-cell office:value-type="float" office:value="0.0000009711811" calcext:value-type="float">
            <text:p>9.711811E-07</text:p>
          </table:table-cell>
          <table:table-cell office:value-type="float" office:value="0.00001797416" calcext:value-type="float">
            <text:p>1.797416E-05</text:p>
          </table:table-cell>
          <table:table-cell office:value-type="float" office:value="0.0004981309" calcext:value-type="float">
            <text:p>0.0004981309</text:p>
          </table:table-cell>
          <table:table-cell office:value-type="float" office:value="0.0005724556" calcext:value-type="float">
            <text:p>0.0005724556</text:p>
          </table:table-cell>
          <table:table-cell office:value-type="float" office:value="0.000004495022" calcext:value-type="float">
            <text:p>0.000004495</text:p>
          </table:table-cell>
          <table:table-cell office:value-type="float" office:value="0.0002217723" calcext:value-type="float">
            <text:p>0.0002217723</text:p>
          </table:table-cell>
          <table:table-cell office:value-type="float" office:value="0.0007165334" calcext:value-type="float">
            <text:p>0.0007165334</text:p>
          </table:table-cell>
          <table:table-cell office:value-type="float" office:value="0.000384004" calcext:value-type="float">
            <text:p>0.000384004</text:p>
          </table:table-cell>
          <table:table-cell office:value-type="float" office:value="0.000004775344" calcext:value-type="float">
            <text:p>4.775344E-06</text:p>
          </table:table-cell>
          <table:table-cell office:value-type="float" office:value="0.0001371959" calcext:value-type="float">
            <text:p>0.0001371959</text:p>
          </table:table-cell>
          <table:table-cell office:value-type="float" office:value="0.000008531732" calcext:value-type="float">
            <text:p>8.531732E-06</text:p>
          </table:table-cell>
          <table:table-cell office:value-type="float" office:value="0.00004402631" calcext:value-type="float">
            <text:p>4.402631E-05</text:p>
          </table:table-cell>
          <table:table-cell office:value-type="float" office:value="0.0005718973" calcext:value-type="float">
            <text:p>0.0005718973</text:p>
          </table:table-cell>
          <table:table-cell office:value-type="float" office:value="0.0000008894033" calcext:value-type="float">
            <text:p>8.894033E-07</text:p>
          </table:table-cell>
          <table:table-cell office:value-type="float" office:value="0.0005075275" calcext:value-type="float">
            <text:p>0.000507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29438" calcext:value-type="float">
            <text:p>0.02129438</text:p>
          </table:table-cell>
        </table:table-row>
        <table:table-row table:style-name="ro1">
          <table:table-cell office:value-type="float" office:value="0.4188448" calcext:value-type="float">
            <text:p>0.4188448</text:p>
          </table:table-cell>
          <table:table-cell office:value-type="float" office:value="0.3533741" calcext:value-type="float">
            <text:p>0.3533741</text:p>
          </table:table-cell>
          <table:table-cell office:value-type="float" office:value="0.4188448" calcext:value-type="float">
            <text:p>0.4188448</text:p>
          </table:table-cell>
          <table:table-cell office:value-type="float" office:value="0.00001516765" calcext:value-type="float">
            <text:p>1.516765E-05</text:p>
          </table:table-cell>
          <table:table-cell office:value-type="float" office:value="0.000002237568" calcext:value-type="float">
            <text:p>2.237568E-06</text:p>
          </table:table-cell>
          <table:table-cell office:value-type="float" office:value="0.00001340556" calcext:value-type="float">
            <text:p>1.340556E-05</text:p>
          </table:table-cell>
          <table:table-cell office:value-type="float" office:value="0.000203536" calcext:value-type="float">
            <text:p>0.000203536</text:p>
          </table:table-cell>
          <table:table-cell office:value-type="float" office:value="0.00005373598" calcext:value-type="float">
            <text:p>0.000053736</text:p>
          </table:table-cell>
          <table:table-cell office:value-type="float" office:value="0.000006031557" calcext:value-type="float">
            <text:p>6.031557E-06</text:p>
          </table:table-cell>
          <table:table-cell office:value-type="float" office:value="0.0001944281" calcext:value-type="float">
            <text:p>0.0001944281</text:p>
          </table:table-cell>
          <table:table-cell office:value-type="float" office:value="0.00005739736" calcext:value-type="float">
            <text:p>5.739736E-05</text:p>
          </table:table-cell>
          <table:table-cell office:value-type="float" office:value="0.00004323668" calcext:value-type="float">
            <text:p>4.323668E-05</text:p>
          </table:table-cell>
          <table:table-cell office:value-type="float" office:value="0.00001154129" calcext:value-type="float">
            <text:p>1.154129E-05</text:p>
          </table:table-cell>
          <table:table-cell office:value-type="float" office:value="0.0002496388" calcext:value-type="float">
            <text:p>0.0002496388</text:p>
          </table:table-cell>
          <table:table-cell office:value-type="float" office:value="0.000005165892" calcext:value-type="float">
            <text:p>5.165892E-06</text:p>
          </table:table-cell>
          <table:table-cell office:value-type="float" office:value="0.00007466988" calcext:value-type="float">
            <text:p>7.466988E-05</text:p>
          </table:table-cell>
          <table:table-cell office:value-type="float" office:value="0.00002592437" calcext:value-type="float">
            <text:p>2.592437E-05</text:p>
          </table:table-cell>
          <table:table-cell office:value-type="float" office:value="0.000007044808" calcext:value-type="float">
            <text:p>7.044808E-06</text:p>
          </table:table-cell>
          <table:table-cell office:value-type="float" office:value="0.00001695455" calcext:value-type="float">
            <text:p>1.695455E-05</text:p>
          </table:table-cell>
          <table:table-cell office:value-type="float" office:value="0.0002223679" calcext:value-type="float">
            <text:p>0.0002223679</text:p>
          </table:table-cell>
          <table:table-cell office:value-type="float" office:value="0.00001333229" calcext:value-type="float">
            <text:p>1.333229E-05</text:p>
          </table:table-cell>
          <table:table-cell office:value-type="float" office:value="0.00002078391" calcext:value-type="float">
            <text:p>2.078391E-05</text:p>
          </table:table-cell>
          <table:table-cell office:value-type="float" office:value="0.000002146134" calcext:value-type="float">
            <text:p>2.146134E-06</text:p>
          </table:table-cell>
          <table:table-cell office:value-type="float" office:value="0.00002077323" calcext:value-type="float">
            <text:p>2.077323E-05</text:p>
          </table:table-cell>
          <table:table-cell office:value-type="float" office:value="0.0000130527" calcext:value-type="float">
            <text:p>1.30527E-05</text:p>
          </table:table-cell>
          <table:table-cell office:value-type="float" office:value="0.00003641602" calcext:value-type="float">
            <text:p>0.000036416</text:p>
          </table:table-cell>
          <table:table-cell office:value-type="float" office:value="0.0000007600998" calcext:value-type="float">
            <text:p>7.600998E-07</text:p>
          </table:table-cell>
          <table:table-cell office:value-type="float" office:value="0.00001192743" calcext:value-type="float">
            <text:p>1.192743E-05</text:p>
          </table:table-cell>
          <table:table-cell office:value-type="float" office:value="0.00009447964" calcext:value-type="float">
            <text:p>9.447964E-05</text:p>
          </table:table-cell>
          <table:table-cell office:value-type="float" office:value="0.001002185" calcext:value-type="float">
            <text:p>0.001002185</text:p>
          </table:table-cell>
          <table:table-cell office:value-type="float" office:value="0.000007898847" calcext:value-type="float">
            <text:p>7.898847E-06</text:p>
          </table:table-cell>
          <table:table-cell office:value-type="float" office:value="0.0002236547" calcext:value-type="float">
            <text:p>0.000223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8971" calcext:value-type="float">
            <text:p>0.02118971</text:p>
          </table:table-cell>
        </table:table-row>
        <table:table-row table:style-name="ro1">
          <table:table-cell office:value-type="float" office:value="0.1233037" calcext:value-type="float">
            <text:p>0.1233037</text:p>
          </table:table-cell>
          <table:table-cell office:value-type="float" office:value="0.6529181" calcext:value-type="float">
            <text:p>0.6529181</text:p>
          </table:table-cell>
          <table:table-cell office:value-type="float" office:value="0.1233037" calcext:value-type="float">
            <text:p>0.1233037</text:p>
          </table:table-cell>
          <table:table-cell office:value-type="float" office:value="0.000005261942" calcext:value-type="float">
            <text:p>5.261942E-06</text:p>
          </table:table-cell>
          <table:table-cell office:value-type="float" office:value="0.00005583111" calcext:value-type="float">
            <text:p>5.583111E-05</text:p>
          </table:table-cell>
          <table:table-cell office:value-type="float" office:value="0.01396323" calcext:value-type="float">
            <text:p>0.01396323</text:p>
          </table:table-cell>
          <table:table-cell office:value-type="float" office:value="0.00006957161" calcext:value-type="float">
            <text:p>6.957161E-05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2221047" calcext:value-type="float">
            <text:p>2.221047E-05</text:p>
          </table:table-cell>
          <table:table-cell office:value-type="float" office:value="0.0002558479" calcext:value-type="float">
            <text:p>0.0002558479</text:p>
          </table:table-cell>
          <table:table-cell office:value-type="float" office:value="0.00007024715" calcext:value-type="float">
            <text:p>7.024715E-05</text:p>
          </table:table-cell>
          <table:table-cell office:value-type="float" office:value="0.00006186256" calcext:value-type="float">
            <text:p>6.186256E-05</text:p>
          </table:table-cell>
          <table:table-cell office:value-type="float" office:value="0.00009906267" calcext:value-type="float">
            <text:p>9.906267E-05</text:p>
          </table:table-cell>
          <table:table-cell office:value-type="float" office:value="0.0001828751" calcext:value-type="float">
            <text:p>0.0001828751</text:p>
          </table:table-cell>
          <table:table-cell office:value-type="float" office:value="0.00001925942" calcext:value-type="float">
            <text:p>1.925942E-05</text:p>
          </table:table-cell>
          <table:table-cell office:value-type="float" office:value="0.00009572049" calcext:value-type="float">
            <text:p>9.572049E-05</text:p>
          </table:table-cell>
          <table:table-cell office:value-type="float" office:value="0.00003704682" calcext:value-type="float">
            <text:p>3.704682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2738002" calcext:value-type="float">
            <text:p>0.0002738002</text:p>
          </table:table-cell>
          <table:table-cell office:value-type="float" office:value="0.0000130662" calcext:value-type="float">
            <text:p>1.30662E-05</text:p>
          </table:table-cell>
          <table:table-cell office:value-type="float" office:value="0.00000332955" calcext:value-type="float">
            <text:p>3.32955E-06</text:p>
          </table:table-cell>
          <table:table-cell office:value-type="float" office:value="0.000004045362" calcext:value-type="float">
            <text:p>4.045362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241236" calcext:value-type="float">
            <text:p>2.241236E-05</text:p>
          </table:table-cell>
          <table:table-cell office:value-type="float" office:value="0.000006306094" calcext:value-type="float">
            <text:p>6.306094E-06</text:p>
          </table:table-cell>
          <table:table-cell office:value-type="float" office:value="0.00001334149" calcext:value-type="float">
            <text:p>1.334149E-05</text:p>
          </table:table-cell>
          <table:table-cell office:value-type="float" office:value="0.0000266778" calcext:value-type="float">
            <text:p>2.66778E-05</text:p>
          </table:table-cell>
          <table:table-cell office:value-type="float" office:value="0.00005913762" calcext:value-type="float">
            <text:p>5.913762E-05</text:p>
          </table:table-cell>
          <table:table-cell office:value-type="float" office:value="0.000275728" calcext:value-type="float">
            <text:p>0.000275728</text:p>
          </table:table-cell>
          <table:table-cell office:value-type="float" office:value="0.000006107617" calcext:value-type="float">
            <text:p>6.107617E-06</text:p>
          </table:table-cell>
          <table:table-cell office:value-type="float" office:value="0.0001312234" calcext:value-type="float">
            <text:p>0.0001312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93414" calcext:value-type="float">
            <text:p>0.02093414</text:p>
          </table:table-cell>
        </table:table-row>
        <table:table-row table:style-name="ro1">
          <table:table-cell office:value-type="float" office:value="0.5329027" calcext:value-type="float">
            <text:p>0.5329027</text:p>
          </table:table-cell>
          <table:table-cell office:value-type="float" office:value="0.2702682" calcext:value-type="float">
            <text:p>0.2702682</text:p>
          </table:table-cell>
          <table:table-cell office:value-type="float" office:value="0.5329027" calcext:value-type="float">
            <text:p>0.5329027</text:p>
          </table:table-cell>
          <table:table-cell office:value-type="float" office:value="0.000002876103" calcext:value-type="float">
            <text:p>2.876103E-06</text:p>
          </table:table-cell>
          <table:table-cell office:value-type="float" office:value="0.000008951917" calcext:value-type="float">
            <text:p>8.951917E-06</text:p>
          </table:table-cell>
          <table:table-cell office:value-type="float" office:value="0.00001333037" calcext:value-type="float">
            <text:p>1.333037E-05</text:p>
          </table:table-cell>
          <table:table-cell office:value-type="float" office:value="0.0000169504" calcext:value-type="float">
            <text:p>1.69504E-05</text:p>
          </table:table-cell>
          <table:table-cell office:value-type="float" office:value="0.00002193473" calcext:value-type="float">
            <text:p>2.193473E-05</text:p>
          </table:table-cell>
          <table:table-cell office:value-type="float" office:value="0.000001161893" calcext:value-type="float">
            <text:p>1.161893E-06</text:p>
          </table:table-cell>
          <table:table-cell office:value-type="float" office:value="0.00007404387" calcext:value-type="float">
            <text:p>7.404387E-05</text:p>
          </table:table-cell>
          <table:table-cell office:value-type="float" office:value="0.00003584546" calcext:value-type="float">
            <text:p>3.584546E-05</text:p>
          </table:table-cell>
          <table:table-cell office:value-type="float" office:value="0.00001164041" calcext:value-type="float">
            <text:p>1.164041E-05</text:p>
          </table:table-cell>
          <table:table-cell office:value-type="float" office:value="0.00002234504" calcext:value-type="float">
            <text:p>0.000022345</text:p>
          </table:table-cell>
          <table:table-cell office:value-type="float" office:value="0.0000913949" calcext:value-type="float">
            <text:p>9.13949E-05</text:p>
          </table:table-cell>
          <table:table-cell office:value-type="float" office:value="0.000009698176" calcext:value-type="float">
            <text:p>9.698176E-06</text:p>
          </table:table-cell>
          <table:table-cell office:value-type="float" office:value="0.00004354633" calcext:value-type="float">
            <text:p>4.354633E-05</text:p>
          </table:table-cell>
          <table:table-cell office:value-type="float" office:value="0.000005175106" calcext:value-type="float">
            <text:p>5.175106E-06</text:p>
          </table:table-cell>
          <table:table-cell office:value-type="float" office:value="0.000002773114" calcext:value-type="float">
            <text:p>2.773114E-06</text:p>
          </table:table-cell>
          <table:table-cell office:value-type="float" office:value="0.0000247209" calcext:value-type="float">
            <text:p>2.47209E-05</text:p>
          </table:table-cell>
          <table:table-cell office:value-type="float" office:value="0.00004742013" calcext:value-type="float">
            <text:p>4.742013E-05</text:p>
          </table:table-cell>
          <table:table-cell office:value-type="float" office:value="0.000004896097" calcext:value-type="float">
            <text:p>4.896097E-06</text:p>
          </table:table-cell>
          <table:table-cell office:value-type="float" office:value="0.00001310705" calcext:value-type="float">
            <text:p>1.310705E-05</text:p>
          </table:table-cell>
          <table:table-cell office:value-type="float" office:value="0.000001958743" calcext:value-type="float">
            <text:p>1.958743E-06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890772" calcext:value-type="float">
            <text:p>1.890772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3381472" calcext:value-type="float">
            <text:p>3.381472E-05</text:p>
          </table:table-cell>
          <table:table-cell office:value-type="float" office:value="0.0005639552" calcext:value-type="float">
            <text:p>0.0005639552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1328856" calcext:value-type="float">
            <text:p>0.0001328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86516" calcext:value-type="float">
            <text:p>0.02086516</text:p>
          </table:table-cell>
        </table:table-row>
        <table:table-row table:style-name="ro1">
          <table:table-cell office:value-type="float" office:value="0.207813" calcext:value-type="float">
            <text:p>0.207813</text:p>
          </table:table-cell>
          <table:table-cell office:value-type="float" office:value="0.5453059" calcext:value-type="float">
            <text:p>0.5453059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00002281477" calcext:value-type="float">
            <text:p>2.281477E-05</text:p>
          </table:table-cell>
          <table:table-cell office:value-type="float" office:value="0.000009574079" calcext:value-type="float">
            <text:p>9.574079E-06</text:p>
          </table:table-cell>
          <table:table-cell office:value-type="float" office:value="0.00002228458" calcext:value-type="float">
            <text:p>2.228458E-05</text:p>
          </table:table-cell>
          <table:table-cell office:value-type="float" office:value="0.00001424799" calcext:value-type="float">
            <text:p>0.000014248</text:p>
          </table:table-cell>
          <table:table-cell office:value-type="float" office:value="0.00003414912" calcext:value-type="float">
            <text:p>3.414912E-05</text:p>
          </table:table-cell>
          <table:table-cell office:value-type="float" office:value="0.000001591892" calcext:value-type="float">
            <text:p>1.591892E-06</text:p>
          </table:table-cell>
          <table:table-cell office:value-type="float" office:value="0.0003502998" calcext:value-type="float">
            <text:p>0.0003502998</text:p>
          </table:table-cell>
          <table:table-cell office:value-type="float" office:value="0.0004549558" calcext:value-type="float">
            <text:p>0.0004549558</text:p>
          </table:table-cell>
          <table:table-cell office:value-type="float" office:value="0.00009658704" calcext:value-type="float">
            <text:p>0.000096587</text:p>
          </table:table-cell>
          <table:table-cell office:value-type="float" office:value="0.00002243234" calcext:value-type="float">
            <text:p>2.243234E-05</text:p>
          </table:table-cell>
          <table:table-cell office:value-type="float" office:value="0.001122468" calcext:value-type="float">
            <text:p>0.001122468</text:p>
          </table:table-cell>
          <table:table-cell office:value-type="float" office:value="0.00003677627" calcext:value-type="float">
            <text:p>3.677627E-05</text:p>
          </table:table-cell>
          <table:table-cell office:value-type="float" office:value="0.00002665406" calcext:value-type="float">
            <text:p>2.665406E-05</text:p>
          </table:table-cell>
          <table:table-cell office:value-type="float" office:value="0.00003559884" calcext:value-type="float">
            <text:p>3.559884E-05</text:p>
          </table:table-cell>
          <table:table-cell office:value-type="float" office:value="0.000002748064" calcext:value-type="float">
            <text:p>2.748064E-06</text:p>
          </table:table-cell>
          <table:table-cell office:value-type="float" office:value="0.00009727963" calcext:value-type="float">
            <text:p>9.727963E-05</text:p>
          </table:table-cell>
          <table:table-cell office:value-type="float" office:value="0.0003194088" calcext:value-type="float">
            <text:p>0.0003194088</text:p>
          </table:table-cell>
          <table:table-cell office:value-type="float" office:value="0.00000490885" calcext:value-type="float">
            <text:p>4.90885E-06</text:p>
          </table:table-cell>
          <table:table-cell office:value-type="float" office:value="0.0000327406" calcext:value-type="float">
            <text:p>3.27406E-05</text:p>
          </table:table-cell>
          <table:table-cell office:value-type="float" office:value="0.00008683637" calcext:value-type="float">
            <text:p>8.683637E-05</text:p>
          </table:table-cell>
          <table:table-cell office:value-type="float" office:value="0.00000932687" calcext:value-type="float">
            <text:p>9.32687E-06</text:p>
          </table:table-cell>
          <table:table-cell office:value-type="float" office:value="0.00002075784" calcext:value-type="float">
            <text:p>2.075784E-05</text:p>
          </table:table-cell>
          <table:table-cell office:value-type="float" office:value="0.0006875414" calcext:value-type="float">
            <text:p>0.0006875414</text:p>
          </table:table-cell>
          <table:table-cell office:value-type="float" office:value="0.0002727931" calcext:value-type="float">
            <text:p>0.0002727931</text:p>
          </table:table-cell>
          <table:table-cell office:value-type="float" office:value="0.000115206" calcext:value-type="float">
            <text:p>0.000115206</text:p>
          </table:table-cell>
          <table:table-cell office:value-type="float" office:value="0.000008427201" calcext:value-type="float">
            <text:p>8.427201E-06</text:p>
          </table:table-cell>
          <table:table-cell office:value-type="float" office:value="0.000620017" calcext:value-type="float">
            <text:p>0.000620017</text:p>
          </table:table-cell>
          <table:table-cell office:value-type="float" office:value="0.000005128356" calcext:value-type="float">
            <text:p>5.128356E-06</text:p>
          </table:table-cell>
          <table:table-cell office:value-type="float" office:value="0.0003531347" calcext:value-type="float">
            <text:p>0.0003531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58185" calcext:value-type="float">
            <text:p>0.02058185</text:p>
          </table:table-cell>
        </table:table-row>
        <table:table-row table:style-name="ro1">
          <table:table-cell office:value-type="float" office:value="0.6054294" calcext:value-type="float">
            <text:p>0.6054294</text:p>
          </table:table-cell>
          <table:table-cell office:value-type="float" office:value="0.2227902" calcext:value-type="float">
            <text:p>0.2227902</text:p>
          </table:table-cell>
          <table:table-cell office:value-type="float" office:value="0.6054294" calcext:value-type="float">
            <text:p>0.6054294</text:p>
          </table:table-cell>
          <table:table-cell office:value-type="float" office:value="0.00003684571" calcext:value-type="float">
            <text:p>3.684571E-05</text:p>
          </table:table-cell>
          <table:table-cell office:value-type="float" office:value="0.000002781388" calcext:value-type="float">
            <text:p>2.781388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47869" calcext:value-type="float">
            <text:p>0.0003847869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1817075" calcext:value-type="float">
            <text:p>1.817075E-05</text:p>
          </table:table-cell>
          <table:table-cell office:value-type="float" office:value="0.0002248307" calcext:value-type="float">
            <text:p>0.0002248307</text:p>
          </table:table-cell>
          <table:table-cell office:value-type="float" office:value="0.00004589349" calcext:value-type="float">
            <text:p>4.589349E-05</text:p>
          </table:table-cell>
          <table:table-cell office:value-type="float" office:value="0.00002264844" calcext:value-type="float">
            <text:p>2.264844E-05</text:p>
          </table:table-cell>
          <table:table-cell office:value-type="float" office:value="0.0001633574" calcext:value-type="float">
            <text:p>0.0001633574</text:p>
          </table:table-cell>
          <table:table-cell office:value-type="float" office:value="0.00009114059" calcext:value-type="float">
            <text:p>9.114059E-05</text:p>
          </table:table-cell>
          <table:table-cell office:value-type="float" office:value="0.00002869869" calcext:value-type="float">
            <text:p>2.869869E-05</text:p>
          </table:table-cell>
          <table:table-cell office:value-type="float" office:value="0.00006977787" calcext:value-type="float">
            <text:p>6.977787E-05</text:p>
          </table:table-cell>
          <table:table-cell office:value-type="float" office:value="0.000005118482" calcext:value-type="float">
            <text:p>5.118482E-06</text:p>
          </table:table-cell>
          <table:table-cell office:value-type="float" office:value="0.000008900601" calcext:value-type="float">
            <text:p>8.900601E-06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602508" calcext:value-type="float">
            <text:p>0.001602508</text:p>
          </table:table-cell>
          <table:table-cell office:value-type="float" office:value="0.0000891214" calcext:value-type="float">
            <text:p>8.91214E-05</text:p>
          </table:table-cell>
          <table:table-cell office:value-type="float" office:value="0.0000008696344" calcext:value-type="float">
            <text:p>8.696344E-07</text:p>
          </table:table-cell>
          <table:table-cell office:value-type="float" office:value="0.0001957816" calcext:value-type="float">
            <text:p>0.0001957816</text:p>
          </table:table-cell>
          <table:table-cell office:value-type="float" office:value="0.000002184303" calcext:value-type="float">
            <text:p>2.184303E-06</text:p>
          </table:table-cell>
          <table:table-cell office:value-type="float" office:value="0.00003389585" calcext:value-type="float">
            <text:p>3.389585E-05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541812" calcext:value-type="float">
            <text:p>6.541812E-05</text:p>
          </table:table-cell>
          <table:table-cell office:value-type="float" office:value="0.0001221495" calcext:value-type="float">
            <text:p>0.0001221495</text:p>
          </table:table-cell>
          <table:table-cell office:value-type="float" office:value="0.00004289168" calcext:value-type="float">
            <text:p>4.289168E-05</text:p>
          </table:table-cell>
          <table:table-cell office:value-type="float" office:value="0.0006004203" calcext:value-type="float">
            <text:p>0.0006004203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8501" calcext:value-type="float">
            <text:p>0.02048501</text:p>
          </table:table-cell>
        </table:table-row>
        <table:table-row table:style-name="ro1">
          <table:table-cell office:value-type="float" office:value="0.618311" calcext:value-type="float">
            <text:p>0.618311</text:p>
          </table:table-cell>
          <table:table-cell office:value-type="float" office:value="0.2144647" calcext:value-type="float">
            <text:p>0.2144647</text:p>
          </table:table-cell>
          <table:table-cell office:value-type="float" office:value="0.618311" calcext:value-type="float">
            <text:p>0.618311</text:p>
          </table:table-cell>
          <table:table-cell office:value-type="float" office:value="0.00001962037" calcext:value-type="float">
            <text:p>1.962037E-05</text:p>
          </table:table-cell>
          <table:table-cell office:value-type="float" office:value="0.000004848089" calcext:value-type="float">
            <text:p>4.848089E-06</text:p>
          </table:table-cell>
          <table:table-cell office:value-type="float" office:value="0.00002612985" calcext:value-type="float">
            <text:p>2.612985E-05</text:p>
          </table:table-cell>
          <table:table-cell office:value-type="float" office:value="0.00009875393" calcext:value-type="float">
            <text:p>9.875393E-05</text:p>
          </table:table-cell>
          <table:table-cell office:value-type="float" office:value="0.00005174241" calcext:value-type="float">
            <text:p>5.174241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3654959" calcext:value-type="float">
            <text:p>0.0003654959</text:p>
          </table:table-cell>
          <table:table-cell office:value-type="float" office:value="0.0002211512" calcext:value-type="float">
            <text:p>0.0002211512</text:p>
          </table:table-cell>
          <table:table-cell office:value-type="float" office:value="0.00008715726" calcext:value-type="float">
            <text:p>8.715726E-05</text:p>
          </table:table-cell>
          <table:table-cell office:value-type="float" office:value="0.00004967935" calcext:value-type="float">
            <text:p>4.967935E-05</text:p>
          </table:table-cell>
          <table:table-cell office:value-type="float" office:value="0.00004918553" calcext:value-type="float">
            <text:p>4.918553E-05</text:p>
          </table:table-cell>
          <table:table-cell office:value-type="float" office:value="0.00006054305" calcext:value-type="float">
            <text:p>6.054305E-05</text:p>
          </table:table-cell>
          <table:table-cell office:value-type="float" office:value="0.0001275143" calcext:value-type="float">
            <text:p>0.0001275143</text:p>
          </table:table-cell>
          <table:table-cell office:value-type="float" office:value="0.000004085036" calcext:value-type="float">
            <text:p>0.000004085</text:p>
          </table:table-cell>
          <table:table-cell office:value-type="float" office:value="0.00001883956" calcext:value-type="float">
            <text:p>1.883956E-05</text:p>
          </table:table-cell>
          <table:table-cell office:value-type="float" office:value="0.00004923532" calcext:value-type="float">
            <text:p>4.923532E-05</text:p>
          </table:table-cell>
          <table:table-cell office:value-type="float" office:value="0.0001619237" calcext:value-type="float">
            <text:p>0.0001619237</text:p>
          </table:table-cell>
          <table:table-cell office:value-type="float" office:value="0.0007564842" calcext:value-type="float">
            <text:p>0.0007564842</text:p>
          </table:table-cell>
          <table:table-cell office:value-type="float" office:value="0.00001581578" calcext:value-type="float">
            <text:p>1.581578E-05</text:p>
          </table:table-cell>
          <table:table-cell office:value-type="float" office:value="0.00005700563" calcext:value-type="float">
            <text:p>5.700563E-05</text:p>
          </table:table-cell>
          <table:table-cell office:value-type="float" office:value="0.000009789798" calcext:value-type="float">
            <text:p>9.789798E-06</text:p>
          </table:table-cell>
          <table:table-cell office:value-type="float" office:value="0.0001966269" calcext:value-type="float">
            <text:p>0.0001966269</text:p>
          </table:table-cell>
          <table:table-cell office:value-type="float" office:value="0.000006235284" calcext:value-type="float">
            <text:p>6.235284E-06</text:p>
          </table:table-cell>
          <table:table-cell office:value-type="float" office:value="0.00003830948" calcext:value-type="float">
            <text:p>3.830948E-05</text:p>
          </table:table-cell>
          <table:table-cell office:value-type="float" office:value="0.0001317689" calcext:value-type="float">
            <text:p>0.0001317689</text:p>
          </table:table-cell>
          <table:table-cell office:value-type="float" office:value="0.00003750043" calcext:value-type="float">
            <text:p>3.750043E-05</text:p>
          </table:table-cell>
          <table:table-cell office:value-type="float" office:value="0.001062004" calcext:value-type="float">
            <text:p>0.001062004</text:p>
          </table:table-cell>
          <table:table-cell office:value-type="float" office:value="0.000008929793" calcext:value-type="float">
            <text:p>8.929793E-06</text:p>
          </table:table-cell>
          <table:table-cell office:value-type="float" office:value="0.0004810517" calcext:value-type="float">
            <text:p>0.0004810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176" calcext:value-type="float">
            <text:p>0.0204176</text:p>
          </table:table-cell>
        </table:table-row>
        <table:table-row table:style-name="ro1">
          <table:table-cell office:value-type="float" office:value="0.7498145" calcext:value-type="float">
            <text:p>0.7498145</text:p>
          </table:table-cell>
          <table:table-cell office:value-type="float" office:value="0.1344497" calcext:value-type="float">
            <text:p>0.1344497</text:p>
          </table:table-cell>
          <table:table-cell office:value-type="float" office:value="0.7498145" calcext:value-type="float">
            <text:p>0.7498145</text:p>
          </table:table-cell>
          <table:table-cell office:value-type="float" office:value="0.000001642553" calcext:value-type="float">
            <text:p>1.642553E-06</text:p>
          </table:table-cell>
          <table:table-cell office:value-type="float" office:value="0.00001833688" calcext:value-type="float">
            <text:p>1.833688E-05</text:p>
          </table:table-cell>
          <table:table-cell office:value-type="float" office:value="0.000007093977" calcext:value-type="float">
            <text:p>0.000007094</text:p>
          </table:table-cell>
          <table:table-cell office:value-type="float" office:value="0.0003343808" calcext:value-type="float">
            <text:p>0.0003343808</text:p>
          </table:table-cell>
          <table:table-cell office:value-type="float" office:value="0.000005852481" calcext:value-type="float">
            <text:p>5.852481E-06</text:p>
          </table:table-cell>
          <table:table-cell office:value-type="float" office:value="0.000001457149" calcext:value-type="float">
            <text:p>1.457149E-06</text:p>
          </table:table-cell>
          <table:table-cell office:value-type="float" office:value="0.0002107203" calcext:value-type="float">
            <text:p>0.0002107203</text:p>
          </table:table-cell>
          <table:table-cell office:value-type="float" office:value="0.0002716282" calcext:value-type="float">
            <text:p>0.0002716282</text:p>
          </table:table-cell>
          <table:table-cell office:value-type="float" office:value="0.00004409997" calcext:value-type="float">
            <text:p>0.0000441</text:p>
          </table:table-cell>
          <table:table-cell office:value-type="float" office:value="0.00002628771" calcext:value-type="float">
            <text:p>2.628771E-05</text:p>
          </table:table-cell>
          <table:table-cell office:value-type="float" office:value="0.00002183563" calcext:value-type="float">
            <text:p>2.183563E-05</text:p>
          </table:table-cell>
          <table:table-cell office:value-type="float" office:value="0.00002813476" calcext:value-type="float">
            <text:p>2.813476E-05</text:p>
          </table:table-cell>
          <table:table-cell office:value-type="float" office:value="0.00008375923" calcext:value-type="float">
            <text:p>8.375923E-05</text:p>
          </table:table-cell>
          <table:table-cell office:value-type="float" office:value="0.000005567417" calcext:value-type="float">
            <text:p>5.567417E-06</text:p>
          </table:table-cell>
          <table:table-cell office:value-type="float" office:value="0.000002226704" calcext:value-type="float">
            <text:p>2.226704E-06</text:p>
          </table:table-cell>
          <table:table-cell office:value-type="float" office:value="0.000007490577" calcext:value-type="float">
            <text:p>7.490577E-06</text:p>
          </table:table-cell>
          <table:table-cell office:value-type="float" office:value="0.0001426761" calcext:value-type="float">
            <text:p>0.0001426761</text:p>
          </table:table-cell>
          <table:table-cell office:value-type="float" office:value="0.00002933916" calcext:value-type="float">
            <text:p>2.933916E-05</text:p>
          </table:table-cell>
          <table:table-cell office:value-type="float" office:value="0.00003419276" calcext:value-type="float">
            <text:p>3.419276E-05</text:p>
          </table:table-cell>
          <table:table-cell office:value-type="float" office:value="0.000006882738" calcext:value-type="float">
            <text:p>6.882738E-06</text:p>
          </table:table-cell>
          <table:table-cell office:value-type="float" office:value="0.000009383457" calcext:value-type="float">
            <text:p>9.383457E-06</text:p>
          </table:table-cell>
          <table:table-cell office:value-type="float" office:value="0.00001110934" calcext:value-type="float">
            <text:p>1.110934E-05</text:p>
          </table:table-cell>
          <table:table-cell office:value-type="float" office:value="0.00003061924" calcext:value-type="float">
            <text:p>3.061924E-05</text:p>
          </table:table-cell>
          <table:table-cell office:value-type="float" office:value="0.00004175741" calcext:value-type="float">
            <text:p>4.175741E-05</text:p>
          </table:table-cell>
          <table:table-cell office:value-type="float" office:value="0.00006229551" calcext:value-type="float">
            <text:p>6.229551E-05</text:p>
          </table:table-cell>
          <table:table-cell office:value-type="float" office:value="0.00006010203" calcext:value-type="float">
            <text:p>0.000060102</text:p>
          </table:table-cell>
          <table:table-cell office:value-type="float" office:value="0.0002929817" calcext:value-type="float">
            <text:p>0.0002929817</text:p>
          </table:table-cell>
          <table:table-cell office:value-type="float" office:value="0.000004237738" calcext:value-type="float">
            <text:p>4.237738E-06</text:p>
          </table:table-cell>
          <table:table-cell office:value-type="float" office:value="0.0002948711" calcext:value-type="float">
            <text:p>0.0002948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9894" calcext:value-type="float">
            <text:p>0.02019894</text:p>
          </table:table-cell>
        </table:table-row>
        <table:table-row table:style-name="ro1">
          <table:table-cell office:value-type="float" office:value="0.1396718" calcext:value-type="float">
            <text:p>0.1396718</text:p>
          </table:table-cell>
          <table:table-cell office:value-type="float" office:value="0.6267028" calcext:value-type="float">
            <text:p>0.6267028</text:p>
          </table:table-cell>
          <table:table-cell office:value-type="float" office:value="0.1396718" calcext:value-type="float">
            <text:p>0.1396718</text:p>
          </table:table-cell>
          <table:table-cell office:value-type="float" office:value="0.000002420286" calcext:value-type="float">
            <text:p>2.420286E-06</text:p>
          </table:table-cell>
          <table:table-cell office:value-type="float" office:value="0.000003422109" calcext:value-type="float">
            <text:p>3.422109E-06</text:p>
          </table:table-cell>
          <table:table-cell office:value-type="float" office:value="0.00003702513" calcext:value-type="float">
            <text:p>3.702513E-05</text:p>
          </table:table-cell>
          <table:table-cell office:value-type="float" office:value="0.0003176299" calcext:value-type="float">
            <text:p>0.0003176299</text:p>
          </table:table-cell>
          <table:table-cell office:value-type="float" office:value="0.00002353349" calcext:value-type="float">
            <text:p>2.353349E-05</text:p>
          </table:table-cell>
          <table:table-cell office:value-type="float" office:value="0.00002675168" calcext:value-type="float">
            <text:p>2.675168E-05</text:p>
          </table:table-cell>
          <table:table-cell office:value-type="float" office:value="0.0002191727" calcext:value-type="float">
            <text:p>0.0002191727</text:p>
          </table:table-cell>
          <table:table-cell office:value-type="float" office:value="0.00008123507" calcext:value-type="float">
            <text:p>8.123507E-05</text:p>
          </table:table-cell>
          <table:table-cell office:value-type="float" office:value="0.00004921042" calcext:value-type="float">
            <text:p>4.921042E-05</text:p>
          </table:table-cell>
          <table:table-cell office:value-type="float" office:value="0.000005407617" calcext:value-type="float">
            <text:p>5.407617E-06</text:p>
          </table:table-cell>
          <table:table-cell office:value-type="float" office:value="0.00006696368" calcext:value-type="float">
            <text:p>6.696368E-05</text:p>
          </table:table-cell>
          <table:table-cell office:value-type="float" office:value="0.000006922982" calcext:value-type="float">
            <text:p>0.000006923</text:p>
          </table:table-cell>
          <table:table-cell office:value-type="float" office:value="0.00002417693" calcext:value-type="float">
            <text:p>2.417693E-05</text:p>
          </table:table-cell>
          <table:table-cell office:value-type="float" office:value="0.000004290441" calcext:value-type="float">
            <text:p>4.290441E-06</text:p>
          </table:table-cell>
          <table:table-cell office:value-type="float" office:value="0.000005464945" calcext:value-type="float">
            <text:p>5.464945E-06</text:p>
          </table:table-cell>
          <table:table-cell office:value-type="float" office:value="0.00002592174" calcext:value-type="float">
            <text:p>2.592174E-05</text:p>
          </table:table-cell>
          <table:table-cell office:value-type="float" office:value="0.00008440677" calcext:value-type="float">
            <text:p>8.440677E-05</text:p>
          </table:table-cell>
          <table:table-cell office:value-type="float" office:value="0.00005435012" calcext:value-type="float">
            <text:p>5.435012E-05</text:p>
          </table:table-cell>
          <table:table-cell office:value-type="float" office:value="0.000027681" calcext:value-type="float">
            <text:p>0.000027681</text:p>
          </table:table-cell>
          <table:table-cell office:value-type="float" office:value="0.00001551662" calcext:value-type="float">
            <text:p>1.551662E-05</text:p>
          </table:table-cell>
          <table:table-cell office:value-type="float" office:value="0.00001791176" calcext:value-type="float">
            <text:p>1.791176E-05</text:p>
          </table:table-cell>
          <table:table-cell office:value-type="float" office:value="0.00001603473" calcext:value-type="float">
            <text:p>1.603473E-05</text:p>
          </table:table-cell>
          <table:table-cell office:value-type="float" office:value="0.00000574175" calcext:value-type="float">
            <text:p>5.74175E-06</text:p>
          </table:table-cell>
          <table:table-cell office:value-type="float" office:value="0.00001559188" calcext:value-type="float">
            <text:p>1.559188E-05</text:p>
          </table:table-cell>
          <table:table-cell office:value-type="float" office:value="0.00004111698" calcext:value-type="float">
            <text:p>0.000041117</text:p>
          </table:table-cell>
          <table:table-cell office:value-type="float" office:value="0.00001651775" calcext:value-type="float">
            <text:p>1.651775E-05</text:p>
          </table:table-cell>
          <table:table-cell office:value-type="float" office:value="0.0004722919" calcext:value-type="float">
            <text:p>0.0004722919</text:p>
          </table:table-cell>
          <table:table-cell office:value-type="float" office:value="0.0000111224" calcext:value-type="float">
            <text:p>1.11224E-05</text:p>
          </table:table-cell>
          <table:table-cell office:value-type="float" office:value="0.00002495466" calcext:value-type="float">
            <text:p>2.49546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9663" calcext:value-type="float">
            <text:p>0.02019663</text:p>
          </table:table-cell>
        </table:table-row>
        <table:table-row table:style-name="ro1">
          <table:table-cell office:value-type="float" office:value="0.8517163" calcext:value-type="float">
            <text:p>0.8517163</text:p>
          </table:table-cell>
          <table:table-cell office:value-type="float" office:value="0.07730924" calcext:value-type="float">
            <text:p>0.07730924</text:p>
          </table:table-cell>
          <table:table-cell office:value-type="float" office:value="0.8517163" calcext:value-type="float">
            <text:p>0.8517163</text:p>
          </table:table-cell>
          <table:table-cell office:value-type="float" office:value="0.000002419523" calcext:value-type="float">
            <text:p>2.419523E-06</text:p>
          </table:table-cell>
          <table:table-cell office:value-type="float" office:value="0.000001698147" calcext:value-type="float">
            <text:p>1.698147E-06</text:p>
          </table:table-cell>
          <table:table-cell office:value-type="float" office:value="0.00003007857" calcext:value-type="float">
            <text:p>3.007857E-05</text:p>
          </table:table-cell>
          <table:table-cell office:value-type="float" office:value="0.00000225883" calcext:value-type="float">
            <text:p>2.25883E-06</text:p>
          </table:table-cell>
          <table:table-cell office:value-type="float" office:value="0.00002164318" calcext:value-type="float">
            <text:p>2.164318E-05</text:p>
          </table:table-cell>
          <table:table-cell office:value-type="float" office:value="0.000001416126" calcext:value-type="float">
            <text:p>1.416126E-06</text:p>
          </table:table-cell>
          <table:table-cell office:value-type="float" office:value="0.0001473163" calcext:value-type="float">
            <text:p>0.0001473163</text:p>
          </table:table-cell>
          <table:table-cell office:value-type="float" office:value="0.00003214394" calcext:value-type="float">
            <text:p>3.214394E-05</text:p>
          </table:table-cell>
          <table:table-cell office:value-type="float" office:value="0.00003034537" calcext:value-type="float">
            <text:p>3.034537E-05</text:p>
          </table:table-cell>
          <table:table-cell office:value-type="float" office:value="0.00002880205" calcext:value-type="float">
            <text:p>2.880205E-05</text:p>
          </table:table-cell>
          <table:table-cell office:value-type="float" office:value="0.00003910668" calcext:value-type="float">
            <text:p>3.910668E-05</text:p>
          </table:table-cell>
          <table:table-cell office:value-type="float" office:value="0.000005505325" calcext:value-type="float">
            <text:p>5.505325E-06</text:p>
          </table:table-cell>
          <table:table-cell office:value-type="float" office:value="0.00001218461" calcext:value-type="float">
            <text:p>1.218461E-05</text:p>
          </table:table-cell>
          <table:table-cell office:value-type="float" office:value="0.000009871752" calcext:value-type="float">
            <text:p>9.871752E-06</text:p>
          </table:table-cell>
          <table:table-cell office:value-type="float" office:value="0.00001607468" calcext:value-type="float">
            <text:p>1.607468E-05</text:p>
          </table:table-cell>
          <table:table-cell office:value-type="float" office:value="0.00003244347" calcext:value-type="float">
            <text:p>3.244347E-05</text:p>
          </table:table-cell>
          <table:table-cell office:value-type="float" office:value="0.0001524218" calcext:value-type="float">
            <text:p>0.0001524218</text:p>
          </table:table-cell>
          <table:table-cell office:value-type="float" office:value="0.000001819476" calcext:value-type="float">
            <text:p>1.819476E-06</text:p>
          </table:table-cell>
          <table:table-cell office:value-type="float" office:value="0.00004332318" calcext:value-type="float">
            <text:p>4.332318E-05</text:p>
          </table:table-cell>
          <table:table-cell office:value-type="float" office:value="0.000009650756" calcext:value-type="float">
            <text:p>9.650756E-06</text:p>
          </table:table-cell>
          <table:table-cell office:value-type="float" office:value="0.000009333062" calcext:value-type="float">
            <text:p>9.333062E-06</text:p>
          </table:table-cell>
          <table:table-cell office:value-type="float" office:value="0.00004671902" calcext:value-type="float">
            <text:p>0.000046719</text:p>
          </table:table-cell>
          <table:table-cell office:value-type="float" office:value="0.000006568709" calcext:value-type="float">
            <text:p>6.568709E-06</text:p>
          </table:table-cell>
          <table:table-cell office:value-type="float" office:value="0.00004124008" calcext:value-type="float">
            <text:p>4.124008E-05</text:p>
          </table:table-cell>
          <table:table-cell office:value-type="float" office:value="0.00006164366" calcext:value-type="float">
            <text:p>6.164366E-05</text:p>
          </table:table-cell>
          <table:table-cell office:value-type="float" office:value="0.00005534614" calcext:value-type="float">
            <text:p>5.534614E-05</text:p>
          </table:table-cell>
          <table:table-cell office:value-type="float" office:value="0.0002071105" calcext:value-type="float">
            <text:p>0.0002071105</text:p>
          </table:table-cell>
          <table:table-cell office:value-type="float" office:value="0.000004314196" calcext:value-type="float">
            <text:p>4.314196E-06</text:p>
          </table:table-cell>
          <table:table-cell office:value-type="float" office:value="0.0001077768" calcext:value-type="float">
            <text:p>0.0001077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3355" calcext:value-type="float">
            <text:p>0.02003355</text:p>
          </table:table-cell>
        </table:table-row>
        <table:table-row table:style-name="ro1">
          <table:table-cell office:value-type="float" office:value="0.1812035" calcext:value-type="float">
            <text:p>0.1812035</text:p>
          </table:table-cell>
          <table:table-cell office:value-type="float" office:value="0.5747254" calcext:value-type="float">
            <text:p>0.5747254</text:p>
          </table:table-cell>
          <table:table-cell office:value-type="float" office:value="0.1812035" calcext:value-type="float">
            <text:p>0.1812035</text:p>
          </table:table-cell>
          <table:table-cell office:value-type="float" office:value="0.000001331664" calcext:value-type="float">
            <text:p>1.331664E-06</text:p>
          </table:table-cell>
          <table:table-cell office:value-type="float" office:value="0.000004531093" calcext:value-type="float">
            <text:p>4.531093E-06</text:p>
          </table:table-cell>
          <table:table-cell office:value-type="float" office:value="0.0001450826" calcext:value-type="float">
            <text:p>0.0001450826</text:p>
          </table:table-cell>
          <table:table-cell office:value-type="float" office:value="0.000005242917" calcext:value-type="float">
            <text:p>5.242917E-06</text:p>
          </table:table-cell>
          <table:table-cell office:value-type="float" office:value="0.00001256853" calcext:value-type="float">
            <text:p>1.256853E-05</text:p>
          </table:table-cell>
          <table:table-cell office:value-type="float" office:value="0.0000009053739" calcext:value-type="float">
            <text:p>9.053739E-07</text:p>
          </table:table-cell>
          <table:table-cell office:value-type="float" office:value="0.00003074245" calcext:value-type="float">
            <text:p>3.074245E-05</text:p>
          </table:table-cell>
          <table:table-cell office:value-type="float" office:value="0.0002709687" calcext:value-type="float">
            <text:p>0.0002709687</text:p>
          </table:table-cell>
          <table:table-cell office:value-type="float" office:value="0.000006032235" calcext:value-type="float">
            <text:p>6.032235E-06</text:p>
          </table:table-cell>
          <table:table-cell office:value-type="float" office:value="0.00002180983" calcext:value-type="float">
            <text:p>2.180983E-05</text:p>
          </table:table-cell>
          <table:table-cell office:value-type="float" office:value="0.0000004093941" calcext:value-type="float">
            <text:p>4.093941E-07</text:p>
          </table:table-cell>
          <table:table-cell office:value-type="float" office:value="0.00006478413" calcext:value-type="float">
            <text:p>6.478413E-05</text:p>
          </table:table-cell>
          <table:table-cell office:value-type="float" office:value="0.0001255821" calcext:value-type="float">
            <text:p>0.0001255821</text:p>
          </table:table-cell>
          <table:table-cell office:value-type="float" office:value="0.00002825296" calcext:value-type="float">
            <text:p>0.000028253</text:p>
          </table:table-cell>
          <table:table-cell office:value-type="float" office:value="0.0000003098933" calcext:value-type="float">
            <text:p>3.098933E-07</text:p>
          </table:table-cell>
          <table:table-cell office:value-type="float" office:value="0.00001146024" calcext:value-type="float">
            <text:p>1.146024E-05</text:p>
          </table:table-cell>
          <table:table-cell office:value-type="float" office:value="0.0002659476" calcext:value-type="float">
            <text:p>0.0002659476</text:p>
          </table:table-cell>
          <table:table-cell office:value-type="float" office:value="0.00002170953" calcext:value-type="float">
            <text:p>2.170953E-05</text:p>
          </table:table-cell>
          <table:table-cell office:value-type="float" office:value="0.00001504027" calcext:value-type="float">
            <text:p>1.504027E-05</text:p>
          </table:table-cell>
          <table:table-cell office:value-type="float" office:value="0.00001397001" calcext:value-type="float">
            <text:p>0.00001397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784234" calcext:value-type="float">
            <text:p>1.784234E-05</text:p>
          </table:table-cell>
          <table:table-cell office:value-type="float" office:value="0.000008741278" calcext:value-type="float">
            <text:p>8.741278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2109775" calcext:value-type="float">
            <text:p>2.109775E-06</text:p>
          </table:table-cell>
          <table:table-cell office:value-type="float" office:value="0.0001301789" calcext:value-type="float">
            <text:p>0.0001301789</text:p>
          </table:table-cell>
          <table:table-cell office:value-type="float" office:value="0.000001602352" calcext:value-type="float">
            <text:p>1.602352E-06</text:p>
          </table:table-cell>
          <table:table-cell office:value-type="float" office:value="0.0003007631" calcext:value-type="float">
            <text:p>0.0003007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5678" calcext:value-type="float">
            <text:p>0.01995678</text:p>
          </table:table-cell>
        </table:table-row>
        <table:table-row table:style-name="ro1">
          <table:table-cell office:value-type="float" office:value="0.269176" calcext:value-type="float">
            <text:p>0.269176</text:p>
          </table:table-cell>
          <table:table-cell office:value-type="float" office:value="0.4815026" calcext:value-type="float">
            <text:p>0.4815026</text:p>
          </table:table-cell>
          <table:table-cell office:value-type="float" office:value="0.269176" calcext:value-type="float">
            <text:p>0.269176</text:p>
          </table:table-cell>
          <table:table-cell office:value-type="float" office:value="0.000008878827" calcext:value-type="float">
            <text:p>8.878827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7801191" calcext:value-type="float">
            <text:p>7.801191E-06</text:p>
          </table:table-cell>
          <table:table-cell office:value-type="float" office:value="0.00006080831" calcext:value-type="float">
            <text:p>6.080831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783239" calcext:value-type="float">
            <text:p>0.0001783239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905421" calcext:value-type="float">
            <text:p>6.90542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35977" calcext:value-type="float">
            <text:p>2.535977E-05</text:p>
          </table:table-cell>
          <table:table-cell office:value-type="float" office:value="0.00006105638" calcext:value-type="float">
            <text:p>6.105638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4984528" calcext:value-type="float">
            <text:p>4.984528E-05</text:p>
          </table:table-cell>
          <table:table-cell office:value-type="float" office:value="0.0001704197" calcext:value-type="float">
            <text:p>0.0001704197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129231" calcext:value-type="float">
            <text:p>5.129231E-06</text:p>
          </table:table-cell>
          <table:table-cell office:value-type="float" office:value="0.00006278956" calcext:value-type="float">
            <text:p>6.278956E-05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3465162" calcext:value-type="float">
            <text:p>3.465162E-05</text:p>
          </table:table-cell>
          <table:table-cell office:value-type="float" office:value="0.000003680381" calcext:value-type="float">
            <text:p>3.680381E-06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442841" calcext:value-type="float">
            <text:p>0.0001442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52267" calcext:value-type="float">
            <text:p>0.01952267</text:p>
          </table:table-cell>
        </table:table-row>
        <table:table-row table:style-name="ro1">
          <table:table-cell office:value-type="float" office:value="0.5785971" calcext:value-type="float">
            <text:p>0.5785971</text:p>
          </table:table-cell>
          <table:table-cell office:value-type="float" office:value="0.2398608" calcext:value-type="float">
            <text:p>0.2398608</text:p>
          </table:table-cell>
          <table:table-cell office:value-type="float" office:value="0.5785971" calcext:value-type="float">
            <text:p>0.5785971</text:p>
          </table:table-cell>
          <table:table-cell office:value-type="float" office:value="0.0000007594703" calcext:value-type="float">
            <text:p>7.594703E-07</text:p>
          </table:table-cell>
          <table:table-cell office:value-type="float" office:value="0.00000908947" calcext:value-type="float">
            <text:p>9.08947E-06</text:p>
          </table:table-cell>
          <table:table-cell office:value-type="float" office:value="0.00000687995" calcext:value-type="float">
            <text:p>0.00000688</text:p>
          </table:table-cell>
          <table:table-cell office:value-type="float" office:value="0.0000803713" calcext:value-type="float">
            <text:p>8.03713E-05</text:p>
          </table:table-cell>
          <table:table-cell office:value-type="float" office:value="0.00003885968" calcext:value-type="float">
            <text:p>3.885968E-05</text:p>
          </table:table-cell>
          <table:table-cell office:value-type="float" office:value="0.00001089515" calcext:value-type="float">
            <text:p>1.089515E-05</text:p>
          </table:table-cell>
          <table:table-cell office:value-type="float" office:value="0.0002418817" calcext:value-type="float">
            <text:p>0.0002418817</text:p>
          </table:table-cell>
          <table:table-cell office:value-type="float" office:value="0.0002775156" calcext:value-type="float">
            <text:p>0.0002775156</text:p>
          </table:table-cell>
          <table:table-cell office:value-type="float" office:value="0.00001653306" calcext:value-type="float">
            <text:p>1.653306E-05</text:p>
          </table:table-cell>
          <table:table-cell office:value-type="float" office:value="0.000009815077" calcext:value-type="float">
            <text:p>9.815077E-06</text:p>
          </table:table-cell>
          <table:table-cell office:value-type="float" office:value="0.0008297568" calcext:value-type="float">
            <text:p>0.0008297568</text:p>
          </table:table-cell>
          <table:table-cell office:value-type="float" office:value="0.00008108415" calcext:value-type="float">
            <text:p>8.108415E-05</text:p>
          </table:table-cell>
          <table:table-cell office:value-type="float" office:value="0.0001020611" calcext:value-type="float">
            <text:p>0.0001020611</text:p>
          </table:table-cell>
          <table:table-cell office:value-type="float" office:value="0.000007670336" calcext:value-type="float">
            <text:p>7.670336E-06</text:p>
          </table:table-cell>
          <table:table-cell office:value-type="float" office:value="0.0000003368439" calcext:value-type="float">
            <text:p>3.368439E-07</text:p>
          </table:table-cell>
          <table:table-cell office:value-type="float" office:value="0.000007765877" calcext:value-type="float">
            <text:p>7.765877E-06</text:p>
          </table:table-cell>
          <table:table-cell office:value-type="float" office:value="0.0003077734" calcext:value-type="float">
            <text:p>0.0003077734</text:p>
          </table:table-cell>
          <table:table-cell office:value-type="float" office:value="0.00007699728" calcext:value-type="float">
            <text:p>7.699728E-05</text:p>
          </table:table-cell>
          <table:table-cell office:value-type="float" office:value="0.00001426939" calcext:value-type="float">
            <text:p>1.426939E-05</text:p>
          </table:table-cell>
          <table:table-cell office:value-type="float" office:value="0.00000392618" calcext:value-type="float">
            <text:p>3.92618E-06</text:p>
          </table:table-cell>
          <table:table-cell office:value-type="float" office:value="0.00000471586" calcext:value-type="float">
            <text:p>4.71586E-06</text:p>
          </table:table-cell>
          <table:table-cell office:value-type="float" office:value="0.0001797204" calcext:value-type="float">
            <text:p>0.0001797204</text:p>
          </table:table-cell>
          <table:table-cell office:value-type="float" office:value="0.000003552359" calcext:value-type="float">
            <text:p>3.552359E-06</text:p>
          </table:table-cell>
          <table:table-cell office:value-type="float" office:value="0.000001971812" calcext:value-type="float">
            <text:p>1.971812E-06</text:p>
          </table:table-cell>
          <table:table-cell office:value-type="float" office:value="0.000009389637" calcext:value-type="float">
            <text:p>9.389637E-06</text:p>
          </table:table-cell>
          <table:table-cell office:value-type="float" office:value="0.00004033642" calcext:value-type="float">
            <text:p>4.033642E-05</text:p>
          </table:table-cell>
          <table:table-cell office:value-type="float" office:value="0.00005246308" calcext:value-type="float">
            <text:p>5.246308E-05</text:p>
          </table:table-cell>
          <table:table-cell office:value-type="float" office:value="0.0000007987536" calcext:value-type="float">
            <text:p>7.987536E-07</text:p>
          </table:table-cell>
          <table:table-cell office:value-type="float" office:value="0.0002682338" calcext:value-type="float">
            <text:p>0.0002682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27144" calcext:value-type="float">
            <text:p>0.01927144</text:p>
          </table:table-cell>
        </table:table-row>
        <table:table-row table:style-name="ro1">
          <table:table-cell office:value-type="float" office:value="0.1304685" calcext:value-type="float">
            <text:p>0.1304685</text:p>
          </table:table-cell>
          <table:table-cell office:value-type="float" office:value="0.6400945" calcext:value-type="float">
            <text:p>0.6400945</text:p>
          </table:table-cell>
          <table:table-cell office:value-type="float" office:value="0.1304685" calcext:value-type="float">
            <text:p>0.1304685</text:p>
          </table:table-cell>
          <table:table-cell office:value-type="float" office:value="0.00002569433" calcext:value-type="float">
            <text:p>2.569433E-05</text:p>
          </table:table-cell>
          <table:table-cell office:value-type="float" office:value="0.000009574079" calcext:value-type="float">
            <text:p>9.574079E-06</text:p>
          </table:table-cell>
          <table:table-cell office:value-type="float" office:value="0.00002414839" calcext:value-type="float">
            <text:p>2.414839E-05</text:p>
          </table:table-cell>
          <table:table-cell office:value-type="float" office:value="0.00001424799" calcext:value-type="float">
            <text:p>0.000014248</text:p>
          </table:table-cell>
          <table:table-cell office:value-type="float" office:value="0.00003414912" calcext:value-type="float">
            <text:p>3.414912E-05</text:p>
          </table:table-cell>
          <table:table-cell office:value-type="float" office:value="0.000002450768" calcext:value-type="float">
            <text:p>2.450768E-06</text:p>
          </table:table-cell>
          <table:table-cell office:value-type="float" office:value="0.0003502998" calcext:value-type="float">
            <text:p>0.0003502998</text:p>
          </table:table-cell>
          <table:table-cell office:value-type="float" office:value="0.0004487427" calcext:value-type="float">
            <text:p>0.0004487427</text:p>
          </table:table-cell>
          <table:table-cell office:value-type="float" office:value="0.00009658704" calcext:value-type="float">
            <text:p>0.000096587</text:p>
          </table:table-cell>
          <table:table-cell office:value-type="float" office:value="0.00002243234" calcext:value-type="float">
            <text:p>2.243234E-05</text:p>
          </table:table-cell>
          <table:table-cell office:value-type="float" office:value="0.001122468" calcext:value-type="float">
            <text:p>0.001122468</text:p>
          </table:table-cell>
          <table:table-cell office:value-type="float" office:value="0.0001349618" calcext:value-type="float">
            <text:p>0.0001349618</text:p>
          </table:table-cell>
          <table:table-cell office:value-type="float" office:value="0.00002665406" calcext:value-type="float">
            <text:p>2.665406E-05</text:p>
          </table:table-cell>
          <table:table-cell office:value-type="float" office:value="0.00003479996" calcext:value-type="float">
            <text:p>0.0000348</text:p>
          </table:table-cell>
          <table:table-cell office:value-type="float" office:value="0.000002755836" calcext:value-type="float">
            <text:p>2.755836E-06</text:p>
          </table:table-cell>
          <table:table-cell office:value-type="float" office:value="0.0001177787" calcext:value-type="float">
            <text:p>0.0001177787</text:p>
          </table:table-cell>
          <table:table-cell office:value-type="float" office:value="0.0003194088" calcext:value-type="float">
            <text:p>0.0003194088</text:p>
          </table:table-cell>
          <table:table-cell office:value-type="float" office:value="0.00002504099" calcext:value-type="float">
            <text:p>0.000025041</text:p>
          </table:table-cell>
          <table:table-cell office:value-type="float" office:value="0.00003178738" calcext:value-type="float">
            <text:p>3.178738E-05</text:p>
          </table:table-cell>
          <table:table-cell office:value-type="float" office:value="0.00008683637" calcext:value-type="float">
            <text:p>8.683637E-05</text:p>
          </table:table-cell>
          <table:table-cell office:value-type="float" office:value="0.00003126942" calcext:value-type="float">
            <text:p>3.126942E-05</text:p>
          </table:table-cell>
          <table:table-cell office:value-type="float" office:value="0.00002132336" calcext:value-type="float">
            <text:p>2.132336E-05</text:p>
          </table:table-cell>
          <table:table-cell office:value-type="float" office:value="0.0006875414" calcext:value-type="float">
            <text:p>0.0006875414</text:p>
          </table:table-cell>
          <table:table-cell office:value-type="float" office:value="0.0002727931" calcext:value-type="float">
            <text:p>0.0002727931</text:p>
          </table:table-cell>
          <table:table-cell office:value-type="float" office:value="0.000115206" calcext:value-type="float">
            <text:p>0.000115206</text:p>
          </table:table-cell>
          <table:table-cell office:value-type="float" office:value="0.00005476893" calcext:value-type="float">
            <text:p>5.476893E-05</text:p>
          </table:table-cell>
          <table:table-cell office:value-type="float" office:value="0.0006217401" calcext:value-type="float">
            <text:p>0.0006217401</text:p>
          </table:table-cell>
          <table:table-cell office:value-type="float" office:value="0.00001792106" calcext:value-type="float">
            <text:p>1.792106E-05</text:p>
          </table:table-cell>
          <table:table-cell office:value-type="float" office:value="0.0003531347" calcext:value-type="float">
            <text:p>0.0003531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7244" calcext:value-type="float">
            <text:p>0.01897244</text:p>
          </table:table-cell>
        </table:table-row>
        <table:table-row table:style-name="ro1">
          <table:table-cell office:value-type="float" office:value="0.3869781" calcext:value-type="float">
            <text:p>0.3869781</text:p>
          </table:table-cell>
          <table:table-cell office:value-type="float" office:value="0.3783371" calcext:value-type="float">
            <text:p>0.3783371</text:p>
          </table:table-cell>
          <table:table-cell office:value-type="float" office:value="0.3869781" calcext:value-type="float">
            <text:p>0.3869781</text:p>
          </table:table-cell>
          <table:table-cell office:value-type="float" office:value="0.000009084471" calcext:value-type="float">
            <text:p>9.084471E-06</text:p>
          </table:table-cell>
          <table:table-cell office:value-type="float" office:value="0.000001148584" calcext:value-type="float">
            <text:p>1.148584E-06</text:p>
          </table:table-cell>
          <table:table-cell office:value-type="float" office:value="0.000008897906" calcext:value-type="float">
            <text:p>8.897906E-06</text:p>
          </table:table-cell>
          <table:table-cell office:value-type="float" office:value="0.0003867339" calcext:value-type="float">
            <text:p>0.0003867339</text:p>
          </table:table-cell>
          <table:table-cell office:value-type="float" office:value="0.00004047156" calcext:value-type="float">
            <text:p>4.047156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2464515" calcext:value-type="float">
            <text:p>0.0002464515</text:p>
          </table:table-cell>
          <table:table-cell office:value-type="float" office:value="0.00008294894" calcext:value-type="float">
            <text:p>8.294894E-05</text:p>
          </table:table-cell>
          <table:table-cell office:value-type="float" office:value="0.000009894614" calcext:value-type="float">
            <text:p>9.894614E-06</text:p>
          </table:table-cell>
          <table:table-cell office:value-type="float" office:value="0.00002365797" calcext:value-type="float">
            <text:p>0.000023658</text:p>
          </table:table-cell>
          <table:table-cell office:value-type="float" office:value="0.00003952873" calcext:value-type="float">
            <text:p>3.952873E-05</text:p>
          </table:table-cell>
          <table:table-cell office:value-type="float" office:value="0.000003783012" calcext:value-type="float">
            <text:p>0.000003783</text:p>
          </table:table-cell>
          <table:table-cell office:value-type="float" office:value="0.00001923978" calcext:value-type="float">
            <text:p>1.923978E-05</text:p>
          </table:table-cell>
          <table:table-cell office:value-type="float" office:value="0.00001281418" calcext:value-type="float">
            <text:p>1.281418E-05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5181668" calcext:value-type="float">
            <text:p>5.181668E-06</text:p>
          </table:table-cell>
          <table:table-cell office:value-type="float" office:value="0.0002300851" calcext:value-type="float">
            <text:p>0.0002300851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1697506" calcext:value-type="float">
            <text:p>1.697506E-05</text:p>
          </table:table-cell>
          <table:table-cell office:value-type="float" office:value="0.00000190166" calcext:value-type="float">
            <text:p>1.90166E-06</text:p>
          </table:table-cell>
          <table:table-cell office:value-type="float" office:value="0.00002036111" calcext:value-type="float">
            <text:p>2.036111E-05</text:p>
          </table:table-cell>
          <table:table-cell office:value-type="float" office:value="0.00004607951" calcext:value-type="float">
            <text:p>4.607951E-05</text:p>
          </table:table-cell>
          <table:table-cell office:value-type="float" office:value="0.00001402111" calcext:value-type="float">
            <text:p>1.402111E-05</text:p>
          </table:table-cell>
          <table:table-cell office:value-type="float" office:value="0.00004064762" calcext:value-type="float">
            <text:p>4.064762E-05</text:p>
          </table:table-cell>
          <table:table-cell office:value-type="float" office:value="0.00004703878" calcext:value-type="float">
            <text:p>4.703878E-05</text:p>
          </table:table-cell>
          <table:table-cell office:value-type="float" office:value="0.00005466529" calcext:value-type="float">
            <text:p>5.466529E-05</text:p>
          </table:table-cell>
          <table:table-cell office:value-type="float" office:value="0.0002074902" calcext:value-type="float">
            <text:p>0.0002074902</text:p>
          </table:table-cell>
          <table:table-cell office:value-type="float" office:value="0.000007687668" calcext:value-type="float">
            <text:p>7.687668E-06</text:p>
          </table:table-cell>
          <table:table-cell office:value-type="float" office:value="0.0002546421" calcext:value-type="float">
            <text:p>0.0002546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6286" calcext:value-type="float">
            <text:p>0.01896286</text:p>
          </table:table-cell>
        </table:table-row>
        <table:table-row table:style-name="ro1">
          <table:table-cell office:value-type="float" office:value="0.2285769" calcext:value-type="float">
            <text:p>0.2285769</text:p>
          </table:table-cell>
          <table:table-cell office:value-type="float" office:value="0.5230619" calcext:value-type="float">
            <text:p>0.5230619</text:p>
          </table:table-cell>
          <table:table-cell office:value-type="float" office:value="0.2285769" calcext:value-type="float">
            <text:p>0.2285769</text:p>
          </table:table-cell>
          <table:table-cell office:value-type="float" office:value="0.00000824718" calcext:value-type="float">
            <text:p>8.24718E-06</text:p>
          </table:table-cell>
          <table:table-cell office:value-type="float" office:value="0.001323741" calcext:value-type="float">
            <text:p>0.001323741</text:p>
          </table:table-cell>
          <table:table-cell office:value-type="float" office:value="0.00007460591" calcext:value-type="float">
            <text:p>7.460591E-05</text:p>
          </table:table-cell>
          <table:table-cell office:value-type="float" office:value="0.0002461683" calcext:value-type="float">
            <text:p>0.0002461683</text:p>
          </table:table-cell>
          <table:table-cell office:value-type="float" office:value="0.0001196585" calcext:value-type="float">
            <text:p>0.0001196585</text:p>
          </table:table-cell>
          <table:table-cell office:value-type="float" office:value="0.000003393711" calcext:value-type="float">
            <text:p>3.393711E-06</text:p>
          </table:table-cell>
          <table:table-cell office:value-type="float" office:value="0.000290093" calcext:value-type="float">
            <text:p>0.000290093</text:p>
          </table:table-cell>
          <table:table-cell office:value-type="float" office:value="0.0008149329" calcext:value-type="float">
            <text:p>0.0008149329</text:p>
          </table:table-cell>
          <table:table-cell office:value-type="float" office:value="0.00006958525" calcext:value-type="float">
            <text:p>6.958525E-05</text:p>
          </table:table-cell>
          <table:table-cell office:value-type="float" office:value="0.0001333146" calcext:value-type="float">
            <text:p>0.0001333146</text:p>
          </table:table-cell>
          <table:table-cell office:value-type="float" office:value="0.0001966643" calcext:value-type="float">
            <text:p>0.0001966643</text:p>
          </table:table-cell>
          <table:table-cell office:value-type="float" office:value="0.0000002421615" calcext:value-type="float">
            <text:p>2.421615E-07</text:p>
          </table:table-cell>
          <table:table-cell office:value-type="float" office:value="0.0001106338" calcext:value-type="float">
            <text:p>0.0001106338</text:p>
          </table:table-cell>
          <table:table-cell office:value-type="float" office:value="0.00001093995" calcext:value-type="float">
            <text:p>0.00001094</text:p>
          </table:table-cell>
          <table:table-cell office:value-type="float" office:value="0.000002264975" calcext:value-type="float">
            <text:p>0.000002265</text:p>
          </table:table-cell>
          <table:table-cell office:value-type="float" office:value="0.00001655909" calcext:value-type="float">
            <text:p>1.655909E-05</text:p>
          </table:table-cell>
          <table:table-cell office:value-type="float" office:value="0.0004011066" calcext:value-type="float">
            <text:p>0.0004011066</text:p>
          </table:table-cell>
          <table:table-cell office:value-type="float" office:value="0.0001048777" calcext:value-type="float">
            <text:p>0.0001048777</text:p>
          </table:table-cell>
          <table:table-cell office:value-type="float" office:value="0.000009570613" calcext:value-type="float">
            <text:p>9.570613E-06</text:p>
          </table:table-cell>
          <table:table-cell office:value-type="float" office:value="0.0001119907" calcext:value-type="float">
            <text:p>0.0001119907</text:p>
          </table:table-cell>
          <table:table-cell office:value-type="float" office:value="0.00001501084" calcext:value-type="float">
            <text:p>1.501084E-05</text:p>
          </table:table-cell>
          <table:table-cell office:value-type="float" office:value="0.00002170759" calcext:value-type="float">
            <text:p>2.170759E-05</text:p>
          </table:table-cell>
          <table:table-cell office:value-type="float" office:value="0.000007238193" calcext:value-type="float">
            <text:p>7.238193E-06</text:p>
          </table:table-cell>
          <table:table-cell office:value-type="float" office:value="0.0001151149" calcext:value-type="float">
            <text:p>0.0001151149</text:p>
          </table:table-cell>
          <table:table-cell office:value-type="float" office:value="0.000005628233" calcext:value-type="float">
            <text:p>5.628233E-06</text:p>
          </table:table-cell>
          <table:table-cell office:value-type="float" office:value="0.0000866766" calcext:value-type="float">
            <text:p>8.66766E-05</text:p>
          </table:table-cell>
          <table:table-cell office:value-type="float" office:value="0.0005915367" calcext:value-type="float">
            <text:p>0.0005915367</text:p>
          </table:table-cell>
          <table:table-cell office:value-type="float" office:value="0.000002032254" calcext:value-type="float">
            <text:p>2.032254E-06</text:p>
          </table:table-cell>
          <table:table-cell office:value-type="float" office:value="0.00001393283" calcext:value-type="float">
            <text:p>1.39328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80516" calcext:value-type="float">
            <text:p>0.01880516</text:p>
          </table:table-cell>
        </table:table-row>
        <table:table-row table:style-name="ro1">
          <table:table-cell office:value-type="float" office:value="0.6966985" calcext:value-type="float">
            <text:p>0.6966985</text:p>
          </table:table-cell>
          <table:table-cell office:value-type="float" office:value="0.1658375" calcext:value-type="float">
            <text:p>0.1658375</text:p>
          </table:table-cell>
          <table:table-cell office:value-type="float" office:value="0.6966985" calcext:value-type="float">
            <text:p>0.6966985</text:p>
          </table:table-cell>
          <table:table-cell office:value-type="float" office:value="0.000006782029" calcext:value-type="float">
            <text:p>0.000006782</text:p>
          </table:table-cell>
          <table:table-cell office:value-type="float" office:value="0.000008464363" calcext:value-type="float">
            <text:p>8.464363E-06</text:p>
          </table:table-cell>
          <table:table-cell office:value-type="float" office:value="0.000008783369" calcext:value-type="float">
            <text:p>8.783369E-06</text:p>
          </table:table-cell>
          <table:table-cell office:value-type="float" office:value="0.0005255556" calcext:value-type="float">
            <text:p>0.0005255556</text:p>
          </table:table-cell>
          <table:table-cell office:value-type="float" office:value="0.000009446345" calcext:value-type="float">
            <text:p>9.446345E-06</text:p>
          </table:table-cell>
          <table:table-cell office:value-type="float" office:value="0.0000002007981" calcext:value-type="float">
            <text:p>2.007981E-07</text:p>
          </table:table-cell>
          <table:table-cell office:value-type="float" office:value="0.0003343586" calcext:value-type="float">
            <text:p>0.0003343586</text:p>
          </table:table-cell>
          <table:table-cell office:value-type="float" office:value="0.0003374625" calcext:value-type="float">
            <text:p>0.0003374625</text:p>
          </table:table-cell>
          <table:table-cell office:value-type="float" office:value="0.00007027381" calcext:value-type="float">
            <text:p>7.027381E-05</text:p>
          </table:table-cell>
          <table:table-cell office:value-type="float" office:value="0.000006531968" calcext:value-type="float">
            <text:p>0.000006532</text:p>
          </table:table-cell>
          <table:table-cell office:value-type="float" office:value="0.0001189255" calcext:value-type="float">
            <text:p>0.0001189255</text:p>
          </table:table-cell>
          <table:table-cell office:value-type="float" office:value="0.000004579104" calcext:value-type="float">
            <text:p>4.579104E-06</text:p>
          </table:table-cell>
          <table:table-cell office:value-type="float" office:value="0.00005292864" calcext:value-type="float">
            <text:p>5.292864E-05</text:p>
          </table:table-cell>
          <table:table-cell office:value-type="float" office:value="0.00002925529" calcext:value-type="float">
            <text:p>2.925529E-05</text:p>
          </table:table-cell>
          <table:table-cell office:value-type="float" office:value="0.000004284685" calcext:value-type="float">
            <text:p>4.284685E-06</text:p>
          </table:table-cell>
          <table:table-cell office:value-type="float" office:value="0.000002144736" calcext:value-type="float">
            <text:p>2.144736E-06</text:p>
          </table:table-cell>
          <table:table-cell office:value-type="float" office:value="0.0001346075" calcext:value-type="float">
            <text:p>0.0001346075</text:p>
          </table:table-cell>
          <table:table-cell office:value-type="float" office:value="0.00002963209" calcext:value-type="float">
            <text:p>2.963209E-05</text:p>
          </table:table-cell>
          <table:table-cell office:value-type="float" office:value="0.00001134388" calcext:value-type="float">
            <text:p>1.134388E-05</text:p>
          </table:table-cell>
          <table:table-cell office:value-type="float" office:value="0.0000320438" calcext:value-type="float">
            <text:p>3.20438E-05</text:p>
          </table:table-cell>
          <table:table-cell office:value-type="float" office:value="0.0000006332599" calcext:value-type="float">
            <text:p>6.332599E-07</text:p>
          </table:table-cell>
          <table:table-cell office:value-type="float" office:value="0.00008772453" calcext:value-type="float">
            <text:p>8.772453E-05</text:p>
          </table:table-cell>
          <table:table-cell office:value-type="float" office:value="0.0001246864" calcext:value-type="float">
            <text:p>0.0001246864</text:p>
          </table:table-cell>
          <table:table-cell office:value-type="float" office:value="0.00001397166" calcext:value-type="float">
            <text:p>1.397166E-05</text:p>
          </table:table-cell>
          <table:table-cell office:value-type="float" office:value="0.00009551991" calcext:value-type="float">
            <text:p>9.551991E-05</text:p>
          </table:table-cell>
          <table:table-cell office:value-type="float" office:value="0.0000725325" calcext:value-type="float">
            <text:p>7.25325E-05</text:p>
          </table:table-cell>
          <table:table-cell office:value-type="float" office:value="0.0001896615" calcext:value-type="float">
            <text:p>0.0001896615</text:p>
          </table:table-cell>
          <table:table-cell office:value-type="float" office:value="0.0000005339143" calcext:value-type="float">
            <text:p>5.339143E-07</text:p>
          </table:table-cell>
          <table:table-cell office:value-type="float" office:value="0.0005745341" calcext:value-type="float">
            <text:p>0.0005745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5607" calcext:value-type="float">
            <text:p>0.01855607</text:p>
          </table:table-cell>
        </table:table-row>
        <table:table-row table:style-name="ro1">
          <table:table-cell office:value-type="float" office:value="0.0998509" calcext:value-type="float">
            <text:p>0.0998509</text:p>
          </table:table-cell>
          <table:table-cell office:value-type="float" office:value="0.6857701" calcext:value-type="float">
            <text:p>0.6857701</text:p>
          </table:table-cell>
          <table:table-cell office:value-type="float" office:value="0.0998509" calcext:value-type="float">
            <text:p>0.0998509</text:p>
          </table:table-cell>
          <table:table-cell office:value-type="float" office:value="0.00002666643" calcext:value-type="float">
            <text:p>2.666643E-05</text:p>
          </table:table-cell>
          <table:table-cell office:value-type="float" office:value="0.00003306733" calcext:value-type="float">
            <text:p>3.306733E-05</text:p>
          </table:table-cell>
          <table:table-cell office:value-type="float" office:value="0.0002261712" calcext:value-type="float">
            <text:p>0.0002261712</text:p>
          </table:table-cell>
          <table:table-cell office:value-type="float" office:value="0.0002899525" calcext:value-type="float">
            <text:p>0.0002899525</text:p>
          </table:table-cell>
          <table:table-cell office:value-type="float" office:value="0.00005173716" calcext:value-type="float">
            <text:p>5.173716E-05</text:p>
          </table:table-cell>
          <table:table-cell office:value-type="float" office:value="0.00002672469" calcext:value-type="float">
            <text:p>2.672469E-05</text:p>
          </table:table-cell>
          <table:table-cell office:value-type="float" office:value="0.0003871979" calcext:value-type="float">
            <text:p>0.0003871979</text:p>
          </table:table-cell>
          <table:table-cell office:value-type="float" office:value="0.0002247087" calcext:value-type="float">
            <text:p>0.0002247087</text:p>
          </table:table-cell>
          <table:table-cell office:value-type="float" office:value="0.00009972127" calcext:value-type="float">
            <text:p>9.972127E-05</text:p>
          </table:table-cell>
          <table:table-cell office:value-type="float" office:value="0.0001348274" calcext:value-type="float">
            <text:p>0.0001348274</text:p>
          </table:table-cell>
          <table:table-cell office:value-type="float" office:value="0.00004737174" calcext:value-type="float">
            <text:p>4.737174E-05</text:p>
          </table:table-cell>
          <table:table-cell office:value-type="float" office:value="0.00006046079" calcext:value-type="float">
            <text:p>6.046079E-05</text:p>
          </table:table-cell>
          <table:table-cell office:value-type="float" office:value="0.00016947" calcext:value-type="float">
            <text:p>0.00016947</text:p>
          </table:table-cell>
          <table:table-cell office:value-type="float" office:value="0.002728895" calcext:value-type="float">
            <text:p>0.002728895</text:p>
          </table:table-cell>
          <table:table-cell office:value-type="float" office:value="0.00002008604" calcext:value-type="float">
            <text:p>0.000020086</text:p>
          </table:table-cell>
          <table:table-cell office:value-type="float" office:value="0.00003971172" calcext:value-type="float">
            <text:p>3.971172E-05</text:p>
          </table:table-cell>
          <table:table-cell office:value-type="float" office:value="0.00004871693" calcext:value-type="float">
            <text:p>4.871693E-05</text:p>
          </table:table-cell>
          <table:table-cell office:value-type="float" office:value="0.000208447" calcext:value-type="float">
            <text:p>0.000208447</text:p>
          </table:table-cell>
          <table:table-cell office:value-type="float" office:value="0.00007380623" calcext:value-type="float">
            <text:p>7.380623E-05</text:p>
          </table:table-cell>
          <table:table-cell office:value-type="float" office:value="0.000057056" calcext:value-type="float">
            <text:p>0.000057056</text:p>
          </table:table-cell>
          <table:table-cell office:value-type="float" office:value="0.00001025263" calcext:value-type="float">
            <text:p>1.025263E-05</text:p>
          </table:table-cell>
          <table:table-cell office:value-type="float" office:value="0.000004997322" calcext:value-type="float">
            <text:p>4.997322E-06</text:p>
          </table:table-cell>
          <table:table-cell office:value-type="float" office:value="0.000007259147" calcext:value-type="float">
            <text:p>7.259147E-06</text:p>
          </table:table-cell>
          <table:table-cell office:value-type="float" office:value="0.0001165523" calcext:value-type="float">
            <text:p>0.0001165523</text:p>
          </table:table-cell>
          <table:table-cell office:value-type="float" office:value="0.00006482746" calcext:value-type="float">
            <text:p>6.482746E-05</text:p>
          </table:table-cell>
          <table:table-cell office:value-type="float" office:value="0.00003674962" calcext:value-type="float">
            <text:p>3.674962E-05</text:p>
          </table:table-cell>
          <table:table-cell office:value-type="float" office:value="0.001056893" calcext:value-type="float">
            <text:p>0.001056893</text:p>
          </table:table-cell>
          <table:table-cell office:value-type="float" office:value="0.000008983457" calcext:value-type="float">
            <text:p>8.983457E-06</text:p>
          </table:table-cell>
          <table:table-cell office:value-type="float" office:value="0.0004812294" calcext:value-type="float">
            <text:p>0.0004812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5229" calcext:value-type="float">
            <text:p>0.01855229</text:p>
          </table:table-cell>
        </table:table-row>
        <table:table-row table:style-name="ro1">
          <table:table-cell office:value-type="float" office:value="0.6304899" calcext:value-type="float">
            <text:p>0.6304899</text:p>
          </table:table-cell>
          <table:table-cell office:value-type="float" office:value="0.2071464" calcext:value-type="float">
            <text:p>0.2071464</text:p>
          </table:table-cell>
          <table:table-cell office:value-type="float" office:value="0.6304899" calcext:value-type="float">
            <text:p>0.6304899</text:p>
          </table:table-cell>
          <table:table-cell office:value-type="float" office:value="0.00003409492" calcext:value-type="float">
            <text:p>3.409492E-05</text:p>
          </table:table-cell>
          <table:table-cell office:value-type="float" office:value="0.00005062596" calcext:value-type="float">
            <text:p>0.000050626</text:p>
          </table:table-cell>
          <table:table-cell office:value-type="float" office:value="0.000134574" calcext:value-type="float">
            <text:p>0.000134574</text:p>
          </table:table-cell>
          <table:table-cell office:value-type="float" office:value="0.000153035" calcext:value-type="float">
            <text:p>0.000153035</text:p>
          </table:table-cell>
          <table:table-cell office:value-type="float" office:value="0.00004954704" calcext:value-type="float">
            <text:p>0.000049547</text:p>
          </table:table-cell>
          <table:table-cell office:value-type="float" office:value="0.00002488539" calcext:value-type="float">
            <text:p>2.488539E-05</text:p>
          </table:table-cell>
          <table:table-cell office:value-type="float" office:value="0.0002365452" calcext:value-type="float">
            <text:p>0.0002365452</text:p>
          </table:table-cell>
          <table:table-cell office:value-type="float" office:value="0.001530167" calcext:value-type="float">
            <text:p>0.001530167</text:p>
          </table:table-cell>
          <table:table-cell office:value-type="float" office:value="0.0002094661" calcext:value-type="float">
            <text:p>0.0002094661</text:p>
          </table:table-cell>
          <table:table-cell office:value-type="float" office:value="0.00009898764" calcext:value-type="float">
            <text:p>9.898764E-05</text:p>
          </table:table-cell>
          <table:table-cell office:value-type="float" office:value="0.0006941577" calcext:value-type="float">
            <text:p>0.0006941577</text:p>
          </table:table-cell>
          <table:table-cell office:value-type="float" office:value="0.0004110999" calcext:value-type="float">
            <text:p>0.0004110999</text:p>
          </table:table-cell>
          <table:table-cell office:value-type="float" office:value="0.0001723028" calcext:value-type="float">
            <text:p>0.0001723028</text:p>
          </table:table-cell>
          <table:table-cell office:value-type="float" office:value="0.00003339102" calcext:value-type="float">
            <text:p>0.000033391</text:p>
          </table:table-cell>
          <table:table-cell office:value-type="float" office:value="0.000008349248" calcext:value-type="float">
            <text:p>8.349248E-06</text:p>
          </table:table-cell>
          <table:table-cell office:value-type="float" office:value="0.00000499565" calcext:value-type="float">
            <text:p>4.99565E-06</text:p>
          </table:table-cell>
          <table:table-cell office:value-type="float" office:value="0.0004688233" calcext:value-type="float">
            <text:p>0.0004688233</text:p>
          </table:table-cell>
          <table:table-cell office:value-type="float" office:value="0.00007211802" calcext:value-type="float">
            <text:p>0.000072118</text:p>
          </table:table-cell>
          <table:table-cell office:value-type="float" office:value="0.00001821078" calcext:value-type="float">
            <text:p>1.821078E-05</text:p>
          </table:table-cell>
          <table:table-cell office:value-type="float" office:value="0.0001341011" calcext:value-type="float">
            <text:p>0.0001341011</text:p>
          </table:table-cell>
          <table:table-cell office:value-type="float" office:value="0.00004375244" calcext:value-type="float">
            <text:p>4.375244E-05</text:p>
          </table:table-cell>
          <table:table-cell office:value-type="float" office:value="0.00003102794" calcext:value-type="float">
            <text:p>3.102794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6057723" calcext:value-type="float">
            <text:p>6.057723E-05</text:p>
          </table:table-cell>
          <table:table-cell office:value-type="float" office:value="0.0001554236" calcext:value-type="float">
            <text:p>0.0001554236</text:p>
          </table:table-cell>
          <table:table-cell office:value-type="float" office:value="0.00004971936" calcext:value-type="float">
            <text:p>4.971936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3982479" calcext:value-type="float">
            <text:p>0.0003982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2564" calcext:value-type="float">
            <text:p>0.01822564</text:p>
          </table:table-cell>
        </table:table-row>
        <table:table-row table:style-name="ro1">
          <table:table-cell office:value-type="float" office:value="0.7698642" calcext:value-type="float">
            <text:p>0.7698642</text:p>
          </table:table-cell>
          <table:table-cell office:value-type="float" office:value="0.132041" calcext:value-type="float">
            <text:p>0.132041</text:p>
          </table:table-cell>
          <table:table-cell office:value-type="float" office:value="0.7698642" calcext:value-type="float">
            <text:p>0.7698642</text:p>
          </table:table-cell>
          <table:table-cell office:value-type="float" office:value="0.000009133509" calcext:value-type="float">
            <text:p>9.133509E-06</text:p>
          </table:table-cell>
          <table:table-cell office:value-type="float" office:value="0.00002818686" calcext:value-type="float">
            <text:p>2.818686E-05</text:p>
          </table:table-cell>
          <table:table-cell office:value-type="float" office:value="0.00001772327" calcext:value-type="float">
            <text:p>1.772327E-05</text:p>
          </table:table-cell>
          <table:table-cell office:value-type="float" office:value="0.0004702806" calcext:value-type="float">
            <text:p>0.0004702806</text:p>
          </table:table-cell>
          <table:table-cell office:value-type="float" office:value="0.00004179697" calcext:value-type="float">
            <text:p>0.000041797</text:p>
          </table:table-cell>
          <table:table-cell office:value-type="float" office:value="0.0000277768" calcext:value-type="float">
            <text:p>2.77768E-05</text:p>
          </table:table-cell>
          <table:table-cell office:value-type="float" office:value="0.000437306" calcext:value-type="float">
            <text:p>0.000437306</text:p>
          </table:table-cell>
          <table:table-cell office:value-type="float" office:value="0.0001618426" calcext:value-type="float">
            <text:p>0.0001618426</text:p>
          </table:table-cell>
          <table:table-cell office:value-type="float" office:value="0.0000509353" calcext:value-type="float">
            <text:p>5.09353E-05</text:p>
          </table:table-cell>
          <table:table-cell office:value-type="float" office:value="0.03902395" calcext:value-type="float">
            <text:p>0.03902395</text:p>
          </table:table-cell>
          <table:table-cell office:value-type="float" office:value="0.0006370599" calcext:value-type="float">
            <text:p>0.0006370599</text:p>
          </table:table-cell>
          <table:table-cell office:value-type="float" office:value="0.00001909153" calcext:value-type="float">
            <text:p>1.909153E-05</text:p>
          </table:table-cell>
          <table:table-cell office:value-type="float" office:value="0.00009329517" calcext:value-type="float">
            <text:p>9.329517E-05</text:p>
          </table:table-cell>
          <table:table-cell office:value-type="float" office:value="0.000006839864" calcext:value-type="float">
            <text:p>6.839864E-06</text:p>
          </table:table-cell>
          <table:table-cell office:value-type="float" office:value="0.0000008155005" calcext:value-type="float">
            <text:p>8.155005E-07</text:p>
          </table:table-cell>
          <table:table-cell office:value-type="float" office:value="0.0000579292" calcext:value-type="float">
            <text:p>5.79292E-05</text:p>
          </table:table-cell>
          <table:table-cell office:value-type="float" office:value="0.000296699" calcext:value-type="float">
            <text:p>0.000296699</text:p>
          </table:table-cell>
          <table:table-cell office:value-type="float" office:value="0.00005476464" calcext:value-type="float">
            <text:p>5.476464E-05</text:p>
          </table:table-cell>
          <table:table-cell office:value-type="float" office:value="0.00001011167" calcext:value-type="float">
            <text:p>1.011167E-05</text:p>
          </table:table-cell>
          <table:table-cell office:value-type="float" office:value="0.00009853274" calcext:value-type="float">
            <text:p>9.853274E-05</text:p>
          </table:table-cell>
          <table:table-cell office:value-type="float" office:value="0.000001022999" calcext:value-type="float">
            <text:p>0.000001023</text:p>
          </table:table-cell>
          <table:table-cell office:value-type="float" office:value="0.0001974438" calcext:value-type="float">
            <text:p>0.0001974438</text:p>
          </table:table-cell>
          <table:table-cell office:value-type="float" office:value="0.00001392683" calcext:value-type="float">
            <text:p>1.392683E-05</text:p>
          </table:table-cell>
          <table:table-cell office:value-type="float" office:value="0.0000376222" calcext:value-type="float">
            <text:p>3.76222E-05</text:p>
          </table:table-cell>
          <table:table-cell office:value-type="float" office:value="0.00008377298" calcext:value-type="float">
            <text:p>0.000083773</text:p>
          </table:table-cell>
          <table:table-cell office:value-type="float" office:value="0.000006524594" calcext:value-type="float">
            <text:p>6.524594E-06</text:p>
          </table:table-cell>
          <table:table-cell office:value-type="float" office:value="0.01218087" calcext:value-type="float">
            <text:p>0.01218087</text:p>
          </table:table-cell>
          <table:table-cell office:value-type="float" office:value="0.000000838981" calcext:value-type="float">
            <text:p>0.000000839</text:p>
          </table:table-cell>
          <table:table-cell office:value-type="float" office:value="0.0000654008" calcext:value-type="float">
            <text:p>6.540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9029" calcext:value-type="float">
            <text:p>0.01799029</text:p>
          </table:table-cell>
        </table:table-row>
        <table:table-row table:style-name="ro1">
          <table:table-cell office:value-type="float" office:value="0.3974507" calcext:value-type="float">
            <text:p>0.3974507</text:p>
          </table:table-cell>
          <table:table-cell office:value-type="float" office:value="0.3701405" calcext:value-type="float">
            <text:p>0.3701405</text:p>
          </table:table-cell>
          <table:table-cell office:value-type="float" office:value="0.3974507" calcext:value-type="float">
            <text:p>0.3974507</text:p>
          </table:table-cell>
          <table:table-cell office:value-type="float" office:value="0.00003808959" calcext:value-type="float">
            <text:p>3.808959E-05</text:p>
          </table:table-cell>
          <table:table-cell office:value-type="float" office:value="0.0002058952" calcext:value-type="float">
            <text:p>0.0002058952</text:p>
          </table:table-cell>
          <table:table-cell office:value-type="float" office:value="0.00007929828" calcext:value-type="float">
            <text:p>7.929828E-05</text:p>
          </table:table-cell>
          <table:table-cell office:value-type="float" office:value="0.0002605803" calcext:value-type="float">
            <text:p>0.0002605803</text:p>
          </table:table-cell>
          <table:table-cell office:value-type="float" office:value="0.00009967248" calcext:value-type="float">
            <text:p>9.967248E-05</text:p>
          </table:table-cell>
          <table:table-cell office:value-type="float" office:value="0.000009451648" calcext:value-type="float">
            <text:p>9.451648E-06</text:p>
          </table:table-cell>
          <table:table-cell office:value-type="float" office:value="0.0001781289" calcext:value-type="float">
            <text:p>0.0001781289</text:p>
          </table:table-cell>
          <table:table-cell office:value-type="float" office:value="0.0001758405" calcext:value-type="float">
            <text:p>0.0001758405</text:p>
          </table:table-cell>
          <table:table-cell office:value-type="float" office:value="0.0001160695" calcext:value-type="float">
            <text:p>0.0001160695</text:p>
          </table:table-cell>
          <table:table-cell office:value-type="float" office:value="0.000132485" calcext:value-type="float">
            <text:p>0.000132485</text:p>
          </table:table-cell>
          <table:table-cell office:value-type="float" office:value="0.0001031355" calcext:value-type="float">
            <text:p>0.0001031355</text:p>
          </table:table-cell>
          <table:table-cell office:value-type="float" office:value="0.00001572199" calcext:value-type="float">
            <text:p>0.000015722</text:p>
          </table:table-cell>
          <table:table-cell office:value-type="float" office:value="0.00004699935" calcext:value-type="float">
            <text:p>4.699935E-05</text:p>
          </table:table-cell>
          <table:table-cell office:value-type="float" office:value="0.000004492019" calcext:value-type="float">
            <text:p>0.000004492</text:p>
          </table:table-cell>
          <table:table-cell office:value-type="float" office:value="0.0000004243935" calcext:value-type="float">
            <text:p>4.243935E-07</text:p>
          </table:table-cell>
          <table:table-cell office:value-type="float" office:value="0.000002390914" calcext:value-type="float">
            <text:p>2.390914E-06</text:p>
          </table:table-cell>
          <table:table-cell office:value-type="float" office:value="0.0003058735" calcext:value-type="float">
            <text:p>0.0003058735</text:p>
          </table:table-cell>
          <table:table-cell office:value-type="float" office:value="0.0001862848" calcext:value-type="float">
            <text:p>0.0001862848</text:p>
          </table:table-cell>
          <table:table-cell office:value-type="float" office:value="0.000009866548" calcext:value-type="float">
            <text:p>9.866548E-06</text:p>
          </table:table-cell>
          <table:table-cell office:value-type="float" office:value="0.0001108259" calcext:value-type="float">
            <text:p>0.0001108259</text:p>
          </table:table-cell>
          <table:table-cell office:value-type="float" office:value="0.0001571596" calcext:value-type="float">
            <text:p>0.0001571596</text:p>
          </table:table-cell>
          <table:table-cell office:value-type="float" office:value="0.00001584455" calcext:value-type="float">
            <text:p>1.584455E-05</text:p>
          </table:table-cell>
          <table:table-cell office:value-type="float" office:value="0.0001170864" calcext:value-type="float">
            <text:p>0.0001170864</text:p>
          </table:table-cell>
          <table:table-cell office:value-type="float" office:value="0.00006708658" calcext:value-type="float">
            <text:p>6.708658E-05</text:p>
          </table:table-cell>
          <table:table-cell office:value-type="float" office:value="0.0001079376" calcext:value-type="float">
            <text:p>0.0001079376</text:p>
          </table:table-cell>
          <table:table-cell office:value-type="float" office:value="0.00001580584" calcext:value-type="float">
            <text:p>1.580584E-05</text:p>
          </table:table-cell>
          <table:table-cell office:value-type="float" office:value="0.0001191277" calcext:value-type="float">
            <text:p>0.0001191277</text:p>
          </table:table-cell>
          <table:table-cell office:value-type="float" office:value="0.000001172511" calcext:value-type="float">
            <text:p>1.172511E-06</text:p>
          </table:table-cell>
          <table:table-cell office:value-type="float" office:value="0.00003413447" calcext:value-type="float">
            <text:p>3.41344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5394" calcext:value-type="float">
            <text:p>0.01795394</text:p>
          </table:table-cell>
        </table:table-row>
        <table:table-row table:style-name="ro1">
          <table:table-cell office:value-type="float" office:value="0.6512008" calcext:value-type="float">
            <text:p>0.6512008</text:p>
          </table:table-cell>
          <table:table-cell office:value-type="float" office:value="0.1937009" calcext:value-type="float">
            <text:p>0.1937009</text:p>
          </table:table-cell>
          <table:table-cell office:value-type="float" office:value="0.6512008" calcext:value-type="float">
            <text:p>0.6512008</text:p>
          </table:table-cell>
          <table:table-cell office:value-type="float" office:value="0.00002840948" calcext:value-type="float">
            <text:p>2.840948E-05</text:p>
          </table:table-cell>
          <table:table-cell office:value-type="float" office:value="0.00003233697" calcext:value-type="float">
            <text:p>0.000032337</text:p>
          </table:table-cell>
          <table:table-cell office:value-type="float" office:value="0.00005823862" calcext:value-type="float">
            <text:p>5.823862E-05</text:p>
          </table:table-cell>
          <table:table-cell office:value-type="float" office:value="0.0004156527" calcext:value-type="float">
            <text:p>0.0004156527</text:p>
          </table:table-cell>
          <table:table-cell office:value-type="float" office:value="0.00001178458" calcext:value-type="float">
            <text:p>1.178458E-05</text:p>
          </table:table-cell>
          <table:table-cell office:value-type="float" office:value="0.00000620199" calcext:value-type="float">
            <text:p>0.000006202</text:p>
          </table:table-cell>
          <table:table-cell office:value-type="float" office:value="0.0003806764" calcext:value-type="float">
            <text:p>0.0003806764</text:p>
          </table:table-cell>
          <table:table-cell office:value-type="float" office:value="0.0001003904" calcext:value-type="float">
            <text:p>0.0001003904</text:p>
          </table:table-cell>
          <table:table-cell office:value-type="float" office:value="0.0001369286" calcext:value-type="float">
            <text:p>0.0001369286</text:p>
          </table:table-cell>
          <table:table-cell office:value-type="float" office:value="0.00009009877" calcext:value-type="float">
            <text:p>9.009877E-05</text:p>
          </table:table-cell>
          <table:table-cell office:value-type="float" office:value="0.0004696138" calcext:value-type="float">
            <text:p>0.0004696138</text:p>
          </table:table-cell>
          <table:table-cell office:value-type="float" office:value="0.00002700707" calcext:value-type="float">
            <text:p>2.700707E-05</text:p>
          </table:table-cell>
          <table:table-cell office:value-type="float" office:value="0.0001018926" calcext:value-type="float">
            <text:p>0.0001018926</text:p>
          </table:table-cell>
          <table:table-cell office:value-type="float" office:value="0.000009576469" calcext:value-type="float">
            <text:p>9.576469E-06</text:p>
          </table:table-cell>
          <table:table-cell office:value-type="float" office:value="0.000001366813" calcext:value-type="float">
            <text:p>1.366813E-06</text:p>
          </table:table-cell>
          <table:table-cell office:value-type="float" office:value="0.00001185709" calcext:value-type="float">
            <text:p>1.185709E-05</text:p>
          </table:table-cell>
          <table:table-cell office:value-type="float" office:value="0.00006406959" calcext:value-type="float">
            <text:p>6.406959E-05</text:p>
          </table:table-cell>
          <table:table-cell office:value-type="float" office:value="0.00001849481" calcext:value-type="float">
            <text:p>1.849481E-05</text:p>
          </table:table-cell>
          <table:table-cell office:value-type="float" office:value="0.00002088663" calcext:value-type="float">
            <text:p>2.088663E-05</text:p>
          </table:table-cell>
          <table:table-cell office:value-type="float" office:value="0.000004148754" calcext:value-type="float">
            <text:p>4.148754E-06</text:p>
          </table:table-cell>
          <table:table-cell office:value-type="float" office:value="0.000004430648" calcext:value-type="float">
            <text:p>4.430648E-06</text:p>
          </table:table-cell>
          <table:table-cell office:value-type="float" office:value="0.0005078506" calcext:value-type="float">
            <text:p>0.0005078506</text:p>
          </table:table-cell>
          <table:table-cell office:value-type="float" office:value="0.00001251577" calcext:value-type="float">
            <text:p>1.251577E-05</text:p>
          </table:table-cell>
          <table:table-cell office:value-type="float" office:value="0.00006476363" calcext:value-type="float">
            <text:p>6.476363E-05</text:p>
          </table:table-cell>
          <table:table-cell office:value-type="float" office:value="0.00008928683" calcext:value-type="float">
            <text:p>8.928683E-05</text:p>
          </table:table-cell>
          <table:table-cell office:value-type="float" office:value="0.00001247652" calcext:value-type="float">
            <text:p>1.247652E-05</text:p>
          </table:table-cell>
          <table:table-cell office:value-type="float" office:value="0.0005005694" calcext:value-type="float">
            <text:p>0.0005005694</text:p>
          </table:table-cell>
          <table:table-cell office:value-type="float" office:value="0.00001128238" calcext:value-type="float">
            <text:p>1.128238E-05</text:p>
          </table:table-cell>
          <table:table-cell office:value-type="float" office:value="0.0004314102" calcext:value-type="float">
            <text:p>0.0004314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8861" calcext:value-type="float">
            <text:p>0.01788861</text:p>
          </table:table-cell>
        </table:table-row>
        <table:table-row table:style-name="ro1">
          <table:table-cell office:value-type="float" office:value="0.0627827" calcext:value-type="float">
            <text:p>0.0627827</text:p>
          </table:table-cell>
          <table:table-cell office:value-type="float" office:value="0.7502083" calcext:value-type="float">
            <text:p>0.7502083</text:p>
          </table:table-cell>
          <table:table-cell office:value-type="float" office:value="0.0627827" calcext:value-type="float">
            <text:p>0.0627827</text:p>
          </table:table-cell>
          <table:table-cell office:value-type="float" office:value="0.000005333468" calcext:value-type="float">
            <text:p>5.333468E-06</text:p>
          </table:table-cell>
          <table:table-cell office:value-type="float" office:value="0.000009208823" calcext:value-type="float">
            <text:p>9.208823E-06</text:p>
          </table:table-cell>
          <table:table-cell office:value-type="float" office:value="0.00007908402" calcext:value-type="float">
            <text:p>0.000079084</text:p>
          </table:table-cell>
          <table:table-cell office:value-type="float" office:value="0.0002640893" calcext:value-type="float">
            <text:p>0.0002640893</text:p>
          </table:table-cell>
          <table:table-cell office:value-type="float" office:value="0.0001343116" calcext:value-type="float">
            <text:p>0.0001343116</text:p>
          </table:table-cell>
          <table:table-cell office:value-type="float" office:value="0.00002479353" calcext:value-type="float">
            <text:p>2.479353E-05</text:p>
          </table:table-cell>
          <table:table-cell office:value-type="float" office:value="0.0001698014" calcext:value-type="float">
            <text:p>0.0001698014</text:p>
          </table:table-cell>
          <table:table-cell office:value-type="float" office:value="0.0008183384" calcext:value-type="float">
            <text:p>0.0008183384</text:p>
          </table:table-cell>
          <table:table-cell office:value-type="float" office:value="0.00007364118" calcext:value-type="float">
            <text:p>7.364118E-05</text:p>
          </table:table-cell>
          <table:table-cell office:value-type="float" office:value="0.0001131412" calcext:value-type="float">
            <text:p>0.0001131412</text:p>
          </table:table-cell>
          <table:table-cell office:value-type="float" office:value="0.0002115721" calcext:value-type="float">
            <text:p>0.0002115721</text:p>
          </table:table-cell>
          <table:table-cell office:value-type="float" office:value="0.000001456825" calcext:value-type="float">
            <text:p>1.456825E-06</text:p>
          </table:table-cell>
          <table:table-cell office:value-type="float" office:value="0.00008164219" calcext:value-type="float">
            <text:p>8.164219E-05</text:p>
          </table:table-cell>
          <table:table-cell office:value-type="float" office:value="0.000004441914" calcext:value-type="float">
            <text:p>4.441914E-06</text:p>
          </table:table-cell>
          <table:table-cell office:value-type="float" office:value="0.000001356243" calcext:value-type="float">
            <text:p>1.356243E-06</text:p>
          </table:table-cell>
          <table:table-cell office:value-type="float" office:value="0.00001540131" calcext:value-type="float">
            <text:p>1.540131E-05</text:p>
          </table:table-cell>
          <table:table-cell office:value-type="float" office:value="0.000380363" calcext:value-type="float">
            <text:p>0.000380363</text:p>
          </table:table-cell>
          <table:table-cell office:value-type="float" office:value="0.00001734815" calcext:value-type="float">
            <text:p>1.734815E-05</text:p>
          </table:table-cell>
          <table:table-cell office:value-type="float" office:value="0.0000100793" calcext:value-type="float">
            <text:p>1.00793E-05</text:p>
          </table:table-cell>
          <table:table-cell office:value-type="float" office:value="0.000123241" calcext:value-type="float">
            <text:p>0.000123241</text:p>
          </table:table-cell>
          <table:table-cell office:value-type="float" office:value="0.00003053024" calcext:value-type="float">
            <text:p>3.053024E-05</text:p>
          </table:table-cell>
          <table:table-cell office:value-type="float" office:value="0.00000488131" calcext:value-type="float">
            <text:p>4.88131E-06</text:p>
          </table:table-cell>
          <table:table-cell office:value-type="float" office:value="0.000009532122" calcext:value-type="float">
            <text:p>9.532122E-06</text:p>
          </table:table-cell>
          <table:table-cell office:value-type="float" office:value="0.00008431331" calcext:value-type="float">
            <text:p>8.431331E-05</text:p>
          </table:table-cell>
          <table:table-cell office:value-type="float" office:value="0.00002807336" calcext:value-type="float">
            <text:p>2.807336E-05</text:p>
          </table:table-cell>
          <table:table-cell office:value-type="float" office:value="0.00001580799" calcext:value-type="float">
            <text:p>0.000015808</text:p>
          </table:table-cell>
          <table:table-cell office:value-type="float" office:value="0.0001213221" calcext:value-type="float">
            <text:p>0.0001213221</text:p>
          </table:table-cell>
          <table:table-cell office:value-type="float" office:value="0.000001251397" calcext:value-type="float">
            <text:p>1.251397E-06</text:p>
          </table:table-cell>
          <table:table-cell office:value-type="float" office:value="0.00001323397" calcext:value-type="float">
            <text:p>0.000013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8698" calcext:value-type="float">
            <text:p>0.01788698</text:p>
          </table:table-cell>
        </table:table-row>
        <table:table-row table:style-name="ro1">
          <table:table-cell office:value-type="float" office:value="0.2510428" calcext:value-type="float">
            <text:p>0.2510428</text:p>
          </table:table-cell>
          <table:table-cell office:value-type="float" office:value="0.5012453" calcext:value-type="float">
            <text:p>0.5012453</text:p>
          </table:table-cell>
          <table:table-cell office:value-type="float" office:value="0.2510428" calcext:value-type="float">
            <text:p>0.2510428</text:p>
          </table:table-cell>
          <table:table-cell office:value-type="float" office:value="0.00001075863" calcext:value-type="float">
            <text:p>1.075863E-05</text:p>
          </table:table-cell>
          <table:table-cell office:value-type="float" office:value="0.00005822089" calcext:value-type="float">
            <text:p>5.822089E-05</text:p>
          </table:table-cell>
          <table:table-cell office:value-type="float" office:value="0.005636073" calcext:value-type="float">
            <text:p>0.005636073</text:p>
          </table:table-cell>
          <table:table-cell office:value-type="float" office:value="0.0005142887" calcext:value-type="float">
            <text:p>0.0005142887</text:p>
          </table:table-cell>
          <table:table-cell office:value-type="float" office:value="0.00002828538" calcext:value-type="float">
            <text:p>2.828538E-05</text:p>
          </table:table-cell>
          <table:table-cell office:value-type="float" office:value="0.00001626427" calcext:value-type="float">
            <text:p>1.626427E-05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4382285" calcext:value-type="float">
            <text:p>0.0004382285</text:p>
          </table:table-cell>
          <table:table-cell office:value-type="float" office:value="0.00002886413" calcext:value-type="float">
            <text:p>2.886413E-05</text:p>
          </table:table-cell>
          <table:table-cell office:value-type="float" office:value="0.0000861162" calcext:value-type="float">
            <text:p>8.61162E-05</text:p>
          </table:table-cell>
          <table:table-cell office:value-type="float" office:value="0.0002379153" calcext:value-type="float">
            <text:p>0.0002379153</text:p>
          </table:table-cell>
          <table:table-cell office:value-type="float" office:value="0.0000364748" calcext:value-type="float">
            <text:p>3.64748E-05</text:p>
          </table:table-cell>
          <table:table-cell office:value-type="float" office:value="0.00007265465" calcext:value-type="float">
            <text:p>7.265465E-05</text:p>
          </table:table-cell>
          <table:table-cell office:value-type="float" office:value="0.00003663449" calcext:value-type="float">
            <text:p>3.663449E-05</text:p>
          </table:table-cell>
          <table:table-cell office:value-type="float" office:value="0.0000008824107" calcext:value-type="float">
            <text:p>8.824107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131442" calcext:value-type="float">
            <text:p>0.00131442</text:p>
          </table:table-cell>
          <table:table-cell office:value-type="float" office:value="0.000003035903" calcext:value-type="float">
            <text:p>3.035903E-06</text:p>
          </table:table-cell>
          <table:table-cell office:value-type="float" office:value="0.00001537926" calcext:value-type="float">
            <text:p>1.537926E-05</text:p>
          </table:table-cell>
          <table:table-cell office:value-type="float" office:value="0.00005979928" calcext:value-type="float">
            <text:p>5.979928E-05</text:p>
          </table:table-cell>
          <table:table-cell office:value-type="float" office:value="0.00007182133" calcext:value-type="float">
            <text:p>7.182133E-05</text:p>
          </table:table-cell>
          <table:table-cell office:value-type="float" office:value="0.00002323848" calcext:value-type="float">
            <text:p>2.323848E-05</text:p>
          </table:table-cell>
          <table:table-cell office:value-type="float" office:value="0.000023004" calcext:value-type="float">
            <text:p>0.000023004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06602736" calcext:value-type="float">
            <text:p>6.602736E-05</text:p>
          </table:table-cell>
          <table:table-cell office:value-type="float" office:value="0.00006681446" calcext:value-type="float">
            <text:p>6.681446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6779941" calcext:value-type="float">
            <text:p>6.779941E-06</text:p>
          </table:table-cell>
          <table:table-cell office:value-type="float" office:value="0.000242321" calcext:value-type="float">
            <text:p>0.00024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6677" calcext:value-type="float">
            <text:p>0.01756677</text:p>
          </table:table-cell>
        </table:table-row>
        <table:table-row table:style-name="ro1">
          <table:table-cell office:value-type="float" office:value="0.06940051" calcext:value-type="float">
            <text:p>0.06940051</text:p>
          </table:table-cell>
          <table:table-cell office:value-type="float" office:value="0.7376481" calcext:value-type="float">
            <text:p>0.7376481</text:p>
          </table:table-cell>
          <table:table-cell office:value-type="float" office:value="0.06940051" calcext:value-type="float">
            <text:p>0.06940051</text:p>
          </table:table-cell>
          <table:table-cell office:value-type="float" office:value="0.00002128956" calcext:value-type="float">
            <text:p>2.128956E-05</text:p>
          </table:table-cell>
          <table:table-cell office:value-type="float" office:value="0.000005582906" calcext:value-type="float">
            <text:p>5.582906E-06</text:p>
          </table:table-cell>
          <table:table-cell office:value-type="float" office:value="0.00002638141" calcext:value-type="float">
            <text:p>2.638141E-05</text:p>
          </table:table-cell>
          <table:table-cell office:value-type="float" office:value="0.0001353943" calcext:value-type="float">
            <text:p>0.0001353943</text:p>
          </table:table-cell>
          <table:table-cell office:value-type="float" office:value="0.00001980243" calcext:value-type="float">
            <text:p>1.980243E-05</text:p>
          </table:table-cell>
          <table:table-cell office:value-type="float" office:value="0.00002178673" calcext:value-type="float">
            <text:p>2.178673E-05</text:p>
          </table:table-cell>
          <table:table-cell office:value-type="float" office:value="0.001042662" calcext:value-type="float">
            <text:p>0.001042662</text:p>
          </table:table-cell>
          <table:table-cell office:value-type="float" office:value="0.000372031" calcext:value-type="float">
            <text:p>0.000372031</text:p>
          </table:table-cell>
          <table:table-cell office:value-type="float" office:value="0.000008711961" calcext:value-type="float">
            <text:p>0.000008712</text:p>
          </table:table-cell>
          <table:table-cell office:value-type="float" office:value="0.00002586717" calcext:value-type="float">
            <text:p>2.586717E-05</text:p>
          </table:table-cell>
          <table:table-cell office:value-type="float" office:value="0.00008994998" calcext:value-type="float">
            <text:p>0.00008995</text:p>
          </table:table-cell>
          <table:table-cell office:value-type="float" office:value="0.0000004255625" calcext:value-type="float">
            <text:p>4.255625E-07</text:p>
          </table:table-cell>
          <table:table-cell office:value-type="float" office:value="0.00001098659" calcext:value-type="float">
            <text:p>1.098659E-05</text:p>
          </table:table-cell>
          <table:table-cell office:value-type="float" office:value="0.00005723823" calcext:value-type="float">
            <text:p>5.723823E-05</text:p>
          </table:table-cell>
          <table:table-cell office:value-type="float" office:value="0.000002140806" calcext:value-type="float">
            <text:p>2.140806E-06</text:p>
          </table:table-cell>
          <table:table-cell office:value-type="float" office:value="0.000004278733" calcext:value-type="float">
            <text:p>4.278733E-06</text:p>
          </table:table-cell>
          <table:table-cell office:value-type="float" office:value="0.00003045777" calcext:value-type="float">
            <text:p>3.045777E-05</text:p>
          </table:table-cell>
          <table:table-cell office:value-type="float" office:value="0.0001046412" calcext:value-type="float">
            <text:p>0.0001046412</text:p>
          </table:table-cell>
          <table:table-cell office:value-type="float" office:value="0.000007642383" calcext:value-type="float">
            <text:p>7.642383E-06</text:p>
          </table:table-cell>
          <table:table-cell office:value-type="float" office:value="0.00007989401" calcext:value-type="float">
            <text:p>0.000079894</text:p>
          </table:table-cell>
          <table:table-cell office:value-type="float" office:value="0.00007996714" calcext:value-type="float">
            <text:p>7.996714E-05</text:p>
          </table:table-cell>
          <table:table-cell office:value-type="float" office:value="0.0002340621" calcext:value-type="float">
            <text:p>0.0002340621</text:p>
          </table:table-cell>
          <table:table-cell office:value-type="float" office:value="0.00003646819" calcext:value-type="float">
            <text:p>3.646819E-05</text:p>
          </table:table-cell>
          <table:table-cell office:value-type="float" office:value="0.0000591534" calcext:value-type="float">
            <text:p>5.91534E-05</text:p>
          </table:table-cell>
          <table:table-cell office:value-type="float" office:value="0.0009913588" calcext:value-type="float">
            <text:p>0.0009913588</text:p>
          </table:table-cell>
          <table:table-cell office:value-type="float" office:value="0.000007932987" calcext:value-type="float">
            <text:p>0.000007933</text:p>
          </table:table-cell>
          <table:table-cell office:value-type="float" office:value="0.0003791931" calcext:value-type="float">
            <text:p>0.0003791931</text:p>
          </table:table-cell>
          <table:table-cell office:value-type="float" office:value="0.000002881087" calcext:value-type="float">
            <text:p>2.881087E-06</text:p>
          </table:table-cell>
          <table:table-cell office:value-type="float" office:value="0.0001788824" calcext:value-type="float">
            <text:p>0.000178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0514" calcext:value-type="float">
            <text:p>0.01740514</text:p>
          </table:table-cell>
        </table:table-row>
        <table:table-row table:style-name="ro1">
          <table:table-cell office:value-type="float" office:value="0.4950398" calcext:value-type="float">
            <text:p>0.4950398</text:p>
          </table:table-cell>
          <table:table-cell office:value-type="float" office:value="0.2990703" calcext:value-type="float">
            <text:p>0.2990703</text:p>
          </table:table-cell>
          <table:table-cell office:value-type="float" office:value="0.4950398" calcext:value-type="float">
            <text:p>0.4950398</text:p>
          </table:table-cell>
          <table:table-cell office:value-type="float" office:value="0.00006261629" calcext:value-type="float">
            <text:p>6.261629E-05</text:p>
          </table:table-cell>
          <table:table-cell office:value-type="float" office:value="0.0002476301" calcext:value-type="float">
            <text:p>0.0002476301</text:p>
          </table:table-cell>
          <table:table-cell office:value-type="float" office:value="0.0001041014" calcext:value-type="float">
            <text:p>0.0001041014</text:p>
          </table:table-cell>
          <table:table-cell office:value-type="float" office:value="0.003826584" calcext:value-type="float">
            <text:p>0.003826584</text:p>
          </table:table-cell>
          <table:table-cell office:value-type="float" office:value="0.001293873" calcext:value-type="float">
            <text:p>0.001293873</text:p>
          </table:table-cell>
          <table:table-cell office:value-type="float" office:value="0.0001269085" calcext:value-type="float">
            <text:p>0.0001269085</text:p>
          </table:table-cell>
          <table:table-cell office:value-type="float" office:value="0.0003123932" calcext:value-type="float">
            <text:p>0.0003123932</text:p>
          </table:table-cell>
          <table:table-cell office:value-type="float" office:value="0.000416928" calcext:value-type="float">
            <text:p>0.000416928</text:p>
          </table:table-cell>
          <table:table-cell office:value-type="float" office:value="0.0001961981" calcext:value-type="float">
            <text:p>0.0001961981</text:p>
          </table:table-cell>
          <table:table-cell office:value-type="float" office:value="0.0001601214" calcext:value-type="float">
            <text:p>0.0001601214</text:p>
          </table:table-cell>
          <table:table-cell office:value-type="float" office:value="0.00001440334" calcext:value-type="float">
            <text:p>1.440334E-05</text:p>
          </table:table-cell>
          <table:table-cell office:value-type="float" office:value="0.00007650756" calcext:value-type="float">
            <text:p>7.650756E-05</text:p>
          </table:table-cell>
          <table:table-cell office:value-type="float" office:value="0.00005565101" calcext:value-type="float">
            <text:p>0.000055651</text:p>
          </table:table-cell>
          <table:table-cell office:value-type="float" office:value="0.00007474034" calcext:value-type="float">
            <text:p>7.474034E-05</text:p>
          </table:table-cell>
          <table:table-cell office:value-type="float" office:value="0.000134073" calcext:value-type="float">
            <text:p>0.000134073</text:p>
          </table:table-cell>
          <table:table-cell office:value-type="float" office:value="0.00000295557" calcext:value-type="float">
            <text:p>2.95557E-06</text:p>
          </table:table-cell>
          <table:table-cell office:value-type="float" office:value="0.001271805" calcext:value-type="float">
            <text:p>0.001271805</text:p>
          </table:table-cell>
          <table:table-cell office:value-type="float" office:value="0.0002028616" calcext:value-type="float">
            <text:p>0.0002028616</text:p>
          </table:table-cell>
          <table:table-cell office:value-type="float" office:value="0.000105941" calcext:value-type="float">
            <text:p>0.000105941</text:p>
          </table:table-cell>
          <table:table-cell office:value-type="float" office:value="0.0004171346" calcext:value-type="float">
            <text:p>0.0004171346</text:p>
          </table:table-cell>
          <table:table-cell office:value-type="float" office:value="0.00008000036" calcext:value-type="float">
            <text:p>8.000036E-05</text:p>
          </table:table-cell>
          <table:table-cell office:value-type="float" office:value="0.001091619" calcext:value-type="float">
            <text:p>0.001091619</text:p>
          </table:table-cell>
          <table:table-cell office:value-type="float" office:value="0.0004469827" calcext:value-type="float">
            <text:p>0.0004469827</text:p>
          </table:table-cell>
          <table:table-cell office:value-type="float" office:value="0.00009778681" calcext:value-type="float">
            <text:p>9.778681E-05</text:p>
          </table:table-cell>
          <table:table-cell office:value-type="float" office:value="0.00003909212" calcext:value-type="float">
            <text:p>3.909212E-05</text:p>
          </table:table-cell>
          <table:table-cell office:value-type="float" office:value="0.00001026918" calcext:value-type="float">
            <text:p>1.026918E-05</text:p>
          </table:table-cell>
          <table:table-cell office:value-type="float" office:value="0.0009963734" calcext:value-type="float">
            <text:p>0.0009963734</text:p>
          </table:table-cell>
          <table:table-cell office:value-type="float" office:value="0.00004693614" calcext:value-type="float">
            <text:p>4.693614E-05</text:p>
          </table:table-cell>
          <table:table-cell office:value-type="float" office:value="0.001307897" calcext:value-type="float">
            <text:p>0.001307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916" calcext:value-type="float">
            <text:p>0.0172916</text:p>
          </table:table-cell>
        </table:table-row>
        <table:table-row table:style-name="ro1">
          <table:table-cell office:value-type="float" office:value="0.6406424" calcext:value-type="float">
            <text:p>0.6406424</text:p>
          </table:table-cell>
          <table:table-cell office:value-type="float" office:value="0.2004618" calcext:value-type="float">
            <text:p>0.2004618</text:p>
          </table:table-cell>
          <table:table-cell office:value-type="float" office:value="0.6406424" calcext:value-type="float">
            <text:p>0.6406424</text:p>
          </table:table-cell>
          <table:table-cell office:value-type="float" office:value="0.00003999369" calcext:value-type="float">
            <text:p>3.999369E-05</text:p>
          </table:table-cell>
          <table:table-cell office:value-type="float" office:value="0.000002761427" calcext:value-type="float">
            <text:p>2.761427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47869" calcext:value-type="float">
            <text:p>0.0003847869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1817075" calcext:value-type="float">
            <text:p>1.817075E-05</text:p>
          </table:table-cell>
          <table:table-cell office:value-type="float" office:value="0.0002248307" calcext:value-type="float">
            <text:p>0.0002248307</text:p>
          </table:table-cell>
          <table:table-cell office:value-type="float" office:value="0.00004842086" calcext:value-type="float">
            <text:p>4.842086E-05</text:p>
          </table:table-cell>
          <table:table-cell office:value-type="float" office:value="0.00007631814" calcext:value-type="float">
            <text:p>7.631814E-05</text:p>
          </table:table-cell>
          <table:table-cell office:value-type="float" office:value="0.0001633574" calcext:value-type="float">
            <text:p>0.0001633574</text:p>
          </table:table-cell>
          <table:table-cell office:value-type="float" office:value="0.00009154663" calcext:value-type="float">
            <text:p>9.154663E-05</text:p>
          </table:table-cell>
          <table:table-cell office:value-type="float" office:value="0.00002892852" calcext:value-type="float">
            <text:p>2.892852E-05</text:p>
          </table:table-cell>
          <table:table-cell office:value-type="float" office:value="0.00007397952" calcext:value-type="float">
            <text:p>7.397952E-05</text:p>
          </table:table-cell>
          <table:table-cell office:value-type="float" office:value="0.000005118482" calcext:value-type="float">
            <text:p>5.118482E-06</text:p>
          </table:table-cell>
          <table:table-cell office:value-type="float" office:value="0.00001414802" calcext:value-type="float">
            <text:p>0.000014148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602508" calcext:value-type="float">
            <text:p>0.001602508</text:p>
          </table:table-cell>
          <table:table-cell office:value-type="float" office:value="0.0000891214" calcext:value-type="float">
            <text:p>8.91214E-05</text:p>
          </table:table-cell>
          <table:table-cell office:value-type="float" office:value="0.0000008696344" calcext:value-type="float">
            <text:p>8.696344E-07</text:p>
          </table:table-cell>
          <table:table-cell office:value-type="float" office:value="0.0001957816" calcext:value-type="float">
            <text:p>0.0001957816</text:p>
          </table:table-cell>
          <table:table-cell office:value-type="float" office:value="0.000002184303" calcext:value-type="float">
            <text:p>2.184303E-06</text:p>
          </table:table-cell>
          <table:table-cell office:value-type="float" office:value="0.00003457796" calcext:value-type="float">
            <text:p>0.000034578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73749" calcext:value-type="float">
            <text:p>6.73749E-05</text:p>
          </table:table-cell>
          <table:table-cell office:value-type="float" office:value="0.0001120967" calcext:value-type="float">
            <text:p>0.0001120967</text:p>
          </table:table-cell>
          <table:table-cell office:value-type="float" office:value="0.00004080714" calcext:value-type="float">
            <text:p>4.080714E-05</text:p>
          </table:table-cell>
          <table:table-cell office:value-type="float" office:value="0.0005169885" calcext:value-type="float">
            <text:p>0.0005169885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3433" calcext:value-type="float">
            <text:p>0.01713433</text:p>
          </table:table-cell>
        </table:table-row>
        <table:table-row table:style-name="ro1">
          <table:table-cell office:value-type="float" office:value="0.150807" calcext:value-type="float">
            <text:p>0.150807</text:p>
          </table:table-cell>
          <table:table-cell office:value-type="float" office:value="0.6121408" calcext:value-type="float">
            <text:p>0.6121408</text:p>
          </table:table-cell>
          <table:table-cell office:value-type="float" office:value="0.150807" calcext:value-type="float">
            <text:p>0.150807</text:p>
          </table:table-cell>
          <table:table-cell office:value-type="float" office:value="0.00001008791" calcext:value-type="float">
            <text:p>1.008791E-05</text:p>
          </table:table-cell>
          <table:table-cell office:value-type="float" office:value="0.00004713233" calcext:value-type="float">
            <text:p>4.713233E-05</text:p>
          </table:table-cell>
          <table:table-cell office:value-type="float" office:value="0.00003231281" calcext:value-type="float">
            <text:p>3.231281E-05</text:p>
          </table:table-cell>
          <table:table-cell office:value-type="float" office:value="0.0003884466" calcext:value-type="float">
            <text:p>0.0003884466</text:p>
          </table:table-cell>
          <table:table-cell office:value-type="float" office:value="0.000007122707" calcext:value-type="float">
            <text:p>7.122707E-06</text:p>
          </table:table-cell>
          <table:table-cell office:value-type="float" office:value="0.000006366013" calcext:value-type="float">
            <text:p>0.000006366</text:p>
          </table:table-cell>
          <table:table-cell office:value-type="float" office:value="0.0002309353" calcext:value-type="float">
            <text:p>0.0002309353</text:p>
          </table:table-cell>
          <table:table-cell office:value-type="float" office:value="0.0001097802" calcext:value-type="float">
            <text:p>0.0001097802</text:p>
          </table:table-cell>
          <table:table-cell office:value-type="float" office:value="0.000003891117" calcext:value-type="float">
            <text:p>3.891117E-06</text:p>
          </table:table-cell>
          <table:table-cell office:value-type="float" office:value="0.0001377208" calcext:value-type="float">
            <text:p>0.0001377208</text:p>
          </table:table-cell>
          <table:table-cell office:value-type="float" office:value="0.000007791573" calcext:value-type="float">
            <text:p>7.791573E-06</text:p>
          </table:table-cell>
          <table:table-cell office:value-type="float" office:value="0.00002360401" calcext:value-type="float">
            <text:p>0.000023604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03568726" calcext:value-type="float">
            <text:p>3.568726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09736051" calcext:value-type="float">
            <text:p>9.736051E-06</text:p>
          </table:table-cell>
          <table:table-cell office:value-type="float" office:value="0.0001718762" calcext:value-type="float">
            <text:p>0.0001718762</text:p>
          </table:table-cell>
          <table:table-cell office:value-type="float" office:value="0.0001183612" calcext:value-type="float">
            <text:p>0.0001183612</text:p>
          </table:table-cell>
          <table:table-cell office:value-type="float" office:value="0.00000447963" calcext:value-type="float">
            <text:p>4.47963E-06</text:p>
          </table:table-cell>
          <table:table-cell office:value-type="float" office:value="0.000002737209" calcext:value-type="float">
            <text:p>2.737209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321278" calcext:value-type="float">
            <text:p>2.321278E-05</text:p>
          </table:table-cell>
          <table:table-cell office:value-type="float" office:value="0.000008210508" calcext:value-type="float">
            <text:p>8.210508E-06</text:p>
          </table:table-cell>
          <table:table-cell office:value-type="float" office:value="0.00006974376" calcext:value-type="float">
            <text:p>6.974376E-05</text:p>
          </table:table-cell>
          <table:table-cell office:value-type="float" office:value="0.00002611664" calcext:value-type="float">
            <text:p>2.611664E-05</text:p>
          </table:table-cell>
          <table:table-cell office:value-type="float" office:value="0.00000226519" calcext:value-type="float">
            <text:p>2.26519E-06</text:p>
          </table:table-cell>
          <table:table-cell office:value-type="float" office:value="0.0001272965" calcext:value-type="float">
            <text:p>0.0001272965</text:p>
          </table:table-cell>
          <table:table-cell office:value-type="float" office:value="0.00001087172" calcext:value-type="float">
            <text:p>1.087172E-05</text:p>
          </table:table-cell>
          <table:table-cell office:value-type="float" office:value="0.0001337557" calcext:value-type="float">
            <text:p>0.0001337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4132" calcext:value-type="float">
            <text:p>0.01674132</text:p>
          </table:table-cell>
        </table:table-row>
        <table:table-row table:style-name="ro1">
          <table:table-cell office:value-type="float" office:value="0.9471121" calcext:value-type="float">
            <text:p>0.9471121</text:p>
          </table:table-cell>
          <table:table-cell office:value-type="float" office:value="0.02828154" calcext:value-type="float">
            <text:p>0.02828154</text:p>
          </table:table-cell>
          <table:table-cell office:value-type="float" office:value="0.9471121" calcext:value-type="float">
            <text:p>0.9471121</text:p>
          </table:table-cell>
          <table:table-cell office:value-type="float" office:value="0.000005270939" calcext:value-type="float">
            <text:p>5.270939E-06</text:p>
          </table:table-cell>
          <table:table-cell office:value-type="float" office:value="0.00003875277" calcext:value-type="float">
            <text:p>3.875277E-05</text:p>
          </table:table-cell>
          <table:table-cell office:value-type="float" office:value="0.000223213" calcext:value-type="float">
            <text:p>0.000223213</text:p>
          </table:table-cell>
          <table:table-cell office:value-type="float" office:value="0.0005170312" calcext:value-type="float">
            <text:p>0.0005170312</text:p>
          </table:table-cell>
          <table:table-cell office:value-type="float" office:value="0.0002382171" calcext:value-type="float">
            <text:p>0.0002382171</text:p>
          </table:table-cell>
          <table:table-cell office:value-type="float" office:value="0.000005248295" calcext:value-type="float">
            <text:p>5.248295E-06</text:p>
          </table:table-cell>
          <table:table-cell office:value-type="float" office:value="0.0001875334" calcext:value-type="float">
            <text:p>0.0001875334</text:p>
          </table:table-cell>
          <table:table-cell office:value-type="float" office:value="0.004433988" calcext:value-type="float">
            <text:p>0.004433988</text:p>
          </table:table-cell>
          <table:table-cell office:value-type="float" office:value="0.0001453874" calcext:value-type="float">
            <text:p>0.0001453874</text:p>
          </table:table-cell>
          <table:table-cell office:value-type="float" office:value="0.0005733175" calcext:value-type="float">
            <text:p>0.0005733175</text:p>
          </table:table-cell>
          <table:table-cell office:value-type="float" office:value="0.0002822274" calcext:value-type="float">
            <text:p>0.0002822274</text:p>
          </table:table-cell>
          <table:table-cell office:value-type="float" office:value="0.00003401581" calcext:value-type="float">
            <text:p>3.401581E-05</text:p>
          </table:table-cell>
          <table:table-cell office:value-type="float" office:value="0.00008342916" calcext:value-type="float">
            <text:p>8.342916E-05</text:p>
          </table:table-cell>
          <table:table-cell office:value-type="float" office:value="0.00001187579" calcext:value-type="float">
            <text:p>1.187579E-05</text:p>
          </table:table-cell>
          <table:table-cell office:value-type="float" office:value="0.000009152964" calcext:value-type="float">
            <text:p>0.000009153</text:p>
          </table:table-cell>
          <table:table-cell office:value-type="float" office:value="0.00006558882" calcext:value-type="float">
            <text:p>6.558882E-05</text:p>
          </table:table-cell>
          <table:table-cell office:value-type="float" office:value="0.0005854706" calcext:value-type="float">
            <text:p>0.0005854706</text:p>
          </table:table-cell>
          <table:table-cell office:value-type="float" office:value="0.0001155777" calcext:value-type="float">
            <text:p>0.0001155777</text:p>
          </table:table-cell>
          <table:table-cell office:value-type="float" office:value="0.00004097902" calcext:value-type="float">
            <text:p>0.000040979</text:p>
          </table:table-cell>
          <table:table-cell office:value-type="float" office:value="0.0005042488" calcext:value-type="float">
            <text:p>0.0005042488</text:p>
          </table:table-cell>
          <table:table-cell office:value-type="float" office:value="0.00003170683" calcext:value-type="float">
            <text:p>3.170683E-05</text:p>
          </table:table-cell>
          <table:table-cell office:value-type="float" office:value="0.0001789637" calcext:value-type="float">
            <text:p>0.0001789637</text:p>
          </table:table-cell>
          <table:table-cell office:value-type="float" office:value="0.00003644441" calcext:value-type="float">
            <text:p>3.644441E-05</text:p>
          </table:table-cell>
          <table:table-cell office:value-type="float" office:value="0.00005953454" calcext:value-type="float">
            <text:p>5.953454E-05</text:p>
          </table:table-cell>
          <table:table-cell office:value-type="float" office:value="0.00004064618" calcext:value-type="float">
            <text:p>4.064618E-05</text:p>
          </table:table-cell>
          <table:table-cell office:value-type="float" office:value="0.000008376939" calcext:value-type="float">
            <text:p>8.376939E-06</text:p>
          </table:table-cell>
          <table:table-cell office:value-type="float" office:value="0.0006778816" calcext:value-type="float">
            <text:p>0.0006778816</text:p>
          </table:table-cell>
          <table:table-cell office:value-type="float" office:value="0.000005108584" calcext:value-type="float">
            <text:p>5.108584E-06</text:p>
          </table:table-cell>
          <table:table-cell office:value-type="float" office:value="0.0001332253" calcext:value-type="float">
            <text:p>0.0001332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6941" calcext:value-type="float">
            <text:p>0.01646941</text:p>
          </table:table-cell>
        </table:table-row>
        <table:table-row table:style-name="ro1">
          <table:table-cell office:value-type="float" office:value="0.8029937" calcext:value-type="float">
            <text:p>0.8029937</text:p>
          </table:table-cell>
          <table:table-cell office:value-type="float" office:value="0.1042986" calcext:value-type="float">
            <text:p>0.1042986</text:p>
          </table:table-cell>
          <table:table-cell office:value-type="float" office:value="0.8029937" calcext:value-type="float">
            <text:p>0.8029937</text:p>
          </table:table-cell>
          <table:table-cell office:value-type="float" office:value="0.000001824137" calcext:value-type="float">
            <text:p>1.824137E-06</text:p>
          </table:table-cell>
          <table:table-cell office:value-type="float" office:value="0.00002753443" calcext:value-type="float">
            <text:p>2.753443E-05</text:p>
          </table:table-cell>
          <table:table-cell office:value-type="float" office:value="0.00006820287" calcext:value-type="float">
            <text:p>6.820287E-05</text:p>
          </table:table-cell>
          <table:table-cell office:value-type="float" office:value="0.0001900958" calcext:value-type="float">
            <text:p>0.0001900958</text:p>
          </table:table-cell>
          <table:table-cell office:value-type="float" office:value="0.00004103552" calcext:value-type="float">
            <text:p>4.103552E-05</text:p>
          </table:table-cell>
          <table:table-cell office:value-type="float" office:value="0.00004847206" calcext:value-type="float">
            <text:p>4.847206E-05</text:p>
          </table:table-cell>
          <table:table-cell office:value-type="float" office:value="0.0001375144" calcext:value-type="float">
            <text:p>0.0001375144</text:p>
          </table:table-cell>
          <table:table-cell office:value-type="float" office:value="0.00007864209" calcext:value-type="float">
            <text:p>7.864209E-05</text:p>
          </table:table-cell>
          <table:table-cell office:value-type="float" office:value="0.00005179211" calcext:value-type="float">
            <text:p>5.179211E-05</text:p>
          </table:table-cell>
          <table:table-cell office:value-type="float" office:value="0.00002732379" calcext:value-type="float">
            <text:p>2.732379E-05</text:p>
          </table:table-cell>
          <table:table-cell office:value-type="float" office:value="0.00009832744" calcext:value-type="float">
            <text:p>9.832744E-05</text:p>
          </table:table-cell>
          <table:table-cell office:value-type="float" office:value="0.00001573797" calcext:value-type="float">
            <text:p>0.000015738</text:p>
          </table:table-cell>
          <table:table-cell office:value-type="float" office:value="0.0002059647" calcext:value-type="float">
            <text:p>0.0002059647</text:p>
          </table:table-cell>
          <table:table-cell office:value-type="float" office:value="0.00001157207" calcext:value-type="float">
            <text:p>1.157207E-05</text:p>
          </table:table-cell>
          <table:table-cell office:value-type="float" office:value="0.00002131583" calcext:value-type="float">
            <text:p>2.131583E-05</text:p>
          </table:table-cell>
          <table:table-cell office:value-type="float" office:value="0.000001767889" calcext:value-type="float">
            <text:p>1.767889E-06</text:p>
          </table:table-cell>
          <table:table-cell office:value-type="float" office:value="0.0002398644" calcext:value-type="float">
            <text:p>0.0002398644</text:p>
          </table:table-cell>
          <table:table-cell office:value-type="float" office:value="0.00004112645" calcext:value-type="float">
            <text:p>4.112645E-05</text:p>
          </table:table-cell>
          <table:table-cell office:value-type="float" office:value="0.000005856121" calcext:value-type="float">
            <text:p>5.856121E-06</text:p>
          </table:table-cell>
          <table:table-cell office:value-type="float" office:value="0.00001548815" calcext:value-type="float">
            <text:p>1.548815E-05</text:p>
          </table:table-cell>
          <table:table-cell office:value-type="float" office:value="0.00007239714" calcext:value-type="float">
            <text:p>7.239714E-05</text:p>
          </table:table-cell>
          <table:table-cell office:value-type="float" office:value="0.00003304867" calcext:value-type="float">
            <text:p>3.304867E-05</text:p>
          </table:table-cell>
          <table:table-cell office:value-type="float" office:value="0.000005303984" calcext:value-type="float">
            <text:p>0.000005304</text:p>
          </table:table-cell>
          <table:table-cell office:value-type="float" office:value="0.00006063665" calcext:value-type="float">
            <text:p>6.063665E-05</text:p>
          </table:table-cell>
          <table:table-cell office:value-type="float" office:value="0.00004716384" calcext:value-type="float">
            <text:p>4.716384E-05</text:p>
          </table:table-cell>
          <table:table-cell office:value-type="float" office:value="0.000003208345" calcext:value-type="float">
            <text:p>3.208345E-06</text:p>
          </table:table-cell>
          <table:table-cell office:value-type="float" office:value="0.0006886433" calcext:value-type="float">
            <text:p>0.0006886433</text:p>
          </table:table-cell>
          <table:table-cell office:value-type="float" office:value="0.000001006068" calcext:value-type="float">
            <text:p>1.006068E-06</text:p>
          </table:table-cell>
          <table:table-cell office:value-type="float" office:value="0.00008076493" calcext:value-type="float">
            <text:p>8.0764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1521" calcext:value-type="float">
            <text:p>0.01641521</text:p>
          </table:table-cell>
        </table:table-row>
        <table:table-row table:style-name="ro1">
          <table:table-cell office:value-type="float" office:value="0.376423" calcext:value-type="float">
            <text:p>0.376423</text:p>
          </table:table-cell>
          <table:table-cell office:value-type="float" office:value="0.3870873" calcext:value-type="float">
            <text:p>0.3870873</text:p>
          </table:table-cell>
          <table:table-cell office:value-type="float" office:value="0.376423" calcext:value-type="float">
            <text:p>0.376423</text:p>
          </table:table-cell>
          <table:table-cell office:value-type="float" office:value="0.00001011326" calcext:value-type="float">
            <text:p>1.011326E-05</text:p>
          </table:table-cell>
          <table:table-cell office:value-type="float" office:value="0.00005931482" calcext:value-type="float">
            <text:p>5.931482E-05</text:p>
          </table:table-cell>
          <table:table-cell office:value-type="float" office:value="0.00006695723" calcext:value-type="float">
            <text:p>6.695723E-05</text:p>
          </table:table-cell>
          <table:table-cell office:value-type="float" office:value="0.0003884466" calcext:value-type="float">
            <text:p>0.0003884466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06366013" calcext:value-type="float">
            <text:p>0.000006366</text:p>
          </table:table-cell>
          <table:table-cell office:value-type="float" office:value="0.0002599587" calcext:value-type="float">
            <text:p>0.0002599587</text:p>
          </table:table-cell>
          <table:table-cell office:value-type="float" office:value="0.0003159442" calcext:value-type="float">
            <text:p>0.0003159442</text:p>
          </table:table-cell>
          <table:table-cell office:value-type="float" office:value="0.00008910639" calcext:value-type="float">
            <text:p>8.910639E-05</text:p>
          </table:table-cell>
          <table:table-cell office:value-type="float" office:value="0.0001377208" calcext:value-type="float">
            <text:p>0.0001377208</text:p>
          </table:table-cell>
          <table:table-cell office:value-type="float" office:value="0.00006765631" calcext:value-type="float">
            <text:p>6.765631E-05</text:p>
          </table:table-cell>
          <table:table-cell office:value-type="float" office:value="0.00002873987" calcext:value-type="float">
            <text:p>2.873987E-05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2156555" calcext:value-type="float">
            <text:p>0.000215655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1958384" calcext:value-type="float">
            <text:p>0.0001958384</text:p>
          </table:table-cell>
          <table:table-cell office:value-type="float" office:value="0.0001183612" calcext:value-type="float">
            <text:p>0.0001183612</text:p>
          </table:table-cell>
          <table:table-cell office:value-type="float" office:value="0.000008198215" calcext:value-type="float">
            <text:p>8.198215E-06</text:p>
          </table:table-cell>
          <table:table-cell office:value-type="float" office:value="0.00003138103" calcext:value-type="float">
            <text:p>0.000031381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279639" calcext:value-type="float">
            <text:p>2.279639E-05</text:p>
          </table:table-cell>
          <table:table-cell office:value-type="float" office:value="0.000008200778" calcext:value-type="float">
            <text:p>8.200778E-06</text:p>
          </table:table-cell>
          <table:table-cell office:value-type="float" office:value="0.0001683972" calcext:value-type="float">
            <text:p>0.0001683972</text:p>
          </table:table-cell>
          <table:table-cell office:value-type="float" office:value="0.00002737076" calcext:value-type="float">
            <text:p>2.737076E-05</text:p>
          </table:table-cell>
          <table:table-cell office:value-type="float" office:value="0.00003606939" calcext:value-type="float">
            <text:p>3.606939E-05</text:p>
          </table:table-cell>
          <table:table-cell office:value-type="float" office:value="0.000269727" calcext:value-type="float">
            <text:p>0.000269727</text:p>
          </table:table-cell>
          <table:table-cell office:value-type="float" office:value="0.000009633085" calcext:value-type="float">
            <text:p>9.633085E-06</text:p>
          </table:table-cell>
          <table:table-cell office:value-type="float" office:value="0.000142288" calcext:value-type="float">
            <text:p>0.000142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5279" calcext:value-type="float">
            <text:p>0.01635279</text:p>
          </table:table-cell>
        </table:table-row>
        <table:table-row table:style-name="ro1">
          <table:table-cell office:value-type="float" office:value="0.05473232" calcext:value-type="float">
            <text:p>0.05473232</text:p>
          </table:table-cell>
          <table:table-cell office:value-type="float" office:value="0.7663605" calcext:value-type="float">
            <text:p>0.7663605</text:p>
          </table:table-cell>
          <table:table-cell office:value-type="float" office:value="0.05473232" calcext:value-type="float">
            <text:p>0.05473232</text:p>
          </table:table-cell>
          <table:table-cell office:value-type="float" office:value="0.000007927142" calcext:value-type="float">
            <text:p>7.927142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7801191" calcext:value-type="float">
            <text:p>7.801191E-06</text:p>
          </table:table-cell>
          <table:table-cell office:value-type="float" office:value="0.00004054642" calcext:value-type="float">
            <text:p>4.054642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86793" calcext:value-type="float">
            <text:p>0.0001986793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905421" calcext:value-type="float">
            <text:p>6.90542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35977" calcext:value-type="float">
            <text:p>2.535977E-05</text:p>
          </table:table-cell>
          <table:table-cell office:value-type="float" office:value="0.00001516054" calcext:value-type="float">
            <text:p>1.516054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80137" calcext:value-type="float">
            <text:p>3.80137E-05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129231" calcext:value-type="float">
            <text:p>5.129231E-06</text:p>
          </table:table-cell>
          <table:table-cell office:value-type="float" office:value="0.000004727472" calcext:value-type="float">
            <text:p>4.727472E-06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1651649" calcext:value-type="float">
            <text:p>1.651649E-05</text:p>
          </table:table-cell>
          <table:table-cell office:value-type="float" office:value="0.000003680381" calcext:value-type="float">
            <text:p>3.680381E-06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442841" calcext:value-type="float">
            <text:p>0.0001442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1527" calcext:value-type="float">
            <text:p>0.01621527</text:p>
          </table:table-cell>
        </table:table-row>
        <table:table-row table:style-name="ro1">
          <table:table-cell office:value-type="float" office:value="0.2809891" calcext:value-type="float">
            <text:p>0.2809891</text:p>
          </table:table-cell>
          <table:table-cell office:value-type="float" office:value="0.4706213" calcext:value-type="float">
            <text:p>0.4706213</text:p>
          </table:table-cell>
          <table:table-cell office:value-type="float" office:value="0.2809891" calcext:value-type="float">
            <text:p>0.2809891</text:p>
          </table:table-cell>
          <table:table-cell office:value-type="float" office:value="0.000001310871" calcext:value-type="float">
            <text:p>1.310871E-06</text:p>
          </table:table-cell>
          <table:table-cell office:value-type="float" office:value="0.000002534264" calcext:value-type="float">
            <text:p>2.534264E-06</text:p>
          </table:table-cell>
          <table:table-cell office:value-type="float" office:value="0.00001136636" calcext:value-type="float">
            <text:p>1.136636E-05</text:p>
          </table:table-cell>
          <table:table-cell office:value-type="float" office:value="0.0001761337" calcext:value-type="float">
            <text:p>0.0001761337</text:p>
          </table:table-cell>
          <table:table-cell office:value-type="float" office:value="0.0000004572744" calcext:value-type="float">
            <text:p>4.572744E-07</text:p>
          </table:table-cell>
          <table:table-cell office:value-type="float" office:value="0.000009424252" calcext:value-type="float">
            <text:p>9.424252E-06</text:p>
          </table:table-cell>
          <table:table-cell office:value-type="float" office:value="0.0001989568" calcext:value-type="float">
            <text:p>0.0001989568</text:p>
          </table:table-cell>
          <table:table-cell office:value-type="float" office:value="0.0003018245" calcext:value-type="float">
            <text:p>0.0003018245</text:p>
          </table:table-cell>
          <table:table-cell office:value-type="float" office:value="0.00009718716" calcext:value-type="float">
            <text:p>9.718716E-05</text:p>
          </table:table-cell>
          <table:table-cell office:value-type="float" office:value="0.00009214356" calcext:value-type="float">
            <text:p>9.214356E-05</text:p>
          </table:table-cell>
          <table:table-cell office:value-type="float" office:value="0.000242141" calcext:value-type="float">
            <text:p>0.000242141</text:p>
          </table:table-cell>
          <table:table-cell office:value-type="float" office:value="0.00001818378" calcext:value-type="float">
            <text:p>1.818378E-05</text:p>
          </table:table-cell>
          <table:table-cell office:value-type="float" office:value="0.000067616" calcext:value-type="float">
            <text:p>0.000067616</text:p>
          </table:table-cell>
          <table:table-cell office:value-type="float" office:value="0.00001655273" calcext:value-type="float">
            <text:p>1.655273E-05</text:p>
          </table:table-cell>
          <table:table-cell office:value-type="float" office:value="0.0000005880607" calcext:value-type="float">
            <text:p>5.880607E-07</text:p>
          </table:table-cell>
          <table:table-cell office:value-type="float" office:value="0.000008686037" calcext:value-type="float">
            <text:p>0.000008686</text:p>
          </table:table-cell>
          <table:table-cell office:value-type="float" office:value="0.00006192969" calcext:value-type="float">
            <text:p>6.192969E-05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01865311" calcext:value-type="float">
            <text:p>1.865311E-06</text:p>
          </table:table-cell>
          <table:table-cell office:value-type="float" office:value="0.00002145508" calcext:value-type="float">
            <text:p>2.145508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4445561" calcext:value-type="float">
            <text:p>4.445561E-05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148242" calcext:value-type="float">
            <text:p>1.148242E-05</text:p>
          </table:table-cell>
          <table:table-cell office:value-type="float" office:value="0.00009566683" calcext:value-type="float">
            <text:p>9.566683E-05</text:p>
          </table:table-cell>
          <table:table-cell office:value-type="float" office:value="0.001197342" calcext:value-type="float">
            <text:p>0.001197342</text:p>
          </table:table-cell>
          <table:table-cell office:value-type="float" office:value="0.0000105784" calcext:value-type="float">
            <text:p>1.05784E-05</text:p>
          </table:table-cell>
          <table:table-cell office:value-type="float" office:value="0.00008495618" calcext:value-type="float">
            <text:p>8.49561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9141" calcext:value-type="float">
            <text:p>0.01569141</text:p>
          </table:table-cell>
        </table:table-row>
        <table:table-row table:style-name="ro1">
          <table:table-cell office:value-type="float" office:value="0.3326162" calcext:value-type="float">
            <text:p>0.3326162</text:p>
          </table:table-cell>
          <table:table-cell office:value-type="float" office:value="0.4244983" calcext:value-type="float">
            <text:p>0.4244983</text:p>
          </table:table-cell>
          <table:table-cell office:value-type="float" office:value="0.3326162" calcext:value-type="float">
            <text:p>0.3326162</text:p>
          </table:table-cell>
          <table:table-cell office:value-type="float" office:value="0.000003344376" calcext:value-type="float">
            <text:p>3.344376E-06</text:p>
          </table:table-cell>
          <table:table-cell office:value-type="float" office:value="0.00003858889" calcext:value-type="float">
            <text:p>3.858889E-05</text:p>
          </table:table-cell>
          <table:table-cell office:value-type="float" office:value="0.0001188246" calcext:value-type="float">
            <text:p>0.0001188246</text:p>
          </table:table-cell>
          <table:table-cell office:value-type="float" office:value="0.0001306378" calcext:value-type="float">
            <text:p>0.0001306378</text:p>
          </table:table-cell>
          <table:table-cell office:value-type="float" office:value="0.00004956367" calcext:value-type="float">
            <text:p>4.956367E-05</text:p>
          </table:table-cell>
          <table:table-cell office:value-type="float" office:value="0.00002702318" calcext:value-type="float">
            <text:p>2.702318E-05</text:p>
          </table:table-cell>
          <table:table-cell office:value-type="float" office:value="0.0004783385" calcext:value-type="float">
            <text:p>0.0004783385</text:p>
          </table:table-cell>
          <table:table-cell office:value-type="float" office:value="0.0002989733" calcext:value-type="float">
            <text:p>0.0002989733</text:p>
          </table:table-cell>
          <table:table-cell office:value-type="float" office:value="0.0001149248" calcext:value-type="float">
            <text:p>0.0001149248</text:p>
          </table:table-cell>
          <table:table-cell office:value-type="float" office:value="0.00003284147" calcext:value-type="float">
            <text:p>3.284147E-05</text:p>
          </table:table-cell>
          <table:table-cell office:value-type="float" office:value="0.00009012146" calcext:value-type="float">
            <text:p>9.012146E-05</text:p>
          </table:table-cell>
          <table:table-cell office:value-type="float" office:value="0.0002427142" calcext:value-type="float">
            <text:p>0.0002427142</text:p>
          </table:table-cell>
          <table:table-cell office:value-type="float" office:value="0.0005621959" calcext:value-type="float">
            <text:p>0.0005621959</text:p>
          </table:table-cell>
          <table:table-cell office:value-type="float" office:value="0.0001821855" calcext:value-type="float">
            <text:p>0.0001821855</text:p>
          </table:table-cell>
          <table:table-cell office:value-type="float" office:value="0.00001721572" calcext:value-type="float">
            <text:p>1.721572E-05</text:p>
          </table:table-cell>
          <table:table-cell office:value-type="float" office:value="0.00007383013" calcext:value-type="float">
            <text:p>7.383013E-05</text:p>
          </table:table-cell>
          <table:table-cell office:value-type="float" office:value="0.0002210583" calcext:value-type="float">
            <text:p>0.0002210583</text:p>
          </table:table-cell>
          <table:table-cell office:value-type="float" office:value="0.0005087189" calcext:value-type="float">
            <text:p>0.0005087189</text:p>
          </table:table-cell>
          <table:table-cell office:value-type="float" office:value="0.00001964101" calcext:value-type="float">
            <text:p>0.000019641</text:p>
          </table:table-cell>
          <table:table-cell office:value-type="float" office:value="0.000007190143" calcext:value-type="float">
            <text:p>7.190143E-06</text:p>
          </table:table-cell>
          <table:table-cell office:value-type="float" office:value="0.00002388853" calcext:value-type="float">
            <text:p>2.388853E-05</text:p>
          </table:table-cell>
          <table:table-cell office:value-type="float" office:value="0.0003670982" calcext:value-type="float">
            <text:p>0.0003670982</text:p>
          </table:table-cell>
          <table:table-cell office:value-type="float" office:value="0.0001003061" calcext:value-type="float">
            <text:p>0.0001003061</text:p>
          </table:table-cell>
          <table:table-cell office:value-type="float" office:value="0.00004012874" calcext:value-type="float">
            <text:p>4.012874E-05</text:p>
          </table:table-cell>
          <table:table-cell office:value-type="float" office:value="0.0001274904" calcext:value-type="float">
            <text:p>0.0001274904</text:p>
          </table:table-cell>
          <table:table-cell office:value-type="float" office:value="0.0001126456" calcext:value-type="float">
            <text:p>0.0001126456</text:p>
          </table:table-cell>
          <table:table-cell office:value-type="float" office:value="0.001173372" calcext:value-type="float">
            <text:p>0.001173372</text:p>
          </table:table-cell>
          <table:table-cell office:value-type="float" office:value="0.0000004826409" calcext:value-type="float">
            <text:p>4.826409E-07</text:p>
          </table:table-cell>
          <table:table-cell office:value-type="float" office:value="0.0003925005" calcext:value-type="float">
            <text:p>0.000392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1571" calcext:value-type="float">
            <text:p>0.01561571</text:p>
          </table:table-cell>
        </table:table-row>
        <table:table-row table:style-name="ro1">
          <table:table-cell office:value-type="float" office:value="0.662491" calcext:value-type="float">
            <text:p>0.662491</text:p>
          </table:table-cell>
          <table:table-cell office:value-type="float" office:value="0.1866487" calcext:value-type="float">
            <text:p>0.1866487</text:p>
          </table:table-cell>
          <table:table-cell office:value-type="float" office:value="0.662491" calcext:value-type="float">
            <text:p>0.662491</text:p>
          </table:table-cell>
          <table:table-cell office:value-type="float" office:value="0.00001764047" calcext:value-type="float">
            <text:p>1.764047E-05</text:p>
          </table:table-cell>
          <table:table-cell office:value-type="float" office:value="0.00001460465" calcext:value-type="float">
            <text:p>1.460465E-05</text:p>
          </table:table-cell>
          <table:table-cell office:value-type="float" office:value="0.00005238367" calcext:value-type="float">
            <text:p>5.238367E-05</text:p>
          </table:table-cell>
          <table:table-cell office:value-type="float" office:value="0.0002713998" calcext:value-type="float">
            <text:p>0.0002713998</text:p>
          </table:table-cell>
          <table:table-cell office:value-type="float" office:value="0.00003324194" calcext:value-type="float">
            <text:p>3.324194E-05</text:p>
          </table:table-cell>
          <table:table-cell office:value-type="float" office:value="0.00001193238" calcext:value-type="float">
            <text:p>1.193238E-05</text:p>
          </table:table-cell>
          <table:table-cell office:value-type="float" office:value="0.0001320955" calcext:value-type="float">
            <text:p>0.0001320955</text:p>
          </table:table-cell>
          <table:table-cell office:value-type="float" office:value="0.0003049333" calcext:value-type="float">
            <text:p>0.0003049333</text:p>
          </table:table-cell>
          <table:table-cell office:value-type="float" office:value="0.00006760651" calcext:value-type="float">
            <text:p>6.760651E-05</text:p>
          </table:table-cell>
          <table:table-cell office:value-type="float" office:value="0.00002593615" calcext:value-type="float">
            <text:p>2.593615E-05</text:p>
          </table:table-cell>
          <table:table-cell office:value-type="float" office:value="0.000536674" calcext:value-type="float">
            <text:p>0.000536674</text:p>
          </table:table-cell>
          <table:table-cell office:value-type="float" office:value="0.00008108415" calcext:value-type="float">
            <text:p>8.108415E-05</text:p>
          </table:table-cell>
          <table:table-cell office:value-type="float" office:value="0.0001020611" calcext:value-type="float">
            <text:p>0.0001020611</text:p>
          </table:table-cell>
          <table:table-cell office:value-type="float" office:value="0.00001532174" calcext:value-type="float">
            <text:p>1.532174E-05</text:p>
          </table:table-cell>
          <table:table-cell office:value-type="float" office:value="0.000006020098" calcext:value-type="float">
            <text:p>6.020098E-06</text:p>
          </table:table-cell>
          <table:table-cell office:value-type="float" office:value="0.00004023518" calcext:value-type="float">
            <text:p>4.023518E-05</text:p>
          </table:table-cell>
          <table:table-cell office:value-type="float" office:value="0.0006962176" calcext:value-type="float">
            <text:p>0.0006962176</text:p>
          </table:table-cell>
          <table:table-cell office:value-type="float" office:value="0.0001478538" calcext:value-type="float">
            <text:p>0.0001478538</text:p>
          </table:table-cell>
          <table:table-cell office:value-type="float" office:value="0.00001229139" calcext:value-type="float">
            <text:p>1.229139E-05</text:p>
          </table:table-cell>
          <table:table-cell office:value-type="float" office:value="0.00001146507" calcext:value-type="float">
            <text:p>1.146507E-05</text:p>
          </table:table-cell>
          <table:table-cell office:value-type="float" office:value="0.000005372319" calcext:value-type="float">
            <text:p>5.372319E-06</text:p>
          </table:table-cell>
          <table:table-cell office:value-type="float" office:value="0.00001711936" calcext:value-type="float">
            <text:p>1.711936E-05</text:p>
          </table:table-cell>
          <table:table-cell office:value-type="float" office:value="0.00001778399" calcext:value-type="float">
            <text:p>0.000017784</text:p>
          </table:table-cell>
          <table:table-cell office:value-type="float" office:value="0.00005965978" calcext:value-type="float">
            <text:p>5.965978E-05</text:p>
          </table:table-cell>
          <table:table-cell office:value-type="float" office:value="0.000003689055" calcext:value-type="float">
            <text:p>3.689055E-06</text:p>
          </table:table-cell>
          <table:table-cell office:value-type="float" office:value="0.00003819055" calcext:value-type="float">
            <text:p>3.819055E-05</text:p>
          </table:table-cell>
          <table:table-cell office:value-type="float" office:value="0.00005246308" calcext:value-type="float">
            <text:p>5.246308E-05</text:p>
          </table:table-cell>
          <table:table-cell office:value-type="float" office:value="0.000008918702" calcext:value-type="float">
            <text:p>8.918702E-06</text:p>
          </table:table-cell>
          <table:table-cell office:value-type="float" office:value="0.000389568" calcext:value-type="float">
            <text:p>0.000389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2912" calcext:value-type="float">
            <text:p>0.01552912</text:p>
          </table:table-cell>
        </table:table-row>
        <table:table-row table:style-name="ro1">
          <table:table-cell office:value-type="float" office:value="0.009508882" calcext:value-type="float">
            <text:p>0.009508882</text:p>
          </table:table-cell>
          <table:table-cell office:value-type="float" office:value="0.9029606" calcext:value-type="float">
            <text:p>0.9029606</text:p>
          </table:table-cell>
          <table:table-cell office:value-type="float" office:value="0.009508882" calcext:value-type="float">
            <text:p>0.009508882</text:p>
          </table:table-cell>
          <table:table-cell office:value-type="float" office:value="0.00001478901" calcext:value-type="float">
            <text:p>0.000014789</text:p>
          </table:table-cell>
          <table:table-cell office:value-type="float" office:value="0.00002802874" calcext:value-type="float">
            <text:p>2.802874E-05</text:p>
          </table:table-cell>
          <table:table-cell office:value-type="float" office:value="0.0002670504" calcext:value-type="float">
            <text:p>0.0002670504</text:p>
          </table:table-cell>
          <table:table-cell office:value-type="float" office:value="0.0001693597" calcext:value-type="float">
            <text:p>0.0001693597</text:p>
          </table:table-cell>
          <table:table-cell office:value-type="float" office:value="0.00001473667" calcext:value-type="float">
            <text:p>1.473667E-05</text:p>
          </table:table-cell>
          <table:table-cell office:value-type="float" office:value="0.000002965892" calcext:value-type="float">
            <text:p>2.965892E-06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4868345" calcext:value-type="float">
            <text:p>4.868345E-05</text:p>
          </table:table-cell>
          <table:table-cell office:value-type="float" office:value="0.00001069228" calcext:value-type="float">
            <text:p>1.069228E-05</text:p>
          </table:table-cell>
          <table:table-cell office:value-type="float" office:value="0.00006632282" calcext:value-type="float">
            <text:p>6.632282E-05</text:p>
          </table:table-cell>
          <table:table-cell office:value-type="float" office:value="0.00001683011" calcext:value-type="float">
            <text:p>1.683011E-05</text:p>
          </table:table-cell>
          <table:table-cell office:value-type="float" office:value="0.000003055352" calcext:value-type="float">
            <text:p>3.055352E-06</text:p>
          </table:table-cell>
          <table:table-cell office:value-type="float" office:value="0.00003569071" calcext:value-type="float">
            <text:p>3.569071E-05</text:p>
          </table:table-cell>
          <table:table-cell office:value-type="float" office:value="0.00003057276" calcext:value-type="float">
            <text:p>3.057276E-05</text:p>
          </table:table-cell>
          <table:table-cell office:value-type="float" office:value="0.000002475294" calcext:value-type="float">
            <text:p>2.475294E-06</text:p>
          </table:table-cell>
          <table:table-cell office:value-type="float" office:value="0.00001126584" calcext:value-type="float">
            <text:p>1.126584E-05</text:p>
          </table:table-cell>
          <table:table-cell office:value-type="float" office:value="0.0001982517" calcext:value-type="float">
            <text:p>0.0001982517</text:p>
          </table:table-cell>
          <table:table-cell office:value-type="float" office:value="0.00002555814" calcext:value-type="float">
            <text:p>2.555814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04858735" calcext:value-type="float">
            <text:p>4.858735E-06</text:p>
          </table:table-cell>
          <table:table-cell office:value-type="float" office:value="0.00001371122" calcext:value-type="float">
            <text:p>1.371122E-05</text:p>
          </table:table-cell>
          <table:table-cell office:value-type="float" office:value="0.00001134718" calcext:value-type="float">
            <text:p>1.134718E-05</text:p>
          </table:table-cell>
          <table:table-cell office:value-type="float" office:value="0.000009031303" calcext:value-type="float">
            <text:p>9.031303E-06</text:p>
          </table:table-cell>
          <table:table-cell office:value-type="float" office:value="0.00002552008" calcext:value-type="float">
            <text:p>2.552008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0002165864" calcext:value-type="float">
            <text:p>2.165864E-08</text:p>
          </table:table-cell>
          <table:table-cell office:value-type="float" office:value="0.0002956962" calcext:value-type="float">
            <text:p>0.0002956962</text:p>
          </table:table-cell>
          <table:table-cell office:value-type="float" office:value="0.00000232045" calcext:value-type="float">
            <text:p>2.32045E-06</text:p>
          </table:table-cell>
          <table:table-cell office:value-type="float" office:value="0.00008591027" calcext:value-type="float">
            <text:p>8.5910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2397" calcext:value-type="float">
            <text:p>0.01552397</text:p>
          </table:table-cell>
        </table:table-row>
        <table:table-row table:style-name="ro1">
          <table:table-cell office:value-type="float" office:value="0.2611642" calcext:value-type="float">
            <text:p>0.2611642</text:p>
          </table:table-cell>
          <table:table-cell office:value-type="float" office:value="0.4896845" calcext:value-type="float">
            <text:p>0.4896845</text:p>
          </table:table-cell>
          <table:table-cell office:value-type="float" office:value="0.2611642" calcext:value-type="float">
            <text:p>0.2611642</text:p>
          </table:table-cell>
          <table:table-cell office:value-type="float" office:value="0.000008961654" calcext:value-type="float">
            <text:p>8.961654E-06</text:p>
          </table:table-cell>
          <table:table-cell office:value-type="float" office:value="0.000005359557" calcext:value-type="float">
            <text:p>5.359557E-06</text:p>
          </table:table-cell>
          <table:table-cell office:value-type="float" office:value="0.00003311737" calcext:value-type="float">
            <text:p>3.311737E-05</text:p>
          </table:table-cell>
          <table:table-cell office:value-type="float" office:value="0.00006055816" calcext:value-type="float">
            <text:p>6.055816E-05</text:p>
          </table:table-cell>
          <table:table-cell office:value-type="float" office:value="0.0000126525" calcext:value-type="float">
            <text:p>1.26525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02910481" calcext:value-type="float">
            <text:p>2.910481E-05</text:p>
          </table:table-cell>
          <table:table-cell office:value-type="float" office:value="0.0005058209" calcext:value-type="float">
            <text:p>0.0005058209</text:p>
          </table:table-cell>
          <table:table-cell office:value-type="float" office:value="0.00007869245" calcext:value-type="float">
            <text:p>7.869245E-05</text:p>
          </table:table-cell>
          <table:table-cell office:value-type="float" office:value="0.0000405785" calcext:value-type="float">
            <text:p>4.05785E-05</text:p>
          </table:table-cell>
          <table:table-cell office:value-type="float" office:value="0.00004918553" calcext:value-type="float">
            <text:p>4.918553E-05</text:p>
          </table:table-cell>
          <table:table-cell office:value-type="float" office:value="0.00006405092" calcext:value-type="float">
            <text:p>6.405092E-05</text:p>
          </table:table-cell>
          <table:table-cell office:value-type="float" office:value="0.0001347829" calcext:value-type="float">
            <text:p>0.0001347829</text:p>
          </table:table-cell>
          <table:table-cell office:value-type="float" office:value="0.00009429859" calcext:value-type="float">
            <text:p>9.429859E-05</text:p>
          </table:table-cell>
          <table:table-cell office:value-type="float" office:value="0.00004342451" calcext:value-type="float">
            <text:p>4.342451E-05</text:p>
          </table:table-cell>
          <table:table-cell office:value-type="float" office:value="0.00004923532" calcext:value-type="float">
            <text:p>4.923532E-05</text:p>
          </table:table-cell>
          <table:table-cell office:value-type="float" office:value="0.0001619237" calcext:value-type="float">
            <text:p>0.0001619237</text:p>
          </table:table-cell>
          <table:table-cell office:value-type="float" office:value="0.00009024134" calcext:value-type="float">
            <text:p>9.024134E-05</text:p>
          </table:table-cell>
          <table:table-cell office:value-type="float" office:value="0.00001581578" calcext:value-type="float">
            <text:p>1.581578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3014064" calcext:value-type="float">
            <text:p>0.0003014064</text:p>
          </table:table-cell>
          <table:table-cell office:value-type="float" office:value="0.00005260644" calcext:value-type="float">
            <text:p>5.260644E-05</text:p>
          </table:table-cell>
          <table:table-cell office:value-type="float" office:value="0.000006235284" calcext:value-type="float">
            <text:p>6.235284E-06</text:p>
          </table:table-cell>
          <table:table-cell office:value-type="float" office:value="0.00003650235" calcext:value-type="float">
            <text:p>3.650235E-05</text:p>
          </table:table-cell>
          <table:table-cell office:value-type="float" office:value="0.0001317689" calcext:value-type="float">
            <text:p>0.0001317689</text:p>
          </table:table-cell>
          <table:table-cell office:value-type="float" office:value="0.00003750043" calcext:value-type="float">
            <text:p>3.750043E-05</text:p>
          </table:table-cell>
          <table:table-cell office:value-type="float" office:value="0.000502846" calcext:value-type="float">
            <text:p>0.000502846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177222" calcext:value-type="float">
            <text:p>0.0005177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1567" calcext:value-type="float">
            <text:p>0.01531567</text:p>
          </table:table-cell>
        </table:table-row>
        <table:table-row table:style-name="ro1">
          <table:table-cell office:value-type="float" office:value="0.4462372" calcext:value-type="float">
            <text:p>0.4462372</text:p>
          </table:table-cell>
          <table:table-cell office:value-type="float" office:value="0.3346737" calcext:value-type="float">
            <text:p>0.3346737</text:p>
          </table:table-cell>
          <table:table-cell office:value-type="float" office:value="0.4462372" calcext:value-type="float">
            <text:p>0.4462372</text:p>
          </table:table-cell>
          <table:table-cell office:value-type="float" office:value="0.00006194061" calcext:value-type="float">
            <text:p>6.194061E-05</text:p>
          </table:table-cell>
          <table:table-cell office:value-type="float" office:value="0.0001169951" calcext:value-type="float">
            <text:p>0.0001169951</text:p>
          </table:table-cell>
          <table:table-cell office:value-type="float" office:value="0.0001051464" calcext:value-type="float">
            <text:p>0.0001051464</text:p>
          </table:table-cell>
          <table:table-cell office:value-type="float" office:value="0.003401201" calcext:value-type="float">
            <text:p>0.003401201</text:p>
          </table:table-cell>
          <table:table-cell office:value-type="float" office:value="0.001300453" calcext:value-type="float">
            <text:p>0.001300453</text:p>
          </table:table-cell>
          <table:table-cell office:value-type="float" office:value="0.0001269085" calcext:value-type="float">
            <text:p>0.0001269085</text:p>
          </table:table-cell>
          <table:table-cell office:value-type="float" office:value="0.0003151297" calcext:value-type="float">
            <text:p>0.0003151297</text:p>
          </table:table-cell>
          <table:table-cell office:value-type="float" office:value="0.0004175698" calcext:value-type="float">
            <text:p>0.0004175698</text:p>
          </table:table-cell>
          <table:table-cell office:value-type="float" office:value="0.0001961981" calcext:value-type="float">
            <text:p>0.0001961981</text:p>
          </table:table-cell>
          <table:table-cell office:value-type="float" office:value="0.0001610468" calcext:value-type="float">
            <text:p>0.0001610468</text:p>
          </table:table-cell>
          <table:table-cell office:value-type="float" office:value="0.00001440334" calcext:value-type="float">
            <text:p>1.440334E-05</text:p>
          </table:table-cell>
          <table:table-cell office:value-type="float" office:value="0.0000772686" calcext:value-type="float">
            <text:p>7.72686E-05</text:p>
          </table:table-cell>
          <table:table-cell office:value-type="float" office:value="0.00005119671" calcext:value-type="float">
            <text:p>5.119671E-05</text:p>
          </table:table-cell>
          <table:table-cell office:value-type="float" office:value="0.00007339345" calcext:value-type="float">
            <text:p>7.339345E-05</text:p>
          </table:table-cell>
          <table:table-cell office:value-type="float" office:value="0.000134073" calcext:value-type="float">
            <text:p>0.000134073</text:p>
          </table:table-cell>
          <table:table-cell office:value-type="float" office:value="0.00000295557" calcext:value-type="float">
            <text:p>2.95557E-06</text:p>
          </table:table-cell>
          <table:table-cell office:value-type="float" office:value="0.001271805" calcext:value-type="float">
            <text:p>0.001271805</text:p>
          </table:table-cell>
          <table:table-cell office:value-type="float" office:value="0.0002024884" calcext:value-type="float">
            <text:p>0.0002024884</text:p>
          </table:table-cell>
          <table:table-cell office:value-type="float" office:value="0.0001071995" calcext:value-type="float">
            <text:p>0.0001071995</text:p>
          </table:table-cell>
          <table:table-cell office:value-type="float" office:value="0.0004171346" calcext:value-type="float">
            <text:p>0.0004171346</text:p>
          </table:table-cell>
          <table:table-cell office:value-type="float" office:value="0.00008744975" calcext:value-type="float">
            <text:p>8.744975E-05</text:p>
          </table:table-cell>
          <table:table-cell office:value-type="float" office:value="0.0009853448" calcext:value-type="float">
            <text:p>0.0009853448</text:p>
          </table:table-cell>
          <table:table-cell office:value-type="float" office:value="0.0004334432" calcext:value-type="float">
            <text:p>0.0004334432</text:p>
          </table:table-cell>
          <table:table-cell office:value-type="float" office:value="0.0001000952" calcext:value-type="float">
            <text:p>0.0001000952</text:p>
          </table:table-cell>
          <table:table-cell office:value-type="float" office:value="0.00004350884" calcext:value-type="float">
            <text:p>4.350884E-05</text:p>
          </table:table-cell>
          <table:table-cell office:value-type="float" office:value="0.00001075798" calcext:value-type="float">
            <text:p>0.000010758</text:p>
          </table:table-cell>
          <table:table-cell office:value-type="float" office:value="0.001495219" calcext:value-type="float">
            <text:p>0.001495219</text:p>
          </table:table-cell>
          <table:table-cell office:value-type="float" office:value="0.00004693614" calcext:value-type="float">
            <text:p>4.693614E-05</text:p>
          </table:table-cell>
          <table:table-cell office:value-type="float" office:value="0.001219692" calcext:value-type="float">
            <text:p>0.001219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96" calcext:value-type="float">
            <text:p>0.015296</text:p>
          </table:table-cell>
        </table:table-row>
        <table:table-row table:style-name="ro1">
          <table:table-cell office:value-type="float" office:value="0.4778882" calcext:value-type="float">
            <text:p>0.4778882</text:p>
          </table:table-cell>
          <table:table-cell office:value-type="float" office:value="0.3092121" calcext:value-type="float">
            <text:p>0.3092121</text:p>
          </table:table-cell>
          <table:table-cell office:value-type="float" office:value="0.4778882" calcext:value-type="float">
            <text:p>0.4778882</text:p>
          </table:table-cell>
          <table:table-cell office:value-type="float" office:value="0.00001013334" calcext:value-type="float">
            <text:p>1.013334E-05</text:p>
          </table:table-cell>
          <table:table-cell office:value-type="float" office:value="0.000002587113" calcext:value-type="float">
            <text:p>2.587113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37985" calcext:value-type="float">
            <text:p>0.0003798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2147" calcext:value-type="float">
            <text:p>1.082147E-05</text:p>
          </table:table-cell>
          <table:table-cell office:value-type="float" office:value="0.0001986112" calcext:value-type="float">
            <text:p>0.0001986112</text:p>
          </table:table-cell>
          <table:table-cell office:value-type="float" office:value="0.0002989654" calcext:value-type="float">
            <text:p>0.0002989654</text:p>
          </table:table-cell>
          <table:table-cell office:value-type="float" office:value="0.00009739852" calcext:value-type="float">
            <text:p>9.739852E-05</text:p>
          </table:table-cell>
          <table:table-cell office:value-type="float" office:value="0.0001357093" calcext:value-type="float">
            <text:p>0.0001357093</text:p>
          </table:table-cell>
          <table:table-cell office:value-type="float" office:value="0.00007552168" calcext:value-type="float">
            <text:p>7.552168E-05</text:p>
          </table:table-cell>
          <table:table-cell office:value-type="float" office:value="0.00002722472" calcext:value-type="float">
            <text:p>2.722472E-05</text:p>
          </table:table-cell>
          <table:table-cell office:value-type="float" office:value="0.0000404423" calcext:value-type="float">
            <text:p>4.04423E-05</text:p>
          </table:table-cell>
          <table:table-cell office:value-type="float" office:value="0.000234977" calcext:value-type="float">
            <text:p>0.000234977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3315785" calcext:value-type="float">
            <text:p>3.315785E-05</text:p>
          </table:table-cell>
          <table:table-cell office:value-type="float" office:value="0.0000127732" calcext:value-type="float">
            <text:p>1.27732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08070499" calcext:value-type="float">
            <text:p>8.070499E-06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3609956" calcext:value-type="float">
            <text:p>3.609956E-05</text:p>
          </table:table-cell>
          <table:table-cell office:value-type="float" office:value="0.0003128201" calcext:value-type="float">
            <text:p>0.0003128201</text:p>
          </table:table-cell>
          <table:table-cell office:value-type="float" office:value="0.00001036814" calcext:value-type="float">
            <text:p>1.036814E-05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2234" calcext:value-type="float">
            <text:p>0.01522234</text:p>
          </table:table-cell>
        </table:table-row>
        <table:table-row table:style-name="ro1">
          <table:table-cell office:value-type="float" office:value="0.07466521" calcext:value-type="float">
            <text:p>0.07466521</text:p>
          </table:table-cell>
          <table:table-cell office:value-type="float" office:value="0.7274657" calcext:value-type="float">
            <text:p>0.7274657</text:p>
          </table:table-cell>
          <table:table-cell office:value-type="float" office:value="0.07466521" calcext:value-type="float">
            <text:p>0.07466521</text:p>
          </table:table-cell>
          <table:table-cell office:value-type="float" office:value="0.0000009945153" calcext:value-type="float">
            <text:p>9.945153E-07</text:p>
          </table:table-cell>
          <table:table-cell office:value-type="float" office:value="0.00003098407" calcext:value-type="float">
            <text:p>3.098407E-05</text:p>
          </table:table-cell>
          <table:table-cell office:value-type="float" office:value="0.00002551932" calcext:value-type="float">
            <text:p>2.551932E-05</text:p>
          </table:table-cell>
          <table:table-cell office:value-type="float" office:value="0.00005149565" calcext:value-type="float">
            <text:p>5.149565E-05</text:p>
          </table:table-cell>
          <table:table-cell office:value-type="float" office:value="0.00005675477" calcext:value-type="float">
            <text:p>5.675477E-05</text:p>
          </table:table-cell>
          <table:table-cell office:value-type="float" office:value="0.00001899053" calcext:value-type="float">
            <text:p>1.899053E-05</text:p>
          </table:table-cell>
          <table:table-cell office:value-type="float" office:value="0.0000658987" calcext:value-type="float">
            <text:p>6.58987E-05</text:p>
          </table:table-cell>
          <table:table-cell office:value-type="float" office:value="0.0003022235" calcext:value-type="float">
            <text:p>0.0003022235</text:p>
          </table:table-cell>
          <table:table-cell office:value-type="float" office:value="0.00004880545" calcext:value-type="float">
            <text:p>4.880545E-05</text:p>
          </table:table-cell>
          <table:table-cell office:value-type="float" office:value="0.00003106439" calcext:value-type="float">
            <text:p>3.106439E-05</text:p>
          </table:table-cell>
          <table:table-cell office:value-type="float" office:value="0.00008131687" calcext:value-type="float">
            <text:p>8.131687E-05</text:p>
          </table:table-cell>
          <table:table-cell office:value-type="float" office:value="0.000003994579" calcext:value-type="float">
            <text:p>3.994579E-06</text:p>
          </table:table-cell>
          <table:table-cell office:value-type="float" office:value="0.00001752" calcext:value-type="float">
            <text:p>0.00001752</text:p>
          </table:table-cell>
          <table:table-cell office:value-type="float" office:value="0.000001179733" calcext:value-type="float">
            <text:p>1.179733E-06</text:p>
          </table:table-cell>
          <table:table-cell office:value-type="float" office:value="0.000002814808" calcext:value-type="float">
            <text:p>2.814808E-06</text:p>
          </table:table-cell>
          <table:table-cell office:value-type="float" office:value="0.000004389706" calcext:value-type="float">
            <text:p>4.389706E-06</text:p>
          </table:table-cell>
          <table:table-cell office:value-type="float" office:value="0.00005430895" calcext:value-type="float">
            <text:p>0.000054309</text:p>
          </table:table-cell>
          <table:table-cell office:value-type="float" office:value="0.00003180738" calcext:value-type="float">
            <text:p>3.180738E-05</text:p>
          </table:table-cell>
          <table:table-cell office:value-type="float" office:value="0.00003853024" calcext:value-type="float">
            <text:p>3.853024E-05</text:p>
          </table:table-cell>
          <table:table-cell office:value-type="float" office:value="0.00008876323" calcext:value-type="float">
            <text:p>8.876323E-05</text:p>
          </table:table-cell>
          <table:table-cell office:value-type="float" office:value="0.00009957268" calcext:value-type="float">
            <text:p>9.957268E-05</text:p>
          </table:table-cell>
          <table:table-cell office:value-type="float" office:value="0.00000590792" calcext:value-type="float">
            <text:p>5.90792E-06</text:p>
          </table:table-cell>
          <table:table-cell office:value-type="float" office:value="0.000003066225" calcext:value-type="float">
            <text:p>3.066225E-06</text:p>
          </table:table-cell>
          <table:table-cell office:value-type="float" office:value="0.00009077918" calcext:value-type="float">
            <text:p>9.077918E-05</text:p>
          </table:table-cell>
          <table:table-cell office:value-type="float" office:value="0.00003017583" calcext:value-type="float">
            <text:p>3.017583E-05</text:p>
          </table:table-cell>
          <table:table-cell office:value-type="float" office:value="0.0000115684" calcext:value-type="float">
            <text:p>1.15684E-05</text:p>
          </table:table-cell>
          <table:table-cell office:value-type="float" office:value="0.0008727365" calcext:value-type="float">
            <text:p>0.0008727365</text:p>
          </table:table-cell>
          <table:table-cell office:value-type="float" office:value="0.000005668929" calcext:value-type="float">
            <text:p>5.668929E-06</text:p>
          </table:table-cell>
          <table:table-cell office:value-type="float" office:value="0.0005917017" calcext:value-type="float">
            <text:p>0.0005917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9573" calcext:value-type="float">
            <text:p>0.01509573</text:p>
          </table:table-cell>
        </table:table-row>
        <table:table-row table:style-name="ro1">
          <table:table-cell office:value-type="float" office:value="0.8352791" calcext:value-type="float">
            <text:p>0.8352791</text:p>
          </table:table-cell>
          <table:table-cell office:value-type="float" office:value="0.08738266" calcext:value-type="float">
            <text:p>0.08738266</text:p>
          </table:table-cell>
          <table:table-cell office:value-type="float" office:value="0.8352791" calcext:value-type="float">
            <text:p>0.8352791</text:p>
          </table:table-cell>
          <table:table-cell office:value-type="float" office:value="0.000006621788" calcext:value-type="float">
            <text:p>6.621788E-06</text:p>
          </table:table-cell>
          <table:table-cell office:value-type="float" office:value="0.00001812316" calcext:value-type="float">
            <text:p>1.812316E-05</text:p>
          </table:table-cell>
          <table:table-cell office:value-type="float" office:value="0.0002287542" calcext:value-type="float">
            <text:p>0.0002287542</text:p>
          </table:table-cell>
          <table:table-cell office:value-type="float" office:value="0.0006476079" calcext:value-type="float">
            <text:p>0.0006476079</text:p>
          </table:table-cell>
          <table:table-cell office:value-type="float" office:value="0.0002565016" calcext:value-type="float">
            <text:p>0.0002565016</text:p>
          </table:table-cell>
          <table:table-cell office:value-type="float" office:value="0.00002370914" calcext:value-type="float">
            <text:p>2.370914E-05</text:p>
          </table:table-cell>
          <table:table-cell office:value-type="float" office:value="0.0009163067" calcext:value-type="float">
            <text:p>0.0009163067</text:p>
          </table:table-cell>
          <table:table-cell office:value-type="float" office:value="0.0002341066" calcext:value-type="float">
            <text:p>0.0002341066</text:p>
          </table:table-cell>
          <table:table-cell office:value-type="float" office:value="0.0001454813" calcext:value-type="float">
            <text:p>0.0001454813</text:p>
          </table:table-cell>
          <table:table-cell office:value-type="float" office:value="0.0003171576" calcext:value-type="float">
            <text:p>0.0003171576</text:p>
          </table:table-cell>
          <table:table-cell office:value-type="float" office:value="0.0002480562" calcext:value-type="float">
            <text:p>0.0002480562</text:p>
          </table:table-cell>
          <table:table-cell office:value-type="float" office:value="0.00003341628" calcext:value-type="float">
            <text:p>3.341628E-05</text:p>
          </table:table-cell>
          <table:table-cell office:value-type="float" office:value="0.0002825279" calcext:value-type="float">
            <text:p>0.0002825279</text:p>
          </table:table-cell>
          <table:table-cell office:value-type="float" office:value="0.00007639957" calcext:value-type="float">
            <text:p>7.639957E-05</text:p>
          </table:table-cell>
          <table:table-cell office:value-type="float" office:value="0.0001412074" calcext:value-type="float">
            <text:p>0.0001412074</text:p>
          </table:table-cell>
          <table:table-cell office:value-type="float" office:value="0.00006697404" calcext:value-type="float">
            <text:p>0.000066974</text:p>
          </table:table-cell>
          <table:table-cell office:value-type="float" office:value="0.001574855" calcext:value-type="float">
            <text:p>0.001574855</text:p>
          </table:table-cell>
          <table:table-cell office:value-type="float" office:value="0.0001101524" calcext:value-type="float">
            <text:p>0.0001101524</text:p>
          </table:table-cell>
          <table:table-cell office:value-type="float" office:value="0.0001822296" calcext:value-type="float">
            <text:p>0.0001822296</text:p>
          </table:table-cell>
          <table:table-cell office:value-type="float" office:value="0.0004386542" calcext:value-type="float">
            <text:p>0.0004386542</text:p>
          </table:table-cell>
          <table:table-cell office:value-type="float" office:value="0.0001012166" calcext:value-type="float">
            <text:p>0.0001012166</text:p>
          </table:table-cell>
          <table:table-cell office:value-type="float" office:value="0.0003617507" calcext:value-type="float">
            <text:p>0.0003617507</text:p>
          </table:table-cell>
          <table:table-cell office:value-type="float" office:value="0.0002329765" calcext:value-type="float">
            <text:p>0.0002329765</text:p>
          </table:table-cell>
          <table:table-cell office:value-type="float" office:value="0.00006792518" calcext:value-type="float">
            <text:p>6.792518E-05</text:p>
          </table:table-cell>
          <table:table-cell office:value-type="float" office:value="0.00009349951" calcext:value-type="float">
            <text:p>9.349951E-05</text:p>
          </table:table-cell>
          <table:table-cell office:value-type="float" office:value="0.00006076192" calcext:value-type="float">
            <text:p>6.076192E-05</text:p>
          </table:table-cell>
          <table:table-cell office:value-type="float" office:value="0.0002132072" calcext:value-type="float">
            <text:p>0.0002132072</text:p>
          </table:table-cell>
          <table:table-cell office:value-type="float" office:value="0.000005473229" calcext:value-type="float">
            <text:p>5.473229E-06</text:p>
          </table:table-cell>
          <table:table-cell office:value-type="float" office:value="0.0007351829" calcext:value-type="float">
            <text:p>0.0007351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6507" calcext:value-type="float">
            <text:p>0.01486507</text:p>
          </table:table-cell>
        </table:table-row>
        <table:table-row table:style-name="ro1">
          <table:table-cell office:value-type="float" office:value="0.07988778" calcext:value-type="float">
            <text:p>0.07988778</text:p>
          </table:table-cell>
          <table:table-cell office:value-type="float" office:value="0.7181031" calcext:value-type="float">
            <text:p>0.7181031</text:p>
          </table:table-cell>
          <table:table-cell office:value-type="float" office:value="0.07988778" calcext:value-type="float">
            <text:p>0.07988778</text:p>
          </table:table-cell>
          <table:table-cell office:value-type="float" office:value="0.00002211457" calcext:value-type="float">
            <text:p>2.211457E-05</text:p>
          </table:table-cell>
          <table:table-cell office:value-type="float" office:value="0.0000003755422" calcext:value-type="float">
            <text:p>3.755422E-07</text:p>
          </table:table-cell>
          <table:table-cell office:value-type="float" office:value="0.000003106023" calcext:value-type="float">
            <text:p>0.000003106</text:p>
          </table:table-cell>
          <table:table-cell office:value-type="float" office:value="0.0001845732" calcext:value-type="float">
            <text:p>0.0001845732</text:p>
          </table:table-cell>
          <table:table-cell office:value-type="float" office:value="0.0006388907" calcext:value-type="float">
            <text:p>0.0006388907</text:p>
          </table:table-cell>
          <table:table-cell office:value-type="float" office:value="0.000002923357" calcext:value-type="float">
            <text:p>2.923357E-06</text:p>
          </table:table-cell>
          <table:table-cell office:value-type="float" office:value="0.0002619392" calcext:value-type="float">
            <text:p>0.0002619392</text:p>
          </table:table-cell>
          <table:table-cell office:value-type="float" office:value="0.00005704769" calcext:value-type="float">
            <text:p>5.704769E-05</text:p>
          </table:table-cell>
          <table:table-cell office:value-type="float" office:value="0.00003749216" calcext:value-type="float">
            <text:p>3.749216E-05</text:p>
          </table:table-cell>
          <table:table-cell office:value-type="float" office:value="0.00003109644" calcext:value-type="float">
            <text:p>3.109644E-05</text:p>
          </table:table-cell>
          <table:table-cell office:value-type="float" office:value="0.0001592365" calcext:value-type="float">
            <text:p>0.0001592365</text:p>
          </table:table-cell>
          <table:table-cell office:value-type="float" office:value="0.00002043576" calcext:value-type="float">
            <text:p>2.043576E-05</text:p>
          </table:table-cell>
          <table:table-cell office:value-type="float" office:value="0.00005915984" calcext:value-type="float">
            <text:p>5.915984E-05</text:p>
          </table:table-cell>
          <table:table-cell office:value-type="float" office:value="0.00003955011" calcext:value-type="float">
            <text:p>3.955011E-05</text:p>
          </table:table-cell>
          <table:table-cell office:value-type="float" office:value="0.000001471235" calcext:value-type="float">
            <text:p>1.471235E-06</text:p>
          </table:table-cell>
          <table:table-cell office:value-type="float" office:value="0.00001110959" calcext:value-type="float">
            <text:p>1.110959E-05</text:p>
          </table:table-cell>
          <table:table-cell office:value-type="float" office:value="0.0008210839" calcext:value-type="float">
            <text:p>0.0008210839</text:p>
          </table:table-cell>
          <table:table-cell office:value-type="float" office:value="0.00004402375" calcext:value-type="float">
            <text:p>4.402375E-05</text:p>
          </table:table-cell>
          <table:table-cell office:value-type="float" office:value="0.000002436926" calcext:value-type="float">
            <text:p>2.436926E-06</text:p>
          </table:table-cell>
          <table:table-cell office:value-type="float" office:value="0.00008450079" calcext:value-type="float">
            <text:p>8.450079E-05</text:p>
          </table:table-cell>
          <table:table-cell office:value-type="float" office:value="0.00002121195" calcext:value-type="float">
            <text:p>0.000021212</text:p>
          </table:table-cell>
          <table:table-cell office:value-type="float" office:value="0.00000226581" calcext:value-type="float">
            <text:p>2.26581E-06</text:p>
          </table:table-cell>
          <table:table-cell office:value-type="float" office:value="0.00002052905" calcext:value-type="float">
            <text:p>2.052905E-05</text:p>
          </table:table-cell>
          <table:table-cell office:value-type="float" office:value="0.00001348168" calcext:value-type="float">
            <text:p>1.348168E-05</text:p>
          </table:table-cell>
          <table:table-cell office:value-type="float" office:value="0.000008223147" calcext:value-type="float">
            <text:p>8.223147E-06</text:p>
          </table:table-cell>
          <table:table-cell office:value-type="float" office:value="0.000001067613" calcext:value-type="float">
            <text:p>1.067613E-06</text:p>
          </table:table-cell>
          <table:table-cell office:value-type="float" office:value="0.0001742278" calcext:value-type="float">
            <text:p>0.0001742278</text:p>
          </table:table-cell>
          <table:table-cell office:value-type="float" office:value="0.0000003271683" calcext:value-type="float">
            <text:p>3.271683E-07</text:p>
          </table:table-cell>
          <table:table-cell office:value-type="float" office:value="0.00008066858" calcext:value-type="float">
            <text:p>8.06685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4798" calcext:value-type="float">
            <text:p>0.01474798</text:p>
          </table:table-cell>
        </table:table-row>
        <table:table-row table:style-name="ro1">
          <table:table-cell office:value-type="float" office:value="0.8812993" calcext:value-type="float">
            <text:p>0.8812993</text:p>
          </table:table-cell>
          <table:table-cell office:value-type="float" office:value="0.06197483" calcext:value-type="float">
            <text:p>0.06197483</text:p>
          </table:table-cell>
          <table:table-cell office:value-type="float" office:value="0.8812993" calcext:value-type="float">
            <text:p>0.8812993</text:p>
          </table:table-cell>
          <table:table-cell office:value-type="float" office:value="0.00001475768" calcext:value-type="float">
            <text:p>1.475768E-05</text:p>
          </table:table-cell>
          <table:table-cell office:value-type="float" office:value="0.000005450152" calcext:value-type="float">
            <text:p>5.450152E-06</text:p>
          </table:table-cell>
          <table:table-cell office:value-type="float" office:value="0.00006874977" calcext:value-type="float">
            <text:p>6.874977E-05</text:p>
          </table:table-cell>
          <table:table-cell office:value-type="float" office:value="0.0001964106" calcext:value-type="float">
            <text:p>0.0001964106</text:p>
          </table:table-cell>
          <table:table-cell office:value-type="float" office:value="0.0002542903" calcext:value-type="float">
            <text:p>0.0002542903</text:p>
          </table:table-cell>
          <table:table-cell office:value-type="float" office:value="0.00002373693" calcext:value-type="float">
            <text:p>2.373693E-05</text:p>
          </table:table-cell>
          <table:table-cell office:value-type="float" office:value="0.0009067403" calcext:value-type="float">
            <text:p>0.0009067403</text:p>
          </table:table-cell>
          <table:table-cell office:value-type="float" office:value="0.0001245114" calcext:value-type="float">
            <text:p>0.0001245114</text:p>
          </table:table-cell>
          <table:table-cell office:value-type="float" office:value="0.00004255679" calcext:value-type="float">
            <text:p>4.255679E-05</text:p>
          </table:table-cell>
          <table:table-cell office:value-type="float" office:value="0.0003318033" calcext:value-type="float">
            <text:p>0.0003318033</text:p>
          </table:table-cell>
          <table:table-cell office:value-type="float" office:value="0.0002803893" calcext:value-type="float">
            <text:p>0.0002803893</text:p>
          </table:table-cell>
          <table:table-cell office:value-type="float" office:value="0.000001534933" calcext:value-type="float">
            <text:p>1.534933E-06</text:p>
          </table:table-cell>
          <table:table-cell office:value-type="float" office:value="0.0002444286" calcext:value-type="float">
            <text:p>0.0002444286</text:p>
          </table:table-cell>
          <table:table-cell office:value-type="float" office:value="0.000005879503" calcext:value-type="float">
            <text:p>5.879503E-06</text:p>
          </table:table-cell>
          <table:table-cell office:value-type="float" office:value="0.0000000957286" calcext:value-type="float">
            <text:p>9.57286E-08</text:p>
          </table:table-cell>
          <table:table-cell office:value-type="float" office:value="0.000001989736" calcext:value-type="float">
            <text:p>1.989736E-06</text:p>
          </table:table-cell>
          <table:table-cell office:value-type="float" office:value="0.00004690416" calcext:value-type="float">
            <text:p>4.690416E-05</text:p>
          </table:table-cell>
          <table:table-cell office:value-type="float" office:value="0.00002570665" calcext:value-type="float">
            <text:p>2.570665E-05</text:p>
          </table:table-cell>
          <table:table-cell office:value-type="float" office:value="0.00003372557" calcext:value-type="float">
            <text:p>3.372557E-05</text:p>
          </table:table-cell>
          <table:table-cell office:value-type="float" office:value="0.0004059079" calcext:value-type="float">
            <text:p>0.0004059079</text:p>
          </table:table-cell>
          <table:table-cell office:value-type="float" office:value="0.00001956156" calcext:value-type="float">
            <text:p>1.956156E-05</text:p>
          </table:table-cell>
          <table:table-cell office:value-type="float" office:value="0.0001891536" calcext:value-type="float">
            <text:p>0.0001891536</text:p>
          </table:table-cell>
          <table:table-cell office:value-type="float" office:value="0.0002598701" calcext:value-type="float">
            <text:p>0.0002598701</text:p>
          </table:table-cell>
          <table:table-cell office:value-type="float" office:value="0.00003648813" calcext:value-type="float">
            <text:p>3.648813E-05</text:p>
          </table:table-cell>
          <table:table-cell office:value-type="float" office:value="0.00003665807" calcext:value-type="float">
            <text:p>3.665807E-05</text:p>
          </table:table-cell>
          <table:table-cell office:value-type="float" office:value="0.000007791422" calcext:value-type="float">
            <text:p>7.791422E-06</text:p>
          </table:table-cell>
          <table:table-cell office:value-type="float" office:value="0.0004524268" calcext:value-type="float">
            <text:p>0.0004524268</text:p>
          </table:table-cell>
          <table:table-cell office:value-type="float" office:value="0.000006217243" calcext:value-type="float">
            <text:p>6.217243E-06</text:p>
          </table:table-cell>
          <table:table-cell office:value-type="float" office:value="0.000530861" calcext:value-type="float">
            <text:p>0.000530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546" calcext:value-type="float">
            <text:p>0.01451546</text:p>
          </table:table-cell>
        </table:table-row>
        <table:table-row table:style-name="ro1">
          <table:table-cell office:value-type="float" office:value="0.6868396" calcext:value-type="float">
            <text:p>0.6868396</text:p>
          </table:table-cell>
          <table:table-cell office:value-type="float" office:value="0.171659" calcext:value-type="float">
            <text:p>0.171659</text:p>
          </table:table-cell>
          <table:table-cell office:value-type="float" office:value="0.6868396" calcext:value-type="float">
            <text:p>0.6868396</text:p>
          </table:table-cell>
          <table:table-cell office:value-type="float" office:value="0.00000567169" calcext:value-type="float">
            <text:p>5.67169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009039751" calcext:value-type="float">
            <text:p>9.039751E-06</text:p>
          </table:table-cell>
          <table:table-cell office:value-type="float" office:value="0.000009052184" calcext:value-type="float">
            <text:p>9.052184E-06</text:p>
          </table:table-cell>
          <table:table-cell office:value-type="float" office:value="0.00001126667" calcext:value-type="float">
            <text:p>1.126667E-05</text:p>
          </table:table-cell>
          <table:table-cell office:value-type="float" office:value="0.000145673" calcext:value-type="float">
            <text:p>0.000145673</text:p>
          </table:table-cell>
          <table:table-cell office:value-type="float" office:value="0.00001609502" calcext:value-type="float">
            <text:p>0.000016095</text:p>
          </table:table-cell>
          <table:table-cell office:value-type="float" office:value="0.00005890037" calcext:value-type="float">
            <text:p>5.890037E-05</text:p>
          </table:table-cell>
          <table:table-cell office:value-type="float" office:value="0.00006073114" calcext:value-type="float">
            <text:p>6.073114E-05</text:p>
          </table:table-cell>
          <table:table-cell office:value-type="float" office:value="0.0008678307" calcext:value-type="float">
            <text:p>0.0008678307</text:p>
          </table:table-cell>
          <table:table-cell office:value-type="float" office:value="0.00001881711" calcext:value-type="float">
            <text:p>1.881711E-05</text:p>
          </table:table-cell>
          <table:table-cell office:value-type="float" office:value="0.00004464234" calcext:value-type="float">
            <text:p>4.464234E-05</text:p>
          </table:table-cell>
          <table:table-cell office:value-type="float" office:value="0.0001844962" calcext:value-type="float">
            <text:p>0.0001844962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7891698" calcext:value-type="float">
            <text:p>0.000078917</text:p>
          </table:table-cell>
          <table:table-cell office:value-type="float" office:value="0.0001457978" calcext:value-type="float">
            <text:p>0.0001457978</text:p>
          </table:table-cell>
          <table:table-cell office:value-type="float" office:value="0.00001505597" calcext:value-type="float">
            <text:p>0.000015056</text:p>
          </table:table-cell>
          <table:table-cell office:value-type="float" office:value="0.000006664707" calcext:value-type="float">
            <text:p>6.664707E-06</text:p>
          </table:table-cell>
          <table:table-cell office:value-type="float" office:value="0.00001544146" calcext:value-type="float">
            <text:p>1.544146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6265921" calcext:value-type="float">
            <text:p>6.265921E-05</text:p>
          </table:table-cell>
          <table:table-cell office:value-type="float" office:value="0.000009167241" calcext:value-type="float">
            <text:p>9.167241E-06</text:p>
          </table:table-cell>
          <table:table-cell office:value-type="float" office:value="0.00003615942" calcext:value-type="float">
            <text:p>3.615942E-05</text:p>
          </table:table-cell>
          <table:table-cell office:value-type="float" office:value="0.000270953" calcext:value-type="float">
            <text:p>0.000270953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0191" calcext:value-type="float">
            <text:p>0.01430191</text:p>
          </table:table-cell>
        </table:table-row>
        <table:table-row table:style-name="ro1">
          <table:table-cell office:value-type="float" office:value="0.3482367" calcext:value-type="float">
            <text:p>0.3482367</text:p>
          </table:table-cell>
          <table:table-cell office:value-type="float" office:value="0.4102917" calcext:value-type="float">
            <text:p>0.4102917</text:p>
          </table:table-cell>
          <table:table-cell office:value-type="float" office:value="0.3482367" calcext:value-type="float">
            <text:p>0.3482367</text:p>
          </table:table-cell>
          <table:table-cell office:value-type="float" office:value="0.00000888647" calcext:value-type="float">
            <text:p>8.88647E-06</text:p>
          </table:table-cell>
          <table:table-cell office:value-type="float" office:value="0.000001486979" calcext:value-type="float">
            <text:p>0.000001487</text:p>
          </table:table-cell>
          <table:table-cell office:value-type="float" office:value="0.00001720797" calcext:value-type="float">
            <text:p>0.000017208</text:p>
          </table:table-cell>
          <table:table-cell office:value-type="float" office:value="0.0003827564" calcext:value-type="float">
            <text:p>0.0003827564</text:p>
          </table:table-cell>
          <table:table-cell office:value-type="float" office:value="0.00002864075" calcext:value-type="float">
            <text:p>2.864075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2124297" calcext:value-type="float">
            <text:p>0.0002124297</text:p>
          </table:table-cell>
          <table:table-cell office:value-type="float" office:value="0.00009219352" calcext:value-type="float">
            <text:p>9.219352E-05</text:p>
          </table:table-cell>
          <table:table-cell office:value-type="float" office:value="0.00002852427" calcext:value-type="float">
            <text:p>2.852427E-05</text:p>
          </table:table-cell>
          <table:table-cell office:value-type="float" office:value="0.00002256848" calcext:value-type="float">
            <text:p>2.256848E-05</text:p>
          </table:table-cell>
          <table:table-cell office:value-type="float" office:value="0.0001126226" calcext:value-type="float">
            <text:p>0.0001126226</text:p>
          </table:table-cell>
          <table:table-cell office:value-type="float" office:value="0.000008504243" calcext:value-type="float">
            <text:p>8.504243E-06</text:p>
          </table:table-cell>
          <table:table-cell office:value-type="float" office:value="0.000002007043" calcext:value-type="float">
            <text:p>0.000002007</text:p>
          </table:table-cell>
          <table:table-cell office:value-type="float" office:value="0.000006831857" calcext:value-type="float">
            <text:p>6.831857E-06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0308452" calcext:value-type="float">
            <text:p>3.08452E-07</text:p>
          </table:table-cell>
          <table:table-cell office:value-type="float" office:value="0.00002988502" calcext:value-type="float">
            <text:p>0.000029885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1781498" calcext:value-type="float">
            <text:p>0.000017815</text:p>
          </table:table-cell>
          <table:table-cell office:value-type="float" office:value="0.0000119694" calcext:value-type="float">
            <text:p>1.19694E-05</text:p>
          </table:table-cell>
          <table:table-cell office:value-type="float" office:value="0.000001553394" calcext:value-type="float">
            <text:p>1.553394E-06</text:p>
          </table:table-cell>
          <table:table-cell office:value-type="float" office:value="0.0001861851" calcext:value-type="float">
            <text:p>0.0001861851</text:p>
          </table:table-cell>
          <table:table-cell office:value-type="float" office:value="0.000004173206" calcext:value-type="float">
            <text:p>4.173206E-06</text:p>
          </table:table-cell>
          <table:table-cell office:value-type="float" office:value="0.00004714317" calcext:value-type="float">
            <text:p>4.714317E-05</text:p>
          </table:table-cell>
          <table:table-cell office:value-type="float" office:value="0.00008421778" calcext:value-type="float">
            <text:p>8.421778E-05</text:p>
          </table:table-cell>
          <table:table-cell office:value-type="float" office:value="0.00002335041" calcext:value-type="float">
            <text:p>2.335041E-05</text:p>
          </table:table-cell>
          <table:table-cell office:value-type="float" office:value="0.0002277322" calcext:value-type="float">
            <text:p>0.0002277322</text:p>
          </table:table-cell>
          <table:table-cell office:value-type="float" office:value="0.000003200102" calcext:value-type="float">
            <text:p>3.200102E-06</text:p>
          </table:table-cell>
          <table:table-cell office:value-type="float" office:value="0.000201555" calcext:value-type="float">
            <text:p>0.00020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361" calcext:value-type="float">
            <text:p>0.0141361</text:p>
          </table:table-cell>
        </table:table-row>
        <table:table-row table:style-name="ro1">
          <table:table-cell office:value-type="float" office:value="0.8667616" calcext:value-type="float">
            <text:p>0.8667616</text:p>
          </table:table-cell>
          <table:table-cell office:value-type="float" office:value="0.06970842" calcext:value-type="float">
            <text:p>0.06970842</text:p>
          </table:table-cell>
          <table:table-cell office:value-type="float" office:value="0.8667616" calcext:value-type="float">
            <text:p>0.8667616</text:p>
          </table:table-cell>
          <table:table-cell office:value-type="float" office:value="0.000003817124" calcext:value-type="float">
            <text:p>3.817124E-06</text:p>
          </table:table-cell>
          <table:table-cell office:value-type="float" office:value="0.00001844557" calcext:value-type="float">
            <text:p>1.844557E-05</text:p>
          </table:table-cell>
          <table:table-cell office:value-type="float" office:value="0.0000815097" calcext:value-type="float">
            <text:p>8.15097E-05</text:p>
          </table:table-cell>
          <table:table-cell office:value-type="float" office:value="0.0002667325" calcext:value-type="float">
            <text:p>0.0002667325</text:p>
          </table:table-cell>
          <table:table-cell office:value-type="float" office:value="0.0001888217" calcext:value-type="float">
            <text:p>0.0001888217</text:p>
          </table:table-cell>
          <table:table-cell office:value-type="float" office:value="0.00002395537" calcext:value-type="float">
            <text:p>2.395537E-05</text:p>
          </table:table-cell>
          <table:table-cell office:value-type="float" office:value="0.0002085718" calcext:value-type="float">
            <text:p>0.0002085718</text:p>
          </table:table-cell>
          <table:table-cell office:value-type="float" office:value="0.0003418622" calcext:value-type="float">
            <text:p>0.0003418622</text:p>
          </table:table-cell>
          <table:table-cell office:value-type="float" office:value="0.00006083719" calcext:value-type="float">
            <text:p>6.083719E-05</text:p>
          </table:table-cell>
          <table:table-cell office:value-type="float" office:value="0.00009138662" calcext:value-type="float">
            <text:p>9.138662E-05</text:p>
          </table:table-cell>
          <table:table-cell office:value-type="float" office:value="0.00009191654" calcext:value-type="float">
            <text:p>9.191654E-05</text:p>
          </table:table-cell>
          <table:table-cell office:value-type="float" office:value="0.00008281917" calcext:value-type="float">
            <text:p>8.281917E-05</text:p>
          </table:table-cell>
          <table:table-cell office:value-type="float" office:value="0.0006422911" calcext:value-type="float">
            <text:p>0.0006422911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1449714" calcext:value-type="float">
            <text:p>1.449714E-05</text:p>
          </table:table-cell>
          <table:table-cell office:value-type="float" office:value="0.00002838533" calcext:value-type="float">
            <text:p>2.838533E-05</text:p>
          </table:table-cell>
          <table:table-cell office:value-type="float" office:value="0.0004900314" calcext:value-type="float">
            <text:p>0.0004900314</text:p>
          </table:table-cell>
          <table:table-cell office:value-type="float" office:value="0.00003372702" calcext:value-type="float">
            <text:p>0.000033727</text:p>
          </table:table-cell>
          <table:table-cell office:value-type="float" office:value="0.00001472821" calcext:value-type="float">
            <text:p>1.472821E-05</text:p>
          </table:table-cell>
          <table:table-cell office:value-type="float" office:value="0.00006284627" calcext:value-type="float">
            <text:p>6.284627E-05</text:p>
          </table:table-cell>
          <table:table-cell office:value-type="float" office:value="0.0000280122" calcext:value-type="float">
            <text:p>2.80122E-05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06456736" calcext:value-type="float">
            <text:p>6.456736E-06</text:p>
          </table:table-cell>
          <table:table-cell office:value-type="float" office:value="0.0001212259" calcext:value-type="float">
            <text:p>0.0001212259</text:p>
          </table:table-cell>
          <table:table-cell office:value-type="float" office:value="0.00009726663" calcext:value-type="float">
            <text:p>9.726663E-05</text:p>
          </table:table-cell>
          <table:table-cell office:value-type="float" office:value="0.00004461924" calcext:value-type="float">
            <text:p>4.461924E-05</text:p>
          </table:table-cell>
          <table:table-cell office:value-type="float" office:value="0.0002509426" calcext:value-type="float">
            <text:p>0.0002509426</text:p>
          </table:table-cell>
          <table:table-cell office:value-type="float" office:value="0.000009903209" calcext:value-type="float">
            <text:p>9.903209E-06</text:p>
          </table:table-cell>
          <table:table-cell office:value-type="float" office:value="0.0009203775" calcext:value-type="float">
            <text:p>0.0009203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6753" calcext:value-type="float">
            <text:p>0.01376753</text:p>
          </table:table-cell>
        </table:table-row>
        <table:table-row table:style-name="ro1">
          <table:table-cell office:value-type="float" office:value="0.4882071" calcext:value-type="float">
            <text:p>0.4882071</text:p>
          </table:table-cell>
          <table:table-cell office:value-type="float" office:value="0.3026922" calcext:value-type="float">
            <text:p>0.3026922</text:p>
          </table:table-cell>
          <table:table-cell office:value-type="float" office:value="0.4882071" calcext:value-type="float">
            <text:p>0.4882071</text:p>
          </table:table-cell>
          <table:table-cell office:value-type="float" office:value="0.00003480441" calcext:value-type="float">
            <text:p>3.480441E-05</text:p>
          </table:table-cell>
          <table:table-cell office:value-type="float" office:value="0.0000005349738" calcext:value-type="float">
            <text:p>0.000000535</text:p>
          </table:table-cell>
          <table:table-cell office:value-type="float" office:value="0.0002283444" calcext:value-type="float">
            <text:p>0.0002283444</text:p>
          </table:table-cell>
          <table:table-cell office:value-type="float" office:value="0.001034973" calcext:value-type="float">
            <text:p>0.001034973</text:p>
          </table:table-cell>
          <table:table-cell office:value-type="float" office:value="0.00006538441" calcext:value-type="float">
            <text:p>6.538441E-05</text:p>
          </table:table-cell>
          <table:table-cell office:value-type="float" office:value="0.00001206978" calcext:value-type="float">
            <text:p>1.206978E-05</text:p>
          </table:table-cell>
          <table:table-cell office:value-type="float" office:value="0.0001755173" calcext:value-type="float">
            <text:p>0.0001755173</text:p>
          </table:table-cell>
          <table:table-cell office:value-type="float" office:value="0.0003554521" calcext:value-type="float">
            <text:p>0.0003554521</text:p>
          </table:table-cell>
          <table:table-cell office:value-type="float" office:value="0.000008607498" calcext:value-type="float">
            <text:p>8.607498E-06</text:p>
          </table:table-cell>
          <table:table-cell office:value-type="float" office:value="0.000104469" calcext:value-type="float">
            <text:p>0.000104469</text:p>
          </table:table-cell>
          <table:table-cell office:value-type="float" office:value="0.00001597702" calcext:value-type="float">
            <text:p>0.000015977</text:p>
          </table:table-cell>
          <table:table-cell office:value-type="float" office:value="0.00008140199" calcext:value-type="float">
            <text:p>0.000081402</text:p>
          </table:table-cell>
          <table:table-cell office:value-type="float" office:value="0.000009985822" calcext:value-type="float">
            <text:p>9.985822E-06</text:p>
          </table:table-cell>
          <table:table-cell office:value-type="float" office:value="0.00002897088" calcext:value-type="float">
            <text:p>2.897088E-05</text:p>
          </table:table-cell>
          <table:table-cell office:value-type="float" office:value="0.0000009711811" calcext:value-type="float">
            <text:p>9.711811E-07</text:p>
          </table:table-cell>
          <table:table-cell office:value-type="float" office:value="0.00005990533" calcext:value-type="float">
            <text:p>5.990533E-05</text:p>
          </table:table-cell>
          <table:table-cell office:value-type="float" office:value="0.001697812" calcext:value-type="float">
            <text:p>0.001697812</text:p>
          </table:table-cell>
          <table:table-cell office:value-type="float" office:value="0.0005724556" calcext:value-type="float">
            <text:p>0.0005724556</text:p>
          </table:table-cell>
          <table:table-cell office:value-type="float" office:value="0.0000005551017" calcext:value-type="float">
            <text:p>5.551017E-07</text:p>
          </table:table-cell>
          <table:table-cell office:value-type="float" office:value="0.0001973474" calcext:value-type="float">
            <text:p>0.0001973474</text:p>
          </table:table-cell>
          <table:table-cell office:value-type="float" office:value="0.0007165334" calcext:value-type="float">
            <text:p>0.0007165334</text:p>
          </table:table-cell>
          <table:table-cell office:value-type="float" office:value="0.00002636237" calcext:value-type="float">
            <text:p>2.636237E-05</text:p>
          </table:table-cell>
          <table:table-cell office:value-type="float" office:value="0.00001340377" calcext:value-type="float">
            <text:p>1.340377E-05</text:p>
          </table:table-cell>
          <table:table-cell office:value-type="float" office:value="0.0003346973" calcext:value-type="float">
            <text:p>0.0003346973</text:p>
          </table:table-cell>
          <table:table-cell office:value-type="float" office:value="0.000000125523" calcext:value-type="float">
            <text:p>1.25523E-07</text:p>
          </table:table-cell>
          <table:table-cell office:value-type="float" office:value="0.00006717244" calcext:value-type="float">
            <text:p>6.717244E-05</text:p>
          </table:table-cell>
          <table:table-cell office:value-type="float" office:value="0.0006407827" calcext:value-type="float">
            <text:p>0.0006407827</text:p>
          </table:table-cell>
          <table:table-cell office:value-type="float" office:value="0.00000441217" calcext:value-type="float">
            <text:p>4.41217E-06</text:p>
          </table:table-cell>
          <table:table-cell office:value-type="float" office:value="0.0004938679" calcext:value-type="float">
            <text:p>0.0004938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8923" calcext:value-type="float">
            <text:p>0.01368923</text:p>
          </table:table-cell>
        </table:table-row>
        <table:table-row table:style-name="ro1">
          <table:table-cell office:value-type="float" office:value="0.9416192" calcext:value-type="float">
            <text:p>0.9416192</text:p>
          </table:table-cell>
          <table:table-cell office:value-type="float" office:value="0.03069047" calcext:value-type="float">
            <text:p>0.03069047</text:p>
          </table:table-cell>
          <table:table-cell office:value-type="float" office:value="0.9416192" calcext:value-type="float">
            <text:p>0.9416192</text:p>
          </table:table-cell>
          <table:table-cell office:value-type="float" office:value="0.000005270939" calcext:value-type="float">
            <text:p>5.270939E-06</text:p>
          </table:table-cell>
          <table:table-cell office:value-type="float" office:value="0.00003875277" calcext:value-type="float">
            <text:p>3.875277E-05</text:p>
          </table:table-cell>
          <table:table-cell office:value-type="float" office:value="0.000223213" calcext:value-type="float">
            <text:p>0.000223213</text:p>
          </table:table-cell>
          <table:table-cell office:value-type="float" office:value="0.0005184775" calcext:value-type="float">
            <text:p>0.0005184775</text:p>
          </table:table-cell>
          <table:table-cell office:value-type="float" office:value="0.000007154124" calcext:value-type="float">
            <text:p>7.154124E-06</text:p>
          </table:table-cell>
          <table:table-cell office:value-type="float" office:value="0.000008918175" calcext:value-type="float">
            <text:p>8.918175E-06</text:p>
          </table:table-cell>
          <table:table-cell office:value-type="float" office:value="0.0001875334" calcext:value-type="float">
            <text:p>0.0001875334</text:p>
          </table:table-cell>
          <table:table-cell office:value-type="float" office:value="0.003478797" calcext:value-type="float">
            <text:p>0.003478797</text:p>
          </table:table-cell>
          <table:table-cell office:value-type="float" office:value="0.0001038165" calcext:value-type="float">
            <text:p>0.0001038165</text:p>
          </table:table-cell>
          <table:table-cell office:value-type="float" office:value="0.0001446947" calcext:value-type="float">
            <text:p>0.0001446947</text:p>
          </table:table-cell>
          <table:table-cell office:value-type="float" office:value="0.00006091956" calcext:value-type="float">
            <text:p>6.091956E-05</text:p>
          </table:table-cell>
          <table:table-cell office:value-type="float" office:value="0.000005893008" calcext:value-type="float">
            <text:p>0.000005893</text:p>
          </table:table-cell>
          <table:table-cell office:value-type="float" office:value="0.0001050182" calcext:value-type="float">
            <text:p>0.0001050182</text:p>
          </table:table-cell>
          <table:table-cell office:value-type="float" office:value="0.00001187579" calcext:value-type="float">
            <text:p>1.187579E-05</text:p>
          </table:table-cell>
          <table:table-cell office:value-type="float" office:value="0.000009152964" calcext:value-type="float">
            <text:p>0.000009153</text:p>
          </table:table-cell>
          <table:table-cell office:value-type="float" office:value="0.00001213655" calcext:value-type="float">
            <text:p>1.213655E-05</text:p>
          </table:table-cell>
          <table:table-cell office:value-type="float" office:value="0.0005854706" calcext:value-type="float">
            <text:p>0.0005854706</text:p>
          </table:table-cell>
          <table:table-cell office:value-type="float" office:value="0.000105154" calcext:value-type="float">
            <text:p>0.000105154</text:p>
          </table:table-cell>
          <table:table-cell office:value-type="float" office:value="0.00004097902" calcext:value-type="float">
            <text:p>0.000040979</text:p>
          </table:table-cell>
          <table:table-cell office:value-type="float" office:value="0.00006136493" calcext:value-type="float">
            <text:p>6.136493E-05</text:p>
          </table:table-cell>
          <table:table-cell office:value-type="float" office:value="0.00003160563" calcext:value-type="float">
            <text:p>3.160563E-05</text:p>
          </table:table-cell>
          <table:table-cell office:value-type="float" office:value="0.000005682672" calcext:value-type="float">
            <text:p>5.682672E-06</text:p>
          </table:table-cell>
          <table:table-cell office:value-type="float" office:value="0.000005752219" calcext:value-type="float">
            <text:p>5.752219E-06</text:p>
          </table:table-cell>
          <table:table-cell office:value-type="float" office:value="0.00006166577" calcext:value-type="float">
            <text:p>6.166577E-05</text:p>
          </table:table-cell>
          <table:table-cell office:value-type="float" office:value="0.0000373185" calcext:value-type="float">
            <text:p>3.73185E-05</text:p>
          </table:table-cell>
          <table:table-cell office:value-type="float" office:value="0.000008376939" calcext:value-type="float">
            <text:p>8.376939E-06</text:p>
          </table:table-cell>
          <table:table-cell office:value-type="float" office:value="0.0006314621" calcext:value-type="float">
            <text:p>0.0006314621</text:p>
          </table:table-cell>
          <table:table-cell office:value-type="float" office:value="0.00000851362" calcext:value-type="float">
            <text:p>8.51362E-06</text:p>
          </table:table-cell>
          <table:table-cell office:value-type="float" office:value="0.0001332253" calcext:value-type="float">
            <text:p>0.0001332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7943" calcext:value-type="float">
            <text:p>0.01357943</text:p>
          </table:table-cell>
        </table:table-row>
        <table:table-row table:style-name="ro1">
          <table:table-cell office:value-type="float" office:value="0.01267253" calcext:value-type="float">
            <text:p>0.01267253</text:p>
          </table:table-cell>
          <table:table-cell office:value-type="float" office:value="0.8882155" calcext:value-type="float">
            <text:p>0.8882155</text:p>
          </table:table-cell>
          <table:table-cell office:value-type="float" office:value="0.01267253" calcext:value-type="float">
            <text:p>0.01267253</text:p>
          </table:table-cell>
          <table:table-cell office:value-type="float" office:value="0.00000815976" calcext:value-type="float">
            <text:p>8.15976E-06</text:p>
          </table:table-cell>
          <table:table-cell office:value-type="float" office:value="0.000003015839" calcext:value-type="float">
            <text:p>3.015839E-06</text:p>
          </table:table-cell>
          <table:table-cell office:value-type="float" office:value="0.00007935743" calcext:value-type="float">
            <text:p>7.935743E-05</text:p>
          </table:table-cell>
          <table:table-cell office:value-type="float" office:value="0.0002589614" calcext:value-type="float">
            <text:p>0.0002589614</text:p>
          </table:table-cell>
          <table:table-cell office:value-type="float" office:value="0.0001249758" calcext:value-type="float">
            <text:p>0.0001249758</text:p>
          </table:table-cell>
          <table:table-cell office:value-type="float" office:value="0.00002479353" calcext:value-type="float">
            <text:p>2.479353E-05</text:p>
          </table:table-cell>
          <table:table-cell office:value-type="float" office:value="0.0002905151" calcext:value-type="float">
            <text:p>0.0002905151</text:p>
          </table:table-cell>
          <table:table-cell office:value-type="float" office:value="0.0001805546" calcext:value-type="float">
            <text:p>0.0001805546</text:p>
          </table:table-cell>
          <table:table-cell office:value-type="float" office:value="0.00006275986" calcext:value-type="float">
            <text:p>6.275986E-05</text:p>
          </table:table-cell>
          <table:table-cell office:value-type="float" office:value="0.00009749851" calcext:value-type="float">
            <text:p>9.749851E-05</text:p>
          </table:table-cell>
          <table:table-cell office:value-type="float" office:value="0.0002219002" calcext:value-type="float">
            <text:p>0.0002219002</text:p>
          </table:table-cell>
          <table:table-cell office:value-type="float" office:value="0.000001456825" calcext:value-type="float">
            <text:p>1.456825E-06</text:p>
          </table:table-cell>
          <table:table-cell office:value-type="float" office:value="0.0001101917" calcext:value-type="float">
            <text:p>0.0001101917</text:p>
          </table:table-cell>
          <table:table-cell office:value-type="float" office:value="0.000004441914" calcext:value-type="float">
            <text:p>4.441914E-06</text:p>
          </table:table-cell>
          <table:table-cell office:value-type="float" office:value="0.000002304122" calcext:value-type="float">
            <text:p>2.304122E-06</text:p>
          </table:table-cell>
          <table:table-cell office:value-type="float" office:value="0.00001540131" calcext:value-type="float">
            <text:p>1.540131E-05</text:p>
          </table:table-cell>
          <table:table-cell office:value-type="float" office:value="0.0003798163" calcext:value-type="float">
            <text:p>0.0003798163</text:p>
          </table:table-cell>
          <table:table-cell office:value-type="float" office:value="0.0001110816" calcext:value-type="float">
            <text:p>0.0001110816</text:p>
          </table:table-cell>
          <table:table-cell office:value-type="float" office:value="0.0000100793" calcext:value-type="float">
            <text:p>1.00793E-05</text:p>
          </table:table-cell>
          <table:table-cell office:value-type="float" office:value="0.0001119949" calcext:value-type="float">
            <text:p>0.0001119949</text:p>
          </table:table-cell>
          <table:table-cell office:value-type="float" office:value="0.00003048449" calcext:value-type="float">
            <text:p>3.048449E-05</text:p>
          </table:table-cell>
          <table:table-cell office:value-type="float" office:value="0.00000488131" calcext:value-type="float">
            <text:p>4.88131E-06</text:p>
          </table:table-cell>
          <table:table-cell office:value-type="float" office:value="0.000009532122" calcext:value-type="float">
            <text:p>9.532122E-06</text:p>
          </table:table-cell>
          <table:table-cell office:value-type="float" office:value="0.00008431331" calcext:value-type="float">
            <text:p>8.431331E-05</text:p>
          </table:table-cell>
          <table:table-cell office:value-type="float" office:value="0.0001745777" calcext:value-type="float">
            <text:p>0.0001745777</text:p>
          </table:table-cell>
          <table:table-cell office:value-type="float" office:value="0.0001511906" calcext:value-type="float">
            <text:p>0.0001511906</text:p>
          </table:table-cell>
          <table:table-cell office:value-type="float" office:value="0.0001213221" calcext:value-type="float">
            <text:p>0.0001213221</text:p>
          </table:table-cell>
          <table:table-cell office:value-type="float" office:value="0.000001239623" calcext:value-type="float">
            <text:p>1.239623E-06</text:p>
          </table:table-cell>
          <table:table-cell office:value-type="float" office:value="0.00001323397" calcext:value-type="float">
            <text:p>0.000013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5987" calcext:value-type="float">
            <text:p>0.01345987</text:p>
          </table:table-cell>
        </table:table-row>
        <table:table-row table:style-name="ro1">
          <table:table-cell office:value-type="float" office:value="0.6790776" calcext:value-type="float">
            <text:p>0.6790776</text:p>
          </table:table-cell>
          <table:table-cell office:value-type="float" office:value="0.1767294" calcext:value-type="float">
            <text:p>0.1767294</text:p>
          </table:table-cell>
          <table:table-cell office:value-type="float" office:value="0.6790776" calcext:value-type="float">
            <text:p>0.6790776</text:p>
          </table:table-cell>
          <table:table-cell office:value-type="float" office:value="0.000006826625" calcext:value-type="float">
            <text:p>6.826625E-06</text:p>
          </table:table-cell>
          <table:table-cell office:value-type="float" office:value="0.000000008226613" calcext:value-type="float">
            <text:p>8.226613E-09</text:p>
          </table:table-cell>
          <table:table-cell office:value-type="float" office:value="0.0001461422" calcext:value-type="float">
            <text:p>0.0001461422</text:p>
          </table:table-cell>
          <table:table-cell office:value-type="float" office:value="0.0005306386" calcext:value-type="float">
            <text:p>0.0005306386</text:p>
          </table:table-cell>
          <table:table-cell office:value-type="float" office:value="0.0002267258" calcext:value-type="float">
            <text:p>0.0002267258</text:p>
          </table:table-cell>
          <table:table-cell office:value-type="float" office:value="0.00002944686" calcext:value-type="float">
            <text:p>2.944686E-05</text:p>
          </table:table-cell>
          <table:table-cell office:value-type="float" office:value="0.0003843052" calcext:value-type="float">
            <text:p>0.0003843052</text:p>
          </table:table-cell>
          <table:table-cell office:value-type="float" office:value="0.0003309186" calcext:value-type="float">
            <text:p>0.0003309186</text:p>
          </table:table-cell>
          <table:table-cell office:value-type="float" office:value="0.0001474837" calcext:value-type="float">
            <text:p>0.0001474837</text:p>
          </table:table-cell>
          <table:table-cell office:value-type="float" office:value="0.0000283818" calcext:value-type="float">
            <text:p>2.83818E-05</text:p>
          </table:table-cell>
          <table:table-cell office:value-type="float" office:value="0.0001201553" calcext:value-type="float">
            <text:p>0.0001201553</text:p>
          </table:table-cell>
          <table:table-cell office:value-type="float" office:value="0.00005877664" calcext:value-type="float">
            <text:p>5.877664E-05</text:p>
          </table:table-cell>
          <table:table-cell office:value-type="float" office:value="0.00009707718" calcext:value-type="float">
            <text:p>9.707718E-05</text:p>
          </table:table-cell>
          <table:table-cell office:value-type="float" office:value="0.00001668477" calcext:value-type="float">
            <text:p>1.668477E-05</text:p>
          </table:table-cell>
          <table:table-cell office:value-type="float" office:value="0.00001268235" calcext:value-type="float">
            <text:p>1.268235E-05</text:p>
          </table:table-cell>
          <table:table-cell office:value-type="float" office:value="0.00001310149" calcext:value-type="float">
            <text:p>1.310149E-05</text:p>
          </table:table-cell>
          <table:table-cell office:value-type="float" office:value="0.0001970033" calcext:value-type="float">
            <text:p>0.0001970033</text:p>
          </table:table-cell>
          <table:table-cell office:value-type="float" office:value="0.0001198005" calcext:value-type="float">
            <text:p>0.0001198005</text:p>
          </table:table-cell>
          <table:table-cell office:value-type="float" office:value="0.00002221859" calcext:value-type="float">
            <text:p>2.221859E-05</text:p>
          </table:table-cell>
          <table:table-cell office:value-type="float" office:value="0.0001894082" calcext:value-type="float">
            <text:p>0.0001894082</text:p>
          </table:table-cell>
          <table:table-cell office:value-type="float" office:value="0.00001382346" calcext:value-type="float">
            <text:p>1.382346E-05</text:p>
          </table:table-cell>
          <table:table-cell office:value-type="float" office:value="0.00002833418" calcext:value-type="float">
            <text:p>2.833418E-05</text:p>
          </table:table-cell>
          <table:table-cell office:value-type="float" office:value="0.00005122692" calcext:value-type="float">
            <text:p>5.122692E-05</text:p>
          </table:table-cell>
          <table:table-cell office:value-type="float" office:value="0.0001709542" calcext:value-type="float">
            <text:p>0.0001709542</text:p>
          </table:table-cell>
          <table:table-cell office:value-type="float" office:value="0.00009808125" calcext:value-type="float">
            <text:p>9.808125E-05</text:p>
          </table:table-cell>
          <table:table-cell office:value-type="float" office:value="0.0000783978" calcext:value-type="float">
            <text:p>7.83978E-05</text:p>
          </table:table-cell>
          <table:table-cell office:value-type="float" office:value="0.00063452" calcext:value-type="float">
            <text:p>0.00063452</text:p>
          </table:table-cell>
          <table:table-cell office:value-type="float" office:value="0.000009400027" calcext:value-type="float">
            <text:p>0.0000094</text:p>
          </table:table-cell>
          <table:table-cell office:value-type="float" office:value="0.0005714427" calcext:value-type="float">
            <text:p>0.000571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0337" calcext:value-type="float">
            <text:p>0.01340337</text:p>
          </table:table-cell>
        </table:table-row>
        <table:table-row table:style-name="ro1">
          <table:table-cell office:value-type="float" office:value="0.8406424" calcext:value-type="float">
            <text:p>0.8406424</text:p>
          </table:table-cell>
          <table:table-cell office:value-type="float" office:value="0.08353994" calcext:value-type="float">
            <text:p>0.08353994</text:p>
          </table:table-cell>
          <table:table-cell office:value-type="float" office:value="0.8406424" calcext:value-type="float">
            <text:p>0.8406424</text:p>
          </table:table-cell>
          <table:table-cell office:value-type="float" office:value="0.00001529835" calcext:value-type="float">
            <text:p>1.529835E-05</text:p>
          </table:table-cell>
          <table:table-cell office:value-type="float" office:value="0.0000002046627" calcext:value-type="float">
            <text:p>2.046627E-07</text:p>
          </table:table-cell>
          <table:table-cell office:value-type="float" office:value="0.00008403999" calcext:value-type="float">
            <text:p>0.00008404</text:p>
          </table:table-cell>
          <table:table-cell office:value-type="float" office:value="0.0001696447" calcext:value-type="float">
            <text:p>0.0001696447</text:p>
          </table:table-cell>
          <table:table-cell office:value-type="float" office:value="0.00009555278" calcext:value-type="float">
            <text:p>9.555278E-05</text:p>
          </table:table-cell>
          <table:table-cell office:value-type="float" office:value="0.00001020698" calcext:value-type="float">
            <text:p>0.000010207</text:p>
          </table:table-cell>
          <table:table-cell office:value-type="float" office:value="0.0001685403" calcext:value-type="float">
            <text:p>0.0001685403</text:p>
          </table:table-cell>
          <table:table-cell office:value-type="float" office:value="0.0002427804" calcext:value-type="float">
            <text:p>0.0002427804</text:p>
          </table:table-cell>
          <table:table-cell office:value-type="float" office:value="0.0001264086" calcext:value-type="float">
            <text:p>0.0001264086</text:p>
          </table:table-cell>
          <table:table-cell office:value-type="float" office:value="0.0001029174" calcext:value-type="float">
            <text:p>0.0001029174</text:p>
          </table:table-cell>
          <table:table-cell office:value-type="float" office:value="0.000006268347" calcext:value-type="float">
            <text:p>6.268347E-06</text:p>
          </table:table-cell>
          <table:table-cell office:value-type="float" office:value="0.000003560766" calcext:value-type="float">
            <text:p>3.560766E-06</text:p>
          </table:table-cell>
          <table:table-cell office:value-type="float" office:value="0.00006809515" calcext:value-type="float">
            <text:p>6.809515E-05</text:p>
          </table:table-cell>
          <table:table-cell office:value-type="float" office:value="0.00005542952" calcext:value-type="float">
            <text:p>5.542952E-05</text:p>
          </table:table-cell>
          <table:table-cell office:value-type="float" office:value="0.000007379152" calcext:value-type="float">
            <text:p>7.379152E-06</text:p>
          </table:table-cell>
          <table:table-cell office:value-type="float" office:value="0.000007362843" calcext:value-type="float">
            <text:p>7.362843E-06</text:p>
          </table:table-cell>
          <table:table-cell office:value-type="float" office:value="0.0006884565" calcext:value-type="float">
            <text:p>0.0006884565</text:p>
          </table:table-cell>
          <table:table-cell office:value-type="float" office:value="0.00002630395" calcext:value-type="float">
            <text:p>0.000026304</text:p>
          </table:table-cell>
          <table:table-cell office:value-type="float" office:value="0.0000193211" calcext:value-type="float">
            <text:p>1.93211E-05</text:p>
          </table:table-cell>
          <table:table-cell office:value-type="float" office:value="0.00002588774" calcext:value-type="float">
            <text:p>2.588774E-05</text:p>
          </table:table-cell>
          <table:table-cell office:value-type="float" office:value="0.00008473598" calcext:value-type="float">
            <text:p>0.000084736</text:p>
          </table:table-cell>
          <table:table-cell office:value-type="float" office:value="0.00003271736" calcext:value-type="float">
            <text:p>3.271736E-05</text:p>
          </table:table-cell>
          <table:table-cell office:value-type="float" office:value="0.00008687243" calcext:value-type="float">
            <text:p>8.687243E-05</text:p>
          </table:table-cell>
          <table:table-cell office:value-type="float" office:value="0.00002047181" calcext:value-type="float">
            <text:p>2.047181E-05</text:p>
          </table:table-cell>
          <table:table-cell office:value-type="float" office:value="0.0001211462" calcext:value-type="float">
            <text:p>0.0001211462</text:p>
          </table:table-cell>
          <table:table-cell office:value-type="float" office:value="0.000008322564" calcext:value-type="float">
            <text:p>8.322564E-06</text:p>
          </table:table-cell>
          <table:table-cell office:value-type="float" office:value="0.00001511671" calcext:value-type="float">
            <text:p>1.511671E-05</text:p>
          </table:table-cell>
          <table:table-cell office:value-type="float" office:value="0.000002457032" calcext:value-type="float">
            <text:p>0.000002457</text:p>
          </table:table-cell>
          <table:table-cell office:value-type="float" office:value="0.0001167251" calcext:value-type="float">
            <text:p>0.000116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745" calcext:value-type="float">
            <text:p>0.01329745</text:p>
          </table:table-cell>
        </table:table-row>
        <table:table-row table:style-name="ro1">
          <table:table-cell office:value-type="float" office:value="0.6705692" calcext:value-type="float">
            <text:p>0.6705692</text:p>
          </table:table-cell>
          <table:table-cell office:value-type="float" office:value="0.1821081" calcext:value-type="float">
            <text:p>0.1821081</text:p>
          </table:table-cell>
          <table:table-cell office:value-type="float" office:value="0.6705692" calcext:value-type="float">
            <text:p>0.6705692</text:p>
          </table:table-cell>
          <table:table-cell office:value-type="float" office:value="0.00003914813" calcext:value-type="float">
            <text:p>3.914813E-05</text:p>
          </table:table-cell>
          <table:table-cell office:value-type="float" office:value="0.000002761427" calcext:value-type="float">
            <text:p>2.761427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14908" calcext:value-type="float">
            <text:p>0.0003814908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2369688" calcext:value-type="float">
            <text:p>2.369688E-05</text:p>
          </table:table-cell>
          <table:table-cell office:value-type="float" office:value="0.0002428659" calcext:value-type="float">
            <text:p>0.0002428659</text:p>
          </table:table-cell>
          <table:table-cell office:value-type="float" office:value="0.00008492411" calcext:value-type="float">
            <text:p>8.492411E-05</text:p>
          </table:table-cell>
          <table:table-cell office:value-type="float" office:value="0.00007631814" calcext:value-type="float">
            <text:p>7.631814E-05</text:p>
          </table:table-cell>
          <table:table-cell office:value-type="float" office:value="0.0001711044" calcext:value-type="float">
            <text:p>0.0001711044</text:p>
          </table:table-cell>
          <table:table-cell office:value-type="float" office:value="0.00009154663" calcext:value-type="float">
            <text:p>9.154663E-05</text:p>
          </table:table-cell>
          <table:table-cell office:value-type="float" office:value="0.0000289185" calcext:value-type="float">
            <text:p>2.89185E-05</text:p>
          </table:table-cell>
          <table:table-cell office:value-type="float" office:value="0.00007397952" calcext:value-type="float">
            <text:p>7.397952E-05</text:p>
          </table:table-cell>
          <table:table-cell office:value-type="float" office:value="0.000005368805" calcext:value-type="float">
            <text:p>5.368805E-06</text:p>
          </table:table-cell>
          <table:table-cell office:value-type="float" office:value="0.00001506898" calcext:value-type="float">
            <text:p>0.000015069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807518" calcext:value-type="float">
            <text:p>0.001807518</text:p>
          </table:table-cell>
          <table:table-cell office:value-type="float" office:value="0.0001904676" calcext:value-type="float">
            <text:p>0.0001904676</text:p>
          </table:table-cell>
          <table:table-cell office:value-type="float" office:value="0.0000008428869" calcext:value-type="float">
            <text:p>8.428869E-07</text:p>
          </table:table-cell>
          <table:table-cell office:value-type="float" office:value="0.0001879448" calcext:value-type="float">
            <text:p>0.0001879448</text:p>
          </table:table-cell>
          <table:table-cell office:value-type="float" office:value="0.000002259243" calcext:value-type="float">
            <text:p>2.259243E-06</text:p>
          </table:table-cell>
          <table:table-cell office:value-type="float" office:value="0.00003322195" calcext:value-type="float">
            <text:p>0.000033222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746489" calcext:value-type="float">
            <text:p>6.746489E-05</text:p>
          </table:table-cell>
          <table:table-cell office:value-type="float" office:value="0.0001120967" calcext:value-type="float">
            <text:p>0.0001120967</text:p>
          </table:table-cell>
          <table:table-cell office:value-type="float" office:value="0.00003617845" calcext:value-type="float">
            <text:p>3.617845E-05</text:p>
          </table:table-cell>
          <table:table-cell office:value-type="float" office:value="0.0009290923" calcext:value-type="float">
            <text:p>0.0009290923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448" calcext:value-type="float">
            <text:p>0.01329448</text:p>
          </table:table-cell>
        </table:table-row>
        <table:table-row table:style-name="ro1">
          <table:table-cell office:value-type="float" office:value="0.3105405" calcext:value-type="float">
            <text:p>0.3105405</text:p>
          </table:table-cell>
          <table:table-cell office:value-type="float" office:value="0.4437108" calcext:value-type="float">
            <text:p>0.4437108</text:p>
          </table:table-cell>
          <table:table-cell office:value-type="float" office:value="0.3105405" calcext:value-type="float">
            <text:p>0.3105405</text:p>
          </table:table-cell>
          <table:table-cell office:value-type="float" office:value="0.000008744409" calcext:value-type="float">
            <text:p>8.744409E-06</text:p>
          </table:table-cell>
          <table:table-cell office:value-type="float" office:value="0.00002453134" calcext:value-type="float">
            <text:p>2.453134E-05</text:p>
          </table:table-cell>
          <table:table-cell office:value-type="float" office:value="0.00002549744" calcext:value-type="float">
            <text:p>2.549744E-05</text:p>
          </table:table-cell>
          <table:table-cell office:value-type="float" office:value="0.0003928023" calcext:value-type="float">
            <text:p>0.0003928023</text:p>
          </table:table-cell>
          <table:table-cell office:value-type="float" office:value="0.00008692539" calcext:value-type="float">
            <text:p>8.692539E-05</text:p>
          </table:table-cell>
          <table:table-cell office:value-type="float" office:value="0.00001882302" calcext:value-type="float">
            <text:p>0.000018823</text:p>
          </table:table-cell>
          <table:table-cell office:value-type="float" office:value="0.0001579458" calcext:value-type="float">
            <text:p>0.0001579458</text:p>
          </table:table-cell>
          <table:table-cell office:value-type="float" office:value="0.0002917612" calcext:value-type="float">
            <text:p>0.0002917612</text:p>
          </table:table-cell>
          <table:table-cell office:value-type="float" office:value="0.00008808358" calcext:value-type="float">
            <text:p>8.808358E-05</text:p>
          </table:table-cell>
          <table:table-cell office:value-type="float" office:value="0.00003631716" calcext:value-type="float">
            <text:p>3.631716E-05</text:p>
          </table:table-cell>
          <table:table-cell office:value-type="float" office:value="0.0002611562" calcext:value-type="float">
            <text:p>0.0002611562</text:p>
          </table:table-cell>
          <table:table-cell office:value-type="float" office:value="0.00001275223" calcext:value-type="float">
            <text:p>1.275223E-05</text:p>
          </table:table-cell>
          <table:table-cell office:value-type="float" office:value="0.00005248699" calcext:value-type="float">
            <text:p>0.000052487</text:p>
          </table:table-cell>
          <table:table-cell office:value-type="float" office:value="0.000008029728" calcext:value-type="float">
            <text:p>8.029728E-06</text:p>
          </table:table-cell>
          <table:table-cell office:value-type="float" office:value="0.000001436062" calcext:value-type="float">
            <text:p>1.436062E-06</text:p>
          </table:table-cell>
          <table:table-cell office:value-type="float" office:value="0.000006089947" calcext:value-type="float">
            <text:p>6.089947E-06</text:p>
          </table:table-cell>
          <table:table-cell office:value-type="float" office:value="0.000745933" calcext:value-type="float">
            <text:p>0.000745933</text:p>
          </table:table-cell>
          <table:table-cell office:value-type="float" office:value="0.00001198242" calcext:value-type="float">
            <text:p>1.198242E-05</text:p>
          </table:table-cell>
          <table:table-cell office:value-type="float" office:value="0.000004980208" calcext:value-type="float">
            <text:p>4.980208E-06</text:p>
          </table:table-cell>
          <table:table-cell office:value-type="float" office:value="0.000004107732" calcext:value-type="float">
            <text:p>4.107732E-06</text:p>
          </table:table-cell>
          <table:table-cell office:value-type="float" office:value="0.0007185971" calcext:value-type="float">
            <text:p>0.0007185971</text:p>
          </table:table-cell>
          <table:table-cell office:value-type="float" office:value="0.00001528089" calcext:value-type="float">
            <text:p>1.528089E-05</text:p>
          </table:table-cell>
          <table:table-cell office:value-type="float" office:value="0.001112768" calcext:value-type="float">
            <text:p>0.001112768</text:p>
          </table:table-cell>
          <table:table-cell office:value-type="float" office:value="0.00001555174" calcext:value-type="float">
            <text:p>1.555174E-05</text:p>
          </table:table-cell>
          <table:table-cell office:value-type="float" office:value="0.00006477907" calcext:value-type="float">
            <text:p>6.477907E-05</text:p>
          </table:table-cell>
          <table:table-cell office:value-type="float" office:value="0.0000002377157" calcext:value-type="float">
            <text:p>2.377157E-07</text:p>
          </table:table-cell>
          <table:table-cell office:value-type="float" office:value="0.0000740082" calcext:value-type="float">
            <text:p>7.40082E-05</text:p>
          </table:table-cell>
          <table:table-cell office:value-type="float" office:value="0.0000008703872" calcext:value-type="float">
            <text:p>8.703872E-07</text:p>
          </table:table-cell>
          <table:table-cell office:value-type="float" office:value="0.0001006126" calcext:value-type="float">
            <text:p>0.0001006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5214" calcext:value-type="float">
            <text:p>0.01315214</text:p>
          </table:table-cell>
        </table:table-row>
        <table:table-row table:style-name="ro1">
          <table:table-cell office:value-type="float" office:value="0.1473297" calcext:value-type="float">
            <text:p>0.1473297</text:p>
          </table:table-cell>
          <table:table-cell office:value-type="float" office:value="0.6167534" calcext:value-type="float">
            <text:p>0.6167534</text:p>
          </table:table-cell>
          <table:table-cell office:value-type="float" office:value="0.1473297" calcext:value-type="float">
            <text:p>0.1473297</text:p>
          </table:table-cell>
          <table:table-cell office:value-type="float" office:value="0.00001341169" calcext:value-type="float">
            <text:p>1.341169E-05</text:p>
          </table:table-cell>
          <table:table-cell office:value-type="float" office:value="0.0000000153608" calcext:value-type="float">
            <text:p>1.53608E-08</text:p>
          </table:table-cell>
          <table:table-cell office:value-type="float" office:value="0.000001310517" calcext:value-type="float">
            <text:p>1.310517E-06</text:p>
          </table:table-cell>
          <table:table-cell office:value-type="float" office:value="0.00005667237" calcext:value-type="float">
            <text:p>5.667237E-05</text:p>
          </table:table-cell>
          <table:table-cell office:value-type="float" office:value="0.0001045492" calcext:value-type="float">
            <text:p>0.0001045492</text:p>
          </table:table-cell>
          <table:table-cell office:value-type="float" office:value="0.00001805205" calcext:value-type="float">
            <text:p>1.805205E-05</text:p>
          </table:table-cell>
          <table:table-cell office:value-type="float" office:value="0.00028895" calcext:value-type="float">
            <text:p>0.00028895</text:p>
          </table:table-cell>
          <table:table-cell office:value-type="float" office:value="0.0003365498" calcext:value-type="float">
            <text:p>0.0003365498</text:p>
          </table:table-cell>
          <table:table-cell office:value-type="float" office:value="0.00004489236" calcext:value-type="float">
            <text:p>4.489236E-05</text:p>
          </table:table-cell>
          <table:table-cell office:value-type="float" office:value="0.0000275472" calcext:value-type="float">
            <text:p>2.75472E-05</text:p>
          </table:table-cell>
          <table:table-cell office:value-type="float" office:value="0.00008113219" calcext:value-type="float">
            <text:p>8.113219E-05</text:p>
          </table:table-cell>
          <table:table-cell office:value-type="float" office:value="0.000003771614" calcext:value-type="float">
            <text:p>3.771614E-06</text:p>
          </table:table-cell>
          <table:table-cell office:value-type="float" office:value="0.0000127261" calcext:value-type="float">
            <text:p>1.27261E-05</text:p>
          </table:table-cell>
          <table:table-cell office:value-type="float" office:value="0.00002977532" calcext:value-type="float">
            <text:p>2.977532E-05</text:p>
          </table:table-cell>
          <table:table-cell office:value-type="float" office:value="0.0000006577261" calcext:value-type="float">
            <text:p>6.577261E-07</text:p>
          </table:table-cell>
          <table:table-cell office:value-type="float" office:value="0.00007400043" calcext:value-type="float">
            <text:p>7.400043E-05</text:p>
          </table:table-cell>
          <table:table-cell office:value-type="float" office:value="0.0003542336" calcext:value-type="float">
            <text:p>0.0003542336</text:p>
          </table:table-cell>
          <table:table-cell office:value-type="float" office:value="0.0002757231" calcext:value-type="float">
            <text:p>0.0002757231</text:p>
          </table:table-cell>
          <table:table-cell office:value-type="float" office:value="0.00001876936" calcext:value-type="float">
            <text:p>1.876936E-05</text:p>
          </table:table-cell>
          <table:table-cell office:value-type="float" office:value="0.00005018885" calcext:value-type="float">
            <text:p>5.018885E-05</text:p>
          </table:table-cell>
          <table:table-cell office:value-type="float" office:value="0.00001885911" calcext:value-type="float">
            <text:p>1.885911E-05</text:p>
          </table:table-cell>
          <table:table-cell office:value-type="float" office:value="0.00002258507" calcext:value-type="float">
            <text:p>2.258507E-05</text:p>
          </table:table-cell>
          <table:table-cell office:value-type="float" office:value="0.0000184835" calcext:value-type="float">
            <text:p>1.84835E-05</text:p>
          </table:table-cell>
          <table:table-cell office:value-type="float" office:value="0.00002097343" calcext:value-type="float">
            <text:p>2.097343E-05</text:p>
          </table:table-cell>
          <table:table-cell office:value-type="float" office:value="0.00003791299" calcext:value-type="float">
            <text:p>0.000037913</text:p>
          </table:table-cell>
          <table:table-cell office:value-type="float" office:value="0.000001718471" calcext:value-type="float">
            <text:p>1.718471E-06</text:p>
          </table:table-cell>
          <table:table-cell office:value-type="float" office:value="0.0003605385" calcext:value-type="float">
            <text:p>0.0003605385</text:p>
          </table:table-cell>
          <table:table-cell office:value-type="float" office:value="0.0000007971736" calcext:value-type="float">
            <text:p>7.971736E-07</text:p>
          </table:table-cell>
          <table:table-cell office:value-type="float" office:value="0.00007327379" calcext:value-type="float">
            <text:p>7.32737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0827" calcext:value-type="float">
            <text:p>0.01290827</text:p>
          </table:table-cell>
        </table:table-row>
        <table:table-row table:style-name="ro1">
          <table:table-cell office:value-type="float" office:value="0.7740914" calcext:value-type="float">
            <text:p>0.7740914</text:p>
          </table:table-cell>
          <table:table-cell office:value-type="float" office:value="0.1228443" calcext:value-type="float">
            <text:p>0.1228443</text:p>
          </table:table-cell>
          <table:table-cell office:value-type="float" office:value="0.7740914" calcext:value-type="float">
            <text:p>0.7740914</text:p>
          </table:table-cell>
          <table:table-cell office:value-type="float" office:value="0.000006888969" calcext:value-type="float">
            <text:p>0.000006889</text:p>
          </table:table-cell>
          <table:table-cell office:value-type="float" office:value="0.00002754158" calcext:value-type="float">
            <text:p>2.754158E-05</text:p>
          </table:table-cell>
          <table:table-cell office:value-type="float" office:value="0.00005333844" calcext:value-type="float">
            <text:p>5.333844E-05</text:p>
          </table:table-cell>
          <table:table-cell office:value-type="float" office:value="0.0004538816" calcext:value-type="float">
            <text:p>0.0004538816</text:p>
          </table:table-cell>
          <table:table-cell office:value-type="float" office:value="0.00004221845" calcext:value-type="float">
            <text:p>4.221845E-05</text:p>
          </table:table-cell>
          <table:table-cell office:value-type="float" office:value="0.00002771619" calcext:value-type="float">
            <text:p>2.771619E-05</text:p>
          </table:table-cell>
          <table:table-cell office:value-type="float" office:value="0.0003792036" calcext:value-type="float">
            <text:p>0.0003792036</text:p>
          </table:table-cell>
          <table:table-cell office:value-type="float" office:value="0.0001702408" calcext:value-type="float">
            <text:p>0.0001702408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2023305" calcext:value-type="float">
            <text:p>2.023305E-05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906731" calcext:value-type="float">
            <text:p>0.000906731</text:p>
          </table:table-cell>
          <table:table-cell office:value-type="float" office:value="0.00008160439" calcext:value-type="float">
            <text:p>8.160439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9873674" calcext:value-type="float">
            <text:p>9.873674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1210034" calcext:value-type="float">
            <text:p>1.210034E-05</text:p>
          </table:table-cell>
          <table:table-cell office:value-type="float" office:value="0.0000380365" calcext:value-type="float">
            <text:p>3.80365E-05</text:p>
          </table:table-cell>
          <table:table-cell office:value-type="float" office:value="0.00004234514" calcext:value-type="float">
            <text:p>4.234514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2868248" calcext:value-type="float">
            <text:p>2.868248E-05</text:p>
          </table:table-cell>
          <table:table-cell office:value-type="float" office:value="0.01098722" calcext:value-type="float">
            <text:p>0.01098722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2975" calcext:value-type="float">
            <text:p>0.01282975</text:p>
          </table:table-cell>
        </table:table-row>
        <table:table-row table:style-name="ro1">
          <table:table-cell office:value-type="float" office:value="0.9629336" calcext:value-type="float">
            <text:p>0.9629336</text:p>
          </table:table-cell>
          <table:table-cell office:value-type="float" office:value="0.01916302" calcext:value-type="float">
            <text:p>0.01916302</text:p>
          </table:table-cell>
          <table:table-cell office:value-type="float" office:value="0.9629336" calcext:value-type="float">
            <text:p>0.9629336</text:p>
          </table:table-cell>
          <table:table-cell office:value-type="float" office:value="0.00001869921" calcext:value-type="float">
            <text:p>1.869921E-05</text:p>
          </table:table-cell>
          <table:table-cell office:value-type="float" office:value="0.000009142881" calcext:value-type="float">
            <text:p>9.142881E-06</text:p>
          </table:table-cell>
          <table:table-cell office:value-type="float" office:value="0.0002583614" calcext:value-type="float">
            <text:p>0.0002583614</text:p>
          </table:table-cell>
          <table:table-cell office:value-type="float" office:value="0.0003840045" calcext:value-type="float">
            <text:p>0.0003840045</text:p>
          </table:table-cell>
          <table:table-cell office:value-type="float" office:value="0.00003808626" calcext:value-type="float">
            <text:p>3.808626E-05</text:p>
          </table:table-cell>
          <table:table-cell office:value-type="float" office:value="0.00002048861" calcext:value-type="float">
            <text:p>2.048861E-05</text:p>
          </table:table-cell>
          <table:table-cell office:value-type="float" office:value="0.0001712363" calcext:value-type="float">
            <text:p>0.0001712363</text:p>
          </table:table-cell>
          <table:table-cell office:value-type="float" office:value="0.0003821808" calcext:value-type="float">
            <text:p>0.0003821808</text:p>
          </table:table-cell>
          <table:table-cell office:value-type="float" office:value="0.00007409109" calcext:value-type="float">
            <text:p>7.409109E-05</text:p>
          </table:table-cell>
          <table:table-cell office:value-type="float" office:value="0.0001678793" calcext:value-type="float">
            <text:p>0.0001678793</text:p>
          </table:table-cell>
          <table:table-cell office:value-type="float" office:value="0.00008358918" calcext:value-type="float">
            <text:p>8.358918E-05</text:p>
          </table:table-cell>
          <table:table-cell office:value-type="float" office:value="0.00008114011" calcext:value-type="float">
            <text:p>8.114011E-05</text:p>
          </table:table-cell>
          <table:table-cell office:value-type="float" office:value="0.00006406882" calcext:value-type="float">
            <text:p>6.406882E-05</text:p>
          </table:table-cell>
          <table:table-cell office:value-type="float" office:value="0.00002481438" calcext:value-type="float">
            <text:p>2.481438E-05</text:p>
          </table:table-cell>
          <table:table-cell office:value-type="float" office:value="0.00000134358" calcext:value-type="float">
            <text:p>1.34358E-06</text:p>
          </table:table-cell>
          <table:table-cell office:value-type="float" office:value="0.000003100747" calcext:value-type="float">
            <text:p>3.100747E-06</text:p>
          </table:table-cell>
          <table:table-cell office:value-type="float" office:value="0.0001705575" calcext:value-type="float">
            <text:p>0.0001705575</text:p>
          </table:table-cell>
          <table:table-cell office:value-type="float" office:value="0.0001081462" calcext:value-type="float">
            <text:p>0.0001081462</text:p>
          </table:table-cell>
          <table:table-cell office:value-type="float" office:value="0.00000461659" calcext:value-type="float">
            <text:p>4.61659E-06</text:p>
          </table:table-cell>
          <table:table-cell office:value-type="float" office:value="0.00007710483" calcext:value-type="float">
            <text:p>7.710483E-05</text:p>
          </table:table-cell>
          <table:table-cell office:value-type="float" office:value="0.000001491523" calcext:value-type="float">
            <text:p>1.491523E-06</text:p>
          </table:table-cell>
          <table:table-cell office:value-type="float" office:value="0.00005713926" calcext:value-type="float">
            <text:p>5.713926E-05</text:p>
          </table:table-cell>
          <table:table-cell office:value-type="float" office:value="0.00001083846" calcext:value-type="float">
            <text:p>1.083846E-05</text:p>
          </table:table-cell>
          <table:table-cell office:value-type="float" office:value="0.00002112115" calcext:value-type="float">
            <text:p>2.112115E-05</text:p>
          </table:table-cell>
          <table:table-cell office:value-type="float" office:value="0.000005548542" calcext:value-type="float">
            <text:p>5.548542E-06</text:p>
          </table:table-cell>
          <table:table-cell office:value-type="float" office:value="0.00005211361" calcext:value-type="float">
            <text:p>5.211361E-05</text:p>
          </table:table-cell>
          <table:table-cell office:value-type="float" office:value="0.0004250783" calcext:value-type="float">
            <text:p>0.0004250783</text:p>
          </table:table-cell>
          <table:table-cell office:value-type="float" office:value="0.00001876682" calcext:value-type="float">
            <text:p>1.876682E-05</text:p>
          </table:table-cell>
          <table:table-cell office:value-type="float" office:value="0.0001417745" calcext:value-type="float">
            <text:p>0.0001417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1662" calcext:value-type="float">
            <text:p>0.01271662</text:p>
          </table:table-cell>
        </table:table-row>
        <table:table-row table:style-name="ro1">
          <table:table-cell office:value-type="float" office:value="0.02632631" calcext:value-type="float">
            <text:p>0.02632631</text:p>
          </table:table-cell>
          <table:table-cell office:value-type="float" office:value="0.838804" calcext:value-type="float">
            <text:p>0.838804</text:p>
          </table:table-cell>
          <table:table-cell office:value-type="float" office:value="0.02632631" calcext:value-type="float">
            <text:p>0.02632631</text:p>
          </table:table-cell>
          <table:table-cell office:value-type="float" office:value="0.00002430951" calcext:value-type="float">
            <text:p>2.430951E-05</text:p>
          </table:table-cell>
          <table:table-cell office:value-type="float" office:value="0.000004029844" calcext:value-type="float">
            <text:p>4.029844E-06</text:p>
          </table:table-cell>
          <table:table-cell office:value-type="float" office:value="0.00007480717" calcext:value-type="float">
            <text:p>7.480717E-05</text:p>
          </table:table-cell>
          <table:table-cell office:value-type="float" office:value="0.0002496329" calcext:value-type="float">
            <text:p>0.0002496329</text:p>
          </table:table-cell>
          <table:table-cell office:value-type="float" office:value="0.00005846924" calcext:value-type="float">
            <text:p>5.846924E-05</text:p>
          </table:table-cell>
          <table:table-cell office:value-type="float" office:value="0.00001873411" calcext:value-type="float">
            <text:p>1.873411E-05</text:p>
          </table:table-cell>
          <table:table-cell office:value-type="float" office:value="0.00017476" calcext:value-type="float">
            <text:p>0.00017476</text:p>
          </table:table-cell>
          <table:table-cell office:value-type="float" office:value="0.0002395917" calcext:value-type="float">
            <text:p>0.0002395917</text:p>
          </table:table-cell>
          <table:table-cell office:value-type="float" office:value="0.0000443799" calcext:value-type="float">
            <text:p>4.43799E-05</text:p>
          </table:table-cell>
          <table:table-cell office:value-type="float" office:value="0.0001024475" calcext:value-type="float">
            <text:p>0.0001024475</text:p>
          </table:table-cell>
          <table:table-cell office:value-type="float" office:value="0.00001531112" calcext:value-type="float">
            <text:p>1.531112E-05</text:p>
          </table:table-cell>
          <table:table-cell office:value-type="float" office:value="0.00008262806" calcext:value-type="float">
            <text:p>8.262806E-05</text:p>
          </table:table-cell>
          <table:table-cell office:value-type="float" office:value="0.00001418441" calcext:value-type="float">
            <text:p>1.418441E-05</text:p>
          </table:table-cell>
          <table:table-cell office:value-type="float" office:value="0.00001363938" calcext:value-type="float">
            <text:p>1.363938E-05</text:p>
          </table:table-cell>
          <table:table-cell office:value-type="float" office:value="0.0000006752825" calcext:value-type="float">
            <text:p>6.752825E-07</text:p>
          </table:table-cell>
          <table:table-cell office:value-type="float" office:value="0.000003855107" calcext:value-type="float">
            <text:p>3.855107E-06</text:p>
          </table:table-cell>
          <table:table-cell office:value-type="float" office:value="0.00007275155" calcext:value-type="float">
            <text:p>7.275155E-05</text:p>
          </table:table-cell>
          <table:table-cell office:value-type="float" office:value="0.000003813251" calcext:value-type="float">
            <text:p>3.813251E-06</text:p>
          </table:table-cell>
          <table:table-cell office:value-type="float" office:value="0.000003503648" calcext:value-type="float">
            <text:p>3.503648E-06</text:p>
          </table:table-cell>
          <table:table-cell office:value-type="float" office:value="0.00005484134" calcext:value-type="float">
            <text:p>5.484134E-05</text:p>
          </table:table-cell>
          <table:table-cell office:value-type="float" office:value="0.0000005947895" calcext:value-type="float">
            <text:p>5.947895E-07</text:p>
          </table:table-cell>
          <table:table-cell office:value-type="float" office:value="0.000001810344" calcext:value-type="float">
            <text:p>1.810344E-06</text:p>
          </table:table-cell>
          <table:table-cell office:value-type="float" office:value="0.000001329612" calcext:value-type="float">
            <text:p>1.329612E-06</text:p>
          </table:table-cell>
          <table:table-cell office:value-type="float" office:value="0.00005010423" calcext:value-type="float">
            <text:p>5.010423E-05</text:p>
          </table:table-cell>
          <table:table-cell office:value-type="float" office:value="0.00001261694" calcext:value-type="float">
            <text:p>1.261694E-05</text:p>
          </table:table-cell>
          <table:table-cell office:value-type="float" office:value="0.00004432523" calcext:value-type="float">
            <text:p>4.432523E-05</text:p>
          </table:table-cell>
          <table:table-cell office:value-type="float" office:value="0.001287649" calcext:value-type="float">
            <text:p>0.001287649</text:p>
          </table:table-cell>
          <table:table-cell office:value-type="float" office:value="0.000003646702" calcext:value-type="float">
            <text:p>3.646702E-06</text:p>
          </table:table-cell>
          <table:table-cell office:value-type="float" office:value="0.001051096" calcext:value-type="float">
            <text:p>0.001051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8819" calcext:value-type="float">
            <text:p>0.01248819</text:p>
          </table:table-cell>
        </table:table-row>
        <table:table-row table:style-name="ro1">
          <table:table-cell office:value-type="float" office:value="0.7384529" calcext:value-type="float">
            <text:p>0.7384529</text:p>
          </table:table-cell>
          <table:table-cell office:value-type="float" office:value="0.1409496" calcext:value-type="float">
            <text:p>0.1409496</text:p>
          </table:table-cell>
          <table:table-cell office:value-type="float" office:value="0.7384529" calcext:value-type="float">
            <text:p>0.7384529</text:p>
          </table:table-cell>
          <table:table-cell office:value-type="float" office:value="0.000001103345" calcext:value-type="float">
            <text:p>1.103345E-06</text:p>
          </table:table-cell>
          <table:table-cell office:value-type="float" office:value="0.000005450152" calcext:value-type="float">
            <text:p>5.450152E-06</text:p>
          </table:table-cell>
          <table:table-cell office:value-type="float" office:value="0.00006874977" calcext:value-type="float">
            <text:p>6.874977E-05</text:p>
          </table:table-cell>
          <table:table-cell office:value-type="float" office:value="0.0001964106" calcext:value-type="float">
            <text:p>0.0001964106</text:p>
          </table:table-cell>
          <table:table-cell office:value-type="float" office:value="0.0000146096" calcext:value-type="float">
            <text:p>1.46096E-05</text:p>
          </table:table-cell>
          <table:table-cell office:value-type="float" office:value="0.00001064845" calcext:value-type="float">
            <text:p>1.064845E-05</text:p>
          </table:table-cell>
          <table:table-cell office:value-type="float" office:value="0.0001680113" calcext:value-type="float">
            <text:p>0.0001680113</text:p>
          </table:table-cell>
          <table:table-cell office:value-type="float" office:value="0.0001245114" calcext:value-type="float">
            <text:p>0.0001245114</text:p>
          </table:table-cell>
          <table:table-cell office:value-type="float" office:value="0.00004255679" calcext:value-type="float">
            <text:p>4.255679E-05</text:p>
          </table:table-cell>
          <table:table-cell office:value-type="float" office:value="0.00009022142" calcext:value-type="float">
            <text:p>9.022142E-05</text:p>
          </table:table-cell>
          <table:table-cell office:value-type="float" office:value="0.00003858447" calcext:value-type="float">
            <text:p>3.858447E-05</text:p>
          </table:table-cell>
          <table:table-cell office:value-type="float" office:value="0.000001534933" calcext:value-type="float">
            <text:p>1.534933E-06</text:p>
          </table:table-cell>
          <table:table-cell office:value-type="float" office:value="0.0001146341" calcext:value-type="float">
            <text:p>0.0001146341</text:p>
          </table:table-cell>
          <table:table-cell office:value-type="float" office:value="0.000005879503" calcext:value-type="float">
            <text:p>5.879503E-06</text:p>
          </table:table-cell>
          <table:table-cell office:value-type="float" office:value="0.00000106556" calcext:value-type="float">
            <text:p>1.06556E-06</text:p>
          </table:table-cell>
          <table:table-cell office:value-type="float" office:value="0.00001275586" calcext:value-type="float">
            <text:p>1.275586E-05</text:p>
          </table:table-cell>
          <table:table-cell office:value-type="float" office:value="0.00006734312" calcext:value-type="float">
            <text:p>6.734312E-05</text:p>
          </table:table-cell>
          <table:table-cell office:value-type="float" office:value="0.00002570665" calcext:value-type="float">
            <text:p>2.570665E-05</text:p>
          </table:table-cell>
          <table:table-cell office:value-type="float" office:value="0.00001009093" calcext:value-type="float">
            <text:p>1.009093E-05</text:p>
          </table:table-cell>
          <table:table-cell office:value-type="float" office:value="0.00004661154" calcext:value-type="float">
            <text:p>4.661154E-05</text:p>
          </table:table-cell>
          <table:table-cell office:value-type="float" office:value="0.00001956156" calcext:value-type="float">
            <text:p>1.956156E-05</text:p>
          </table:table-cell>
          <table:table-cell office:value-type="float" office:value="0.000001804822" calcext:value-type="float">
            <text:p>1.804822E-06</text:p>
          </table:table-cell>
          <table:table-cell office:value-type="float" office:value="0.000003566806" calcext:value-type="float">
            <text:p>3.566806E-06</text:p>
          </table:table-cell>
          <table:table-cell office:value-type="float" office:value="0.00001718976" calcext:value-type="float">
            <text:p>1.718976E-05</text:p>
          </table:table-cell>
          <table:table-cell office:value-type="float" office:value="0.00003665807" calcext:value-type="float">
            <text:p>3.665807E-05</text:p>
          </table:table-cell>
          <table:table-cell office:value-type="float" office:value="0.000007791422" calcext:value-type="float">
            <text:p>7.791422E-06</text:p>
          </table:table-cell>
          <table:table-cell office:value-type="float" office:value="0.0004524268" calcext:value-type="float">
            <text:p>0.0004524268</text:p>
          </table:table-cell>
          <table:table-cell office:value-type="float" office:value="0.000001751052" calcext:value-type="float">
            <text:p>1.751052E-06</text:p>
          </table:table-cell>
          <table:table-cell office:value-type="float" office:value="0.000007993375" calcext:value-type="float">
            <text:p>7.99337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3989" calcext:value-type="float">
            <text:p>0.01243989</text:p>
          </table:table-cell>
        </table:table-row>
        <table:table-row table:style-name="ro1">
          <table:table-cell office:value-type="float" office:value="0.7804084" calcext:value-type="float">
            <text:p>0.7804084</text:p>
          </table:table-cell>
          <table:table-cell office:value-type="float" office:value="0.1170483" calcext:value-type="float">
            <text:p>0.1170483</text:p>
          </table:table-cell>
          <table:table-cell office:value-type="float" office:value="0.7804084" calcext:value-type="float">
            <text:p>0.7804084</text:p>
          </table:table-cell>
          <table:table-cell office:value-type="float" office:value="0.000002513144" calcext:value-type="float">
            <text:p>2.513144E-06</text:p>
          </table:table-cell>
          <table:table-cell office:value-type="float" office:value="0.00002818686" calcext:value-type="float">
            <text:p>2.818686E-05</text:p>
          </table:table-cell>
          <table:table-cell office:value-type="float" office:value="0.00002777174" calcext:value-type="float">
            <text:p>2.777174E-05</text:p>
          </table:table-cell>
          <table:table-cell office:value-type="float" office:value="0.0001227229" calcext:value-type="float">
            <text:p>0.0001227229</text:p>
          </table:table-cell>
          <table:table-cell office:value-type="float" office:value="0.00004179697" calcext:value-type="float">
            <text:p>0.000041797</text:p>
          </table:table-cell>
          <table:table-cell office:value-type="float" office:value="0.00001218377" calcext:value-type="float">
            <text:p>1.218377E-05</text:p>
          </table:table-cell>
          <table:table-cell office:value-type="float" office:value="0.0001720021" calcext:value-type="float">
            <text:p>0.0001720021</text:p>
          </table:table-cell>
          <table:table-cell office:value-type="float" office:value="0.0001618426" calcext:value-type="float">
            <text:p>0.0001618426</text:p>
          </table:table-cell>
          <table:table-cell office:value-type="float" office:value="0.0000509353" calcext:value-type="float">
            <text:p>5.09353E-05</text:p>
          </table:table-cell>
          <table:table-cell office:value-type="float" office:value="0.00003990589" calcext:value-type="float">
            <text:p>3.990589E-05</text:p>
          </table:table-cell>
          <table:table-cell office:value-type="float" office:value="0.0006370599" calcext:value-type="float">
            <text:p>0.0006370599</text:p>
          </table:table-cell>
          <table:table-cell office:value-type="float" office:value="0.00001874038" calcext:value-type="float">
            <text:p>1.874038E-05</text:p>
          </table:table-cell>
          <table:table-cell office:value-type="float" office:value="0.00009212594" calcext:value-type="float">
            <text:p>9.212594E-05</text:p>
          </table:table-cell>
          <table:table-cell office:value-type="float" office:value="0.000006839864" calcext:value-type="float">
            <text:p>6.839864E-06</text:p>
          </table:table-cell>
          <table:table-cell office:value-type="float" office:value="0.0000008155005" calcext:value-type="float">
            <text:p>8.155005E-07</text:p>
          </table:table-cell>
          <table:table-cell office:value-type="float" office:value="0.0000579292" calcext:value-type="float">
            <text:p>5.79292E-05</text:p>
          </table:table-cell>
          <table:table-cell office:value-type="float" office:value="0.000296699" calcext:value-type="float">
            <text:p>0.000296699</text:p>
          </table:table-cell>
          <table:table-cell office:value-type="float" office:value="0.00003941373" calcext:value-type="float">
            <text:p>3.941373E-05</text:p>
          </table:table-cell>
          <table:table-cell office:value-type="float" office:value="0.00001011167" calcext:value-type="float">
            <text:p>1.011167E-05</text:p>
          </table:table-cell>
          <table:table-cell office:value-type="float" office:value="0.0001066633" calcext:value-type="float">
            <text:p>0.0001066633</text:p>
          </table:table-cell>
          <table:table-cell office:value-type="float" office:value="0.000001022999" calcext:value-type="float">
            <text:p>0.000001023</text:p>
          </table:table-cell>
          <table:table-cell office:value-type="float" office:value="0.000004920499" calcext:value-type="float">
            <text:p>4.920499E-06</text:p>
          </table:table-cell>
          <table:table-cell office:value-type="float" office:value="0.000009512628" calcext:value-type="float">
            <text:p>9.512628E-06</text:p>
          </table:table-cell>
          <table:table-cell office:value-type="float" office:value="0.000034681" calcext:value-type="float">
            <text:p>0.000034681</text:p>
          </table:table-cell>
          <table:table-cell office:value-type="float" office:value="0.00004362451" calcext:value-type="float">
            <text:p>4.362451E-05</text:p>
          </table:table-cell>
          <table:table-cell office:value-type="float" office:value="0.00006243208" calcext:value-type="float">
            <text:p>6.243208E-05</text:p>
          </table:table-cell>
          <table:table-cell office:value-type="float" office:value="0.0004804191" calcext:value-type="float">
            <text:p>0.0004804191</text:p>
          </table:table-cell>
          <table:table-cell office:value-type="float" office:value="0.000000838981" calcext:value-type="float">
            <text:p>0.000000839</text:p>
          </table:table-cell>
          <table:table-cell office:value-type="float" office:value="0.0000654008" calcext:value-type="float">
            <text:p>6.540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2042" calcext:value-type="float">
            <text:p>0.01242042</text:p>
          </table:table-cell>
        </table:table-row>
        <table:table-row table:style-name="ro1">
          <table:table-cell office:value-type="float" office:value="0.08543487" calcext:value-type="float">
            <text:p>0.08543487</text:p>
          </table:table-cell>
          <table:table-cell office:value-type="float" office:value="0.7088908" calcext:value-type="float">
            <text:p>0.7088908</text:p>
          </table:table-cell>
          <table:table-cell office:value-type="float" office:value="0.08543487" calcext:value-type="float">
            <text:p>0.08543487</text:p>
          </table:table-cell>
          <table:table-cell office:value-type="float" office:value="0.000001569087" calcext:value-type="float">
            <text:p>1.569087E-06</text:p>
          </table:table-cell>
          <table:table-cell office:value-type="float" office:value="0.00005062596" calcext:value-type="float">
            <text:p>0.000050626</text:p>
          </table:table-cell>
          <table:table-cell office:value-type="float" office:value="0.0001361726" calcext:value-type="float">
            <text:p>0.0001361726</text:p>
          </table:table-cell>
          <table:table-cell office:value-type="float" office:value="0.00009303541" calcext:value-type="float">
            <text:p>9.303541E-05</text:p>
          </table:table-cell>
          <table:table-cell office:value-type="float" office:value="0.00004954704" calcext:value-type="float">
            <text:p>0.000049547</text:p>
          </table:table-cell>
          <table:table-cell office:value-type="float" office:value="0.00001048866" calcext:value-type="float">
            <text:p>1.048866E-05</text:p>
          </table:table-cell>
          <table:table-cell office:value-type="float" office:value="0.0002659462" calcext:value-type="float">
            <text:p>0.0002659462</text:p>
          </table:table-cell>
          <table:table-cell office:value-type="float" office:value="0.0001379906" calcext:value-type="float">
            <text:p>0.0001379906</text:p>
          </table:table-cell>
          <table:table-cell office:value-type="float" office:value="0.00002197855" calcext:value-type="float">
            <text:p>2.197855E-05</text:p>
          </table:table-cell>
          <table:table-cell office:value-type="float" office:value="0.00002405858" calcext:value-type="float">
            <text:p>2.405858E-05</text:p>
          </table:table-cell>
          <table:table-cell office:value-type="float" office:value="0.00003325137" calcext:value-type="float">
            <text:p>3.325137E-05</text:p>
          </table:table-cell>
          <table:table-cell office:value-type="float" office:value="0.0004110999" calcext:value-type="float">
            <text:p>0.0004110999</text:p>
          </table:table-cell>
          <table:table-cell office:value-type="float" office:value="0.0007679049" calcext:value-type="float">
            <text:p>0.0007679049</text:p>
          </table:table-cell>
          <table:table-cell office:value-type="float" office:value="0.00003339102" calcext:value-type="float">
            <text:p>0.000033391</text:p>
          </table:table-cell>
          <table:table-cell office:value-type="float" office:value="0.000008349248" calcext:value-type="float">
            <text:p>8.349248E-06</text:p>
          </table:table-cell>
          <table:table-cell office:value-type="float" office:value="0.000007403596" calcext:value-type="float">
            <text:p>7.403596E-06</text:p>
          </table:table-cell>
          <table:table-cell office:value-type="float" office:value="0.0005551306" calcext:value-type="float">
            <text:p>0.0005551306</text:p>
          </table:table-cell>
          <table:table-cell office:value-type="float" office:value="0.00007212978" calcext:value-type="float">
            <text:p>7.212978E-05</text:p>
          </table:table-cell>
          <table:table-cell office:value-type="float" office:value="0.00001532761" calcext:value-type="float">
            <text:p>1.532761E-05</text:p>
          </table:table-cell>
          <table:table-cell office:value-type="float" office:value="0.0001341011" calcext:value-type="float">
            <text:p>0.0001341011</text:p>
          </table:table-cell>
          <table:table-cell office:value-type="float" office:value="0.00001613486" calcext:value-type="float">
            <text:p>1.613486E-05</text:p>
          </table:table-cell>
          <table:table-cell office:value-type="float" office:value="0.00003189485" calcext:value-type="float">
            <text:p>3.189485E-05</text:p>
          </table:table-cell>
          <table:table-cell office:value-type="float" office:value="0.000006974376" calcext:value-type="float">
            <text:p>6.974376E-06</text:p>
          </table:table-cell>
          <table:table-cell office:value-type="float" office:value="0.00006031409" calcext:value-type="float">
            <text:p>6.031409E-05</text:p>
          </table:table-cell>
          <table:table-cell office:value-type="float" office:value="0.00006423392" calcext:value-type="float">
            <text:p>6.423392E-05</text:p>
          </table:table-cell>
          <table:table-cell office:value-type="float" office:value="0.00003706014" calcext:value-type="float">
            <text:p>3.706014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2464" calcext:value-type="float">
            <text:p>8.402464E-06</text:p>
          </table:table-cell>
          <table:table-cell office:value-type="float" office:value="0.0003982479" calcext:value-type="float">
            <text:p>0.0003982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0499" calcext:value-type="float">
            <text:p>0.01230499</text:p>
          </table:table-cell>
        </table:table-row>
        <table:table-row table:style-name="ro1">
          <table:table-cell office:value-type="float" office:value="0.05723339" calcext:value-type="float">
            <text:p>0.05723339</text:p>
          </table:table-cell>
          <table:table-cell office:value-type="float" office:value="0.7610643" calcext:value-type="float">
            <text:p>0.7610643</text:p>
          </table:table-cell>
          <table:table-cell office:value-type="float" office:value="0.05723339" calcext:value-type="float">
            <text:p>0.05723339</text:p>
          </table:table-cell>
          <table:table-cell office:value-type="float" office:value="0.000004827157" calcext:value-type="float">
            <text:p>4.827157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1720156" calcext:value-type="float">
            <text:p>1.720156E-06</text:p>
          </table:table-cell>
          <table:table-cell office:value-type="float" office:value="0.00004054642" calcext:value-type="float">
            <text:p>4.054642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45685" calcext:value-type="float">
            <text:p>0.0001945685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798756" calcext:value-type="float">
            <text:p>6.798756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3385914" calcext:value-type="float">
            <text:p>3.385914E-05</text:p>
          </table:table-cell>
          <table:table-cell office:value-type="float" office:value="0.0000143881" calcext:value-type="float">
            <text:p>1.43881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1928457" calcext:value-type="float">
            <text:p>1.928457E-05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091406" calcext:value-type="float">
            <text:p>5.091406E-06</text:p>
          </table:table-cell>
          <table:table-cell office:value-type="float" office:value="0.000004727472" calcext:value-type="float">
            <text:p>4.727472E-06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736357" calcext:value-type="float">
            <text:p>1.736357E-05</text:p>
          </table:table-cell>
          <table:table-cell office:value-type="float" office:value="0.000006175815" calcext:value-type="float">
            <text:p>6.175815E-06</text:p>
          </table:table-cell>
          <table:table-cell office:value-type="float" office:value="0.00001651649" calcext:value-type="float">
            <text:p>1.651649E-05</text:p>
          </table:table-cell>
          <table:table-cell office:value-type="float" office:value="0.00000330904" calcext:value-type="float">
            <text:p>0.000003309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6694593" calcext:value-type="float">
            <text:p>6.694593E-06</text:p>
          </table:table-cell>
          <table:table-cell office:value-type="float" office:value="0.0001332195" calcext:value-type="float">
            <text:p>0.0001332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6701" calcext:value-type="float">
            <text:p>0.01216701</text:p>
          </table:table-cell>
        </table:table-row>
        <table:table-row table:style-name="ro1">
          <table:table-cell office:value-type="float" office:value="0.3178924" calcext:value-type="float">
            <text:p>0.3178924</text:p>
          </table:table-cell>
          <table:table-cell office:value-type="float" office:value="0.4367066" calcext:value-type="float">
            <text:p>0.4367066</text:p>
          </table:table-cell>
          <table:table-cell office:value-type="float" office:value="0.3178924" calcext:value-type="float">
            <text:p>0.3178924</text:p>
          </table:table-cell>
          <table:table-cell office:value-type="float" office:value="0.0000009476236" calcext:value-type="float">
            <text:p>9.476236E-07</text:p>
          </table:table-cell>
          <table:table-cell office:value-type="float" office:value="0.00003203693" calcext:value-type="float">
            <text:p>3.203693E-05</text:p>
          </table:table-cell>
          <table:table-cell office:value-type="float" office:value="0.00006734288" calcext:value-type="float">
            <text:p>6.734288E-05</text:p>
          </table:table-cell>
          <table:table-cell office:value-type="float" office:value="0.0001392372" calcext:value-type="float">
            <text:p>0.0001392372</text:p>
          </table:table-cell>
          <table:table-cell office:value-type="float" office:value="0.00001482382" calcext:value-type="float">
            <text:p>1.482382E-05</text:p>
          </table:table-cell>
          <table:table-cell office:value-type="float" office:value="0.000009445903" calcext:value-type="float">
            <text:p>9.445903E-06</text:p>
          </table:table-cell>
          <table:table-cell office:value-type="float" office:value="0.0001474851" calcext:value-type="float">
            <text:p>0.0001474851</text:p>
          </table:table-cell>
          <table:table-cell office:value-type="float" office:value="0.00007163095" calcext:value-type="float">
            <text:p>0.000071631</text:p>
          </table:table-cell>
          <table:table-cell office:value-type="float" office:value="0.000005296233" calcext:value-type="float">
            <text:p>5.296233E-06</text:p>
          </table:table-cell>
          <table:table-cell office:value-type="float" office:value="0.0003614997" calcext:value-type="float">
            <text:p>0.0003614997</text:p>
          </table:table-cell>
          <table:table-cell office:value-type="float" office:value="0.00006338714" calcext:value-type="float">
            <text:p>6.338714E-05</text:p>
          </table:table-cell>
          <table:table-cell office:value-type="float" office:value="0.0000175525" calcext:value-type="float">
            <text:p>1.75525E-05</text:p>
          </table:table-cell>
          <table:table-cell office:value-type="float" office:value="0.00008057926" calcext:value-type="float">
            <text:p>8.057926E-05</text:p>
          </table:table-cell>
          <table:table-cell office:value-type="float" office:value="0.00001141767" calcext:value-type="float">
            <text:p>1.141767E-05</text:p>
          </table:table-cell>
          <table:table-cell office:value-type="float" office:value="0.000008313821" calcext:value-type="float">
            <text:p>8.313821E-06</text:p>
          </table:table-cell>
          <table:table-cell office:value-type="float" office:value="0.00000947353" calcext:value-type="float">
            <text:p>9.47353E-06</text:p>
          </table:table-cell>
          <table:table-cell office:value-type="float" office:value="0.0004329245" calcext:value-type="float">
            <text:p>0.0004329245</text:p>
          </table:table-cell>
          <table:table-cell office:value-type="float" office:value="0.0000372806" calcext:value-type="float">
            <text:p>3.72806E-05</text:p>
          </table:table-cell>
          <table:table-cell office:value-type="float" office:value="0.0000140834" calcext:value-type="float">
            <text:p>1.40834E-05</text:p>
          </table:table-cell>
          <table:table-cell office:value-type="float" office:value="0.00000178375" calcext:value-type="float">
            <text:p>1.78375E-06</text:p>
          </table:table-cell>
          <table:table-cell office:value-type="float" office:value="0.000003971113" calcext:value-type="float">
            <text:p>3.971113E-06</text:p>
          </table:table-cell>
          <table:table-cell office:value-type="float" office:value="0.0000004531469" calcext:value-type="float">
            <text:p>4.531469E-07</text:p>
          </table:table-cell>
          <table:table-cell office:value-type="float" office:value="0.000006621336" calcext:value-type="float">
            <text:p>6.621336E-06</text:p>
          </table:table-cell>
          <table:table-cell office:value-type="float" office:value="0.00005477978" calcext:value-type="float">
            <text:p>5.477978E-05</text:p>
          </table:table-cell>
          <table:table-cell office:value-type="float" office:value="0.0000410961" calcext:value-type="float">
            <text:p>4.10961E-05</text:p>
          </table:table-cell>
          <table:table-cell office:value-type="float" office:value="0.0000000641184" calcext:value-type="float">
            <text:p>6.41184E-08</text:p>
          </table:table-cell>
          <table:table-cell office:value-type="float" office:value="0.0006314621" calcext:value-type="float">
            <text:p>0.0006314621</text:p>
          </table:table-cell>
          <table:table-cell office:value-type="float" office:value="0.00001548671" calcext:value-type="float">
            <text:p>1.548671E-05</text:p>
          </table:table-cell>
          <table:table-cell office:value-type="float" office:value="0.00008029035" calcext:value-type="float">
            <text:p>8.02903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1968" calcext:value-type="float">
            <text:p>0.01211968</text:p>
          </table:table-cell>
        </table:table-row>
        <table:table-row table:style-name="ro1">
          <table:table-cell office:value-type="float" office:value="0.003425606" calcext:value-type="float">
            <text:p>0.003425606</text:p>
          </table:table-cell>
          <table:table-cell office:value-type="float" office:value="0.9429049" calcext:value-type="float">
            <text:p>0.9429049</text:p>
          </table:table-cell>
          <table:table-cell office:value-type="float" office:value="0.003425606" calcext:value-type="float">
            <text:p>0.003425606</text:p>
          </table:table-cell>
          <table:table-cell office:value-type="float" office:value="0.000006734906" calcext:value-type="float">
            <text:p>6.734906E-06</text:p>
          </table:table-cell>
          <table:table-cell office:value-type="float" office:value="0.000002556741" calcext:value-type="float">
            <text:p>2.556741E-06</text:p>
          </table:table-cell>
          <table:table-cell office:value-type="float" office:value="0.00004373755" calcext:value-type="float">
            <text:p>4.373755E-05</text:p>
          </table:table-cell>
          <table:table-cell office:value-type="float" office:value="0.00009325343" calcext:value-type="float">
            <text:p>9.325343E-05</text:p>
          </table:table-cell>
          <table:table-cell office:value-type="float" office:value="0.00003670925" calcext:value-type="float">
            <text:p>3.670925E-05</text:p>
          </table:table-cell>
          <table:table-cell office:value-type="float" office:value="0.000009668486" calcext:value-type="float">
            <text:p>9.668486E-06</text:p>
          </table:table-cell>
          <table:table-cell office:value-type="float" office:value="0.0002934445" calcext:value-type="float">
            <text:p>0.0002934445</text:p>
          </table:table-cell>
          <table:table-cell office:value-type="float" office:value="0.0001819041" calcext:value-type="float">
            <text:p>0.0001819041</text:p>
          </table:table-cell>
          <table:table-cell office:value-type="float" office:value="0.00002014259" calcext:value-type="float">
            <text:p>2.014259E-05</text:p>
          </table:table-cell>
          <table:table-cell office:value-type="float" office:value="0.00002962924" calcext:value-type="float">
            <text:p>2.962924E-05</text:p>
          </table:table-cell>
          <table:table-cell office:value-type="float" office:value="0.00001883447" calcext:value-type="float">
            <text:p>1.883447E-05</text:p>
          </table:table-cell>
          <table:table-cell office:value-type="float" office:value="0.000006600052" calcext:value-type="float">
            <text:p>6.600052E-06</text:p>
          </table:table-cell>
          <table:table-cell office:value-type="float" office:value="0.000101063" calcext:value-type="float">
            <text:p>0.000101063</text:p>
          </table:table-cell>
          <table:table-cell office:value-type="float" office:value="0.000001584236" calcext:value-type="float">
            <text:p>1.584236E-06</text:p>
          </table:table-cell>
          <table:table-cell office:value-type="float" office:value="0.000001919397" calcext:value-type="float">
            <text:p>1.919397E-06</text:p>
          </table:table-cell>
          <table:table-cell office:value-type="float" office:value="0.00001605811" calcext:value-type="float">
            <text:p>1.605811E-05</text:p>
          </table:table-cell>
          <table:table-cell office:value-type="float" office:value="0.001415745" calcext:value-type="float">
            <text:p>0.001415745</text:p>
          </table:table-cell>
          <table:table-cell office:value-type="float" office:value="0.0001196094" calcext:value-type="float">
            <text:p>0.0001196094</text:p>
          </table:table-cell>
          <table:table-cell office:value-type="float" office:value="0.00001358632" calcext:value-type="float">
            <text:p>1.358632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01795604" calcext:value-type="float">
            <text:p>0.000017956</text:p>
          </table:table-cell>
          <table:table-cell office:value-type="float" office:value="0.0003936221" calcext:value-type="float">
            <text:p>0.0003936221</text:p>
          </table:table-cell>
          <table:table-cell office:value-type="float" office:value="0.00001182234" calcext:value-type="float">
            <text:p>1.182234E-05</text:p>
          </table:table-cell>
          <table:table-cell office:value-type="float" office:value="0.00004220087" calcext:value-type="float">
            <text:p>4.220087E-05</text:p>
          </table:table-cell>
          <table:table-cell office:value-type="float" office:value="0.00003835255" calcext:value-type="float">
            <text:p>3.835255E-05</text:p>
          </table:table-cell>
          <table:table-cell office:value-type="float" office:value="0.0000343709" calcext:value-type="float">
            <text:p>3.43709E-05</text:p>
          </table:table-cell>
          <table:table-cell office:value-type="float" office:value="0.001168753" calcext:value-type="float">
            <text:p>0.001168753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664121" calcext:value-type="float">
            <text:p>0.0005664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0701" calcext:value-type="float">
            <text:p>0.01210701</text:p>
          </table:table-cell>
        </table:table-row>
        <table:table-row table:style-name="ro1">
          <table:table-cell office:value-type="float" office:value="0.09301901" calcext:value-type="float">
            <text:p>0.09301901</text:p>
          </table:table-cell>
          <table:table-cell office:value-type="float" office:value="0.6963983" calcext:value-type="float">
            <text:p>0.6963983</text:p>
          </table:table-cell>
          <table:table-cell office:value-type="float" office:value="0.09301901" calcext:value-type="float">
            <text:p>0.09301901</text:p>
          </table:table-cell>
          <table:table-cell office:value-type="float" office:value="0.000006456341" calcext:value-type="float">
            <text:p>6.456341E-06</text:p>
          </table:table-cell>
          <table:table-cell office:value-type="float" office:value="0.000002556741" calcext:value-type="float">
            <text:p>2.556741E-06</text:p>
          </table:table-cell>
          <table:table-cell office:value-type="float" office:value="0.0002291923" calcext:value-type="float">
            <text:p>0.0002291923</text:p>
          </table:table-cell>
          <table:table-cell office:value-type="float" office:value="0.00009325343" calcext:value-type="float">
            <text:p>9.325343E-05</text:p>
          </table:table-cell>
          <table:table-cell office:value-type="float" office:value="0.00005304632" calcext:value-type="float">
            <text:p>5.304632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3868782" calcext:value-type="float">
            <text:p>0.0003868782</text:p>
          </table:table-cell>
          <table:table-cell office:value-type="float" office:value="0.0002265512" calcext:value-type="float">
            <text:p>0.0002265512</text:p>
          </table:table-cell>
          <table:table-cell office:value-type="float" office:value="0.00002011169" calcext:value-type="float">
            <text:p>2.011169E-05</text:p>
          </table:table-cell>
          <table:table-cell office:value-type="float" office:value="0.00002962924" calcext:value-type="float">
            <text:p>2.962924E-05</text:p>
          </table:table-cell>
          <table:table-cell office:value-type="float" office:value="0.00004639237" calcext:value-type="float">
            <text:p>4.639237E-05</text:p>
          </table:table-cell>
          <table:table-cell office:value-type="float" office:value="0.00006405092" calcext:value-type="float">
            <text:p>6.405092E-05</text:p>
          </table:table-cell>
          <table:table-cell office:value-type="float" office:value="0.0001014518" calcext:value-type="float">
            <text:p>0.0001014518</text:p>
          </table:table-cell>
          <table:table-cell office:value-type="float" office:value="0.000004085036" calcext:value-type="float">
            <text:p>0.000004085</text:p>
          </table:table-cell>
          <table:table-cell office:value-type="float" office:value="0.00001933159" calcext:value-type="float">
            <text:p>1.933159E-05</text:p>
          </table:table-cell>
          <table:table-cell office:value-type="float" office:value="0.00004036057" calcext:value-type="float">
            <text:p>4.036057E-05</text:p>
          </table:table-cell>
          <table:table-cell office:value-type="float" office:value="0.001415745" calcext:value-type="float">
            <text:p>0.001415745</text:p>
          </table:table-cell>
          <table:table-cell office:value-type="float" office:value="0.0001124881" calcext:value-type="float">
            <text:p>0.0001124881</text:p>
          </table:table-cell>
          <table:table-cell office:value-type="float" office:value="0.00001574821" calcext:value-type="float">
            <text:p>1.574821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01795604" calcext:value-type="float">
            <text:p>0.000017956</text:p>
          </table:table-cell>
          <table:table-cell office:value-type="float" office:value="0.0003936221" calcext:value-type="float">
            <text:p>0.0003936221</text:p>
          </table:table-cell>
          <table:table-cell office:value-type="float" office:value="0.00001182234" calcext:value-type="float">
            <text:p>1.182234E-05</text:p>
          </table:table-cell>
          <table:table-cell office:value-type="float" office:value="0.00006940382" calcext:value-type="float">
            <text:p>6.940382E-05</text:p>
          </table:table-cell>
          <table:table-cell office:value-type="float" office:value="0.00006545338" calcext:value-type="float">
            <text:p>6.545338E-05</text:p>
          </table:table-cell>
          <table:table-cell office:value-type="float" office:value="0.00003695857" calcext:value-type="float">
            <text:p>3.695857E-05</text:p>
          </table:table-cell>
          <table:table-cell office:value-type="float" office:value="0.001168753" calcext:value-type="float">
            <text:p>0.001168753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664121" calcext:value-type="float">
            <text:p>0.0005664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7651" calcext:value-type="float">
            <text:p>0.01207651</text:p>
          </table:table-cell>
        </table:table-row>
        <table:table-row table:style-name="ro1">
          <table:table-cell office:value-type="float" office:value="0.9256991" calcext:value-type="float">
            <text:p>0.9256991</text:p>
          </table:table-cell>
          <table:table-cell office:value-type="float" office:value="0.03845655" calcext:value-type="float">
            <text:p>0.03845655</text:p>
          </table:table-cell>
          <table:table-cell office:value-type="float" office:value="0.9256991" calcext:value-type="float">
            <text:p>0.9256991</text:p>
          </table:table-cell>
          <table:table-cell office:value-type="float" office:value="0.00001653444" calcext:value-type="float">
            <text:p>1.653444E-05</text:p>
          </table:table-cell>
          <table:table-cell office:value-type="float" office:value="0.00002564984" calcext:value-type="float">
            <text:p>2.564984E-05</text:p>
          </table:table-cell>
          <table:table-cell office:value-type="float" office:value="0.000255205" calcext:value-type="float">
            <text:p>0.000255205</text:p>
          </table:table-cell>
          <table:table-cell office:value-type="float" office:value="0.0003230261" calcext:value-type="float">
            <text:p>0.0003230261</text:p>
          </table:table-cell>
          <table:table-cell office:value-type="float" office:value="0.0001545663" calcext:value-type="float">
            <text:p>0.0001545663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2131283" calcext:value-type="float">
            <text:p>0.0002131283</text:p>
          </table:table-cell>
          <table:table-cell office:value-type="float" office:value="0.00007243097" calcext:value-type="float">
            <text:p>0.000072431</text:p>
          </table:table-cell>
          <table:table-cell office:value-type="float" office:value="0.00006327517" calcext:value-type="float">
            <text:p>6.327517E-05</text:p>
          </table:table-cell>
          <table:table-cell office:value-type="float" office:value="0.00009750876" calcext:value-type="float">
            <text:p>9.750876E-05</text:p>
          </table:table-cell>
          <table:table-cell office:value-type="float" office:value="0.0002703468" calcext:value-type="float">
            <text:p>0.0002703468</text:p>
          </table:table-cell>
          <table:table-cell office:value-type="float" office:value="0.00000729133" calcext:value-type="float">
            <text:p>7.29133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2291811" calcext:value-type="float">
            <text:p>0.0002291811</text:p>
          </table:table-cell>
          <table:table-cell office:value-type="float" office:value="0.000003408243" calcext:value-type="float">
            <text:p>3.408243E-06</text:p>
          </table:table-cell>
          <table:table-cell office:value-type="float" office:value="0.00001109615" calcext:value-type="float">
            <text:p>1.109615E-05</text:p>
          </table:table-cell>
          <table:table-cell office:value-type="float" office:value="0.0008075281" calcext:value-type="float">
            <text:p>0.0008075281</text:p>
          </table:table-cell>
          <table:table-cell office:value-type="float" office:value="0.00003959789" calcext:value-type="float">
            <text:p>3.959789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2868242" calcext:value-type="float">
            <text:p>2.868242E-05</text:p>
          </table:table-cell>
          <table:table-cell office:value-type="float" office:value="0.00009478896" calcext:value-type="float">
            <text:p>0.000094789</text:p>
          </table:table-cell>
          <table:table-cell office:value-type="float" office:value="0.000009711042" calcext:value-type="float">
            <text:p>0.000009711</text:p>
          </table:table-cell>
          <table:table-cell office:value-type="float" office:value="0.00003927727" calcext:value-type="float">
            <text:p>3.927727E-05</text:p>
          </table:table-cell>
          <table:table-cell office:value-type="float" office:value="0.00003997022" calcext:value-type="float">
            <text:p>3.997022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4044494" calcext:value-type="float">
            <text:p>4.044494E-05</text:p>
          </table:table-cell>
          <table:table-cell office:value-type="float" office:value="0.0006064758" calcext:value-type="float">
            <text:p>0.0006064758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629887" calcext:value-type="float">
            <text:p>8.62988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1576" calcext:value-type="float">
            <text:p>0.01201576</text:p>
          </table:table-cell>
        </table:table-row>
        <table:table-row table:style-name="ro1">
          <table:table-cell office:value-type="float" office:value="0.9290344" calcext:value-type="float">
            <text:p>0.9290344</text:p>
          </table:table-cell>
          <table:table-cell office:value-type="float" office:value="0.03728664" calcext:value-type="float">
            <text:p>0.03728664</text:p>
          </table:table-cell>
          <table:table-cell office:value-type="float" office:value="0.9290344" calcext:value-type="float">
            <text:p>0.9290344</text:p>
          </table:table-cell>
          <table:table-cell office:value-type="float" office:value="0.0000307697" calcext:value-type="float">
            <text:p>3.07697E-05</text:p>
          </table:table-cell>
          <table:table-cell office:value-type="float" office:value="0.00001745994" calcext:value-type="float">
            <text:p>1.745994E-05</text:p>
          </table:table-cell>
          <table:table-cell office:value-type="float" office:value="0.0002299352" calcext:value-type="float">
            <text:p>0.0002299352</text:p>
          </table:table-cell>
          <table:table-cell office:value-type="float" office:value="0.001016145" calcext:value-type="float">
            <text:p>0.001016145</text:p>
          </table:table-cell>
          <table:table-cell office:value-type="float" office:value="0.00008269691" calcext:value-type="float">
            <text:p>8.269691E-05</text:p>
          </table:table-cell>
          <table:table-cell office:value-type="float" office:value="0.0000006090221" calcext:value-type="float">
            <text:p>0.000000609</text:p>
          </table:table-cell>
          <table:table-cell office:value-type="float" office:value="0.0002085718" calcext:value-type="float">
            <text:p>0.0002085718</text:p>
          </table:table-cell>
          <table:table-cell office:value-type="float" office:value="0.0002798016" calcext:value-type="float">
            <text:p>0.0002798016</text:p>
          </table:table-cell>
          <table:table-cell office:value-type="float" office:value="0.00007085401" calcext:value-type="float">
            <text:p>0.000070854</text:p>
          </table:table-cell>
          <table:table-cell office:value-type="float" office:value="0.0001050208" calcext:value-type="float">
            <text:p>0.0001050208</text:p>
          </table:table-cell>
          <table:table-cell office:value-type="float" office:value="0.00008657313" calcext:value-type="float">
            <text:p>8.657313E-05</text:p>
          </table:table-cell>
          <table:table-cell office:value-type="float" office:value="0.00008281917" calcext:value-type="float">
            <text:p>8.281917E-05</text:p>
          </table:table-cell>
          <table:table-cell office:value-type="float" office:value="0.0006395473" calcext:value-type="float">
            <text:p>0.0006395473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1449714" calcext:value-type="float">
            <text:p>1.449714E-05</text:p>
          </table:table-cell>
          <table:table-cell office:value-type="float" office:value="0.00006078181" calcext:value-type="float">
            <text:p>6.078181E-05</text:p>
          </table:table-cell>
          <table:table-cell office:value-type="float" office:value="0.00169113" calcext:value-type="float">
            <text:p>0.00169113</text:p>
          </table:table-cell>
          <table:table-cell office:value-type="float" office:value="0.00003139849" calcext:value-type="float">
            <text:p>3.139849E-05</text:p>
          </table:table-cell>
          <table:table-cell office:value-type="float" office:value="0.00001472821" calcext:value-type="float">
            <text:p>1.472821E-05</text:p>
          </table:table-cell>
          <table:table-cell office:value-type="float" office:value="0.00006315851" calcext:value-type="float">
            <text:p>6.315851E-05</text:p>
          </table:table-cell>
          <table:table-cell office:value-type="float" office:value="0.00000174771" calcext:value-type="float">
            <text:p>1.74771E-06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4688208" calcext:value-type="float">
            <text:p>4.688208E-05</text:p>
          </table:table-cell>
          <table:table-cell office:value-type="float" office:value="0.0003188072" calcext:value-type="float">
            <text:p>0.0003188072</text:p>
          </table:table-cell>
          <table:table-cell office:value-type="float" office:value="0.00009726663" calcext:value-type="float">
            <text:p>9.726663E-05</text:p>
          </table:table-cell>
          <table:table-cell office:value-type="float" office:value="0.00006560505" calcext:value-type="float">
            <text:p>6.560505E-05</text:p>
          </table:table-cell>
          <table:table-cell office:value-type="float" office:value="0.0009167538" calcext:value-type="float">
            <text:p>0.0009167538</text:p>
          </table:table-cell>
          <table:table-cell office:value-type="float" office:value="0.000004491033" calcext:value-type="float">
            <text:p>0.000004491</text:p>
          </table:table-cell>
          <table:table-cell office:value-type="float" office:value="0.0009314653" calcext:value-type="float">
            <text:p>0.0009314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7589" calcext:value-type="float">
            <text:p>0.01187589</text:p>
          </table:table-cell>
        </table:table-row>
        <table:table-row table:style-name="ro1">
          <table:table-cell office:value-type="float" office:value="0.5436437" calcext:value-type="float">
            <text:p>0.5436437</text:p>
          </table:table-cell>
          <table:table-cell office:value-type="float" office:value="0.2636496" calcext:value-type="float">
            <text:p>0.2636496</text:p>
          </table:table-cell>
          <table:table-cell office:value-type="float" office:value="0.5436437" calcext:value-type="float">
            <text:p>0.5436437</text:p>
          </table:table-cell>
          <table:table-cell office:value-type="float" office:value="0.000004747483" calcext:value-type="float">
            <text:p>4.747483E-06</text:p>
          </table:table-cell>
          <table:table-cell office:value-type="float" office:value="0.000009587165" calcext:value-type="float">
            <text:p>9.587165E-06</text:p>
          </table:table-cell>
          <table:table-cell office:value-type="float" office:value="0.00005286787" calcext:value-type="float">
            <text:p>5.286787E-05</text:p>
          </table:table-cell>
          <table:table-cell office:value-type="float" office:value="0.0002432022" calcext:value-type="float">
            <text:p>0.0002432022</text:p>
          </table:table-cell>
          <table:table-cell office:value-type="float" office:value="0.00005702248" calcext:value-type="float">
            <text:p>5.702248E-05</text:p>
          </table:table-cell>
          <table:table-cell office:value-type="float" office:value="0.00003515608" calcext:value-type="float">
            <text:p>3.515608E-05</text:p>
          </table:table-cell>
          <table:table-cell office:value-type="float" office:value="0.0003124384" calcext:value-type="float">
            <text:p>0.0003124384</text:p>
          </table:table-cell>
          <table:table-cell office:value-type="float" office:value="0.00005850007" calcext:value-type="float">
            <text:p>5.850007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57671" calcext:value-type="float">
            <text:p>9.957671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1272076" calcext:value-type="float">
            <text:p>1.272076E-06</text:p>
          </table:table-cell>
          <table:table-cell office:value-type="float" office:value="0.0005194685" calcext:value-type="float">
            <text:p>0.0005194685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2539588" calcext:value-type="float">
            <text:p>2.539588E-05</text:p>
          </table:table-cell>
          <table:table-cell office:value-type="float" office:value="0.000701357" calcext:value-type="float">
            <text:p>0.000701357</text:p>
          </table:table-cell>
          <table:table-cell office:value-type="float" office:value="0.00008751033" calcext:value-type="float">
            <text:p>8.751033E-05</text:p>
          </table:table-cell>
          <table:table-cell office:value-type="float" office:value="0.00001699519" calcext:value-type="float">
            <text:p>1.699519E-05</text:p>
          </table:table-cell>
          <table:table-cell office:value-type="float" office:value="0.0000260827" calcext:value-type="float">
            <text:p>2.60827E-05</text:p>
          </table:table-cell>
          <table:table-cell office:value-type="float" office:value="0.00008627969" calcext:value-type="float">
            <text:p>8.627969E-05</text:p>
          </table:table-cell>
          <table:table-cell office:value-type="float" office:value="0.00008849816" calcext:value-type="float">
            <text:p>8.849816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3859528" calcext:value-type="float">
            <text:p>3.859528E-05</text:p>
          </table:table-cell>
          <table:table-cell office:value-type="float" office:value="0.00005026409" calcext:value-type="float">
            <text:p>5.026409E-05</text:p>
          </table:table-cell>
          <table:table-cell office:value-type="float" office:value="0.000008921857" calcext:value-type="float">
            <text:p>8.921857E-06</text:p>
          </table:table-cell>
          <table:table-cell office:value-type="float" office:value="0.001233554" calcext:value-type="float">
            <text:p>0.001233554</text:p>
          </table:table-cell>
          <table:table-cell office:value-type="float" office:value="0.00000925933" calcext:value-type="float">
            <text:p>9.25933E-0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743" calcext:value-type="float">
            <text:p>0.01177743</text:p>
          </table:table-cell>
        </table:table-row>
        <table:table-row table:style-name="ro1">
          <table:table-cell office:value-type="float" office:value="0.8004631" calcext:value-type="float">
            <text:p>0.8004631</text:p>
          </table:table-cell>
          <table:table-cell office:value-type="float" office:value="0.1057346" calcext:value-type="float">
            <text:p>0.1057346</text:p>
          </table:table-cell>
          <table:table-cell office:value-type="float" office:value="0.8004631" calcext:value-type="float">
            <text:p>0.8004631</text:p>
          </table:table-cell>
          <table:table-cell office:value-type="float" office:value="0.0000003124" calcext:value-type="float">
            <text:p>3.124E-07</text:p>
          </table:table-cell>
          <table:table-cell office:value-type="float" office:value="0.00002753443" calcext:value-type="float">
            <text:p>2.753443E-05</text:p>
          </table:table-cell>
          <table:table-cell office:value-type="float" office:value="0.00001637576" calcext:value-type="float">
            <text:p>1.637576E-05</text:p>
          </table:table-cell>
          <table:table-cell office:value-type="float" office:value="0.0001900958" calcext:value-type="float">
            <text:p>0.0001900958</text:p>
          </table:table-cell>
          <table:table-cell office:value-type="float" office:value="0.00004159037" calcext:value-type="float">
            <text:p>4.159037E-05</text:p>
          </table:table-cell>
          <table:table-cell office:value-type="float" office:value="0.00004847206" calcext:value-type="float">
            <text:p>4.847206E-05</text:p>
          </table:table-cell>
          <table:table-cell office:value-type="float" office:value="0.0001532542" calcext:value-type="float">
            <text:p>0.0001532542</text:p>
          </table:table-cell>
          <table:table-cell office:value-type="float" office:value="0.0007032175" calcext:value-type="float">
            <text:p>0.0007032175</text:p>
          </table:table-cell>
          <table:table-cell office:value-type="float" office:value="0.00005092344" calcext:value-type="float">
            <text:p>5.092344E-05</text:p>
          </table:table-cell>
          <table:table-cell office:value-type="float" office:value="0.0001694801" calcext:value-type="float">
            <text:p>0.0001694801</text:p>
          </table:table-cell>
          <table:table-cell office:value-type="float" office:value="0.0001468723" calcext:value-type="float">
            <text:p>0.0001468723</text:p>
          </table:table-cell>
          <table:table-cell office:value-type="float" office:value="0.00001436027" calcext:value-type="float">
            <text:p>1.436027E-05</text:p>
          </table:table-cell>
          <table:table-cell office:value-type="float" office:value="0.0002059647" calcext:value-type="float">
            <text:p>0.0002059647</text:p>
          </table:table-cell>
          <table:table-cell office:value-type="float" office:value="0.00003343251" calcext:value-type="float">
            <text:p>3.343251E-05</text:p>
          </table:table-cell>
          <table:table-cell office:value-type="float" office:value="0.00007047184" calcext:value-type="float">
            <text:p>7.047184E-05</text:p>
          </table:table-cell>
          <table:table-cell office:value-type="float" office:value="0.0000432133" calcext:value-type="float">
            <text:p>4.32133E-05</text:p>
          </table:table-cell>
          <table:table-cell office:value-type="float" office:value="0.0000615608" calcext:value-type="float">
            <text:p>6.15608E-05</text:p>
          </table:table-cell>
          <table:table-cell office:value-type="float" office:value="0.00004112645" calcext:value-type="float">
            <text:p>4.112645E-05</text:p>
          </table:table-cell>
          <table:table-cell office:value-type="float" office:value="0.00001292886" calcext:value-type="float">
            <text:p>1.292886E-05</text:p>
          </table:table-cell>
          <table:table-cell office:value-type="float" office:value="0.00001548815" calcext:value-type="float">
            <text:p>1.548815E-05</text:p>
          </table:table-cell>
          <table:table-cell office:value-type="float" office:value="0.00007239714" calcext:value-type="float">
            <text:p>7.239714E-05</text:p>
          </table:table-cell>
          <table:table-cell office:value-type="float" office:value="0.00001043808" calcext:value-type="float">
            <text:p>1.043808E-05</text:p>
          </table:table-cell>
          <table:table-cell office:value-type="float" office:value="0.00007774265" calcext:value-type="float">
            <text:p>7.774265E-05</text:p>
          </table:table-cell>
          <table:table-cell office:value-type="float" office:value="0.00001231749" calcext:value-type="float">
            <text:p>1.231749E-05</text:p>
          </table:table-cell>
          <table:table-cell office:value-type="float" office:value="0.00004862622" calcext:value-type="float">
            <text:p>4.862622E-05</text:p>
          </table:table-cell>
          <table:table-cell office:value-type="float" office:value="0.000003208345" calcext:value-type="float">
            <text:p>3.208345E-06</text:p>
          </table:table-cell>
          <table:table-cell office:value-type="float" office:value="0.00009896054" calcext:value-type="float">
            <text:p>9.896054E-05</text:p>
          </table:table-cell>
          <table:table-cell office:value-type="float" office:value="0.0000009971236" calcext:value-type="float">
            <text:p>9.971236E-07</text:p>
          </table:table-cell>
          <table:table-cell office:value-type="float" office:value="0.00008076493" calcext:value-type="float">
            <text:p>8.0764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8102" calcext:value-type="float">
            <text:p>0.01138102</text:p>
          </table:table-cell>
        </table:table-row>
        <table:table-row table:style-name="ro1">
          <table:table-cell office:value-type="float" office:value="0.8697928" calcext:value-type="float">
            <text:p>0.8697928</text:p>
          </table:table-cell>
          <table:table-cell office:value-type="float" office:value="0.06792975" calcext:value-type="float">
            <text:p>0.06792975</text:p>
          </table:table-cell>
          <table:table-cell office:value-type="float" office:value="0.8697928" calcext:value-type="float">
            <text:p>0.8697928</text:p>
          </table:table-cell>
          <table:table-cell office:value-type="float" office:value="0.00001529835" calcext:value-type="float">
            <text:p>1.529835E-05</text:p>
          </table:table-cell>
          <table:table-cell office:value-type="float" office:value="0.00003095016" calcext:value-type="float">
            <text:p>3.095016E-05</text:p>
          </table:table-cell>
          <table:table-cell office:value-type="float" office:value="0.00008403999" calcext:value-type="float">
            <text:p>0.00008404</text:p>
          </table:table-cell>
          <table:table-cell office:value-type="float" office:value="0.0001696447" calcext:value-type="float">
            <text:p>0.0001696447</text:p>
          </table:table-cell>
          <table:table-cell office:value-type="float" office:value="0.00009555278" calcext:value-type="float">
            <text:p>9.555278E-05</text:p>
          </table:table-cell>
          <table:table-cell office:value-type="float" office:value="0.00001020698" calcext:value-type="float">
            <text:p>0.000010207</text:p>
          </table:table-cell>
          <table:table-cell office:value-type="float" office:value="0.0001671883" calcext:value-type="float">
            <text:p>0.0001671883</text:p>
          </table:table-cell>
          <table:table-cell office:value-type="float" office:value="0.0002731816" calcext:value-type="float">
            <text:p>0.0002731816</text:p>
          </table:table-cell>
          <table:table-cell office:value-type="float" office:value="0.000199788" calcext:value-type="float">
            <text:p>0.000199788</text:p>
          </table:table-cell>
          <table:table-cell office:value-type="float" office:value="0.0003729747" calcext:value-type="float">
            <text:p>0.0003729747</text:p>
          </table:table-cell>
          <table:table-cell office:value-type="float" office:value="0.000006268347" calcext:value-type="float">
            <text:p>6.268347E-06</text:p>
          </table:table-cell>
          <table:table-cell office:value-type="float" office:value="0.000003560766" calcext:value-type="float">
            <text:p>3.560766E-06</text:p>
          </table:table-cell>
          <table:table-cell office:value-type="float" office:value="0.00008100908" calcext:value-type="float">
            <text:p>8.100908E-05</text:p>
          </table:table-cell>
          <table:table-cell office:value-type="float" office:value="0.0000537875" calcext:value-type="float">
            <text:p>5.37875E-05</text:p>
          </table:table-cell>
          <table:table-cell office:value-type="float" office:value="0.000008274218" calcext:value-type="float">
            <text:p>8.274218E-06</text:p>
          </table:table-cell>
          <table:table-cell office:value-type="float" office:value="0.000007362843" calcext:value-type="float">
            <text:p>7.362843E-06</text:p>
          </table:table-cell>
          <table:table-cell office:value-type="float" office:value="0.0006884565" calcext:value-type="float">
            <text:p>0.0006884565</text:p>
          </table:table-cell>
          <table:table-cell office:value-type="float" office:value="0.00003762163" calcext:value-type="float">
            <text:p>3.762163E-05</text:p>
          </table:table-cell>
          <table:table-cell office:value-type="float" office:value="0.0000193211" calcext:value-type="float">
            <text:p>1.93211E-05</text:p>
          </table:table-cell>
          <table:table-cell office:value-type="float" office:value="0.00002588774" calcext:value-type="float">
            <text:p>2.588774E-05</text:p>
          </table:table-cell>
          <table:table-cell office:value-type="float" office:value="0.00008473598" calcext:value-type="float">
            <text:p>0.000084736</text:p>
          </table:table-cell>
          <table:table-cell office:value-type="float" office:value="0.00003319557" calcext:value-type="float">
            <text:p>3.319557E-05</text:p>
          </table:table-cell>
          <table:table-cell office:value-type="float" office:value="0.000006869471" calcext:value-type="float">
            <text:p>6.869471E-06</text:p>
          </table:table-cell>
          <table:table-cell office:value-type="float" office:value="0.00002047181" calcext:value-type="float">
            <text:p>2.047181E-05</text:p>
          </table:table-cell>
          <table:table-cell office:value-type="float" office:value="0.0001211462" calcext:value-type="float">
            <text:p>0.0001211462</text:p>
          </table:table-cell>
          <table:table-cell office:value-type="float" office:value="0.000008322564" calcext:value-type="float">
            <text:p>8.322564E-06</text:p>
          </table:table-cell>
          <table:table-cell office:value-type="float" office:value="0.0006032761" calcext:value-type="float">
            <text:p>0.0006032761</text:p>
          </table:table-cell>
          <table:table-cell office:value-type="float" office:value="0.00001457346" calcext:value-type="float">
            <text:p>1.457346E-05</text:p>
          </table:table-cell>
          <table:table-cell office:value-type="float" office:value="0.0001167251" calcext:value-type="float">
            <text:p>0.000116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6821" calcext:value-type="float">
            <text:p>0.01116821</text:p>
          </table:table-cell>
        </table:table-row>
        <table:table-row table:style-name="ro1">
          <table:table-cell office:value-type="float" office:value="0.9783583" calcext:value-type="float">
            <text:p>0.9783583</text:p>
          </table:table-cell>
          <table:table-cell office:value-type="float" office:value="0.01173341" calcext:value-type="float">
            <text:p>0.01173341</text:p>
          </table:table-cell>
          <table:table-cell office:value-type="float" office:value="0.9783583" calcext:value-type="float">
            <text:p>0.9783583</text:p>
          </table:table-cell>
          <table:table-cell office:value-type="float" office:value="0.00002319346" calcext:value-type="float">
            <text:p>2.319346E-05</text:p>
          </table:table-cell>
          <table:table-cell office:value-type="float" office:value="0.00001957344" calcext:value-type="float">
            <text:p>1.957344E-05</text:p>
          </table:table-cell>
          <table:table-cell office:value-type="float" office:value="0.00007521899" calcext:value-type="float">
            <text:p>0.000075219</text:p>
          </table:table-cell>
          <table:table-cell office:value-type="float" office:value="0.0002860308" calcext:value-type="float">
            <text:p>0.0002860308</text:p>
          </table:table-cell>
          <table:table-cell office:value-type="float" office:value="0.00008570177" calcext:value-type="float">
            <text:p>8.570177E-05</text:p>
          </table:table-cell>
          <table:table-cell office:value-type="float" office:value="0.0000006090221" calcext:value-type="float">
            <text:p>0.000000609</text:p>
          </table:table-cell>
          <table:table-cell office:value-type="float" office:value="0.0003774025" calcext:value-type="float">
            <text:p>0.0003774025</text:p>
          </table:table-cell>
          <table:table-cell office:value-type="float" office:value="0.0002707483" calcext:value-type="float">
            <text:p>0.0002707483</text:p>
          </table:table-cell>
          <table:table-cell office:value-type="float" office:value="0.00009569641" calcext:value-type="float">
            <text:p>9.569641E-05</text:p>
          </table:table-cell>
          <table:table-cell office:value-type="float" office:value="0.00003431834" calcext:value-type="float">
            <text:p>3.431834E-05</text:p>
          </table:table-cell>
          <table:table-cell office:value-type="float" office:value="0.0003513843" calcext:value-type="float">
            <text:p>0.0003513843</text:p>
          </table:table-cell>
          <table:table-cell office:value-type="float" office:value="0.00009682345" calcext:value-type="float">
            <text:p>9.682345E-05</text:p>
          </table:table-cell>
          <table:table-cell office:value-type="float" office:value="0.0006397192" calcext:value-type="float">
            <text:p>0.0006397192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298671" calcext:value-type="float">
            <text:p>2.98671E-05</text:p>
          </table:table-cell>
          <table:table-cell office:value-type="float" office:value="0.00001606342" calcext:value-type="float">
            <text:p>1.606342E-05</text:p>
          </table:table-cell>
          <table:table-cell office:value-type="float" office:value="0.0004942407" calcext:value-type="float">
            <text:p>0.0004942407</text:p>
          </table:table-cell>
          <table:table-cell office:value-type="float" office:value="0.00007449748" calcext:value-type="float">
            <text:p>7.449748E-05</text:p>
          </table:table-cell>
          <table:table-cell office:value-type="float" office:value="0.0001044013" calcext:value-type="float">
            <text:p>0.0001044013</text:p>
          </table:table-cell>
          <table:table-cell office:value-type="float" office:value="0.0000807514" calcext:value-type="float">
            <text:p>8.07514E-05</text:p>
          </table:table-cell>
          <table:table-cell office:value-type="float" office:value="0.00002118357" calcext:value-type="float">
            <text:p>2.118357E-05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06456736" calcext:value-type="float">
            <text:p>6.456736E-06</text:p>
          </table:table-cell>
          <table:table-cell office:value-type="float" office:value="0.0001428975" calcext:value-type="float">
            <text:p>0.0001428975</text:p>
          </table:table-cell>
          <table:table-cell office:value-type="float" office:value="0.0001060056" calcext:value-type="float">
            <text:p>0.0001060056</text:p>
          </table:table-cell>
          <table:table-cell office:value-type="float" office:value="0.00005454484" calcext:value-type="float">
            <text:p>5.454484E-05</text:p>
          </table:table-cell>
          <table:table-cell office:value-type="float" office:value="0.001084013" calcext:value-type="float">
            <text:p>0.001084013</text:p>
          </table:table-cell>
          <table:table-cell office:value-type="float" office:value="0.000008785298" calcext:value-type="float">
            <text:p>8.785298E-06</text:p>
          </table:table-cell>
          <table:table-cell office:value-type="float" office:value="0.0008126956" calcext:value-type="float">
            <text:p>0.0008126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3648" calcext:value-type="float">
            <text:p>0.01093648</text:p>
          </table:table-cell>
        </table:table-row>
        <table:table-row table:style-name="ro1">
          <table:table-cell office:value-type="float" office:value="0.2540718" calcext:value-type="float">
            <text:p>0.2540718</text:p>
          </table:table-cell>
          <table:table-cell office:value-type="float" office:value="0.4969029" calcext:value-type="float">
            <text:p>0.4969029</text:p>
          </table:table-cell>
          <table:table-cell office:value-type="float" office:value="0.2540718" calcext:value-type="float">
            <text:p>0.2540718</text:p>
          </table:table-cell>
          <table:table-cell office:value-type="float" office:value="0.00001098882" calcext:value-type="float">
            <text:p>1.098882E-05</text:p>
          </table:table-cell>
          <table:table-cell office:value-type="float" office:value="0.000001047664" calcext:value-type="float">
            <text:p>1.047664E-06</text:p>
          </table:table-cell>
          <table:table-cell office:value-type="float" office:value="0.00007598283" calcext:value-type="float">
            <text:p>7.598283E-05</text:p>
          </table:table-cell>
          <table:table-cell office:value-type="float" office:value="0.0005127016" calcext:value-type="float">
            <text:p>0.0005127016</text:p>
          </table:table-cell>
          <table:table-cell office:value-type="float" office:value="0.00002828538" calcext:value-type="float">
            <text:p>2.828538E-05</text:p>
          </table:table-cell>
          <table:table-cell office:value-type="float" office:value="0.00001807904" calcext:value-type="float">
            <text:p>0.000018079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4303985" calcext:value-type="float">
            <text:p>0.0004303985</text:p>
          </table:table-cell>
          <table:table-cell office:value-type="float" office:value="0.00002886413" calcext:value-type="float">
            <text:p>2.886413E-05</text:p>
          </table:table-cell>
          <table:table-cell office:value-type="float" office:value="0.00008343895" calcext:value-type="float">
            <text:p>0.000083439</text:p>
          </table:table-cell>
          <table:table-cell office:value-type="float" office:value="0.0002473507" calcext:value-type="float">
            <text:p>0.0002473507</text:p>
          </table:table-cell>
          <table:table-cell office:value-type="float" office:value="0.0000364748" calcext:value-type="float">
            <text:p>3.64748E-05</text:p>
          </table:table-cell>
          <table:table-cell office:value-type="float" office:value="0.00007265465" calcext:value-type="float">
            <text:p>7.265465E-05</text:p>
          </table:table-cell>
          <table:table-cell office:value-type="float" office:value="0.000004832143" calcext:value-type="float">
            <text:p>4.832143E-06</text:p>
          </table:table-cell>
          <table:table-cell office:value-type="float" office:value="0.0000008824107" calcext:value-type="float">
            <text:p>8.824107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1331359" calcext:value-type="float">
            <text:p>0.001331359</text:p>
          </table:table-cell>
          <table:table-cell office:value-type="float" office:value="0.000003035903" calcext:value-type="float">
            <text:p>3.035903E-06</text:p>
          </table:table-cell>
          <table:table-cell office:value-type="float" office:value="0.0000156463" calcext:value-type="float">
            <text:p>1.56463E-05</text:p>
          </table:table-cell>
          <table:table-cell office:value-type="float" office:value="0.0000597114" calcext:value-type="float">
            <text:p>5.97114E-05</text:p>
          </table:table-cell>
          <table:table-cell office:value-type="float" office:value="0.00001044597" calcext:value-type="float">
            <text:p>0.000010446</text:p>
          </table:table-cell>
          <table:table-cell office:value-type="float" office:value="0.00001752763" calcext:value-type="float">
            <text:p>1.752763E-05</text:p>
          </table:table-cell>
          <table:table-cell office:value-type="float" office:value="0.000023004" calcext:value-type="float">
            <text:p>0.000023004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06602736" calcext:value-type="float">
            <text:p>6.602736E-05</text:p>
          </table:table-cell>
          <table:table-cell office:value-type="float" office:value="0.00006681446" calcext:value-type="float">
            <text:p>6.681446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4262888" calcext:value-type="float">
            <text:p>4.262888E-06</text:p>
          </table:table-cell>
          <table:table-cell office:value-type="float" office:value="0.000242321" calcext:value-type="float">
            <text:p>0.00024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8861" calcext:value-type="float">
            <text:p>0.01088861</text:p>
          </table:table-cell>
        </table:table-row>
        <table:table-row table:style-name="ro1">
          <table:table-cell office:value-type="float" office:value="0.002873334" calcext:value-type="float">
            <text:p>0.002873334</text:p>
          </table:table-cell>
          <table:table-cell office:value-type="float" office:value="0.9469942" calcext:value-type="float">
            <text:p>0.9469942</text:p>
          </table:table-cell>
          <table:table-cell office:value-type="float" office:value="0.002873334" calcext:value-type="float">
            <text:p>0.002873334</text:p>
          </table:table-cell>
          <table:table-cell office:value-type="float" office:value="0.000007816116" calcext:value-type="float">
            <text:p>7.816116E-06</text:p>
          </table:table-cell>
          <table:table-cell office:value-type="float" office:value="0.000003188424" calcext:value-type="float">
            <text:p>3.188424E-06</text:p>
          </table:table-cell>
          <table:table-cell office:value-type="float" office:value="0.0002670504" calcext:value-type="float">
            <text:p>0.0002670504</text:p>
          </table:table-cell>
          <table:table-cell office:value-type="float" office:value="0.0001791876" calcext:value-type="float">
            <text:p>0.0001791876</text:p>
          </table:table-cell>
          <table:table-cell office:value-type="float" office:value="0.00001792678" calcext:value-type="float">
            <text:p>1.792678E-05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6714189" calcext:value-type="float">
            <text:p>6.714189E-05</text:p>
          </table:table-cell>
          <table:table-cell office:value-type="float" office:value="0.00006272799" calcext:value-type="float">
            <text:p>0.000062728</text:p>
          </table:table-cell>
          <table:table-cell office:value-type="float" office:value="0.00009728149" calcext:value-type="float">
            <text:p>9.728149E-05</text:p>
          </table:table-cell>
          <table:table-cell office:value-type="float" office:value="0.0001697863" calcext:value-type="float">
            <text:p>0.0001697863</text:p>
          </table:table-cell>
          <table:table-cell office:value-type="float" office:value="0.000001520543" calcext:value-type="float">
            <text:p>1.520543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03032283" calcext:value-type="float">
            <text:p>3.032283E-05</text:p>
          </table:table-cell>
          <table:table-cell office:value-type="float" office:value="0.000002328476" calcext:value-type="float">
            <text:p>2.328476E-06</text:p>
          </table:table-cell>
          <table:table-cell office:value-type="float" office:value="0.00001155636" calcext:value-type="float">
            <text:p>1.155636E-05</text:p>
          </table:table-cell>
          <table:table-cell office:value-type="float" office:value="0.0002762134" calcext:value-type="float">
            <text:p>0.0002762134</text:p>
          </table:table-cell>
          <table:table-cell office:value-type="float" office:value="0.00002555814" calcext:value-type="float">
            <text:p>2.555814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3116242" calcext:value-type="float">
            <text:p>3.116242E-05</text:p>
          </table:table-cell>
          <table:table-cell office:value-type="float" office:value="0.00001405228" calcext:value-type="float">
            <text:p>1.405228E-05</text:p>
          </table:table-cell>
          <table:table-cell office:value-type="float" office:value="0.000004803349" calcext:value-type="float">
            <text:p>4.803349E-06</text:p>
          </table:table-cell>
          <table:table-cell office:value-type="float" office:value="0.000009031303" calcext:value-type="float">
            <text:p>9.031303E-06</text:p>
          </table:table-cell>
          <table:table-cell office:value-type="float" office:value="0.00002990036" calcext:value-type="float">
            <text:p>2.990036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1063434" calcext:value-type="float">
            <text:p>1.063434E-05</text:p>
          </table:table-cell>
          <table:table-cell office:value-type="float" office:value="0.0002956962" calcext:value-type="float">
            <text:p>0.0002956962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591027" calcext:value-type="float">
            <text:p>8.5910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664" calcext:value-type="float">
            <text:p>0.0108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5T13:11:30.940198902</dc:date>
    <meta:editing-duration>PT9M24S</meta:editing-duration>
    <meta:editing-cycles>1</meta:editing-cycles>
    <meta:document-statistic meta:table-count="1" meta:cell-count="35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scatter" chart:style-name="ch1">
        <chart:legend chart:legend-position="end" svg:x="13.718cm" svg:y="4.203cm" style:legend-expansion="high" chart:style-name="ch2"/>
        <chart:plot-area chart:style-name="ch3" table:cell-range-address="best_pop.A3:best_pop.B102" svg:x="0.644cm" svg:y="0.285cm" svg:width="13.082cm" svg:height="8.644cm">
          <chartooo:coordinate-region svg:x="1.371cm" svg:y="0.485cm" svg:width="12.11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6858308">
                <text:p>0.00006858308</text:p>
                <draw:g>
                  <svg:desc>best_pop.A3:best_pop.A102</svg:desc>
                </draw:g>
              </table:table-cell>
              <table:table-cell office:value-type="float" office:value="0.9923095">
                <text:p>0.9923095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8655">
                <text:p>0.9998655</text:p>
              </table:table-cell>
              <table:table-cell office:value-type="float" office:value="0.0002812342">
                <text:p>0.0002812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27361">
                <text:p>0.1627361</text:p>
              </table:table-cell>
              <table:table-cell office:value-type="float" office:value="0.5988245">
                <text:p>0.5988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41945">
                <text:p>0.04041945</text:p>
              </table:table-cell>
              <table:table-cell office:value-type="float" office:value="0.7992898">
                <text:p>0.799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00524">
                <text:p>0.7100524</text:p>
              </table:table-cell>
              <table:table-cell office:value-type="float" office:value="0.1578752">
                <text:p>0.157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27494">
                <text:p>0.9127494</text:p>
              </table:table-cell>
              <table:table-cell office:value-type="float" office:value="0.0449681">
                <text:p>0.0449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9263">
                <text:p>0.1069263</text:p>
              </table:table-cell>
              <table:table-cell office:value-type="float" office:value="0.6733887">
                <text:p>0.6733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7949">
                <text:p>0.1997949</text:p>
              </table:table-cell>
              <table:table-cell office:value-type="float" office:value="0.5560473">
                <text:p>0.5560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79528">
                <text:p>0.02979528</text:p>
              </table:table-cell>
              <table:table-cell office:value-type="float" office:value="0.8279037">
                <text:p>0.8279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2104">
                <text:p>0.5702104</text:p>
              </table:table-cell>
              <table:table-cell office:value-type="float" office:value="0.2456169">
                <text:p>0.2456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86347">
                <text:p>0.3586347</text:p>
              </table:table-cell>
              <table:table-cell office:value-type="float" office:value="0.4016944">
                <text:p>0.4016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6512">
                <text:p>0.8216512</text:p>
              </table:table-cell>
              <table:table-cell office:value-type="float" office:value="0.09418941">
                <text:p>0.09418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88971">
                <text:p>0.8888971</text:p>
              </table:table-cell>
              <table:table-cell office:value-type="float" office:value="0.05808613">
                <text:p>0.05808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5051">
                <text:p>0.00145051</text:p>
              </table:table-cell>
              <table:table-cell office:value-type="float" office:value="0.9625048">
                <text:p>0.96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4026">
                <text:p>0.3044026</text:p>
              </table:table-cell>
              <table:table-cell office:value-type="float" office:value="0.4494162">
                <text:p>0.4494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9878">
                <text:p>0.4759878</text:p>
              </table:table-cell>
              <table:table-cell office:value-type="float" office:value="0.3207699">
                <text:p>0.320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11718">
                <text:p>0.04711718</text:p>
              </table:table-cell>
              <table:table-cell office:value-type="float" office:value="0.7831987">
                <text:p>0.7831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13005">
                <text:p>0.005813005</text:p>
              </table:table-cell>
              <table:table-cell office:value-type="float" office:value="0.92589">
                <text:p>0.92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32195">
                <text:p>0.4332195</text:p>
              </table:table-cell>
              <table:table-cell office:value-type="float" office:value="0.3427393">
                <text:p>0.3427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42678">
                <text:p>0.7342678</text:p>
              </table:table-cell>
              <table:table-cell office:value-type="float" office:value="0.1437053">
                <text:p>0.143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2077">
                <text:p>0.2852077</text:p>
              </table:table-cell>
              <table:table-cell office:value-type="float" office:value="0.4662771">
                <text:p>0.4662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6997">
                <text:p>0.546997</text:p>
              </table:table-cell>
              <table:table-cell office:value-type="float" office:value="0.2608859">
                <text:p>0.2608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3274">
                <text:p>0.2363274</text:p>
              </table:table-cell>
              <table:table-cell office:value-type="float" office:value="0.5141499">
                <text:p>0.5141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36161">
                <text:p>0.5936161</text:p>
              </table:table-cell>
              <table:table-cell office:value-type="float" office:value="0.2306051">
                <text:p>0.2306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6776">
                <text:p>0.4506776</text:p>
              </table:table-cell>
              <table:table-cell office:value-type="float" office:value="0.3297136">
                <text:p>0.3297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5141">
                <text:p>0.2185141</text:p>
              </table:table-cell>
              <table:table-cell office:value-type="float" office:value="0.5337856">
                <text:p>0.5337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9986">
                <text:p>0.5189986</text:p>
              </table:table-cell>
              <table:table-cell office:value-type="float" office:value="0.2805936">
                <text:p>0.2805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01288">
                <text:p>0.1801288</text:p>
              </table:table-cell>
              <table:table-cell office:value-type="float" office:value="0.5761294">
                <text:p>0.5761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82216">
                <text:p>0.5082216</text:p>
              </table:table-cell>
              <table:table-cell office:value-type="float" office:value="0.2882438">
                <text:p>0.2882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8448">
                <text:p>0.4188448</text:p>
              </table:table-cell>
              <table:table-cell office:value-type="float" office:value="0.3533741">
                <text:p>0.3533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33037">
                <text:p>0.1233037</text:p>
              </table:table-cell>
              <table:table-cell office:value-type="float" office:value="0.6529181">
                <text:p>0.6529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29027">
                <text:p>0.5329027</text:p>
              </table:table-cell>
              <table:table-cell office:value-type="float" office:value="0.2702682">
                <text:p>0.2702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7813">
                <text:p>0.207813</text:p>
              </table:table-cell>
              <table:table-cell office:value-type="float" office:value="0.5453059">
                <text:p>0.5453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54294">
                <text:p>0.6054294</text:p>
              </table:table-cell>
              <table:table-cell office:value-type="float" office:value="0.2227902">
                <text:p>0.2227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8311">
                <text:p>0.618311</text:p>
              </table:table-cell>
              <table:table-cell office:value-type="float" office:value="0.2144647">
                <text:p>0.2144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98145">
                <text:p>0.7498145</text:p>
              </table:table-cell>
              <table:table-cell office:value-type="float" office:value="0.1344497">
                <text:p>0.134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6718">
                <text:p>0.1396718</text:p>
              </table:table-cell>
              <table:table-cell office:value-type="float" office:value="0.6267028">
                <text:p>0.6267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17163">
                <text:p>0.8517163</text:p>
              </table:table-cell>
              <table:table-cell office:value-type="float" office:value="0.07730924">
                <text:p>0.07730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12035">
                <text:p>0.1812035</text:p>
              </table:table-cell>
              <table:table-cell office:value-type="float" office:value="0.5747254">
                <text:p>0.5747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9176">
                <text:p>0.269176</text:p>
              </table:table-cell>
              <table:table-cell office:value-type="float" office:value="0.4815026">
                <text:p>0.4815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5971">
                <text:p>0.5785971</text:p>
              </table:table-cell>
              <table:table-cell office:value-type="float" office:value="0.2398608">
                <text:p>0.2398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04685">
                <text:p>0.1304685</text:p>
              </table:table-cell>
              <table:table-cell office:value-type="float" office:value="0.6400945">
                <text:p>0.6400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69781">
                <text:p>0.3869781</text:p>
              </table:table-cell>
              <table:table-cell office:value-type="float" office:value="0.3783371">
                <text:p>0.37833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85769">
                <text:p>0.2285769</text:p>
              </table:table-cell>
              <table:table-cell office:value-type="float" office:value="0.5230619">
                <text:p>0.5230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66985">
                <text:p>0.6966985</text:p>
              </table:table-cell>
              <table:table-cell office:value-type="float" office:value="0.1658375">
                <text:p>0.1658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8509">
                <text:p>0.0998509</text:p>
              </table:table-cell>
              <table:table-cell office:value-type="float" office:value="0.6857701">
                <text:p>0.6857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04899">
                <text:p>0.6304899</text:p>
              </table:table-cell>
              <table:table-cell office:value-type="float" office:value="0.2071464">
                <text:p>0.2071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8642">
                <text:p>0.7698642</text:p>
              </table:table-cell>
              <table:table-cell office:value-type="float" office:value="0.132041">
                <text:p>0.132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4507">
                <text:p>0.3974507</text:p>
              </table:table-cell>
              <table:table-cell office:value-type="float" office:value="0.3701405">
                <text:p>0.3701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12008">
                <text:p>0.6512008</text:p>
              </table:table-cell>
              <table:table-cell office:value-type="float" office:value="0.1937009">
                <text:p>0.1937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27827">
                <text:p>0.0627827</text:p>
              </table:table-cell>
              <table:table-cell office:value-type="float" office:value="0.7502083">
                <text:p>0.7502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10428">
                <text:p>0.2510428</text:p>
              </table:table-cell>
              <table:table-cell office:value-type="float" office:value="0.5012453">
                <text:p>0.5012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940051">
                <text:p>0.06940051</text:p>
              </table:table-cell>
              <table:table-cell office:value-type="float" office:value="0.7376481">
                <text:p>0.7376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50398">
                <text:p>0.4950398</text:p>
              </table:table-cell>
              <table:table-cell office:value-type="float" office:value="0.2990703">
                <text:p>0.2990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06424">
                <text:p>0.6406424</text:p>
              </table:table-cell>
              <table:table-cell office:value-type="float" office:value="0.2004618">
                <text:p>0.2004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0807">
                <text:p>0.150807</text:p>
              </table:table-cell>
              <table:table-cell office:value-type="float" office:value="0.6121408">
                <text:p>0.6121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71121">
                <text:p>0.9471121</text:p>
              </table:table-cell>
              <table:table-cell office:value-type="float" office:value="0.02828154">
                <text:p>0.02828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29937">
                <text:p>0.8029937</text:p>
              </table:table-cell>
              <table:table-cell office:value-type="float" office:value="0.1042986">
                <text:p>0.1042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6423">
                <text:p>0.376423</text:p>
              </table:table-cell>
              <table:table-cell office:value-type="float" office:value="0.3870873">
                <text:p>0.3870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473232">
                <text:p>0.05473232</text:p>
              </table:table-cell>
              <table:table-cell office:value-type="float" office:value="0.7663605">
                <text:p>0.7663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09891">
                <text:p>0.2809891</text:p>
              </table:table-cell>
              <table:table-cell office:value-type="float" office:value="0.4706213">
                <text:p>0.4706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26162">
                <text:p>0.3326162</text:p>
              </table:table-cell>
              <table:table-cell office:value-type="float" office:value="0.4244983">
                <text:p>0.4244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2491">
                <text:p>0.662491</text:p>
              </table:table-cell>
              <table:table-cell office:value-type="float" office:value="0.1866487">
                <text:p>0.1866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08882">
                <text:p>0.009508882</text:p>
              </table:table-cell>
              <table:table-cell office:value-type="float" office:value="0.9029606">
                <text:p>0.9029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11642">
                <text:p>0.2611642</text:p>
              </table:table-cell>
              <table:table-cell office:value-type="float" office:value="0.4896845">
                <text:p>0.4896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2372">
                <text:p>0.4462372</text:p>
              </table:table-cell>
              <table:table-cell office:value-type="float" office:value="0.3346737">
                <text:p>0.3346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78882">
                <text:p>0.4778882</text:p>
              </table:table-cell>
              <table:table-cell office:value-type="float" office:value="0.3092121">
                <text:p>0.3092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66521">
                <text:p>0.07466521</text:p>
              </table:table-cell>
              <table:table-cell office:value-type="float" office:value="0.7274657">
                <text:p>0.7274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52791">
                <text:p>0.8352791</text:p>
              </table:table-cell>
              <table:table-cell office:value-type="float" office:value="0.08738266">
                <text:p>0.08738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988778">
                <text:p>0.07988778</text:p>
              </table:table-cell>
              <table:table-cell office:value-type="float" office:value="0.7181031">
                <text:p>0.7181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12993">
                <text:p>0.8812993</text:p>
              </table:table-cell>
              <table:table-cell office:value-type="float" office:value="0.06197483">
                <text:p>0.06197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68396">
                <text:p>0.6868396</text:p>
              </table:table-cell>
              <table:table-cell office:value-type="float" office:value="0.171659">
                <text:p>0.171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2367">
                <text:p>0.3482367</text:p>
              </table:table-cell>
              <table:table-cell office:value-type="float" office:value="0.4102917">
                <text:p>0.4102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67616">
                <text:p>0.8667616</text:p>
              </table:table-cell>
              <table:table-cell office:value-type="float" office:value="0.06970842">
                <text:p>0.06970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82071">
                <text:p>0.4882071</text:p>
              </table:table-cell>
              <table:table-cell office:value-type="float" office:value="0.3026922">
                <text:p>0.30269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16192">
                <text:p>0.9416192</text:p>
              </table:table-cell>
              <table:table-cell office:value-type="float" office:value="0.03069047">
                <text:p>0.03069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67253">
                <text:p>0.01267253</text:p>
              </table:table-cell>
              <table:table-cell office:value-type="float" office:value="0.8882155">
                <text:p>0.8882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90776">
                <text:p>0.6790776</text:p>
              </table:table-cell>
              <table:table-cell office:value-type="float" office:value="0.1767294">
                <text:p>0.1767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06424">
                <text:p>0.8406424</text:p>
              </table:table-cell>
              <table:table-cell office:value-type="float" office:value="0.08353994">
                <text:p>0.08353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05692">
                <text:p>0.6705692</text:p>
              </table:table-cell>
              <table:table-cell office:value-type="float" office:value="0.1821081">
                <text:p>0.1821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05405">
                <text:p>0.3105405</text:p>
              </table:table-cell>
              <table:table-cell office:value-type="float" office:value="0.4437108">
                <text:p>0.4437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3297">
                <text:p>0.1473297</text:p>
              </table:table-cell>
              <table:table-cell office:value-type="float" office:value="0.6167534">
                <text:p>0.616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40914">
                <text:p>0.7740914</text:p>
              </table:table-cell>
              <table:table-cell office:value-type="float" office:value="0.1228443">
                <text:p>0.1228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29336">
                <text:p>0.9629336</text:p>
              </table:table-cell>
              <table:table-cell office:value-type="float" office:value="0.01916302">
                <text:p>0.01916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32631">
                <text:p>0.02632631</text:p>
              </table:table-cell>
              <table:table-cell office:value-type="float" office:value="0.838804">
                <text:p>0.838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84529">
                <text:p>0.7384529</text:p>
              </table:table-cell>
              <table:table-cell office:value-type="float" office:value="0.1409496">
                <text:p>0.1409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04084">
                <text:p>0.7804084</text:p>
              </table:table-cell>
              <table:table-cell office:value-type="float" office:value="0.1170483">
                <text:p>0.1170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543487">
                <text:p>0.08543487</text:p>
              </table:table-cell>
              <table:table-cell office:value-type="float" office:value="0.7088908">
                <text:p>0.7088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723339">
                <text:p>0.05723339</text:p>
              </table:table-cell>
              <table:table-cell office:value-type="float" office:value="0.7610643">
                <text:p>0.76106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78924">
                <text:p>0.3178924</text:p>
              </table:table-cell>
              <table:table-cell office:value-type="float" office:value="0.4367066">
                <text:p>0.4367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425606">
                <text:p>0.003425606</text:p>
              </table:table-cell>
              <table:table-cell office:value-type="float" office:value="0.9429049">
                <text:p>0.9429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301901">
                <text:p>0.09301901</text:p>
              </table:table-cell>
              <table:table-cell office:value-type="float" office:value="0.6963983">
                <text:p>0.6963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56991">
                <text:p>0.9256991</text:p>
              </table:table-cell>
              <table:table-cell office:value-type="float" office:value="0.03845655">
                <text:p>0.03845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90344">
                <text:p>0.9290344</text:p>
              </table:table-cell>
              <table:table-cell office:value-type="float" office:value="0.03728664">
                <text:p>0.03728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36437">
                <text:p>0.5436437</text:p>
              </table:table-cell>
              <table:table-cell office:value-type="float" office:value="0.2636496">
                <text:p>0.2636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04631">
                <text:p>0.8004631</text:p>
              </table:table-cell>
              <table:table-cell office:value-type="float" office:value="0.1057346">
                <text:p>0.1057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97928">
                <text:p>0.8697928</text:p>
              </table:table-cell>
              <table:table-cell office:value-type="float" office:value="0.06792975">
                <text:p>0.06792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83583">
                <text:p>0.9783583</text:p>
              </table:table-cell>
              <table:table-cell office:value-type="float" office:value="0.01173341">
                <text:p>0.01173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40718">
                <text:p>0.2540718</text:p>
              </table:table-cell>
              <table:table-cell office:value-type="float" office:value="0.4969029">
                <text:p>0.4969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873334">
                <text:p>0.002873334</text:p>
              </table:table-cell>
              <table:table-cell office:value-type="float" office:value="0.9469942">
                <text:p>0.9469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